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 Thin" svg:font-family="'Montserrat Thin'" style:font-pitch="variable"/>
  </office:font-face-decls>
  <office:automatic-styles>
    <style:style style:name="co1" style:family="table-column">
      <style:table-column-properties fo:break-before="auto" style:column-width="4.251cm"/>
    </style:style>
    <style:style style:name="co2" style:family="table-column">
      <style:table-column-properties fo:break-before="auto" style:column-width="3.316cm"/>
    </style:style>
    <style:style style:name="co3" style:family="table-column">
      <style:table-column-properties fo:break-before="auto" style:column-width="6.851cm"/>
    </style:style>
    <style:style style:name="co4" style:family="table-column">
      <style:table-column-properties fo:break-before="auto" style:column-width="6.301cm"/>
    </style:style>
    <style:style style:name="co5" style:family="table-column">
      <style:table-column-properties fo:break-before="auto" style:column-width="6.809cm"/>
    </style:style>
    <style:style style:name="co6" style:family="table-column">
      <style:table-column-properties fo:break-before="auto" style:column-width="5.791cm"/>
    </style:style>
    <style:style style:name="co7" style:family="table-column">
      <style:table-column-properties fo:break-before="auto" style:column-width="5.74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" style:family="table-cell" style:parent-style-name="Default">
      <style:table-cell-properties fo:padding="0.071cm"/>
      <style:text-properties style:font-name="Montserrat Thin"/>
    </style:style>
    <style:style style:name="ce3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Montserrat Thin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Montserrat Thin"/>
    </style:style>
    <style:style style:name="ce5" style:family="table-cell" style:parent-style-name="Default" style:data-style-name="N0">
      <style:table-cell-properties fo:background-color="#ffdbb6"/>
      <style:text-properties style:font-name="Montserrat Thin"/>
    </style:style>
    <style:style style:name="ce12" style:family="table-cell" style:parent-style-name="Default">
      <style:text-properties style:font-name="Montserrat Thin"/>
    </style:style>
    <style:style style:name="ce29" style:family="table-cell" style:parent-style-name="Default" style:data-style-name="N0">
      <style:table-cell-properties fo:padding="0.071cm"/>
      <style:text-properties style:font-name="Montserrat Thin"/>
    </style:style>
    <style:style style:name="ce8" style:family="table-cell" style:parent-style-name="Default">
      <style:table-cell-properties style:glyph-orientation-vertical="0" fo:background-color="#ff66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Montserrat Thin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dbb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font-name="Montserrat Thin"/>
    </style:style>
    <style:style style:name="ce18" style:family="table-cell" style:parent-style-name="Default">
      <style:table-cell-properties fo:background-color="#ffdbb6" style:diagonal-bl-tr="none" style:diagonal-tl-br="none" style:text-align-source="fix" style:repeat-content="false" fo:border="none" fo:padding="0.071cm" style:rotation-align="none"/>
      <style:paragraph-properties fo:text-align="end" fo:margin-left="0cm"/>
      <style:text-properties style:font-name="Montserrat Thin"/>
    </style:style>
    <style:style style:name="ce20" style:family="table-cell" style:parent-style-name="Default">
      <style:table-cell-properties fo:background-color="#ffdbb6"/>
    </style:style>
    <style:style style:name="ce22" style:family="table-cell" style:parent-style-name="Default">
      <style:table-cell-properties fo:background-color="#ffdbb6" fo:padding="0.071cm"/>
      <style:text-properties style:font-name="Montserrat Thin"/>
    </style:style>
    <style:style style:name="ce33" style:family="table-cell" style:parent-style-name="Default">
      <style:table-cell-properties fo:border-bottom="2.24pt solid #ff5429" fo:background-color="#ff3838" style:text-align-source="fix" style:repeat-content="false" fo:border-left="2.24pt solid #ff5429" fo:padding="0.071cm" fo:border-right="none" fo:border-top="2.24pt solid #ff5429"/>
      <style:paragraph-properties fo:text-align="center" fo:margin-left="0cm"/>
      <style:text-properties fo:color="#ffffff" style:font-name="Montserrat Thin" fo:font-weight="bold" style:font-weight-asian="bold" style:font-weight-complex="bold"/>
    </style:style>
    <style:style style:name="ce35" style:family="table-cell" style:parent-style-name="Default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font-name="Montserrat Thin"/>
    </style:style>
    <style:style style:name="ce36" style:family="table-cell" style:parent-style-name="Default">
      <style:table-cell-properties style:glyph-orientation-vertical="0" fo:background-color="#ff00ff" style:text-align-source="fix" style:repeat-content="false" fo:wrap-option="no-wrap" fo:border="2.24pt solid #ff00ff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ontserrat Thin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2.24pt solid #000000" fo:padding="0.071cm" fo:border-right="2.24pt solid #000000" style:rotation-align="none" fo:border-top="2.24pt solid #000000"/>
      <style:text-properties fo:color="#000000" style:text-outline="false" style:text-line-through-style="none" style:text-line-through-type="none" style:font-name="Montserrat Thin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2.24pt solid #000000" fo:padding="0.071cm" fo:border-right="2.24pt solid #000000" style:rotation-align="none" fo:border-top="none"/>
      <style:text-properties fo:color="#000000" style:text-outline="false" style:text-line-through-style="none" style:text-line-through-type="none" style:font-name="Montserrat Thin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order-bottom="2.24pt solid #000000" fo:background-color="#ffffff" style:cell-protect="protected formula-hidden" style:print-content="true" style:diagonal-bl-tr="none" style:diagonal-tl-br="none" fo:border-left="2.24pt solid #000000" fo:padding="0.071cm" fo:border-right="2.24pt solid #000000" style:rotation-align="none" fo:border-top="none"/>
      <style:text-properties fo:color="#000000" style:text-outline="false" style:text-line-through-style="none" style:text-line-through-type="none" style:font-name="Montserrat Thin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order-bottom="2.24pt solid #ff5429" fo:background-color="#ff3838" style:text-align-source="fix" style:repeat-content="false" fo:border-left="none" fo:padding="0.071cm" fo:border-right="none" fo:border-top="2.24pt solid #ff5429"/>
      <style:paragraph-properties fo:text-align="center" fo:margin-left="0cm"/>
      <style:text-properties fo:color="#ffffff" style:font-name="Montserrat Thin" fo:font-weight="bold" style:font-weight-asian="bold" style:font-weight-complex="bold"/>
    </style:style>
    <style:style style:name="ce48" style:family="table-cell" style:parent-style-name="Default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font-name="Montserrat Thin"/>
    </style:style>
    <style:style style:name="ce49" style:family="table-cell" style:parent-style-name="Default">
      <style:table-cell-properties style:glyph-orientation-vertical="0" fo:background-color="#333399" style:text-align-source="fix" style:repeat-content="false" fo:wrap-option="no-wrap" fo:border="2.24pt solid #33339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ontserrat Thin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 style:data-style-name="N36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font-name="Montserrat Thin"/>
    </style:style>
    <style:style style:name="ce55" style:family="table-cell" style:parent-style-name="Default">
      <style:table-cell-properties style:glyph-orientation-vertical="0" fo:background-color="#00ccff" style:text-align-source="fix" style:repeat-content="false" fo:wrap-option="no-wrap" fo:border="2.24pt solid #00ccff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ontserrat Thin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fo:border-bottom="2.24pt solid #ff5429" fo:background-color="#ff3838" style:text-align-source="fix" style:repeat-content="false" fo:border-left="none" fo:padding="0.071cm" fo:border-right="2.24pt solid #ff5429" fo:border-top="2.24pt solid #ff5429"/>
      <style:paragraph-properties fo:text-align="center" fo:margin-left="0cm"/>
      <style:text-properties fo:color="#ffffff" style:font-name="Montserrat Thin" fo:font-weight="bold" style:font-weight-asian="bold" style:font-weight-complex="bold"/>
    </style:style>
    <style:style style:name="ce58" style:family="table-cell" style:parent-style-name="Default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font-name="Montserrat Thin"/>
    </style:style>
    <style:style style:name="ce59" style:family="table-cell" style:parent-style-name="Default">
      <style:table-cell-properties style:glyph-orientation-vertical="0" fo:background-color="#0066cc" style:text-align-source="fix" style:repeat-content="false" fo:wrap-option="no-wrap" fo:border="2.24pt solid #0066c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ontserrat Thin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order-bottom="none" style:cell-protect="protected formula-hidden" style:print-content="true" style:diagonal-bl-tr="none" style:diagonal-tl-br="none" fo:border-left="1.76pt solid #000000" fo:padding="0.071cm" fo:border-right="1.76pt solid #000000" style:rotation-align="none" fo:border-top="1.76pt solid #000000"/>
      <style:text-properties fo:color="#000000" style:text-outline="false" style:text-line-through-style="none" style:text-line-through-type="none" style:font-name="Montserrat Thin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order-bottom="1.76pt solid #000000" style:cell-protect="protected formula-hidden" style:print-content="true" style:diagonal-bl-tr="none" style:diagonal-tl-br="none" fo:border-left="1.76pt solid #000000" fo:padding="0.071cm" fo:border-right="1.76pt solid #000000" style:rotation-align="none" fo:border-top="none"/>
      <style:text-properties fo:color="#000000" style:text-outline="false" style:text-line-through-style="none" style:text-line-through-type="none" style:font-name="Montserrat Thin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style:cell-protect="protected formula-hidden" style:print-content="true" fo:padding="0.071cm"/>
      <style:text-properties style:font-name="Montserrat Thin"/>
    </style:style>
    <style:style style:name="ce64" style:family="table-cell" style:parent-style-name="Default">
      <style:table-cell-properties style:text-align-source="fix" style:repeat-content="false" fo:border="0.74pt solid #000000" fo:padding="0.071cm"/>
      <style:paragraph-properties fo:text-align="center" fo:margin-left="0cm"/>
      <style:text-properties style:font-name="Montserrat Thin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Montserrat Thin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none" fo:border-left="0.74pt solid #000000" fo:border-right="0.74pt solid #000000" fo:border-top="none"/>
      <style:text-properties style:font-name="Montserrat Thin"/>
    </style:style>
    <style:style style:name="ce67" style:family="table-cell" style:parent-style-name="Default">
      <style:table-cell-properties style:text-align-source="fix" style:repeat-content="false" fo:wrap-option="wrap" fo:border="0.74pt solid #000000" fo:padding="0.071cm" style:vertical-align="middle"/>
      <style:paragraph-properties fo:text-align="start" fo:margin-left="0cm"/>
      <style:text-properties style:font-name="Montserrat Thin" fo:font-weight="bold" style:font-weight-asian="bold" style:font-weight-complex="bold"/>
    </style:style>
    <style:style style:name="ce72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style:font-name="Montserrat Thin"/>
    </style:style>
    <style:style style:name="ce73" style:family="table-cell" style:parent-style-name="Default">
      <style:table-cell-properties fo:border="none" fo:padding="0.071cm"/>
      <style:text-properties style:font-name="Montserrat Thin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Pseudo-Fin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2" table:number-columns-repeated="2"/>
          <table:table-cell table:style-name="ce33" office:value-type="string" calcext:value-type="string">
            <text:p>Prénom (si composé mettre "-")</text:p>
          </table:table-cell>
          <table:table-cell table:style-name="ce47" office:value-type="string" calcext:value-type="string">
            <text:p>Nom</text:p>
          </table:table-cell>
          <table:table-cell table:style-name="ce47" office:value-type="string" calcext:value-type="string">
            <text:p>Date de Naissance (jj/mm/aaaa)</text:p>
          </table:table-cell>
          <table:table-cell table:style-name="ce56" office:value-type="string" calcext:value-type="string">
            <text:p>Pseudo</text:p>
          </table:table-cell>
          <table:table-cell table:style-name="ce2" office:value-type="string" calcext:value-type="string">
            <text:p><text:s/></text:p>
          </table:table-cell>
          <table:table-cell table:style-name="ce1" table:number-columns-repeated="2"/>
        </table:table-row>
        <table:table-row table:style-name="ro1">
          <table:table-cell table:style-name="ce2" table:number-columns-repeated="2"/>
          <table:table-cell table:style-name="ce35" office:value-type="string" calcext:value-type="string">
            <text:p>Pierre-Paul</text:p>
          </table:table-cell>
          <table:table-cell table:style-name="ce48" office:value-type="string" calcext:value-type="string">
            <text:p>Jacques</text:p>
          </table:table-cell>
          <table:table-cell table:style-name="ce54" office:value-type="date" office:date-value="1994-12-01" calcext:value-type="date">
            <text:p>01/12/1994</text:p>
          </table:table-cell>
          <table:table-cell table:style-name="ce58" office:value-type="string" calcext:value-type="string">
            <text:p>Pierrot du 311</text:p>
          </table:table-cell>
          <table:table-cell table:style-name="ce64" office:value-type="string" calcext:value-type="string">
            <text:p><text:s/>← champs à remplir</text:p>
          </table:table-cell>
          <table:table-cell table:style-name="ce1" table:number-columns-repeated="2"/>
        </table:table-row>
        <table:table-row table:style-name="ro1">
          <table:table-cell table:style-name="ce2" table:number-columns-repeated="6"/>
          <table:table-cell table:style-name="ce2" office:value-type="string" calcext:value-type="string">
            <text:p><text:s/>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Pseudos possibles</text:p>
          </table:table-cell>
          <table:table-cell table:style-name="ce8" office:value-type="string" calcext:value-type="string">
            <text:p>Date découpée</text:p>
          </table:table-cell>
          <table:table-cell table:style-name="ce36" office:value-type="string" calcext:value-type="string">
            <text:p>INSTAGRAM</text:p>
          </table:table-cell>
          <table:table-cell table:style-name="ce49" office:value-type="string" calcext:value-type="string">
            <text:p>FACEBOOK</text:p>
          </table:table-cell>
          <table:table-cell table:style-name="ce55" office:value-type="string" calcext:value-type="string">
            <text:p>TWITTER</text:p>
          </table:table-cell>
          <table:table-cell table:style-name="ce59" office:value-type="string" calcext:value-type="string">
            <text:p>LINKEDIN</text:p>
          </table:table-cell>
          <table:table-cell table:style-name="ce12"/>
          <table:table-cell table:style-name="ce1" table:number-columns-repeated="2"/>
        </table:table-row>
        <table:table-row table:style-name="ro1">
          <table:table-cell table:style-name="ce4" table:formula="of:=LEFT([.$C$2];1)" office:value-type="string" office:string-value="P" calcext:value-type="string">
            <text:p>P</text:p>
          </table:table-cell>
          <table:table-cell table:style-name="ce10" table:formula="of:=DAY([.$E$2])" office:value-type="float" office:value="1" calcext:value-type="float">
            <text:p>1</text:p>
          </table:table-cell>
          <table:table-cell table:style-name="ce37" table:formula="of:=CONCATENATE(&quot;https://www.instagram.com/&quot;;[.$A15];&quot;/&quot;)" office:value-type="string" office:string-value="https://www.instagram.com/P.P.J./" calcext:value-type="string">
            <text:p>https://www.instagram.com/P.P.J./</text:p>
          </table:table-cell>
          <table:table-cell table:style-name="ce37" table:formula="of:=CONCATENATE(&quot;https://www.facebook.com/&quot;;[.$A15];&quot;/&quot;)" office:value-type="string" office:string-value="https://www.facebook.com/P.P.J./" calcext:value-type="string">
            <text:p>https://www.facebook.com/P.P.J./</text:p>
          </table:table-cell>
          <table:table-cell table:style-name="ce37" table:formula="of:=CONCATENATE(&quot;https://twitter.com/&quot;;[.$A15];&quot;/&quot;)" office:value-type="string" office:string-value="https://twitter.com/P.P.J./" calcext:value-type="string">
            <text:p>https://twitter.com/P.P.J./</text:p>
          </table:table-cell>
          <table:table-cell table:style-name="ce60" table:formula="of:=CONCATENATE(&quot;https://fr.linkedin.com/in/&quot;;[.$A$12])" office:value-type="string" office:string-value="https://fr.linkedin.com/in/Pierre-Paul-Jacques" calcext:value-type="string">
            <text:p>https://fr.linkedin.com/in/Pierre-Paul-Jacques</text:p>
          </table:table-cell>
          <table:table-cell table:style-name="ce65" office:value-type="string" calcext:value-type="string" table:number-columns-spanned="1" table:number-rows-spanned="9">
            <text:p>← sélectionner une colonne d’URL puis la coller dans un site ou une extension type « open multiple URL » (il est conseillé de faire colonne par colonne). Attention à bien regarder jusqu’en bas si vous avez entré un pseudo</text:p>
          </table:table-cell>
          <table:table-cell table:style-name="ce1" table:number-columns-repeated="2"/>
        </table:table-row>
        <table:table-row table:style-name="ro1">
          <table:table-cell table:style-name="ce4" table:formula="of:=IF([.$A$8]=&quot;&quot;;[.$C$2];&quot;&quot;)">
            <text:p/>
          </table:table-cell>
          <table:table-cell table:style-name="ce10" table:formula="of:=MONTH([.$E$2])" office:value-type="float" office:value="12" calcext:value-type="float">
            <text:p>12</text:p>
          </table:table-cell>
          <table:table-cell table:style-name="ce38" table:formula="of:=CONCATENATE(&quot;https://www.instagram.com/&quot;;[.$A16];&quot;/&quot;)" office:value-type="string" office:string-value="https://www.instagram.com/P.P.J/" calcext:value-type="string">
            <text:p>https://www.instagram.com/P.P.J/</text:p>
          </table:table-cell>
          <table:table-cell table:style-name="ce38" table:formula="of:=CONCATENATE(&quot;https://www.facebook.com/&quot;;[.$A16];&quot;/&quot;)" office:value-type="string" office:string-value="https://www.facebook.com/P.P.J/" calcext:value-type="string">
            <text:p>https://www.facebook.com/P.P.J/</text:p>
          </table:table-cell>
          <table:table-cell table:style-name="ce38" table:formula="of:=CONCATENATE(&quot;https://twitter.com/&quot;;[.$A16];&quot;/&quot;)" office:value-type="string" office:string-value="https://twitter.com/P.P.J/" calcext:value-type="string">
            <text:p>https://twitter.com/P.P.J/</text:p>
          </table:table-cell>
          <table:table-cell table:style-name="ce63" table:formula="of:=CONCATENATE(&quot;https://www.google.fr/search?q=&quot;;&quot;inurl%3Alinkedin.com%2Fin%2F&quot;;[.$A$12])" office:value-type="string" office:string-value="https://www.google.fr/search?q=inurl%3Alinkedin.com%2Fin%2FPierre-Paul-Jacques" calcext:value-type="string">
            <text:p>https://www.google.fr/search?q=inurl%3Alinkedin.com%2Fin%2FPierre-Paul-Jacques</text:p>
          </table:table-cell>
          <table:covered-table-cell table:style-name="ce66"/>
          <table:table-cell table:style-name="ce1" table:number-columns-repeated="2"/>
        </table:table-row>
        <table:table-row table:style-name="ro1">
          <table:table-cell table:style-name="ce4" table:formula="of:=IFERROR(LEFT([.$C$2];FIND(&quot;-&quot;;[.$C$2];1)-1);&quot;&quot;)" office:value-type="string" office:string-value="Pierre" calcext:value-type="string">
            <text:p>Pierre</text:p>
          </table:table-cell>
          <table:table-cell table:style-name="ce10" table:formula="of:=YEAR([.$E$2])" office:value-type="float" office:value="1994" calcext:value-type="float">
            <text:p>1994</text:p>
          </table:table-cell>
          <table:table-cell table:style-name="ce38" table:formula="of:=CONCATENATE(&quot;https://www.instagram.com/&quot;;[.$A17];&quot;/&quot;)" office:value-type="string" office:string-value="https://www.instagram.com/P_P_J/" calcext:value-type="string">
            <text:p>https://www.instagram.com/P_P_J/</text:p>
          </table:table-cell>
          <table:table-cell table:style-name="ce38" table:formula="of:=CONCATENATE(&quot;https://www.facebook.com/&quot;;[.$A17];&quot;/&quot;)" office:value-type="string" office:string-value="https://www.facebook.com/P_P_J/" calcext:value-type="string">
            <text:p>https://www.facebook.com/P_P_J/</text:p>
          </table:table-cell>
          <table:table-cell table:style-name="ce38" table:formula="of:=CONCATENATE(&quot;https://twitter.com/&quot;;[.$A17];&quot;/&quot;)" office:value-type="string" office:string-value="https://twitter.com/P_P_J/" calcext:value-type="string">
            <text:p>https://twitter.com/P_P_J/</text:p>
          </table:table-cell>
          <table:table-cell table:style-name="ce45" office:value-type="string" calcext:value-type="string">
            <text:p><text:s/></text:p>
          </table:table-cell>
          <table:covered-table-cell table:style-name="ce67"/>
          <table:table-cell table:style-name="ce1" table:number-columns-repeated="2"/>
        </table:table-row>
        <table:table-row table:style-name="ro1">
          <table:table-cell table:style-name="ce4" table:formula="of:=IFERROR(LEFT(RIGHT([.$C$2];LEN([.$C$2])-FIND(&quot;-&quot;;[.$C$2])));&quot;&quot;)" office:value-type="string" office:string-value="P" calcext:value-type="string">
            <text:p>P</text:p>
          </table:table-cell>
          <table:table-cell table:style-name="ce10" table:formula="of:=IF(LEN([.$B$5])=1;CONCATENATE(&quot;0&quot;;[.$B$5]);[.$B$5])" office:value-type="string" office:string-value="01" calcext:value-type="string">
            <text:p>01</text:p>
          </table:table-cell>
          <table:table-cell table:style-name="ce38" table:formula="of:=CONCATENATE(&quot;https://www.instagram.com/&quot;;[.$A18];&quot;/&quot;)" office:value-type="string" office:string-value="https://www.instagram.com/P-P-J/" calcext:value-type="string">
            <text:p>https://www.instagram.com/P-P-J/</text:p>
          </table:table-cell>
          <table:table-cell table:style-name="ce38" table:formula="of:=CONCATENATE(&quot;https://www.facebook.com/&quot;;[.$A18];&quot;/&quot;)" office:value-type="string" office:string-value="https://www.facebook.com/P-P-J/" calcext:value-type="string">
            <text:p>https://www.facebook.com/P-P-J/</text:p>
          </table:table-cell>
          <table:table-cell table:style-name="ce38" table:formula="of:=CONCATENATE(&quot;https://twitter.com/&quot;;[.$A18];&quot;/&quot;)" office:value-type="string" office:string-value="https://twitter.com/P-P-J/" calcext:value-type="string">
            <text:p>https://twitter.com/P-P-J/</text:p>
          </table:table-cell>
          <table:table-cell table:style-name="ce45" office:value-type="string" calcext:value-type="string">
            <text:p><text:s/></text:p>
          </table:table-cell>
          <table:covered-table-cell table:style-name="ce72"/>
          <table:table-cell table:style-name="ce1" table:number-columns-repeated="2"/>
        </table:table-row>
        <table:table-row table:style-name="ro1">
          <table:table-cell table:style-name="ce4" table:formula="of:=IFERROR(RIGHT([.$C$2];LEN([.$C$2])-FIND(&quot;-&quot;;[.$C$2]));&quot;&quot;)" office:value-type="string" office:string-value="Paul" calcext:value-type="string">
            <text:p>Paul</text:p>
          </table:table-cell>
          <table:table-cell table:style-name="ce10" table:formula="of:=IF(LEN([.$B$6])=1;CONCATENATE(&quot;0&quot;;[.$B$6]);[.$B$6])" office:value-type="float" office:value="12" calcext:value-type="float">
            <text:p>12</text:p>
          </table:table-cell>
          <table:table-cell table:style-name="ce38" table:formula="of:=CONCATENATE(&quot;https://www.instagram.com/&quot;;[.$A19];&quot;/&quot;)" office:value-type="string" office:string-value="https://www.instagram.com/PPJ/" calcext:value-type="string">
            <text:p>https://www.instagram.com/PPJ/</text:p>
          </table:table-cell>
          <table:table-cell table:style-name="ce38" table:formula="of:=CONCATENATE(&quot;https://www.facebook.com/&quot;;[.$A19];&quot;/&quot;)" office:value-type="string" office:string-value="https://www.facebook.com/PPJ/" calcext:value-type="string">
            <text:p>https://www.facebook.com/PPJ/</text:p>
          </table:table-cell>
          <table:table-cell table:style-name="ce38" table:formula="of:=CONCATENATE(&quot;https://twitter.com/&quot;;[.$A19];&quot;/&quot;)" office:value-type="string" office:string-value="https://twitter.com/PPJ/" calcext:value-type="string">
            <text:p>https://twitter.com/PPJ/</text:p>
          </table:table-cell>
          <table:table-cell table:style-name="ce45" office:value-type="string" calcext:value-type="string">
            <text:p><text:s/></text:p>
          </table:table-cell>
          <table:covered-table-cell table:style-name="ce73"/>
          <table:table-cell table:style-name="ce1" table:number-columns-repeated="2"/>
        </table:table-row>
        <table:table-row table:style-name="ro1">
          <table:table-cell table:style-name="ce4" table:formula="of:=LEFT([.$D$2];1)" office:value-type="string" office:string-value="J" calcext:value-type="string">
            <text:p>J</text:p>
          </table:table-cell>
          <table:table-cell table:style-name="ce10" table:formula="of:=RIGHT([.$B$7];2)" office:value-type="string" office:string-value="94" calcext:value-type="string">
            <text:p>94</text:p>
          </table:table-cell>
          <table:table-cell table:style-name="ce38" table:formula="of:=CONCATENATE(&quot;https://www.instagram.com/&quot;;[.$A20];&quot;/&quot;)" office:value-type="string" office:string-value="https://www.instagram.com/P.P.Jacques/" calcext:value-type="string">
            <text:p>https://www.instagram.com/P.P.Jacques/</text:p>
          </table:table-cell>
          <table:table-cell table:style-name="ce38" table:formula="of:=CONCATENATE(&quot;https://www.facebook.com/&quot;;[.$A20];&quot;/&quot;)" office:value-type="string" office:string-value="https://www.facebook.com/P.P.Jacques/" calcext:value-type="string">
            <text:p>https://www.facebook.com/P.P.Jacques/</text:p>
          </table:table-cell>
          <table:table-cell table:style-name="ce38" table:formula="of:=CONCATENATE(&quot;https://twitter.com/&quot;;[.$A20];&quot;/&quot;)" office:value-type="string" office:string-value="https://twitter.com/P.P.Jacques/" calcext:value-type="string">
            <text:p>https://twitter.com/P.P.Jacques/</text:p>
          </table:table-cell>
          <table:table-cell table:style-name="ce45" office:value-type="string" calcext:value-type="string">
            <text:p><text:s/></text:p>
          </table:table-cell>
          <table:covered-table-cell table:style-name="ce73"/>
          <table:table-cell table:style-name="ce1" table:number-columns-repeated="2"/>
        </table:table-row>
        <table:table-row table:style-name="ro1">
          <table:table-cell table:style-name="ce4" table:formula="of:=[.$D$2]" office:value-type="string" office:string-value="Jacques" calcext:value-type="string">
            <text:p>Jacques</text:p>
          </table:table-cell>
          <table:table-cell table:style-name="ce18" table:formula="of:=RIGHT([.$B$7];1)" office:value-type="string" office:string-value="4" calcext:value-type="string">
            <text:p>4</text:p>
          </table:table-cell>
          <table:table-cell table:style-name="ce38" table:formula="of:=CONCATENATE(&quot;https://www.instagram.com/&quot;;[.$A21];&quot;/&quot;)" office:value-type="string" office:string-value="https://www.instagram.com/P_P_Jacques/" calcext:value-type="string">
            <text:p>https://www.instagram.com/P_P_Jacques/</text:p>
          </table:table-cell>
          <table:table-cell table:style-name="ce38" table:formula="of:=CONCATENATE(&quot;https://www.facebook.com/&quot;;[.$A21];&quot;/&quot;)" office:value-type="string" office:string-value="https://www.facebook.com/P_P_Jacques/" calcext:value-type="string">
            <text:p>https://www.facebook.com/P_P_Jacques/</text:p>
          </table:table-cell>
          <table:table-cell table:style-name="ce38" table:formula="of:=CONCATENATE(&quot;https://twitter.com/&quot;;[.$A21];&quot;/&quot;)" office:value-type="string" office:string-value="https://twitter.com/P_P_Jacques/" calcext:value-type="string">
            <text:p>https://twitter.com/P_P_Jacques/</text:p>
          </table:table-cell>
          <table:table-cell table:style-name="ce45" office:value-type="string" calcext:value-type="string">
            <text:p><text:s/></text:p>
          </table:table-cell>
          <table:covered-table-cell table:style-name="ce73"/>
          <table:table-cell table:style-name="ce1" table:number-columns-repeated="2"/>
        </table:table-row>
        <table:table-row table:style-name="ro1">
          <table:table-cell table:style-name="ce4" table:formula="of:=CONCATENATE(;[.$C$2];&quot;-&quot;;[.$D$2])" office:value-type="string" office:string-value="Pierre-Paul-Jacques" calcext:value-type="string">
            <text:p>Pierre-Paul-Jacques</text:p>
          </table:table-cell>
          <table:table-cell table:style-name="ce20"/>
          <table:table-cell table:style-name="ce38" table:formula="of:=CONCATENATE(&quot;https://www.instagram.com/&quot;;[.$A22];&quot;/&quot;)" office:value-type="string" office:string-value="https://www.instagram.com/P-P-Jacques/" calcext:value-type="string">
            <text:p>https://www.instagram.com/P-P-Jacques/</text:p>
          </table:table-cell>
          <table:table-cell table:style-name="ce38" table:formula="of:=CONCATENATE(&quot;https://www.facebook.com/&quot;;[.$A22];&quot;/&quot;)" office:value-type="string" office:string-value="https://www.facebook.com/P-P-Jacques/" calcext:value-type="string">
            <text:p>https://www.facebook.com/P-P-Jacques/</text:p>
          </table:table-cell>
          <table:table-cell table:style-name="ce38" table:formula="of:=CONCATENATE(&quot;https://twitter.com/&quot;;[.$A22];&quot;/&quot;)" office:value-type="string" office:string-value="https://twitter.com/P-P-Jacques/" calcext:value-type="string">
            <text:p>https://twitter.com/P-P-Jacques/</text:p>
          </table:table-cell>
          <table:table-cell table:style-name="ce45" office:value-type="string" calcext:value-type="string">
            <text:p><text:s/></text:p>
          </table:table-cell>
          <table:covered-table-cell table:style-name="ce12"/>
          <table:table-cell table:style-name="ce1" table:number-columns-repeated="2"/>
        </table:table-row>
        <table:table-row table:style-name="ro1">
          <table:table-cell table:style-name="ce5" table:formula="of:=SUBSTITUTE(SUBSTITUTE(SUBSTITUTE(SUBSTITUTE(SUBSTITUTE([.$C$2];&quot;a&quot;;&quot;&quot;);&quot;e&quot;;&quot;&quot;);&quot;i&quot;;&quot;&quot;);&quot;o&quot;;&quot;&quot;);&quot;u&quot;;&quot;&quot;)" office:value-type="string" office:string-value="Prr-Pl" calcext:value-type="string">
            <text:p>Prr-Pl</text:p>
          </table:table-cell>
          <table:table-cell table:style-name="ce20"/>
          <table:table-cell table:style-name="ce38" table:formula="of:=CONCATENATE(&quot;https://www.instagram.com/&quot;;[.$A23];&quot;/&quot;)" office:value-type="string" office:string-value="https://www.instagram.com/PPJacques/" calcext:value-type="string">
            <text:p>https://www.instagram.com/PPJacques/</text:p>
          </table:table-cell>
          <table:table-cell table:style-name="ce38" table:formula="of:=CONCATENATE(&quot;https://www.facebook.com/&quot;;[.$A23];&quot;/&quot;)" office:value-type="string" office:string-value="https://www.facebook.com/PPJacques/" calcext:value-type="string">
            <text:p>https://www.facebook.com/PPJacques/</text:p>
          </table:table-cell>
          <table:table-cell table:style-name="ce38" table:formula="of:=CONCATENATE(&quot;https://twitter.com/&quot;;[.$A23];&quot;/&quot;)" office:value-type="string" office:string-value="https://twitter.com/PPJacques/" calcext:value-type="string">
            <text:p>https://twitter.com/PPJacques/</text:p>
          </table:table-cell>
          <table:table-cell table:style-name="ce45" office:value-type="string" calcext:value-type="string">
            <text:p><text:s/></text:p>
          </table:table-cell>
          <table:covered-table-cell table:style-name="ce12"/>
          <table:table-cell table:style-name="ce1" table:number-columns-repeated="2"/>
        </table:table-row>
        <table:table-row table:style-name="ro1">
          <table:table-cell table:style-name="ce5" table:formula="of:=SUBSTITUTE(SUBSTITUTE(SUBSTITUTE(SUBSTITUTE(SUBSTITUTE([.$D$2];&quot;a&quot;;&quot;&quot;);&quot;e&quot;;&quot;&quot;);&quot;i&quot;;&quot;&quot;);&quot;o&quot;;&quot;&quot;);&quot;u&quot;;&quot;&quot;)" office:value-type="string" office:string-value="Jcqs" calcext:value-type="string">
            <text:p>Jcqs</text:p>
          </table:table-cell>
          <table:table-cell table:style-name="ce22"/>
          <table:table-cell table:style-name="ce38" table:formula="of:=CONCATENATE(&quot;https://www.instagram.com/&quot;;[.$A24];&quot;/&quot;)" office:value-type="string" office:string-value="https://www.instagram.com/Pierre_Paul_J/" calcext:value-type="string">
            <text:p>https://www.instagram.com/Pierre_Paul_J/</text:p>
          </table:table-cell>
          <table:table-cell table:style-name="ce38" table:formula="of:=CONCATENATE(&quot;https://www.facebook.com/&quot;;[.$A24];&quot;/&quot;)" office:value-type="string" office:string-value="https://www.facebook.com/Pierre_Paul_J/" calcext:value-type="string">
            <text:p>https://www.facebook.com/Pierre_Paul_J/</text:p>
          </table:table-cell>
          <table:table-cell table:style-name="ce38" table:formula="of:=CONCATENATE(&quot;https://twitter.com/&quot;;[.$A24];&quot;/&quot;)" office:value-type="string" office:string-value="https://twitter.com/Pierre_Paul_J/" calcext:value-type="string">
            <text:p>https://twitter.com/Pierre_Paul_J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style-name="ce1" table:number-columns-repeated="2"/>
        </table:table-row>
        <table:table-row table:style-name="ro1">
          <table:table-cell table:style-name="ce2" table:formula="of:=CONCATENATE([.$A$5];&quot;.&quot;;IF([.$A$8]&lt;&gt;&quot;&quot;;[.$A$8];[.$A$10]);IF([.$A$8]=&quot;&quot;;&quot;&quot;;&quot;.&quot;);IF([.$A$8]=&quot;&quot;;&quot;&quot;;[.$A$10]);&quot;.&quot;)" office:value-type="string" office:string-value="P.P.J." calcext:value-type="string">
            <text:p>P.P.J.</text:p>
          </table:table-cell>
          <table:table-cell table:style-name="ce2"/>
          <table:table-cell table:style-name="ce38" table:formula="of:=CONCATENATE(&quot;https://www.instagram.com/&quot;;[.$A25];&quot;/&quot;)" office:value-type="string" office:string-value="https://www.instagram.com/Pierre-Paul-J/" calcext:value-type="string">
            <text:p>https://www.instagram.com/Pierre-Paul-J/</text:p>
          </table:table-cell>
          <table:table-cell table:style-name="ce38" table:formula="of:=CONCATENATE(&quot;https://www.facebook.com/&quot;;[.$A25];&quot;/&quot;)" office:value-type="string" office:string-value="https://www.facebook.com/Pierre-Paul-J/" calcext:value-type="string">
            <text:p>https://www.facebook.com/Pierre-Paul-J/</text:p>
          </table:table-cell>
          <table:table-cell table:style-name="ce38" table:formula="of:=CONCATENATE(&quot;https://twitter.com/&quot;;[.$A25];&quot;/&quot;)" office:value-type="string" office:string-value="https://twitter.com/Pierre-Paul-J/" calcext:value-type="string">
            <text:p>https://twitter.com/Pierre-Paul-J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style-name="ce1" table:number-columns-repeated="2"/>
        </table:table-row>
        <table:table-row table:style-name="ro1">
          <table:table-cell table:style-name="ce2" table:formula="of:=CONCATENATE([.$A$5];&quot;.&quot;;IF([.$A$8]&lt;&gt;&quot;&quot;;[.$A$8];[.$A$10]);IF([.$A$8]=&quot;&quot;;&quot;&quot;;&quot;.&quot;);IF([.$A$8]=&quot;&quot;;&quot;&quot;;[.$A$10]))" office:value-type="string" office:string-value="P.P.J" calcext:value-type="string">
            <text:p>P.P.J</text:p>
          </table:table-cell>
          <table:table-cell table:style-name="ce2"/>
          <table:table-cell table:style-name="ce38" table:formula="of:=CONCATENATE(&quot;https://www.instagram.com/&quot;;[.$A26];&quot;/&quot;)" office:value-type="string" office:string-value="https://www.instagram.com/Pierre-Paul.J/" calcext:value-type="string">
            <text:p>https://www.instagram.com/Pierre-Paul.J/</text:p>
          </table:table-cell>
          <table:table-cell table:style-name="ce38" table:formula="of:=CONCATENATE(&quot;https://www.facebook.com/&quot;;[.$A26];&quot;/&quot;)" office:value-type="string" office:string-value="https://www.facebook.com/Pierre-Paul.J/" calcext:value-type="string">
            <text:p>https://www.facebook.com/Pierre-Paul.J/</text:p>
          </table:table-cell>
          <table:table-cell table:style-name="ce38" table:formula="of:=CONCATENATE(&quot;https://twitter.com/&quot;;[.$A26];&quot;/&quot;)" office:value-type="string" office:string-value="https://twitter.com/Pierre-Paul.J/" calcext:value-type="string">
            <text:p>https://twitter.com/Pierre-Paul.J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style-name="ce1" table:number-columns-repeated="2"/>
        </table:table-row>
        <table:table-row table:style-name="ro1">
          <table:table-cell table:style-name="ce2" table:formula="of:=CONCATENATE([.$A$5];&quot;_&quot;;IF([.$A$8]&lt;&gt;&quot;&quot;;[.$A$8];[.$A$10]);IF([.$A$8]=&quot;&quot;;&quot;&quot;;&quot;_&quot;);IF([.$A$8]=&quot;&quot;;&quot;&quot;;[.$A$10]))" office:value-type="string" office:string-value="P_P_J" calcext:value-type="string">
            <text:p>P_P_J</text:p>
          </table:table-cell>
          <table:table-cell table:style-name="ce2"/>
          <table:table-cell table:style-name="ce39" table:formula="of:=CONCATENATE(&quot;https://www.instagram.com/&quot;;[.$A27];&quot;/&quot;)" office:value-type="string" office:string-value="https://www.instagram.com/Pierre_Paul.J/" calcext:value-type="string">
            <text:p>https://www.instagram.com/Pierre_Paul.J/</text:p>
          </table:table-cell>
          <table:table-cell table:style-name="ce39" table:formula="of:=CONCATENATE(&quot;https://www.facebook.com/&quot;;[.$A27];&quot;/&quot;)" office:value-type="string" office:string-value="https://www.facebook.com/Pierre_Paul.J/" calcext:value-type="string">
            <text:p>https://www.facebook.com/Pierre_Paul.J/</text:p>
          </table:table-cell>
          <table:table-cell table:style-name="ce39" table:formula="of:=CONCATENATE(&quot;https://twitter.com/&quot;;[.$A27];&quot;/&quot;)" office:value-type="string" office:string-value="https://twitter.com/Pierre_Paul.J/" calcext:value-type="string">
            <text:p>https://twitter.com/Pierre_Paul.J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style-name="ce1" table:number-columns-repeated="2"/>
        </table:table-row>
        <table:table-row table:style-name="ro1">
          <table:table-cell table:style-name="ce2" table:formula="of:=CONCATENATE([.$A$5];&quot;-&quot;;IF([.$A$8]&lt;&gt;&quot;&quot;;[.$A$8];[.$A$10]);IF([.$A$8]=&quot;&quot;;&quot;&quot;;&quot;-&quot;);IF([.$A$8]=&quot;&quot;;&quot;&quot;;[.$A$10]))" office:value-type="string" office:string-value="P-P-J" calcext:value-type="string">
            <text:p>P-P-J</text:p>
          </table:table-cell>
          <table:table-cell table:style-name="ce2"/>
          <table:table-cell table:style-name="ce37" table:formula="of:=CONCATENATE(&quot;https://www.instagram.com/&quot;;[.$A28];&quot;/&quot;)" office:value-type="string" office:string-value="https://www.instagram.com/P.P.J.94/" calcext:value-type="string">
            <text:p>https://www.instagram.com/P.P.J.94/</text:p>
          </table:table-cell>
          <table:table-cell table:style-name="ce37" table:formula="of:=CONCATENATE(&quot;https://www.facebook.com/&quot;;[.$A28];&quot;/&quot;)" office:value-type="string" office:string-value="https://www.facebook.com/P.P.J.94/" calcext:value-type="string">
            <text:p>https://www.facebook.com/P.P.J.94/</text:p>
          </table:table-cell>
          <table:table-cell table:style-name="ce37" table:formula="of:=CONCATENATE(&quot;https://twitter.com/&quot;;[.$A28];&quot;/&quot;)" office:value-type="string" office:string-value="https://twitter.com/P.P.J.94/" calcext:value-type="string">
            <text:p>https://twitter.com/P.P.J.94/</text:p>
          </table:table-cell>
          <table:table-cell table:style-name="ce45" office:value-type="string" calcext:value-type="string">
            <text:p><text:s/></text:p>
          </table:table-cell>
          <table:table-cell table:style-name="ce2"/>
          <table:table-cell table:style-name="ce1" table:number-columns-repeated="2"/>
        </table:table-row>
        <table:table-row table:style-name="ro1">
          <table:table-cell table:style-name="ce2" table:formula="of:=CONCATENATE([.$A$5];&quot;&quot;;IF([.$A$8]&lt;&gt;&quot;&quot;;[.$A$8];[.$A$10]);IF([.$A$8]=&quot;&quot;;&quot;&quot;;&quot;&quot;);IF([.$A$8]=&quot;&quot;;&quot;&quot;;[.$A$10]);)" office:value-type="string" office:string-value="PPJ" calcext:value-type="string">
            <text:p>PPJ</text:p>
          </table:table-cell>
          <table:table-cell table:style-name="ce2"/>
          <table:table-cell table:style-name="ce38" table:formula="of:=CONCATENATE(&quot;https://www.instagram.com/&quot;;[.$A29];&quot;/&quot;)" office:value-type="string" office:string-value="https://www.instagram.com/P.P.J_94/" calcext:value-type="string">
            <text:p>https://www.instagram.com/P.P.J_94/</text:p>
          </table:table-cell>
          <table:table-cell table:style-name="ce38" table:formula="of:=CONCATENATE(&quot;https://www.facebook.com/&quot;;[.$A29];&quot;/&quot;)" office:value-type="string" office:string-value="https://www.facebook.com/P.P.J_94/" calcext:value-type="string">
            <text:p>https://www.facebook.com/P.P.J_94/</text:p>
          </table:table-cell>
          <table:table-cell table:style-name="ce38" table:formula="of:=CONCATENATE(&quot;https://twitter.com/&quot;;[.$A29];&quot;/&quot;)" office:value-type="string" office:string-value="https://twitter.com/P.P.J_94/" calcext:value-type="string">
            <text:p>https://twitter.com/P.P.J_94/</text:p>
          </table:table-cell>
          <table:table-cell table:style-name="ce45" office:value-type="string" calcext:value-type="string">
            <text:p><text:s/></text:p>
          </table:table-cell>
          <table:table-cell table:style-name="ce2"/>
          <table:table-cell table:style-name="ce1" table:number-columns-repeated="2"/>
        </table:table-row>
        <table:table-row table:style-name="ro1">
          <table:table-cell table:style-name="ce2" table:formula="of:=CONCATENATE([.$A$5];&quot;.&quot;;IF([.$A$8]&lt;&gt;&quot;&quot;;[.$A$8];[.$A$10]);IF([.$A$8]=&quot;&quot;;&quot;&quot;;&quot;.&quot;);IF([.$A$8]=&quot;&quot;;&quot;&quot;;[.$A$11]))" office:value-type="string" office:string-value="P.P.Jacques" calcext:value-type="string">
            <text:p>P.P.Jacques</text:p>
          </table:table-cell>
          <table:table-cell table:style-name="ce2"/>
          <table:table-cell table:style-name="ce38" table:formula="of:=CONCATENATE(&quot;https://www.instagram.com/&quot;;[.$A30];&quot;/&quot;)" office:value-type="string" office:string-value="https://www.instagram.com/P.P.J-94/" calcext:value-type="string">
            <text:p>https://www.instagram.com/P.P.J-94/</text:p>
          </table:table-cell>
          <table:table-cell table:style-name="ce38" table:formula="of:=CONCATENATE(&quot;https://www.facebook.com/&quot;;[.$A30];&quot;/&quot;)" office:value-type="string" office:string-value="https://www.facebook.com/P.P.J-94/" calcext:value-type="string">
            <text:p>https://www.facebook.com/P.P.J-94/</text:p>
          </table:table-cell>
          <table:table-cell table:style-name="ce38" table:formula="of:=CONCATENATE(&quot;https://twitter.com/&quot;;[.$A30];&quot;/&quot;)" office:value-type="string" office:string-value="https://twitter.com/P.P.J-94/" calcext:value-type="string">
            <text:p>https://twitter.com/P.P.J-94/</text:p>
          </table:table-cell>
          <table:table-cell table:style-name="ce45" office:value-type="string" calcext:value-type="string">
            <text:p><text:s/></text:p>
          </table:table-cell>
          <table:table-cell table:style-name="ce2"/>
          <table:table-cell table:style-name="ce1" table:number-columns-repeated="2"/>
        </table:table-row>
        <table:table-row table:style-name="ro1">
          <table:table-cell table:style-name="ce2" table:formula="of:=CONCATENATE([.$A$5];&quot;_&quot;;IF([.$A$8]&lt;&gt;&quot;&quot;;[.$A$8];[.$A$10]);IF([.$A$8]=&quot;&quot;;&quot;&quot;;&quot;_&quot;);IF([.$A$8]=&quot;&quot;;&quot;&quot;;[.$A$11]))" office:value-type="string" office:string-value="P_P_Jacques" calcext:value-type="string">
            <text:p>P_P_Jacques</text:p>
          </table:table-cell>
          <table:table-cell table:style-name="ce2"/>
          <table:table-cell table:style-name="ce38" table:formula="of:=CONCATENATE(&quot;https://www.instagram.com/&quot;;[.$A31];&quot;/&quot;)" office:value-type="string" office:string-value="https://www.instagram.com/P.P.J_94/" calcext:value-type="string">
            <text:p>https://www.instagram.com/P.P.J_94/</text:p>
          </table:table-cell>
          <table:table-cell table:style-name="ce38" table:formula="of:=CONCATENATE(&quot;https://www.facebook.com/&quot;;[.$A31];&quot;/&quot;)" office:value-type="string" office:string-value="https://www.facebook.com/P.P.J_94/" calcext:value-type="string">
            <text:p>https://www.facebook.com/P.P.J_94/</text:p>
          </table:table-cell>
          <table:table-cell table:style-name="ce38" table:formula="of:=CONCATENATE(&quot;https://twitter.com/&quot;;[.$A31];&quot;/&quot;)" office:value-type="string" office:string-value="https://twitter.com/P.P.J_94/" calcext:value-type="string">
            <text:p>https://twitter.com/P.P.J_94/</text:p>
          </table:table-cell>
          <table:table-cell table:style-name="ce45" office:value-type="string" calcext:value-type="string">
            <text:p><text:s/></text:p>
          </table:table-cell>
          <table:table-cell table:style-name="ce2"/>
          <table:table-cell table:style-name="ce1" table:number-columns-repeated="2"/>
        </table:table-row>
        <table:table-row table:style-name="ro1">
          <table:table-cell table:style-name="ce2" table:formula="of:=CONCATENATE([.$A$5];&quot;-&quot;;IF([.$A$8]&lt;&gt;&quot;&quot;;[.$A$8];[.$A$10]);IF([.$A$8]=&quot;&quot;;&quot;&quot;;&quot;-&quot;);IF([.$A$8]=&quot;&quot;;&quot;&quot;;[.$A$11]))" office:value-type="string" office:string-value="P-P-Jacques" calcext:value-type="string">
            <text:p>P-P-Jacques</text:p>
          </table:table-cell>
          <table:table-cell table:style-name="ce2"/>
          <table:table-cell table:style-name="ce38" table:formula="of:=CONCATENATE(&quot;https://www.instagram.com/&quot;;[.$A32];&quot;/&quot;)" office:value-type="string" office:string-value="https://www.instagram.com/P_P_J.94/" calcext:value-type="string">
            <text:p>https://www.instagram.com/P_P_J.94/</text:p>
          </table:table-cell>
          <table:table-cell table:style-name="ce38" table:formula="of:=CONCATENATE(&quot;https://www.facebook.com/&quot;;[.$A32];&quot;/&quot;)" office:value-type="string" office:string-value="https://www.facebook.com/P_P_J.94/" calcext:value-type="string">
            <text:p>https://www.facebook.com/P_P_J.94/</text:p>
          </table:table-cell>
          <table:table-cell table:style-name="ce38" table:formula="of:=CONCATENATE(&quot;https://twitter.com/&quot;;[.$A32];&quot;/&quot;)" office:value-type="string" office:string-value="https://twitter.com/P_P_J.94/" calcext:value-type="string">
            <text:p>https://twitter.com/P_P_J.94/</text:p>
          </table:table-cell>
          <table:table-cell table:style-name="ce45" office:value-type="string" calcext:value-type="string">
            <text:p><text:s/></text:p>
          </table:table-cell>
          <table:table-cell table:style-name="ce2"/>
          <table:table-cell table:style-name="ce1" table:number-columns-repeated="2"/>
        </table:table-row>
        <table:table-row table:style-name="ro1">
          <table:table-cell table:style-name="ce2" table:formula="of:=CONCATENATE([.$A$5];&quot;&quot;;IF([.$A$8]&lt;&gt;&quot;&quot;;[.$A$8];[.$A$10]);IF([.$A$8]=&quot;&quot;;&quot;&quot;;&quot;&quot;);IF([.$A$8]=&quot;&quot;;&quot;&quot;;[.$A$11]);)" office:value-type="string" office:string-value="PPJacques" calcext:value-type="string">
            <text:p>PPJacques</text:p>
          </table:table-cell>
          <table:table-cell table:style-name="ce2"/>
          <table:table-cell table:style-name="ce38" table:formula="of:=CONCATENATE(&quot;https://www.instagram.com/&quot;;[.$A33];&quot;/&quot;)" office:value-type="string" office:string-value="https://www.instagram.com/P_P_J-94/" calcext:value-type="string">
            <text:p>https://www.instagram.com/P_P_J-94/</text:p>
          </table:table-cell>
          <table:table-cell table:style-name="ce38" table:formula="of:=CONCATENATE(&quot;https://www.facebook.com/&quot;;[.$A33];&quot;/&quot;)" office:value-type="string" office:string-value="https://www.facebook.com/P_P_J-94/" calcext:value-type="string">
            <text:p>https://www.facebook.com/P_P_J-94/</text:p>
          </table:table-cell>
          <table:table-cell table:style-name="ce38" table:formula="of:=CONCATENATE(&quot;https://twitter.com/&quot;;[.$A33];&quot;/&quot;)" office:value-type="string" office:string-value="https://twitter.com/P_P_J-94/" calcext:value-type="string">
            <text:p>https://twitter.com/P_P_J-94/</text:p>
          </table:table-cell>
          <table:table-cell table:style-name="ce45" office:value-type="string" calcext:value-type="string">
            <text:p><text:s/></text:p>
          </table:table-cell>
          <table:table-cell table:style-name="ce2"/>
          <table:table-cell table:style-name="ce1" table:number-columns-repeated="2"/>
        </table:table-row>
        <table:table-row table:style-name="ro1">
          <table:table-cell table:style-name="ce2" table:formula="of:=IF([.$A$6]=&quot;&quot;;CONCATENATE([.$A$7];&quot;_&quot;;IF([.$A$9]&lt;&gt;&quot;&quot;;[.$A$9];[.$A$10]);IF([.$A$9]=&quot;&quot;;&quot;&quot;;&quot;_&quot;);IF([.$A$9]=&quot;&quot;;&quot;&quot;;[.$A$10]));CONCATENATE([.$A$6];&quot;_&quot;;[.$A$11]))" office:value-type="string" office:string-value="Pierre_Paul_J" calcext:value-type="string">
            <text:p>Pierre_Paul_J</text:p>
          </table:table-cell>
          <table:table-cell table:style-name="ce2"/>
          <table:table-cell table:style-name="ce38" table:formula="of:=CONCATENATE(&quot;https://www.instagram.com/&quot;;[.$A34];&quot;/&quot;)" office:value-type="string" office:string-value="https://www.instagram.com/P_P_J_94/" calcext:value-type="string">
            <text:p>https://www.instagram.com/P_P_J_94/</text:p>
          </table:table-cell>
          <table:table-cell table:style-name="ce38" table:formula="of:=CONCATENATE(&quot;https://www.facebook.com/&quot;;[.$A34];&quot;/&quot;)" office:value-type="string" office:string-value="https://www.facebook.com/P_P_J_94/" calcext:value-type="string">
            <text:p>https://www.facebook.com/P_P_J_94/</text:p>
          </table:table-cell>
          <table:table-cell table:style-name="ce38" table:formula="of:=CONCATENATE(&quot;https://twitter.com/&quot;;[.$A34];&quot;/&quot;)" office:value-type="string" office:string-value="https://twitter.com/P_P_J_94/" calcext:value-type="string">
            <text:p>https://twitter.com/P_P_J_94/</text:p>
          </table:table-cell>
          <table:table-cell table:style-name="ce45" office:value-type="string" calcext:value-type="string">
            <text:p><text:s/></text:p>
          </table:table-cell>
          <table:table-cell table:style-name="ce2"/>
          <table:table-cell table:style-name="ce1" table:number-columns-repeated="2"/>
        </table:table-row>
        <table:table-row table:style-name="ro1">
          <table:table-cell table:style-name="ce2" table:formula="of:=IF([.$A$6]=&quot;&quot;;CONCATENATE([.$A$7];&quot;-&quot;;IF([.$A$9]&lt;&gt;&quot;&quot;;[.$A$9];[.$A$10]);IF([.$A$9]=&quot;&quot;;&quot;&quot;;&quot;-&quot;);IF([.$A$9]=&quot;&quot;;&quot;&quot;;[.$A$10]));CONCATENATE([.$A$6];&quot;-&quot;;[.$A$11]))" office:value-type="string" office:string-value="Pierre-Paul-J" calcext:value-type="string">
            <text:p>Pierre-Paul-J</text:p>
          </table:table-cell>
          <table:table-cell table:style-name="ce2"/>
          <table:table-cell table:style-name="ce38" table:formula="of:=CONCATENATE(&quot;https://www.instagram.com/&quot;;[.$A35];&quot;/&quot;)" office:value-type="string" office:string-value="https://www.instagram.com/P-P-J-94/" calcext:value-type="string">
            <text:p>https://www.instagram.com/P-P-J-94/</text:p>
          </table:table-cell>
          <table:table-cell table:style-name="ce38" table:formula="of:=CONCATENATE(&quot;https://www.facebook.com/&quot;;[.$A35];&quot;/&quot;)" office:value-type="string" office:string-value="https://www.facebook.com/P-P-J-94/" calcext:value-type="string">
            <text:p>https://www.facebook.com/P-P-J-94/</text:p>
          </table:table-cell>
          <table:table-cell table:style-name="ce38" table:formula="of:=CONCATENATE(&quot;https://twitter.com/&quot;;[.$A35];&quot;/&quot;)" office:value-type="string" office:string-value="https://twitter.com/P-P-J-94/" calcext:value-type="string">
            <text:p>https://twitter.com/P-P-J-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IF([.$A$6]=&quot;&quot;;CONCATENATE([.$A$7];&quot;-&quot;;IF([.$A$9]&lt;&gt;&quot;&quot;;[.$A$9];[.$A$10]);IF([.$A$9]=&quot;&quot;;&quot;&quot;;&quot;.&quot;);IF([.$A$9]=&quot;&quot;;&quot;&quot;;[.$A$10]));CONCATENATE([.$A$6];&quot;-&quot;;[.$A$11]))" office:value-type="string" office:string-value="Pierre-Paul.J" calcext:value-type="string">
            <text:p>Pierre-Paul.J</text:p>
          </table:table-cell>
          <table:table-cell table:style-name="ce2"/>
          <table:table-cell table:style-name="ce38" table:formula="of:=CONCATENATE(&quot;https://www.instagram.com/&quot;;[.$A36];&quot;/&quot;)" office:value-type="string" office:string-value="https://www.instagram.com/PPJ_94/" calcext:value-type="string">
            <text:p>https://www.instagram.com/PPJ_94/</text:p>
          </table:table-cell>
          <table:table-cell table:style-name="ce38" table:formula="of:=CONCATENATE(&quot;https://www.facebook.com/&quot;;[.$A36];&quot;/&quot;)" office:value-type="string" office:string-value="https://www.facebook.com/PPJ_94/" calcext:value-type="string">
            <text:p>https://www.facebook.com/PPJ_94/</text:p>
          </table:table-cell>
          <table:table-cell table:style-name="ce38" table:formula="of:=CONCATENATE(&quot;https://twitter.com/&quot;;[.$A36];&quot;/&quot;)" office:value-type="string" office:string-value="https://twitter.com/PPJ_94/" calcext:value-type="string">
            <text:p>https://twitter.com/PPJ_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IF([.$A$6]=&quot;&quot;;CONCATENATE([.$A$7];&quot;_&quot;;IF([.$A$9]&lt;&gt;&quot;&quot;;[.$A$9];[.$A$10]);IF([.$A$9]=&quot;&quot;;&quot;&quot;;&quot;.&quot;);IF([.$A$9]=&quot;&quot;;&quot;&quot;;[.$A$10]));CONCATENATE([.$A$6];&quot;-&quot;;[.$A$11]))" office:value-type="string" office:string-value="Pierre_Paul.J" calcext:value-type="string">
            <text:p>Pierre_Paul.J</text:p>
          </table:table-cell>
          <table:table-cell table:style-name="ce2"/>
          <table:table-cell table:style-name="ce38" table:formula="of:=CONCATENATE(&quot;https://www.instagram.com/&quot;;[.$A37];&quot;/&quot;)" office:value-type="string" office:string-value="https://www.instagram.com/PPJ.94/" calcext:value-type="string">
            <text:p>https://www.instagram.com/PPJ.94/</text:p>
          </table:table-cell>
          <table:table-cell table:style-name="ce38" table:formula="of:=CONCATENATE(&quot;https://www.facebook.com/&quot;;[.$A37];&quot;/&quot;)" office:value-type="string" office:string-value="https://www.facebook.com/PPJ.94/" calcext:value-type="string">
            <text:p>https://www.facebook.com/PPJ.94/</text:p>
          </table:table-cell>
          <table:table-cell table:style-name="ce38" table:formula="of:=CONCATENATE(&quot;https://twitter.com/&quot;;[.$A37];&quot;/&quot;)" office:value-type="string" office:string-value="https://twitter.com/PPJ.94/" calcext:value-type="string">
            <text:p>https://twitter.com/PPJ.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.&quot;;IF([.$A$8]&lt;&gt;&quot;&quot;;[.$A$8];[.$A$10]);IF([.$A$8]=&quot;&quot;;&quot;&quot;;&quot;.&quot;);IF([.$A$8]=&quot;&quot;;&quot;&quot;;[.$A$10]);&quot;.&quot;;[.$B$10])" office:value-type="string" office:string-value="P.P.J.94" calcext:value-type="string">
            <text:p>P.P.J.94</text:p>
          </table:table-cell>
          <table:table-cell table:style-name="ce29"/>
          <table:table-cell table:style-name="ce38" table:formula="of:=CONCATENATE(&quot;https://www.instagram.com/&quot;;[.$A38];&quot;/&quot;)" office:value-type="string" office:string-value="https://www.instagram.com/PPJ-94/" calcext:value-type="string">
            <text:p>https://www.instagram.com/PPJ-94/</text:p>
          </table:table-cell>
          <table:table-cell table:style-name="ce38" table:formula="of:=CONCATENATE(&quot;https://www.facebook.com/&quot;;[.$A38];&quot;/&quot;)" office:value-type="string" office:string-value="https://www.facebook.com/PPJ-94/" calcext:value-type="string">
            <text:p>https://www.facebook.com/PPJ-94/</text:p>
          </table:table-cell>
          <table:table-cell table:style-name="ce38" table:formula="of:=CONCATENATE(&quot;https://twitter.com/&quot;;[.$A38];&quot;/&quot;)" office:value-type="string" office:string-value="https://twitter.com/PPJ-94/" calcext:value-type="string">
            <text:p>https://twitter.com/PPJ-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.&quot;;IF([.$A$8]&lt;&gt;&quot;&quot;;[.$A$8];[.$A$10]);IF([.$A$8]=&quot;&quot;;&quot;&quot;;&quot;.&quot;);IF([.$A$8]=&quot;&quot;;&quot;&quot;;[.$A$10]);&quot;_&quot;;[.$B$10])" office:value-type="string" office:string-value="P.P.J_94" calcext:value-type="string">
            <text:p>P.P.J_94</text:p>
          </table:table-cell>
          <table:table-cell table:style-name="ce29"/>
          <table:table-cell table:style-name="ce38" table:formula="of:=CONCATENATE(&quot;https://www.instagram.com/&quot;;[.$A39];&quot;/&quot;)" office:value-type="string" office:string-value="https://www.instagram.com/P.P.Jacques-94/" calcext:value-type="string">
            <text:p>https://www.instagram.com/P.P.Jacques-94/</text:p>
          </table:table-cell>
          <table:table-cell table:style-name="ce38" table:formula="of:=CONCATENATE(&quot;https://www.facebook.com/&quot;;[.$A39];&quot;/&quot;)" office:value-type="string" office:string-value="https://www.facebook.com/P.P.Jacques-94/" calcext:value-type="string">
            <text:p>https://www.facebook.com/P.P.Jacques-94/</text:p>
          </table:table-cell>
          <table:table-cell table:style-name="ce38" table:formula="of:=CONCATENATE(&quot;https://twitter.com/&quot;;[.$A39];&quot;/&quot;)" office:value-type="string" office:string-value="https://twitter.com/P.P.Jacques-94/" calcext:value-type="string">
            <text:p>https://twitter.com/P.P.Jacques-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.&quot;;IF([.$A$8]&lt;&gt;&quot;&quot;;[.$A$8];[.$A$10]);IF([.$A$8]=&quot;&quot;;&quot;&quot;;&quot;.&quot;);IF([.$A$8]=&quot;&quot;;&quot;&quot;;[.$A$10]);&quot;-&quot;;[.$B$10])" office:value-type="string" office:string-value="P.P.J-94" calcext:value-type="string">
            <text:p>P.P.J-94</text:p>
          </table:table-cell>
          <table:table-cell table:style-name="ce29"/>
          <table:table-cell table:style-name="ce38" table:formula="of:=CONCATENATE(&quot;https://www.instagram.com/&quot;;[.$A40];&quot;/&quot;)" office:value-type="string" office:string-value="https://www.instagram.com/P.P.Jacques_94/" calcext:value-type="string">
            <text:p>https://www.instagram.com/P.P.Jacques_94/</text:p>
          </table:table-cell>
          <table:table-cell table:style-name="ce38" table:formula="of:=CONCATENATE(&quot;https://www.facebook.com/&quot;;[.$A40];&quot;/&quot;)" office:value-type="string" office:string-value="https://www.facebook.com/P.P.Jacques_94/" calcext:value-type="string">
            <text:p>https://www.facebook.com/P.P.Jacques_94/</text:p>
          </table:table-cell>
          <table:table-cell table:style-name="ce38" table:formula="of:=CONCATENATE(&quot;https://twitter.com/&quot;;[.$A40];&quot;/&quot;)" office:value-type="string" office:string-value="https://twitter.com/P.P.Jacques_94/" calcext:value-type="string">
            <text:p>https://twitter.com/P.P.Jacques_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.&quot;;IF([.$A$8]&lt;&gt;&quot;&quot;;[.$A$8];[.$A$10]);IF([.$A$8]=&quot;&quot;;&quot;&quot;;&quot;.&quot;);IF([.$A$8]=&quot;&quot;;&quot;&quot;;[.$A$10]);&quot;_&quot;;[.$B$10])" office:value-type="string" office:string-value="P.P.J_94" calcext:value-type="string">
            <text:p>P.P.J_94</text:p>
          </table:table-cell>
          <table:table-cell table:style-name="ce29"/>
          <table:table-cell table:style-name="ce38" table:formula="of:=CONCATENATE(&quot;https://www.instagram.com/&quot;;[.$A41];&quot;/&quot;)" office:value-type="string" office:string-value="https://www.instagram.com/P.P.Jacques.94/" calcext:value-type="string">
            <text:p>https://www.instagram.com/P.P.Jacques.94/</text:p>
          </table:table-cell>
          <table:table-cell table:style-name="ce38" table:formula="of:=CONCATENATE(&quot;https://www.facebook.com/&quot;;[.$A41];&quot;/&quot;)" office:value-type="string" office:string-value="https://www.facebook.com/P.P.Jacques.94/" calcext:value-type="string">
            <text:p>https://www.facebook.com/P.P.Jacques.94/</text:p>
          </table:table-cell>
          <table:table-cell table:style-name="ce38" table:formula="of:=CONCATENATE(&quot;https://twitter.com/&quot;;[.$A41];&quot;/&quot;)" office:value-type="string" office:string-value="https://twitter.com/P.P.Jacques.94/" calcext:value-type="string">
            <text:p>https://twitter.com/P.P.Jacques.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_&quot;;IF([.$A$8]&lt;&gt;&quot;&quot;;[.$A$8];[.$A$10]);IF([.$A$8]=&quot;&quot;;&quot;&quot;;&quot;_&quot;);IF([.$A$8]=&quot;&quot;;&quot;&quot;;[.$A$10]);&quot;.&quot;;[.$B$10])" office:value-type="string" office:string-value="P_P_J.94" calcext:value-type="string">
            <text:p>P_P_J.94</text:p>
          </table:table-cell>
          <table:table-cell table:style-name="ce29"/>
          <table:table-cell table:style-name="ce38" table:formula="of:=CONCATENATE(&quot;https://www.instagram.com/&quot;;[.$A42];&quot;/&quot;)" office:value-type="string" office:string-value="https://www.instagram.com/P_P_Jacques-94/" calcext:value-type="string">
            <text:p>https://www.instagram.com/P_P_Jacques-94/</text:p>
          </table:table-cell>
          <table:table-cell table:style-name="ce38" table:formula="of:=CONCATENATE(&quot;https://www.facebook.com/&quot;;[.$A42];&quot;/&quot;)" office:value-type="string" office:string-value="https://www.facebook.com/P_P_Jacques-94/" calcext:value-type="string">
            <text:p>https://www.facebook.com/P_P_Jacques-94/</text:p>
          </table:table-cell>
          <table:table-cell table:style-name="ce38" table:formula="of:=CONCATENATE(&quot;https://twitter.com/&quot;;[.$A42];&quot;/&quot;)" office:value-type="string" office:string-value="https://twitter.com/P_P_Jacques-94/" calcext:value-type="string">
            <text:p>https://twitter.com/P_P_Jacques-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_&quot;;IF([.$A$8]&lt;&gt;&quot;&quot;;[.$A$8];[.$A$10]);IF([.$A$8]=&quot;&quot;;&quot;&quot;;&quot;_&quot;);IF([.$A$8]=&quot;&quot;;&quot;&quot;;[.$A$10]);&quot;-&quot;;[.$B$10])" office:value-type="string" office:string-value="P_P_J-94" calcext:value-type="string">
            <text:p>P_P_J-94</text:p>
          </table:table-cell>
          <table:table-cell table:style-name="ce29"/>
          <table:table-cell table:style-name="ce38" table:formula="of:=CONCATENATE(&quot;https://www.instagram.com/&quot;;[.$A43];&quot;/&quot;)" office:value-type="string" office:string-value="https://www.instagram.com/P_P_Jacques_94/" calcext:value-type="string">
            <text:p>https://www.instagram.com/P_P_Jacques_94/</text:p>
          </table:table-cell>
          <table:table-cell table:style-name="ce38" table:formula="of:=CONCATENATE(&quot;https://www.facebook.com/&quot;;[.$A43];&quot;/&quot;)" office:value-type="string" office:string-value="https://www.facebook.com/P_P_Jacques_94/" calcext:value-type="string">
            <text:p>https://www.facebook.com/P_P_Jacques_94/</text:p>
          </table:table-cell>
          <table:table-cell table:style-name="ce38" table:formula="of:=CONCATENATE(&quot;https://twitter.com/&quot;;[.$A43];&quot;/&quot;)" office:value-type="string" office:string-value="https://twitter.com/P_P_Jacques_94/" calcext:value-type="string">
            <text:p>https://twitter.com/P_P_Jacques_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_&quot;;IF([.$A$8]&lt;&gt;&quot;&quot;;[.$A$8];[.$A$10]);IF([.$A$8]=&quot;&quot;;&quot;&quot;;&quot;_&quot;);IF([.$A$8]=&quot;&quot;;&quot;&quot;;[.$A$10]);&quot;_&quot;;[.$B$10])" office:value-type="string" office:string-value="P_P_J_94" calcext:value-type="string">
            <text:p>P_P_J_94</text:p>
          </table:table-cell>
          <table:table-cell table:style-name="ce29"/>
          <table:table-cell table:style-name="ce38" table:formula="of:=CONCATENATE(&quot;https://www.instagram.com/&quot;;[.$A44];&quot;/&quot;)" office:value-type="string" office:string-value="https://www.instagram.com/P_P_Jacques.94/" calcext:value-type="string">
            <text:p>https://www.instagram.com/P_P_Jacques.94/</text:p>
          </table:table-cell>
          <table:table-cell table:style-name="ce38" table:formula="of:=CONCATENATE(&quot;https://www.facebook.com/&quot;;[.$A44];&quot;/&quot;)" office:value-type="string" office:string-value="https://www.facebook.com/P_P_Jacques.94/" calcext:value-type="string">
            <text:p>https://www.facebook.com/P_P_Jacques.94/</text:p>
          </table:table-cell>
          <table:table-cell table:style-name="ce38" table:formula="of:=CONCATENATE(&quot;https://twitter.com/&quot;;[.$A44];&quot;/&quot;)" office:value-type="string" office:string-value="https://twitter.com/P_P_Jacques.94/" calcext:value-type="string">
            <text:p>https://twitter.com/P_P_Jacques.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-&quot;;IF([.$A$8]&lt;&gt;&quot;&quot;;[.$A$8];[.$A$10]);IF([.$A$8]=&quot;&quot;;&quot;&quot;;&quot;-&quot;);IF([.$A$8]=&quot;&quot;;&quot;&quot;;[.$A$10]);&quot;-&quot;;[.$B$10])" office:value-type="string" office:string-value="P-P-J-94" calcext:value-type="string">
            <text:p>P-P-J-94</text:p>
          </table:table-cell>
          <table:table-cell table:style-name="ce29"/>
          <table:table-cell table:style-name="ce38" table:formula="of:=CONCATENATE(&quot;https://www.instagram.com/&quot;;[.$A45];&quot;/&quot;)" office:value-type="string" office:string-value="https://www.instagram.com/P-P-Jacques-94/" calcext:value-type="string">
            <text:p>https://www.instagram.com/P-P-Jacques-94/</text:p>
          </table:table-cell>
          <table:table-cell table:style-name="ce38" table:formula="of:=CONCATENATE(&quot;https://www.facebook.com/&quot;;[.$A45];&quot;/&quot;)" office:value-type="string" office:string-value="https://www.facebook.com/P-P-Jacques-94/" calcext:value-type="string">
            <text:p>https://www.facebook.com/P-P-Jacques-94/</text:p>
          </table:table-cell>
          <table:table-cell table:style-name="ce38" table:formula="of:=CONCATENATE(&quot;https://twitter.com/&quot;;[.$A45];&quot;/&quot;)" office:value-type="string" office:string-value="https://twitter.com/P-P-Jacques-94/" calcext:value-type="string">
            <text:p>https://twitter.com/P-P-Jacques-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&quot;;IF([.$A$8]&lt;&gt;&quot;&quot;;[.$A$8];[.$A$10]);IF([.$A$8]=&quot;&quot;;&quot;&quot;;&quot;&quot;);IF([.$A$8]=&quot;&quot;;&quot;&quot;;[.$A$10]);&quot;_&quot;;[.$B$10])" office:value-type="string" office:string-value="PPJ_94" calcext:value-type="string">
            <text:p>PPJ_94</text:p>
          </table:table-cell>
          <table:table-cell table:style-name="ce29"/>
          <table:table-cell table:style-name="ce38" table:formula="of:=CONCATENATE(&quot;https://www.instagram.com/&quot;;[.$A46];&quot;/&quot;)" office:value-type="string" office:string-value="https://www.instagram.com/P-P-Jacques_94/" calcext:value-type="string">
            <text:p>https://www.instagram.com/P-P-Jacques_94/</text:p>
          </table:table-cell>
          <table:table-cell table:style-name="ce38" table:formula="of:=CONCATENATE(&quot;https://www.facebook.com/&quot;;[.$A46];&quot;/&quot;)" office:value-type="string" office:string-value="https://www.facebook.com/P-P-Jacques_94/" calcext:value-type="string">
            <text:p>https://www.facebook.com/P-P-Jacques_94/</text:p>
          </table:table-cell>
          <table:table-cell table:style-name="ce38" table:formula="of:=CONCATENATE(&quot;https://twitter.com/&quot;;[.$A46];&quot;/&quot;)" office:value-type="string" office:string-value="https://twitter.com/P-P-Jacques_94/" calcext:value-type="string">
            <text:p>https://twitter.com/P-P-Jacques_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&quot;;IF([.$A$8]&lt;&gt;&quot;&quot;;[.$A$8];[.$A$10]);IF([.$A$8]=&quot;&quot;;&quot;&quot;;&quot;&quot;);IF([.$A$8]=&quot;&quot;;&quot;&quot;;[.$A$10]);&quot;.&quot;;[.$B$10])" office:value-type="string" office:string-value="PPJ.94" calcext:value-type="string">
            <text:p>PPJ.94</text:p>
          </table:table-cell>
          <table:table-cell table:style-name="ce29"/>
          <table:table-cell table:style-name="ce38" table:formula="of:=CONCATENATE(&quot;https://www.instagram.com/&quot;;[.$A47];&quot;/&quot;)" office:value-type="string" office:string-value="https://www.instagram.com/P-P-Jacques.94/" calcext:value-type="string">
            <text:p>https://www.instagram.com/P-P-Jacques.94/</text:p>
          </table:table-cell>
          <table:table-cell table:style-name="ce38" table:formula="of:=CONCATENATE(&quot;https://www.facebook.com/&quot;;[.$A47];&quot;/&quot;)" office:value-type="string" office:string-value="https://www.facebook.com/P-P-Jacques.94/" calcext:value-type="string">
            <text:p>https://www.facebook.com/P-P-Jacques.94/</text:p>
          </table:table-cell>
          <table:table-cell table:style-name="ce38" table:formula="of:=CONCATENATE(&quot;https://twitter.com/&quot;;[.$A47];&quot;/&quot;)" office:value-type="string" office:string-value="https://twitter.com/P-P-Jacques.94/" calcext:value-type="string">
            <text:p>https://twitter.com/P-P-Jacques.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&quot;;IF([.$A$8]&lt;&gt;&quot;&quot;;[.$A$8];[.$A$10]);IF([.$A$8]=&quot;&quot;;&quot;&quot;;&quot;&quot;);IF([.$A$8]=&quot;&quot;;&quot;&quot;;[.$A$10]);&quot;-&quot;;[.$B$10])" office:value-type="string" office:string-value="PPJ-94" calcext:value-type="string">
            <text:p>PPJ-94</text:p>
          </table:table-cell>
          <table:table-cell table:style-name="ce29"/>
          <table:table-cell table:style-name="ce38" table:formula="of:=CONCATENATE(&quot;https://www.instagram.com/&quot;;[.$A48];&quot;/&quot;)" office:value-type="string" office:string-value="https://www.instagram.com/PPJacques_94/" calcext:value-type="string">
            <text:p>https://www.instagram.com/PPJacques_94/</text:p>
          </table:table-cell>
          <table:table-cell table:style-name="ce38" table:formula="of:=CONCATENATE(&quot;https://www.facebook.com/&quot;;[.$A48];&quot;/&quot;)" office:value-type="string" office:string-value="https://www.facebook.com/PPJacques_94/" calcext:value-type="string">
            <text:p>https://www.facebook.com/PPJacques_94/</text:p>
          </table:table-cell>
          <table:table-cell table:style-name="ce38" table:formula="of:=CONCATENATE(&quot;https://twitter.com/&quot;;[.$A48];&quot;/&quot;)" office:value-type="string" office:string-value="https://twitter.com/PPJacques_94/" calcext:value-type="string">
            <text:p>https://twitter.com/PPJacques_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.&quot;;IF([.$A$8]&lt;&gt;&quot;&quot;;[.$A$8];[.$A$10]);IF([.$A$8]=&quot;&quot;;&quot;&quot;;&quot;.&quot;);IF([.$A$8]=&quot;&quot;;&quot;&quot;;[.$A$11]);&quot;-&quot;;[.$B$10])" office:value-type="string" office:string-value="P.P.Jacques-94" calcext:value-type="string">
            <text:p>P.P.Jacques-94</text:p>
          </table:table-cell>
          <table:table-cell table:style-name="ce29"/>
          <table:table-cell table:style-name="ce38" table:formula="of:=CONCATENATE(&quot;https://www.instagram.com/&quot;;[.$A49];&quot;/&quot;)" office:value-type="string" office:string-value="https://www.instagram.com/PPJacques-94/" calcext:value-type="string">
            <text:p>https://www.instagram.com/PPJacques-94/</text:p>
          </table:table-cell>
          <table:table-cell table:style-name="ce38" table:formula="of:=CONCATENATE(&quot;https://www.facebook.com/&quot;;[.$A49];&quot;/&quot;)" office:value-type="string" office:string-value="https://www.facebook.com/PPJacques-94/" calcext:value-type="string">
            <text:p>https://www.facebook.com/PPJacques-94/</text:p>
          </table:table-cell>
          <table:table-cell table:style-name="ce38" table:formula="of:=CONCATENATE(&quot;https://twitter.com/&quot;;[.$A49];&quot;/&quot;)" office:value-type="string" office:string-value="https://twitter.com/PPJacques-94/" calcext:value-type="string">
            <text:p>https://twitter.com/PPJacques-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.&quot;;IF([.$A$8]&lt;&gt;&quot;&quot;;[.$A$8];[.$A$10]);IF([.$A$8]=&quot;&quot;;&quot;&quot;;&quot;.&quot;);IF([.$A$8]=&quot;&quot;;&quot;&quot;;[.$A$11]);&quot;_&quot;;[.$B$10])" office:value-type="string" office:string-value="P.P.Jacques_94" calcext:value-type="string">
            <text:p>P.P.Jacques_94</text:p>
          </table:table-cell>
          <table:table-cell table:style-name="ce29"/>
          <table:table-cell table:style-name="ce38" table:formula="of:=CONCATENATE(&quot;https://www.instagram.com/&quot;;[.$A50];&quot;/&quot;)" office:value-type="string" office:string-value="https://www.instagram.com/PPJacques.94/" calcext:value-type="string">
            <text:p>https://www.instagram.com/PPJacques.94/</text:p>
          </table:table-cell>
          <table:table-cell table:style-name="ce38" table:formula="of:=CONCATENATE(&quot;https://www.facebook.com/&quot;;[.$A50];&quot;/&quot;)" office:value-type="string" office:string-value="https://www.facebook.com/PPJacques.94/" calcext:value-type="string">
            <text:p>https://www.facebook.com/PPJacques.94/</text:p>
          </table:table-cell>
          <table:table-cell table:style-name="ce38" table:formula="of:=CONCATENATE(&quot;https://twitter.com/&quot;;[.$A50];&quot;/&quot;)" office:value-type="string" office:string-value="https://twitter.com/PPJacques.94/" calcext:value-type="string">
            <text:p>https://twitter.com/PPJacques.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.&quot;;IF([.$A$8]&lt;&gt;&quot;&quot;;[.$A$8];[.$A$10]);IF([.$A$8]=&quot;&quot;;&quot;&quot;;&quot;.&quot;);IF([.$A$8]=&quot;&quot;;&quot;&quot;;[.$A$11]);&quot;.&quot;;[.$B$10])" office:value-type="string" office:string-value="P.P.Jacques.94" calcext:value-type="string">
            <text:p>P.P.Jacques.94</text:p>
          </table:table-cell>
          <table:table-cell table:style-name="ce29"/>
          <table:table-cell table:style-name="ce38" table:formula="of:=CONCATENATE(&quot;https://www.instagram.com/&quot;;[.$A51];&quot;/&quot;)" office:value-type="string" office:string-value="https://www.instagram.com/Pierre_Paul_J_94/" calcext:value-type="string">
            <text:p>https://www.instagram.com/Pierre_Paul_J_94/</text:p>
          </table:table-cell>
          <table:table-cell table:style-name="ce38" table:formula="of:=CONCATENATE(&quot;https://www.facebook.com/&quot;;[.$A51];&quot;/&quot;)" office:value-type="string" office:string-value="https://www.facebook.com/Pierre_Paul_J_94/" calcext:value-type="string">
            <text:p>https://www.facebook.com/Pierre_Paul_J_94/</text:p>
          </table:table-cell>
          <table:table-cell table:style-name="ce38" table:formula="of:=CONCATENATE(&quot;https://twitter.com/&quot;;[.$A51];&quot;/&quot;)" office:value-type="string" office:string-value="https://twitter.com/Pierre_Paul_J_94/" calcext:value-type="string">
            <text:p>https://twitter.com/Pierre_Paul_J_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_&quot;;IF([.$A$8]&lt;&gt;&quot;&quot;;[.$A$8];[.$A$10]);IF([.$A$8]=&quot;&quot;;&quot;&quot;;&quot;_&quot;);IF([.$A$8]=&quot;&quot;;&quot;&quot;;[.$A$11]);&quot;-&quot;;[.$B$10])" office:value-type="string" office:string-value="P_P_Jacques-94" calcext:value-type="string">
            <text:p>P_P_Jacques-94</text:p>
          </table:table-cell>
          <table:table-cell table:style-name="ce29"/>
          <table:table-cell table:style-name="ce38" table:formula="of:=CONCATENATE(&quot;https://www.instagram.com/&quot;;[.$A52];&quot;/&quot;)" office:value-type="string" office:string-value="https://www.instagram.com/Pierre_Paul_J-94/" calcext:value-type="string">
            <text:p>https://www.instagram.com/Pierre_Paul_J-94/</text:p>
          </table:table-cell>
          <table:table-cell table:style-name="ce38" table:formula="of:=CONCATENATE(&quot;https://www.facebook.com/&quot;;[.$A52];&quot;/&quot;)" office:value-type="string" office:string-value="https://www.facebook.com/Pierre_Paul_J-94/" calcext:value-type="string">
            <text:p>https://www.facebook.com/Pierre_Paul_J-94/</text:p>
          </table:table-cell>
          <table:table-cell table:style-name="ce38" table:formula="of:=CONCATENATE(&quot;https://twitter.com/&quot;;[.$A52];&quot;/&quot;)" office:value-type="string" office:string-value="https://twitter.com/Pierre_Paul_J-94/" calcext:value-type="string">
            <text:p>https://twitter.com/Pierre_Paul_J-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_&quot;;IF([.$A$8]&lt;&gt;&quot;&quot;;[.$A$8];[.$A$10]);IF([.$A$8]=&quot;&quot;;&quot;&quot;;&quot;_&quot;);IF([.$A$8]=&quot;&quot;;&quot;&quot;;[.$A$11]);&quot;_&quot;;[.$B$10])" office:value-type="string" office:string-value="P_P_Jacques_94" calcext:value-type="string">
            <text:p>P_P_Jacques_94</text:p>
          </table:table-cell>
          <table:table-cell table:style-name="ce29"/>
          <table:table-cell table:style-name="ce38" table:formula="of:=CONCATENATE(&quot;https://www.instagram.com/&quot;;[.$A53];&quot;/&quot;)" office:value-type="string" office:string-value="https://www.instagram.com/Pierre_Paul_J.94/" calcext:value-type="string">
            <text:p>https://www.instagram.com/Pierre_Paul_J.94/</text:p>
          </table:table-cell>
          <table:table-cell table:style-name="ce38" table:formula="of:=CONCATENATE(&quot;https://www.facebook.com/&quot;;[.$A53];&quot;/&quot;)" office:value-type="string" office:string-value="https://www.facebook.com/Pierre_Paul_J.94/" calcext:value-type="string">
            <text:p>https://www.facebook.com/Pierre_Paul_J.94/</text:p>
          </table:table-cell>
          <table:table-cell table:style-name="ce38" table:formula="of:=CONCATENATE(&quot;https://twitter.com/&quot;;[.$A53];&quot;/&quot;)" office:value-type="string" office:string-value="https://twitter.com/Pierre_Paul_J.94/" calcext:value-type="string">
            <text:p>https://twitter.com/Pierre_Paul_J.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_&quot;;IF([.$A$8]&lt;&gt;&quot;&quot;;[.$A$8];[.$A$10]);IF([.$A$8]=&quot;&quot;;&quot;&quot;;&quot;_&quot;);IF([.$A$8]=&quot;&quot;;&quot;&quot;;[.$A$11]);&quot;.&quot;;[.$B$10])" office:value-type="string" office:string-value="P_P_Jacques.94" calcext:value-type="string">
            <text:p>P_P_Jacques.94</text:p>
          </table:table-cell>
          <table:table-cell table:style-name="ce29"/>
          <table:table-cell table:style-name="ce38" table:formula="of:=CONCATENATE(&quot;https://www.instagram.com/&quot;;[.$A54];&quot;/&quot;)" office:value-type="string" office:string-value="https://www.instagram.com/Pierre-Paul-J-94/" calcext:value-type="string">
            <text:p>https://www.instagram.com/Pierre-Paul-J-94/</text:p>
          </table:table-cell>
          <table:table-cell table:style-name="ce38" table:formula="of:=CONCATENATE(&quot;https://www.facebook.com/&quot;;[.$A54];&quot;/&quot;)" office:value-type="string" office:string-value="https://www.facebook.com/Pierre-Paul-J-94/" calcext:value-type="string">
            <text:p>https://www.facebook.com/Pierre-Paul-J-94/</text:p>
          </table:table-cell>
          <table:table-cell table:style-name="ce38" table:formula="of:=CONCATENATE(&quot;https://twitter.com/&quot;;[.$A54];&quot;/&quot;)" office:value-type="string" office:string-value="https://twitter.com/Pierre-Paul-J-94/" calcext:value-type="string">
            <text:p>https://twitter.com/Pierre-Paul-J-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-&quot;;IF([.$A$8]&lt;&gt;&quot;&quot;;[.$A$8];[.$A$10]);IF([.$A$8]=&quot;&quot;;&quot;&quot;;&quot;-&quot;);IF([.$A$8]=&quot;&quot;;&quot;&quot;;[.$A$11]);&quot;-&quot;;[.$B$10])" office:value-type="string" office:string-value="P-P-Jacques-94" calcext:value-type="string">
            <text:p>P-P-Jacques-94</text:p>
          </table:table-cell>
          <table:table-cell table:style-name="ce29"/>
          <table:table-cell table:style-name="ce38" table:formula="of:=CONCATENATE(&quot;https://www.instagram.com/&quot;;[.$A55];&quot;/&quot;)" office:value-type="string" office:string-value="https://www.instagram.com/Pierre-Paul-J_94/" calcext:value-type="string">
            <text:p>https://www.instagram.com/Pierre-Paul-J_94/</text:p>
          </table:table-cell>
          <table:table-cell table:style-name="ce38" table:formula="of:=CONCATENATE(&quot;https://www.facebook.com/&quot;;[.$A55];&quot;/&quot;)" office:value-type="string" office:string-value="https://www.facebook.com/Pierre-Paul-J_94/" calcext:value-type="string">
            <text:p>https://www.facebook.com/Pierre-Paul-J_94/</text:p>
          </table:table-cell>
          <table:table-cell table:style-name="ce38" table:formula="of:=CONCATENATE(&quot;https://twitter.com/&quot;;[.$A55];&quot;/&quot;)" office:value-type="string" office:string-value="https://twitter.com/Pierre-Paul-J_94/" calcext:value-type="string">
            <text:p>https://twitter.com/Pierre-Paul-J_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-&quot;;IF([.$A$8]&lt;&gt;&quot;&quot;;[.$A$8];[.$A$10]);IF([.$A$8]=&quot;&quot;;&quot;&quot;;&quot;-&quot;);IF([.$A$8]=&quot;&quot;;&quot;&quot;;[.$A$11]);&quot;_&quot;;[.$B$10])" office:value-type="string" office:string-value="P-P-Jacques_94" calcext:value-type="string">
            <text:p>P-P-Jacques_94</text:p>
          </table:table-cell>
          <table:table-cell table:style-name="ce29"/>
          <table:table-cell table:style-name="ce38" table:formula="of:=CONCATENATE(&quot;https://www.instagram.com/&quot;;[.$A56];&quot;/&quot;)" office:value-type="string" office:string-value="https://www.instagram.com/Pierre-Paul-J.94/" calcext:value-type="string">
            <text:p>https://www.instagram.com/Pierre-Paul-J.94/</text:p>
          </table:table-cell>
          <table:table-cell table:style-name="ce38" table:formula="of:=CONCATENATE(&quot;https://www.facebook.com/&quot;;[.$A56];&quot;/&quot;)" office:value-type="string" office:string-value="https://www.facebook.com/Pierre-Paul-J.94/" calcext:value-type="string">
            <text:p>https://www.facebook.com/Pierre-Paul-J.94/</text:p>
          </table:table-cell>
          <table:table-cell table:style-name="ce38" table:formula="of:=CONCATENATE(&quot;https://twitter.com/&quot;;[.$A56];&quot;/&quot;)" office:value-type="string" office:string-value="https://twitter.com/Pierre-Paul-J.94/" calcext:value-type="string">
            <text:p>https://twitter.com/Pierre-Paul-J.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-&quot;;IF([.$A$8]&lt;&gt;&quot;&quot;;[.$A$8];[.$A$10]);IF([.$A$8]=&quot;&quot;;&quot;&quot;;&quot;-&quot;);IF([.$A$8]=&quot;&quot;;&quot;&quot;;[.$A$11]);&quot;.&quot;;[.$B$10])" office:value-type="string" office:string-value="P-P-Jacques.94" calcext:value-type="string">
            <text:p>P-P-Jacques.94</text:p>
          </table:table-cell>
          <table:table-cell table:style-name="ce29"/>
          <table:table-cell table:style-name="ce38" table:formula="of:=CONCATENATE(&quot;https://www.instagram.com/&quot;;[.$A57];&quot;/&quot;)" office:value-type="string" office:string-value="https://www.instagram.com/Pierre-Paul.J-94/" calcext:value-type="string">
            <text:p>https://www.instagram.com/Pierre-Paul.J-94/</text:p>
          </table:table-cell>
          <table:table-cell table:style-name="ce38" table:formula="of:=CONCATENATE(&quot;https://www.facebook.com/&quot;;[.$A57];&quot;/&quot;)" office:value-type="string" office:string-value="https://www.facebook.com/Pierre-Paul.J-94/" calcext:value-type="string">
            <text:p>https://www.facebook.com/Pierre-Paul.J-94/</text:p>
          </table:table-cell>
          <table:table-cell table:style-name="ce38" table:formula="of:=CONCATENATE(&quot;https://twitter.com/&quot;;[.$A57];&quot;/&quot;)" office:value-type="string" office:string-value="https://twitter.com/Pierre-Paul.J-94/" calcext:value-type="string">
            <text:p>https://twitter.com/Pierre-Paul.J-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&quot;;IF([.$A$8]&lt;&gt;&quot;&quot;;[.$A$8];[.$A$10]);IF([.$A$8]=&quot;&quot;;&quot;&quot;;&quot;&quot;);IF([.$A$8]=&quot;&quot;;&quot;&quot;;[.$A$11]);&quot;_&quot;;[.$B$10])" office:value-type="string" office:string-value="PPJacques_94" calcext:value-type="string">
            <text:p>PPJacques_94</text:p>
          </table:table-cell>
          <table:table-cell table:style-name="ce29"/>
          <table:table-cell table:style-name="ce38" table:formula="of:=CONCATENATE(&quot;https://www.instagram.com/&quot;;[.$A58];&quot;/&quot;)" office:value-type="string" office:string-value="https://www.instagram.com/Pierre-Paul.J_94/" calcext:value-type="string">
            <text:p>https://www.instagram.com/Pierre-Paul.J_94/</text:p>
          </table:table-cell>
          <table:table-cell table:style-name="ce38" table:formula="of:=CONCATENATE(&quot;https://www.facebook.com/&quot;;[.$A58];&quot;/&quot;)" office:value-type="string" office:string-value="https://www.facebook.com/Pierre-Paul.J_94/" calcext:value-type="string">
            <text:p>https://www.facebook.com/Pierre-Paul.J_94/</text:p>
          </table:table-cell>
          <table:table-cell table:style-name="ce38" table:formula="of:=CONCATENATE(&quot;https://twitter.com/&quot;;[.$A58];&quot;/&quot;)" office:value-type="string" office:string-value="https://twitter.com/Pierre-Paul.J_94/" calcext:value-type="string">
            <text:p>https://twitter.com/Pierre-Paul.J_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&quot;;IF([.$A$8]&lt;&gt;&quot;&quot;;[.$A$8];[.$A$10]);IF([.$A$8]=&quot;&quot;;&quot;&quot;;&quot;&quot;);IF([.$A$8]=&quot;&quot;;&quot;&quot;;[.$A$11]);&quot;-&quot;;[.$B$10])" office:value-type="string" office:string-value="PPJacques-94" calcext:value-type="string">
            <text:p>PPJacques-94</text:p>
          </table:table-cell>
          <table:table-cell table:style-name="ce29"/>
          <table:table-cell table:style-name="ce38" table:formula="of:=CONCATENATE(&quot;https://www.instagram.com/&quot;;[.$A59];&quot;/&quot;)" office:value-type="string" office:string-value="https://www.instagram.com/Pierre-Paul.J.94/" calcext:value-type="string">
            <text:p>https://www.instagram.com/Pierre-Paul.J.94/</text:p>
          </table:table-cell>
          <table:table-cell table:style-name="ce38" table:formula="of:=CONCATENATE(&quot;https://www.facebook.com/&quot;;[.$A59];&quot;/&quot;)" office:value-type="string" office:string-value="https://www.facebook.com/Pierre-Paul.J.94/" calcext:value-type="string">
            <text:p>https://www.facebook.com/Pierre-Paul.J.94/</text:p>
          </table:table-cell>
          <table:table-cell table:style-name="ce38" table:formula="of:=CONCATENATE(&quot;https://twitter.com/&quot;;[.$A59];&quot;/&quot;)" office:value-type="string" office:string-value="https://twitter.com/Pierre-Paul.J.94/" calcext:value-type="string">
            <text:p>https://twitter.com/Pierre-Paul.J.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&quot;;IF([.$A$8]&lt;&gt;&quot;&quot;;[.$A$8];[.$A$10]);IF([.$A$8]=&quot;&quot;;&quot;&quot;;&quot;&quot;);IF([.$A$8]=&quot;&quot;;&quot;&quot;;[.$A$11]);&quot;.&quot;;[.$B$10])" office:value-type="string" office:string-value="PPJacques.94" calcext:value-type="string">
            <text:p>PPJacques.94</text:p>
          </table:table-cell>
          <table:table-cell table:style-name="ce29"/>
          <table:table-cell table:style-name="ce38" table:formula="of:=CONCATENATE(&quot;https://www.instagram.com/&quot;;[.$A60];&quot;/&quot;)" office:value-type="string" office:string-value="https://www.instagram.com/Pierre_Paul.J_94/" calcext:value-type="string">
            <text:p>https://www.instagram.com/Pierre_Paul.J_94/</text:p>
          </table:table-cell>
          <table:table-cell table:style-name="ce38" table:formula="of:=CONCATENATE(&quot;https://www.facebook.com/&quot;;[.$A60];&quot;/&quot;)" office:value-type="string" office:string-value="https://www.facebook.com/Pierre_Paul.J_94/" calcext:value-type="string">
            <text:p>https://www.facebook.com/Pierre_Paul.J_94/</text:p>
          </table:table-cell>
          <table:table-cell table:style-name="ce38" table:formula="of:=CONCATENATE(&quot;https://twitter.com/&quot;;[.$A60];&quot;/&quot;)" office:value-type="string" office:string-value="https://twitter.com/Pierre_Paul.J_94/" calcext:value-type="string">
            <text:p>https://twitter.com/Pierre_Paul.J_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IF([.$A$6]=&quot;&quot;;CONCATENATE([.$A$7];&quot;_&quot;;IF([.$A$9]&lt;&gt;&quot;&quot;;[.$A$9];[.$A$10]);IF([.$A$9]=&quot;&quot;;&quot;&quot;;&quot;_&quot;);IF([.$A$9]=&quot;&quot;;&quot;&quot;;[.$A$10]));CONCATENATE([.$A$6];&quot;_&quot;;[.$A$11]));&quot;_&quot;;[.$B$10])" office:value-type="string" office:string-value="Pierre_Paul_J_94" calcext:value-type="string">
            <text:p>Pierre_Paul_J_94</text:p>
          </table:table-cell>
          <table:table-cell table:style-name="ce29"/>
          <table:table-cell table:style-name="ce38" table:formula="of:=CONCATENATE(&quot;https://www.instagram.com/&quot;;[.$A61];&quot;/&quot;)" office:value-type="string" office:string-value="https://www.instagram.com/Pierre_Paul.J-94/" calcext:value-type="string">
            <text:p>https://www.instagram.com/Pierre_Paul.J-94/</text:p>
          </table:table-cell>
          <table:table-cell table:style-name="ce38" table:formula="of:=CONCATENATE(&quot;https://www.facebook.com/&quot;;[.$A61];&quot;/&quot;)" office:value-type="string" office:string-value="https://www.facebook.com/Pierre_Paul.J-94/" calcext:value-type="string">
            <text:p>https://www.facebook.com/Pierre_Paul.J-94/</text:p>
          </table:table-cell>
          <table:table-cell table:style-name="ce38" table:formula="of:=CONCATENATE(&quot;https://twitter.com/&quot;;[.$A61];&quot;/&quot;)" office:value-type="string" office:string-value="https://twitter.com/Pierre_Paul.J-94/" calcext:value-type="string">
            <text:p>https://twitter.com/Pierre_Paul.J-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IF([.$A$6]=&quot;&quot;;CONCATENATE([.$A$7];&quot;_&quot;;IF([.$A$9]&lt;&gt;&quot;&quot;;[.$A$9];[.$A$10]);IF([.$A$9]=&quot;&quot;;&quot;&quot;;&quot;_&quot;);IF([.$A$9]=&quot;&quot;;&quot;&quot;;[.$A$10]));CONCATENATE([.$A$6];&quot;_&quot;;[.$A$11]));&quot;-&quot;;[.$B$10])" office:value-type="string" office:string-value="Pierre_Paul_J-94" calcext:value-type="string">
            <text:p>Pierre_Paul_J-94</text:p>
          </table:table-cell>
          <table:table-cell table:style-name="ce29"/>
          <table:table-cell table:style-name="ce38" table:formula="of:=CONCATENATE(&quot;https://www.instagram.com/&quot;;[.$A62];&quot;/&quot;)" office:value-type="string" office:string-value="https://www.instagram.com/Pierre_Paul.J.94/" calcext:value-type="string">
            <text:p>https://www.instagram.com/Pierre_Paul.J.94/</text:p>
          </table:table-cell>
          <table:table-cell table:style-name="ce38" table:formula="of:=CONCATENATE(&quot;https://www.facebook.com/&quot;;[.$A62];&quot;/&quot;)" office:value-type="string" office:string-value="https://www.facebook.com/Pierre_Paul.J.94/" calcext:value-type="string">
            <text:p>https://www.facebook.com/Pierre_Paul.J.94/</text:p>
          </table:table-cell>
          <table:table-cell table:style-name="ce38" table:formula="of:=CONCATENATE(&quot;https://twitter.com/&quot;;[.$A62];&quot;/&quot;)" office:value-type="string" office:string-value="https://twitter.com/Pierre_Paul.J.94/" calcext:value-type="string">
            <text:p>https://twitter.com/Pierre_Paul.J.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IF([.$A$6]=&quot;&quot;;CONCATENATE([.$A$7];&quot;_&quot;;IF([.$A$9]&lt;&gt;&quot;&quot;;[.$A$9];[.$A$10]);IF([.$A$9]=&quot;&quot;;&quot;&quot;;&quot;_&quot;);IF([.$A$9]=&quot;&quot;;&quot;&quot;;[.$A$10]));CONCATENATE([.$A$6];&quot;_&quot;;[.$A$11]));&quot;.&quot;;[.$B$10])" office:value-type="string" office:string-value="Pierre_Paul_J.94" calcext:value-type="string">
            <text:p>Pierre_Paul_J.94</text:p>
          </table:table-cell>
          <table:table-cell table:style-name="ce29"/>
          <table:table-cell table:style-name="ce38" table:formula="of:=CONCATENATE(&quot;https://www.instagram.com/&quot;;[.$A63];&quot;/&quot;)" office:value-type="string" office:string-value="https://www.instagram.com/P.P.J.4/" calcext:value-type="string">
            <text:p>https://www.instagram.com/P.P.J.4/</text:p>
          </table:table-cell>
          <table:table-cell table:style-name="ce38" table:formula="of:=CONCATENATE(&quot;https://www.facebook.com/&quot;;[.$A63];&quot;/&quot;)" office:value-type="string" office:string-value="https://www.facebook.com/P.P.J.4/" calcext:value-type="string">
            <text:p>https://www.facebook.com/P.P.J.4/</text:p>
          </table:table-cell>
          <table:table-cell table:style-name="ce38" table:formula="of:=CONCATENATE(&quot;https://twitter.com/&quot;;[.$A63];&quot;/&quot;)" office:value-type="string" office:string-value="https://twitter.com/P.P.J.4/" calcext:value-type="string">
            <text:p>https://twitter.com/P.P.J.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IF([.$A$6]=&quot;&quot;;CONCATENATE([.$A$7];&quot;-&quot;;IF([.$A$9]&lt;&gt;&quot;&quot;;[.$A$9];[.$A$10]);IF([.$A$9]=&quot;&quot;;&quot;&quot;;&quot;-&quot;);IF([.$A$9]=&quot;&quot;;&quot;&quot;;[.$A$10]));CONCATENATE([.$A$6];&quot;-&quot;;[.$A$11]));&quot;-&quot;;[.$B$10])" office:value-type="string" office:string-value="Pierre-Paul-J-94" calcext:value-type="string">
            <text:p>Pierre-Paul-J-94</text:p>
          </table:table-cell>
          <table:table-cell table:style-name="ce29"/>
          <table:table-cell table:style-name="ce38" table:formula="of:=CONCATENATE(&quot;https://www.instagram.com/&quot;;[.$A64];&quot;/&quot;)" office:value-type="string" office:string-value="https://www.instagram.com/P.P.J_4/" calcext:value-type="string">
            <text:p>https://www.instagram.com/P.P.J_4/</text:p>
          </table:table-cell>
          <table:table-cell table:style-name="ce38" table:formula="of:=CONCATENATE(&quot;https://www.facebook.com/&quot;;[.$A64];&quot;/&quot;)" office:value-type="string" office:string-value="https://www.facebook.com/P.P.J_4/" calcext:value-type="string">
            <text:p>https://www.facebook.com/P.P.J_4/</text:p>
          </table:table-cell>
          <table:table-cell table:style-name="ce38" table:formula="of:=CONCATENATE(&quot;https://twitter.com/&quot;;[.$A64];&quot;/&quot;)" office:value-type="string" office:string-value="https://twitter.com/P.P.J_4/" calcext:value-type="string">
            <text:p>https://twitter.com/P.P.J_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IF([.$A$6]=&quot;&quot;;CONCATENATE([.$A$7];&quot;-&quot;;IF([.$A$9]&lt;&gt;&quot;&quot;;[.$A$9];[.$A$10]);IF([.$A$9]=&quot;&quot;;&quot;&quot;;&quot;-&quot;);IF([.$A$9]=&quot;&quot;;&quot;&quot;;[.$A$10]));CONCATENATE([.$A$6];&quot;-&quot;;[.$A$11]));&quot;_&quot;;[.$B$10])" office:value-type="string" office:string-value="Pierre-Paul-J_94" calcext:value-type="string">
            <text:p>Pierre-Paul-J_94</text:p>
          </table:table-cell>
          <table:table-cell table:style-name="ce29"/>
          <table:table-cell table:style-name="ce38" table:formula="of:=CONCATENATE(&quot;https://www.instagram.com/&quot;;[.$A65];&quot;/&quot;)" office:value-type="string" office:string-value="https://www.instagram.com/P.P.J-4/" calcext:value-type="string">
            <text:p>https://www.instagram.com/P.P.J-4/</text:p>
          </table:table-cell>
          <table:table-cell table:style-name="ce38" table:formula="of:=CONCATENATE(&quot;https://www.facebook.com/&quot;;[.$A65];&quot;/&quot;)" office:value-type="string" office:string-value="https://www.facebook.com/P.P.J-4/" calcext:value-type="string">
            <text:p>https://www.facebook.com/P.P.J-4/</text:p>
          </table:table-cell>
          <table:table-cell table:style-name="ce38" table:formula="of:=CONCATENATE(&quot;https://twitter.com/&quot;;[.$A65];&quot;/&quot;)" office:value-type="string" office:string-value="https://twitter.com/P.P.J-4/" calcext:value-type="string">
            <text:p>https://twitter.com/P.P.J-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IF([.$A$6]=&quot;&quot;;CONCATENATE([.$A$7];&quot;-&quot;;IF([.$A$9]&lt;&gt;&quot;&quot;;[.$A$9];[.$A$10]);IF([.$A$9]=&quot;&quot;;&quot;&quot;;&quot;-&quot;);IF([.$A$9]=&quot;&quot;;&quot;&quot;;[.$A$10]));CONCATENATE([.$A$6];&quot;-&quot;;[.$A$11]));&quot;.&quot;;[.$B$10])" office:value-type="string" office:string-value="Pierre-Paul-J.94" calcext:value-type="string">
            <text:p>Pierre-Paul-J.94</text:p>
          </table:table-cell>
          <table:table-cell table:style-name="ce29"/>
          <table:table-cell table:style-name="ce38" table:formula="of:=CONCATENATE(&quot;https://www.instagram.com/&quot;;[.$A66];&quot;/&quot;)" office:value-type="string" office:string-value="https://www.instagram.com/P.P.J_4/" calcext:value-type="string">
            <text:p>https://www.instagram.com/P.P.J_4/</text:p>
          </table:table-cell>
          <table:table-cell table:style-name="ce38" table:formula="of:=CONCATENATE(&quot;https://www.facebook.com/&quot;;[.$A66];&quot;/&quot;)" office:value-type="string" office:string-value="https://www.facebook.com/P.P.J_4/" calcext:value-type="string">
            <text:p>https://www.facebook.com/P.P.J_4/</text:p>
          </table:table-cell>
          <table:table-cell table:style-name="ce38" table:formula="of:=CONCATENATE(&quot;https://twitter.com/&quot;;[.$A66];&quot;/&quot;)" office:value-type="string" office:string-value="https://twitter.com/P.P.J_4/" calcext:value-type="string">
            <text:p>https://twitter.com/P.P.J_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IF([.$A$6]=&quot;&quot;;CONCATENATE([.$A$7];&quot;-&quot;;IF([.$A$9]&lt;&gt;&quot;&quot;;[.$A$9];[.$A$10]);IF([.$A$9]=&quot;&quot;;&quot;&quot;;&quot;.&quot;);IF([.$A$9]=&quot;&quot;;&quot;&quot;;[.$A$10]));CONCATENATE([.$A$6];&quot;-&quot;;[.$A$11]));&quot;-&quot;;[.$B$10])" office:value-type="string" office:string-value="Pierre-Paul.J-94" calcext:value-type="string">
            <text:p>Pierre-Paul.J-94</text:p>
          </table:table-cell>
          <table:table-cell table:style-name="ce29"/>
          <table:table-cell table:style-name="ce38" table:formula="of:=CONCATENATE(&quot;https://www.instagram.com/&quot;;[.$A67];&quot;/&quot;)" office:value-type="string" office:string-value="https://www.instagram.com/P_P_J.4/" calcext:value-type="string">
            <text:p>https://www.instagram.com/P_P_J.4/</text:p>
          </table:table-cell>
          <table:table-cell table:style-name="ce38" table:formula="of:=CONCATENATE(&quot;https://www.facebook.com/&quot;;[.$A67];&quot;/&quot;)" office:value-type="string" office:string-value="https://www.facebook.com/P_P_J.4/" calcext:value-type="string">
            <text:p>https://www.facebook.com/P_P_J.4/</text:p>
          </table:table-cell>
          <table:table-cell table:style-name="ce38" table:formula="of:=CONCATENATE(&quot;https://twitter.com/&quot;;[.$A67];&quot;/&quot;)" office:value-type="string" office:string-value="https://twitter.com/P_P_J.4/" calcext:value-type="string">
            <text:p>https://twitter.com/P_P_J.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IF([.$A$6]=&quot;&quot;;CONCATENATE([.$A$7];&quot;-&quot;;IF([.$A$9]&lt;&gt;&quot;&quot;;[.$A$9];[.$A$10]);IF([.$A$9]=&quot;&quot;;&quot;&quot;;&quot;.&quot;);IF([.$A$9]=&quot;&quot;;&quot;&quot;;[.$A$10]));CONCATENATE([.$A$6];&quot;-&quot;;[.$A$11]));&quot;_&quot;;[.$B$10])" office:value-type="string" office:string-value="Pierre-Paul.J_94" calcext:value-type="string">
            <text:p>Pierre-Paul.J_94</text:p>
          </table:table-cell>
          <table:table-cell table:style-name="ce29"/>
          <table:table-cell table:style-name="ce38" table:formula="of:=CONCATENATE(&quot;https://www.instagram.com/&quot;;[.$A68];&quot;/&quot;)" office:value-type="string" office:string-value="https://www.instagram.com/P_P_J-4/" calcext:value-type="string">
            <text:p>https://www.instagram.com/P_P_J-4/</text:p>
          </table:table-cell>
          <table:table-cell table:style-name="ce38" table:formula="of:=CONCATENATE(&quot;https://www.facebook.com/&quot;;[.$A68];&quot;/&quot;)" office:value-type="string" office:string-value="https://www.facebook.com/P_P_J-4/" calcext:value-type="string">
            <text:p>https://www.facebook.com/P_P_J-4/</text:p>
          </table:table-cell>
          <table:table-cell table:style-name="ce38" table:formula="of:=CONCATENATE(&quot;https://twitter.com/&quot;;[.$A68];&quot;/&quot;)" office:value-type="string" office:string-value="https://twitter.com/P_P_J-4/" calcext:value-type="string">
            <text:p>https://twitter.com/P_P_J-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IF([.$A$6]=&quot;&quot;;CONCATENATE([.$A$7];&quot;-&quot;;IF([.$A$9]&lt;&gt;&quot;&quot;;[.$A$9];[.$A$10]);IF([.$A$9]=&quot;&quot;;&quot;&quot;;&quot;.&quot;);IF([.$A$9]=&quot;&quot;;&quot;&quot;;[.$A$10]));CONCATENATE([.$A$6];&quot;-&quot;;[.$A$11]));&quot;.&quot;;[.$B$10])" office:value-type="string" office:string-value="Pierre-Paul.J.94" calcext:value-type="string">
            <text:p>Pierre-Paul.J.94</text:p>
          </table:table-cell>
          <table:table-cell table:style-name="ce29"/>
          <table:table-cell table:style-name="ce38" table:formula="of:=CONCATENATE(&quot;https://www.instagram.com/&quot;;[.$A69];&quot;/&quot;)" office:value-type="string" office:string-value="https://www.instagram.com/P_P_J_4/" calcext:value-type="string">
            <text:p>https://www.instagram.com/P_P_J_4/</text:p>
          </table:table-cell>
          <table:table-cell table:style-name="ce38" table:formula="of:=CONCATENATE(&quot;https://www.facebook.com/&quot;;[.$A69];&quot;/&quot;)" office:value-type="string" office:string-value="https://www.facebook.com/P_P_J_4/" calcext:value-type="string">
            <text:p>https://www.facebook.com/P_P_J_4/</text:p>
          </table:table-cell>
          <table:table-cell table:style-name="ce38" table:formula="of:=CONCATENATE(&quot;https://twitter.com/&quot;;[.$A69];&quot;/&quot;)" office:value-type="string" office:string-value="https://twitter.com/P_P_J_4/" calcext:value-type="string">
            <text:p>https://twitter.com/P_P_J_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IF([.$A$6]=&quot;&quot;;CONCATENATE([.$A$7];&quot;_&quot;;IF([.$A$9]&lt;&gt;&quot;&quot;;[.$A$9];[.$A$10]);IF([.$A$9]=&quot;&quot;;&quot;&quot;;&quot;.&quot;);IF([.$A$9]=&quot;&quot;;&quot;&quot;;[.$A$10]));CONCATENATE([.$A$6];&quot;-&quot;;[.$A$11]));&quot;_&quot;;[.$B$10])" office:value-type="string" office:string-value="Pierre_Paul.J_94" calcext:value-type="string">
            <text:p>Pierre_Paul.J_94</text:p>
          </table:table-cell>
          <table:table-cell table:style-name="ce29"/>
          <table:table-cell table:style-name="ce38" table:formula="of:=CONCATENATE(&quot;https://www.instagram.com/&quot;;[.$A70];&quot;/&quot;)" office:value-type="string" office:string-value="https://www.instagram.com/P-P-J-4/" calcext:value-type="string">
            <text:p>https://www.instagram.com/P-P-J-4/</text:p>
          </table:table-cell>
          <table:table-cell table:style-name="ce38" table:formula="of:=CONCATENATE(&quot;https://www.facebook.com/&quot;;[.$A70];&quot;/&quot;)" office:value-type="string" office:string-value="https://www.facebook.com/P-P-J-4/" calcext:value-type="string">
            <text:p>https://www.facebook.com/P-P-J-4/</text:p>
          </table:table-cell>
          <table:table-cell table:style-name="ce38" table:formula="of:=CONCATENATE(&quot;https://twitter.com/&quot;;[.$A70];&quot;/&quot;)" office:value-type="string" office:string-value="https://twitter.com/P-P-J-4/" calcext:value-type="string">
            <text:p>https://twitter.com/P-P-J-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IF([.$A$6]=&quot;&quot;;CONCATENATE([.$A$7];&quot;_&quot;;IF([.$A$9]&lt;&gt;&quot;&quot;;[.$A$9];[.$A$10]);IF([.$A$9]=&quot;&quot;;&quot;&quot;;&quot;.&quot;);IF([.$A$9]=&quot;&quot;;&quot;&quot;;[.$A$10]));CONCATENATE([.$A$6];&quot;-&quot;;[.$A$11]));&quot;-&quot;;[.$B$10])" office:value-type="string" office:string-value="Pierre_Paul.J-94" calcext:value-type="string">
            <text:p>Pierre_Paul.J-94</text:p>
          </table:table-cell>
          <table:table-cell table:style-name="ce29"/>
          <table:table-cell table:style-name="ce38" table:formula="of:=CONCATENATE(&quot;https://www.instagram.com/&quot;;[.$A71];&quot;/&quot;)" office:value-type="string" office:string-value="https://www.instagram.com/PPJ_4/" calcext:value-type="string">
            <text:p>https://www.instagram.com/PPJ_4/</text:p>
          </table:table-cell>
          <table:table-cell table:style-name="ce38" table:formula="of:=CONCATENATE(&quot;https://www.facebook.com/&quot;;[.$A71];&quot;/&quot;)" office:value-type="string" office:string-value="https://www.facebook.com/PPJ_4/" calcext:value-type="string">
            <text:p>https://www.facebook.com/PPJ_4/</text:p>
          </table:table-cell>
          <table:table-cell table:style-name="ce38" table:formula="of:=CONCATENATE(&quot;https://twitter.com/&quot;;[.$A71];&quot;/&quot;)" office:value-type="string" office:string-value="https://twitter.com/PPJ_4/" calcext:value-type="string">
            <text:p>https://twitter.com/PPJ_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IF([.$A$6]=&quot;&quot;;CONCATENATE([.$A$7];&quot;_&quot;;IF([.$A$9]&lt;&gt;&quot;&quot;;[.$A$9];[.$A$10]);IF([.$A$9]=&quot;&quot;;&quot;&quot;;&quot;.&quot;);IF([.$A$9]=&quot;&quot;;&quot;&quot;;[.$A$10]));CONCATENATE([.$A$6];&quot;-&quot;;[.$A$11]));&quot;.&quot;;[.$B$10])" office:value-type="string" office:string-value="Pierre_Paul.J.94" calcext:value-type="string">
            <text:p>Pierre_Paul.J.94</text:p>
          </table:table-cell>
          <table:table-cell table:style-name="ce29"/>
          <table:table-cell table:style-name="ce38" table:formula="of:=CONCATENATE(&quot;https://www.instagram.com/&quot;;[.$A72];&quot;/&quot;)" office:value-type="string" office:string-value="https://www.instagram.com/PPJ.4/" calcext:value-type="string">
            <text:p>https://www.instagram.com/PPJ.4/</text:p>
          </table:table-cell>
          <table:table-cell table:style-name="ce38" table:formula="of:=CONCATENATE(&quot;https://www.facebook.com/&quot;;[.$A72];&quot;/&quot;)" office:value-type="string" office:string-value="https://www.facebook.com/PPJ.4/" calcext:value-type="string">
            <text:p>https://www.facebook.com/PPJ.4/</text:p>
          </table:table-cell>
          <table:table-cell table:style-name="ce38" table:formula="of:=CONCATENATE(&quot;https://twitter.com/&quot;;[.$A72];&quot;/&quot;)" office:value-type="string" office:string-value="https://twitter.com/PPJ.4/" calcext:value-type="string">
            <text:p>https://twitter.com/PPJ.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.&quot;;IF([.$A$8]&lt;&gt;&quot;&quot;;[.$A$8];[.$A$10]);IF([.$A$8]=&quot;&quot;;&quot;&quot;;&quot;.&quot;);IF([.$A$8]=&quot;&quot;;&quot;&quot;;[.$A$10]);&quot;.&quot;;[.$B$11])" office:value-type="string" office:string-value="P.P.J.4" calcext:value-type="string">
            <text:p>P.P.J.4</text:p>
          </table:table-cell>
          <table:table-cell table:style-name="ce29"/>
          <table:table-cell table:style-name="ce38" table:formula="of:=CONCATENATE(&quot;https://www.instagram.com/&quot;;[.$A73];&quot;/&quot;)" office:value-type="string" office:string-value="https://www.instagram.com/PPJ-4/" calcext:value-type="string">
            <text:p>https://www.instagram.com/PPJ-4/</text:p>
          </table:table-cell>
          <table:table-cell table:style-name="ce38" table:formula="of:=CONCATENATE(&quot;https://www.facebook.com/&quot;;[.$A73];&quot;/&quot;)" office:value-type="string" office:string-value="https://www.facebook.com/PPJ-4/" calcext:value-type="string">
            <text:p>https://www.facebook.com/PPJ-4/</text:p>
          </table:table-cell>
          <table:table-cell table:style-name="ce38" table:formula="of:=CONCATENATE(&quot;https://twitter.com/&quot;;[.$A73];&quot;/&quot;)" office:value-type="string" office:string-value="https://twitter.com/PPJ-4/" calcext:value-type="string">
            <text:p>https://twitter.com/PPJ-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.&quot;;IF([.$A$8]&lt;&gt;&quot;&quot;;[.$A$8];[.$A$10]);IF([.$A$8]=&quot;&quot;;&quot;&quot;;&quot;.&quot;);IF([.$A$8]=&quot;&quot;;&quot;&quot;;[.$A$10]);&quot;_&quot;;[.$B$11])" office:value-type="string" office:string-value="P.P.J_4" calcext:value-type="string">
            <text:p>P.P.J_4</text:p>
          </table:table-cell>
          <table:table-cell table:style-name="ce29"/>
          <table:table-cell table:style-name="ce38" table:formula="of:=CONCATENATE(&quot;https://www.instagram.com/&quot;;[.$A74];&quot;/&quot;)" office:value-type="string" office:string-value="https://www.instagram.com/P.P.Jacques-4/" calcext:value-type="string">
            <text:p>https://www.instagram.com/P.P.Jacques-4/</text:p>
          </table:table-cell>
          <table:table-cell table:style-name="ce38" table:formula="of:=CONCATENATE(&quot;https://www.facebook.com/&quot;;[.$A74];&quot;/&quot;)" office:value-type="string" office:string-value="https://www.facebook.com/P.P.Jacques-4/" calcext:value-type="string">
            <text:p>https://www.facebook.com/P.P.Jacques-4/</text:p>
          </table:table-cell>
          <table:table-cell table:style-name="ce38" table:formula="of:=CONCATENATE(&quot;https://twitter.com/&quot;;[.$A74];&quot;/&quot;)" office:value-type="string" office:string-value="https://twitter.com/P.P.Jacques-4/" calcext:value-type="string">
            <text:p>https://twitter.com/P.P.Jacques-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.&quot;;IF([.$A$8]&lt;&gt;&quot;&quot;;[.$A$8];[.$A$10]);IF([.$A$8]=&quot;&quot;;&quot;&quot;;&quot;.&quot;);IF([.$A$8]=&quot;&quot;;&quot;&quot;;[.$A$10]);&quot;-&quot;;[.$B$11])" office:value-type="string" office:string-value="P.P.J-4" calcext:value-type="string">
            <text:p>P.P.J-4</text:p>
          </table:table-cell>
          <table:table-cell table:style-name="ce29"/>
          <table:table-cell table:style-name="ce38" table:formula="of:=CONCATENATE(&quot;https://www.instagram.com/&quot;;[.$A75];&quot;/&quot;)" office:value-type="string" office:string-value="https://www.instagram.com/P.P.Jacques_4/" calcext:value-type="string">
            <text:p>https://www.instagram.com/P.P.Jacques_4/</text:p>
          </table:table-cell>
          <table:table-cell table:style-name="ce38" table:formula="of:=CONCATENATE(&quot;https://www.facebook.com/&quot;;[.$A75];&quot;/&quot;)" office:value-type="string" office:string-value="https://www.facebook.com/P.P.Jacques_4/" calcext:value-type="string">
            <text:p>https://www.facebook.com/P.P.Jacques_4/</text:p>
          </table:table-cell>
          <table:table-cell table:style-name="ce38" table:formula="of:=CONCATENATE(&quot;https://twitter.com/&quot;;[.$A75];&quot;/&quot;)" office:value-type="string" office:string-value="https://twitter.com/P.P.Jacques_4/" calcext:value-type="string">
            <text:p>https://twitter.com/P.P.Jacques_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.&quot;;IF([.$A$8]&lt;&gt;&quot;&quot;;[.$A$8];[.$A$10]);IF([.$A$8]=&quot;&quot;;&quot;&quot;;&quot;.&quot;);IF([.$A$8]=&quot;&quot;;&quot;&quot;;[.$A$10]);&quot;_&quot;;[.$B$11])" office:value-type="string" office:string-value="P.P.J_4" calcext:value-type="string">
            <text:p>P.P.J_4</text:p>
          </table:table-cell>
          <table:table-cell table:style-name="ce29"/>
          <table:table-cell table:style-name="ce38" table:formula="of:=CONCATENATE(&quot;https://www.instagram.com/&quot;;[.$A76];&quot;/&quot;)" office:value-type="string" office:string-value="https://www.instagram.com/P.P.Jacques.4/" calcext:value-type="string">
            <text:p>https://www.instagram.com/P.P.Jacques.4/</text:p>
          </table:table-cell>
          <table:table-cell table:style-name="ce38" table:formula="of:=CONCATENATE(&quot;https://www.facebook.com/&quot;;[.$A76];&quot;/&quot;)" office:value-type="string" office:string-value="https://www.facebook.com/P.P.Jacques.4/" calcext:value-type="string">
            <text:p>https://www.facebook.com/P.P.Jacques.4/</text:p>
          </table:table-cell>
          <table:table-cell table:style-name="ce38" table:formula="of:=CONCATENATE(&quot;https://twitter.com/&quot;;[.$A76];&quot;/&quot;)" office:value-type="string" office:string-value="https://twitter.com/P.P.Jacques.4/" calcext:value-type="string">
            <text:p>https://twitter.com/P.P.Jacques.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_&quot;;IF([.$A$8]&lt;&gt;&quot;&quot;;[.$A$8];[.$A$10]);IF([.$A$8]=&quot;&quot;;&quot;&quot;;&quot;_&quot;);IF([.$A$8]=&quot;&quot;;&quot;&quot;;[.$A$10]);&quot;.&quot;;[.$B$11])" office:value-type="string" office:string-value="P_P_J.4" calcext:value-type="string">
            <text:p>P_P_J.4</text:p>
          </table:table-cell>
          <table:table-cell table:style-name="ce29"/>
          <table:table-cell table:style-name="ce38" table:formula="of:=CONCATENATE(&quot;https://www.instagram.com/&quot;;[.$A77];&quot;/&quot;)" office:value-type="string" office:string-value="https://www.instagram.com/P_P_Jacques-4/" calcext:value-type="string">
            <text:p>https://www.instagram.com/P_P_Jacques-4/</text:p>
          </table:table-cell>
          <table:table-cell table:style-name="ce38" table:formula="of:=CONCATENATE(&quot;https://www.facebook.com/&quot;;[.$A77];&quot;/&quot;)" office:value-type="string" office:string-value="https://www.facebook.com/P_P_Jacques-4/" calcext:value-type="string">
            <text:p>https://www.facebook.com/P_P_Jacques-4/</text:p>
          </table:table-cell>
          <table:table-cell table:style-name="ce38" table:formula="of:=CONCATENATE(&quot;https://twitter.com/&quot;;[.$A77];&quot;/&quot;)" office:value-type="string" office:string-value="https://twitter.com/P_P_Jacques-4/" calcext:value-type="string">
            <text:p>https://twitter.com/P_P_Jacques-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_&quot;;IF([.$A$8]&lt;&gt;&quot;&quot;;[.$A$8];[.$A$10]);IF([.$A$8]=&quot;&quot;;&quot;&quot;;&quot;_&quot;);IF([.$A$8]=&quot;&quot;;&quot;&quot;;[.$A$10]);&quot;-&quot;;[.$B$11])" office:value-type="string" office:string-value="P_P_J-4" calcext:value-type="string">
            <text:p>P_P_J-4</text:p>
          </table:table-cell>
          <table:table-cell table:style-name="ce29"/>
          <table:table-cell table:style-name="ce38" table:formula="of:=CONCATENATE(&quot;https://www.instagram.com/&quot;;[.$A78];&quot;/&quot;)" office:value-type="string" office:string-value="https://www.instagram.com/P_P_Jacques_4/" calcext:value-type="string">
            <text:p>https://www.instagram.com/P_P_Jacques_4/</text:p>
          </table:table-cell>
          <table:table-cell table:style-name="ce38" table:formula="of:=CONCATENATE(&quot;https://www.facebook.com/&quot;;[.$A78];&quot;/&quot;)" office:value-type="string" office:string-value="https://www.facebook.com/P_P_Jacques_4/" calcext:value-type="string">
            <text:p>https://www.facebook.com/P_P_Jacques_4/</text:p>
          </table:table-cell>
          <table:table-cell table:style-name="ce38" table:formula="of:=CONCATENATE(&quot;https://twitter.com/&quot;;[.$A78];&quot;/&quot;)" office:value-type="string" office:string-value="https://twitter.com/P_P_Jacques_4/" calcext:value-type="string">
            <text:p>https://twitter.com/P_P_Jacques_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_&quot;;IF([.$A$8]&lt;&gt;&quot;&quot;;[.$A$8];[.$A$10]);IF([.$A$8]=&quot;&quot;;&quot;&quot;;&quot;_&quot;);IF([.$A$8]=&quot;&quot;;&quot;&quot;;[.$A$10]);&quot;_&quot;;[.$B$11])" office:value-type="string" office:string-value="P_P_J_4" calcext:value-type="string">
            <text:p>P_P_J_4</text:p>
          </table:table-cell>
          <table:table-cell table:style-name="ce29"/>
          <table:table-cell table:style-name="ce38" table:formula="of:=CONCATENATE(&quot;https://www.instagram.com/&quot;;[.$A79];&quot;/&quot;)" office:value-type="string" office:string-value="https://www.instagram.com/P_P_Jacques.4/" calcext:value-type="string">
            <text:p>https://www.instagram.com/P_P_Jacques.4/</text:p>
          </table:table-cell>
          <table:table-cell table:style-name="ce38" table:formula="of:=CONCATENATE(&quot;https://www.facebook.com/&quot;;[.$A79];&quot;/&quot;)" office:value-type="string" office:string-value="https://www.facebook.com/P_P_Jacques.4/" calcext:value-type="string">
            <text:p>https://www.facebook.com/P_P_Jacques.4/</text:p>
          </table:table-cell>
          <table:table-cell table:style-name="ce38" table:formula="of:=CONCATENATE(&quot;https://twitter.com/&quot;;[.$A79];&quot;/&quot;)" office:value-type="string" office:string-value="https://twitter.com/P_P_Jacques.4/" calcext:value-type="string">
            <text:p>https://twitter.com/P_P_Jacques.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-&quot;;IF([.$A$8]&lt;&gt;&quot;&quot;;[.$A$8];[.$A$10]);IF([.$A$8]=&quot;&quot;;&quot;&quot;;&quot;-&quot;);IF([.$A$8]=&quot;&quot;;&quot;&quot;;[.$A$10]);&quot;-&quot;;[.$B$11])" office:value-type="string" office:string-value="P-P-J-4" calcext:value-type="string">
            <text:p>P-P-J-4</text:p>
          </table:table-cell>
          <table:table-cell table:style-name="ce29"/>
          <table:table-cell table:style-name="ce38" table:formula="of:=CONCATENATE(&quot;https://www.instagram.com/&quot;;[.$A80];&quot;/&quot;)" office:value-type="string" office:string-value="https://www.instagram.com/P-P-Jacques-4/" calcext:value-type="string">
            <text:p>https://www.instagram.com/P-P-Jacques-4/</text:p>
          </table:table-cell>
          <table:table-cell table:style-name="ce38" table:formula="of:=CONCATENATE(&quot;https://www.facebook.com/&quot;;[.$A80];&quot;/&quot;)" office:value-type="string" office:string-value="https://www.facebook.com/P-P-Jacques-4/" calcext:value-type="string">
            <text:p>https://www.facebook.com/P-P-Jacques-4/</text:p>
          </table:table-cell>
          <table:table-cell table:style-name="ce38" table:formula="of:=CONCATENATE(&quot;https://twitter.com/&quot;;[.$A80];&quot;/&quot;)" office:value-type="string" office:string-value="https://twitter.com/P-P-Jacques-4/" calcext:value-type="string">
            <text:p>https://twitter.com/P-P-Jacques-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&quot;;IF([.$A$8]&lt;&gt;&quot;&quot;;[.$A$8];[.$A$10]);IF([.$A$8]=&quot;&quot;;&quot;&quot;;&quot;&quot;);IF([.$A$8]=&quot;&quot;;&quot;&quot;;[.$A$10]);&quot;_&quot;;[.$B$11])" office:value-type="string" office:string-value="PPJ_4" calcext:value-type="string">
            <text:p>PPJ_4</text:p>
          </table:table-cell>
          <table:table-cell table:style-name="ce29"/>
          <table:table-cell table:style-name="ce38" table:formula="of:=CONCATENATE(&quot;https://www.instagram.com/&quot;;[.$A81];&quot;/&quot;)" office:value-type="string" office:string-value="https://www.instagram.com/P-P-Jacques_4/" calcext:value-type="string">
            <text:p>https://www.instagram.com/P-P-Jacques_4/</text:p>
          </table:table-cell>
          <table:table-cell table:style-name="ce38" table:formula="of:=CONCATENATE(&quot;https://www.facebook.com/&quot;;[.$A81];&quot;/&quot;)" office:value-type="string" office:string-value="https://www.facebook.com/P-P-Jacques_4/" calcext:value-type="string">
            <text:p>https://www.facebook.com/P-P-Jacques_4/</text:p>
          </table:table-cell>
          <table:table-cell table:style-name="ce38" table:formula="of:=CONCATENATE(&quot;https://twitter.com/&quot;;[.$A81];&quot;/&quot;)" office:value-type="string" office:string-value="https://twitter.com/P-P-Jacques_4/" calcext:value-type="string">
            <text:p>https://twitter.com/P-P-Jacques_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&quot;;IF([.$A$8]&lt;&gt;&quot;&quot;;[.$A$8];[.$A$10]);IF([.$A$8]=&quot;&quot;;&quot;&quot;;&quot;&quot;);IF([.$A$8]=&quot;&quot;;&quot;&quot;;[.$A$10]);&quot;.&quot;;[.$B$11])" office:value-type="string" office:string-value="PPJ.4" calcext:value-type="string">
            <text:p>PPJ.4</text:p>
          </table:table-cell>
          <table:table-cell table:style-name="ce29"/>
          <table:table-cell table:style-name="ce38" table:formula="of:=CONCATENATE(&quot;https://www.instagram.com/&quot;;[.$A82];&quot;/&quot;)" office:value-type="string" office:string-value="https://www.instagram.com/P-P-Jacques.4/" calcext:value-type="string">
            <text:p>https://www.instagram.com/P-P-Jacques.4/</text:p>
          </table:table-cell>
          <table:table-cell table:style-name="ce38" table:formula="of:=CONCATENATE(&quot;https://www.facebook.com/&quot;;[.$A82];&quot;/&quot;)" office:value-type="string" office:string-value="https://www.facebook.com/P-P-Jacques.4/" calcext:value-type="string">
            <text:p>https://www.facebook.com/P-P-Jacques.4/</text:p>
          </table:table-cell>
          <table:table-cell table:style-name="ce38" table:formula="of:=CONCATENATE(&quot;https://twitter.com/&quot;;[.$A82];&quot;/&quot;)" office:value-type="string" office:string-value="https://twitter.com/P-P-Jacques.4/" calcext:value-type="string">
            <text:p>https://twitter.com/P-P-Jacques.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&quot;;IF([.$A$8]&lt;&gt;&quot;&quot;;[.$A$8];[.$A$10]);IF([.$A$8]=&quot;&quot;;&quot;&quot;;&quot;&quot;);IF([.$A$8]=&quot;&quot;;&quot;&quot;;[.$A$10]);&quot;-&quot;;[.$B$11])" office:value-type="string" office:string-value="PPJ-4" calcext:value-type="string">
            <text:p>PPJ-4</text:p>
          </table:table-cell>
          <table:table-cell table:style-name="ce29"/>
          <table:table-cell table:style-name="ce38" table:formula="of:=CONCATENATE(&quot;https://www.instagram.com/&quot;;[.$A83];&quot;/&quot;)" office:value-type="string" office:string-value="https://www.instagram.com/PPJacques_4/" calcext:value-type="string">
            <text:p>https://www.instagram.com/PPJacques_4/</text:p>
          </table:table-cell>
          <table:table-cell table:style-name="ce38" table:formula="of:=CONCATENATE(&quot;https://www.facebook.com/&quot;;[.$A83];&quot;/&quot;)" office:value-type="string" office:string-value="https://www.facebook.com/PPJacques_4/" calcext:value-type="string">
            <text:p>https://www.facebook.com/PPJacques_4/</text:p>
          </table:table-cell>
          <table:table-cell table:style-name="ce38" table:formula="of:=CONCATENATE(&quot;https://twitter.com/&quot;;[.$A83];&quot;/&quot;)" office:value-type="string" office:string-value="https://twitter.com/PPJacques_4/" calcext:value-type="string">
            <text:p>https://twitter.com/PPJacques_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.&quot;;IF([.$A$8]&lt;&gt;&quot;&quot;;[.$A$8];[.$A$10]);IF([.$A$8]=&quot;&quot;;&quot;&quot;;&quot;.&quot;);IF([.$A$8]=&quot;&quot;;&quot;&quot;;[.$A$11]);&quot;-&quot;;[.$B$11])" office:value-type="string" office:string-value="P.P.Jacques-4" calcext:value-type="string">
            <text:p>P.P.Jacques-4</text:p>
          </table:table-cell>
          <table:table-cell table:style-name="ce29"/>
          <table:table-cell table:style-name="ce38" table:formula="of:=CONCATENATE(&quot;https://www.instagram.com/&quot;;[.$A84];&quot;/&quot;)" office:value-type="string" office:string-value="https://www.instagram.com/PPJacques-4/" calcext:value-type="string">
            <text:p>https://www.instagram.com/PPJacques-4/</text:p>
          </table:table-cell>
          <table:table-cell table:style-name="ce38" table:formula="of:=CONCATENATE(&quot;https://www.facebook.com/&quot;;[.$A84];&quot;/&quot;)" office:value-type="string" office:string-value="https://www.facebook.com/PPJacques-4/" calcext:value-type="string">
            <text:p>https://www.facebook.com/PPJacques-4/</text:p>
          </table:table-cell>
          <table:table-cell table:style-name="ce38" table:formula="of:=CONCATENATE(&quot;https://twitter.com/&quot;;[.$A84];&quot;/&quot;)" office:value-type="string" office:string-value="https://twitter.com/PPJacques-4/" calcext:value-type="string">
            <text:p>https://twitter.com/PPJacques-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.&quot;;IF([.$A$8]&lt;&gt;&quot;&quot;;[.$A$8];[.$A$10]);IF([.$A$8]=&quot;&quot;;&quot;&quot;;&quot;.&quot;);IF([.$A$8]=&quot;&quot;;&quot;&quot;;[.$A$11]);&quot;_&quot;;[.$B$11])" office:value-type="string" office:string-value="P.P.Jacques_4" calcext:value-type="string">
            <text:p>P.P.Jacques_4</text:p>
          </table:table-cell>
          <table:table-cell table:style-name="ce29"/>
          <table:table-cell table:style-name="ce38" table:formula="of:=CONCATENATE(&quot;https://www.instagram.com/&quot;;[.$A85];&quot;/&quot;)" office:value-type="string" office:string-value="https://www.instagram.com/PPJacques.4/" calcext:value-type="string">
            <text:p>https://www.instagram.com/PPJacques.4/</text:p>
          </table:table-cell>
          <table:table-cell table:style-name="ce38" table:formula="of:=CONCATENATE(&quot;https://www.facebook.com/&quot;;[.$A85];&quot;/&quot;)" office:value-type="string" office:string-value="https://www.facebook.com/PPJacques.4/" calcext:value-type="string">
            <text:p>https://www.facebook.com/PPJacques.4/</text:p>
          </table:table-cell>
          <table:table-cell table:style-name="ce38" table:formula="of:=CONCATENATE(&quot;https://twitter.com/&quot;;[.$A85];&quot;/&quot;)" office:value-type="string" office:string-value="https://twitter.com/PPJacques.4/" calcext:value-type="string">
            <text:p>https://twitter.com/PPJacques.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.&quot;;IF([.$A$8]&lt;&gt;&quot;&quot;;[.$A$8];[.$A$10]);IF([.$A$8]=&quot;&quot;;&quot;&quot;;&quot;.&quot;);IF([.$A$8]=&quot;&quot;;&quot;&quot;;[.$A$11]);&quot;.&quot;;[.$B$11])" office:value-type="string" office:string-value="P.P.Jacques.4" calcext:value-type="string">
            <text:p>P.P.Jacques.4</text:p>
          </table:table-cell>
          <table:table-cell table:style-name="ce29"/>
          <table:table-cell table:style-name="ce38" table:formula="of:=CONCATENATE(&quot;https://www.instagram.com/&quot;;[.$A86];&quot;/&quot;)" office:value-type="string" office:string-value="https://www.instagram.com/Pierre_Paul_J_4/" calcext:value-type="string">
            <text:p>https://www.instagram.com/Pierre_Paul_J_4/</text:p>
          </table:table-cell>
          <table:table-cell table:style-name="ce38" table:formula="of:=CONCATENATE(&quot;https://www.facebook.com/&quot;;[.$A86];&quot;/&quot;)" office:value-type="string" office:string-value="https://www.facebook.com/Pierre_Paul_J_4/" calcext:value-type="string">
            <text:p>https://www.facebook.com/Pierre_Paul_J_4/</text:p>
          </table:table-cell>
          <table:table-cell table:style-name="ce38" table:formula="of:=CONCATENATE(&quot;https://twitter.com/&quot;;[.$A86];&quot;/&quot;)" office:value-type="string" office:string-value="https://twitter.com/Pierre_Paul_J_4/" calcext:value-type="string">
            <text:p>https://twitter.com/Pierre_Paul_J_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_&quot;;IF([.$A$8]&lt;&gt;&quot;&quot;;[.$A$8];[.$A$10]);IF([.$A$8]=&quot;&quot;;&quot;&quot;;&quot;_&quot;);IF([.$A$8]=&quot;&quot;;&quot;&quot;;[.$A$11]);&quot;-&quot;;[.$B$11])" office:value-type="string" office:string-value="P_P_Jacques-4" calcext:value-type="string">
            <text:p>P_P_Jacques-4</text:p>
          </table:table-cell>
          <table:table-cell table:style-name="ce29"/>
          <table:table-cell table:style-name="ce38" table:formula="of:=CONCATENATE(&quot;https://www.instagram.com/&quot;;[.$A87];&quot;/&quot;)" office:value-type="string" office:string-value="https://www.instagram.com/Pierre_Paul_J-4/" calcext:value-type="string">
            <text:p>https://www.instagram.com/Pierre_Paul_J-4/</text:p>
          </table:table-cell>
          <table:table-cell table:style-name="ce38" table:formula="of:=CONCATENATE(&quot;https://www.facebook.com/&quot;;[.$A87];&quot;/&quot;)" office:value-type="string" office:string-value="https://www.facebook.com/Pierre_Paul_J-4/" calcext:value-type="string">
            <text:p>https://www.facebook.com/Pierre_Paul_J-4/</text:p>
          </table:table-cell>
          <table:table-cell table:style-name="ce38" table:formula="of:=CONCATENATE(&quot;https://twitter.com/&quot;;[.$A87];&quot;/&quot;)" office:value-type="string" office:string-value="https://twitter.com/Pierre_Paul_J-4/" calcext:value-type="string">
            <text:p>https://twitter.com/Pierre_Paul_J-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_&quot;;IF([.$A$8]&lt;&gt;&quot;&quot;;[.$A$8];[.$A$10]);IF([.$A$8]=&quot;&quot;;&quot;&quot;;&quot;_&quot;);IF([.$A$8]=&quot;&quot;;&quot;&quot;;[.$A$11]);&quot;_&quot;;[.$B$11])" office:value-type="string" office:string-value="P_P_Jacques_4" calcext:value-type="string">
            <text:p>P_P_Jacques_4</text:p>
          </table:table-cell>
          <table:table-cell table:style-name="ce29"/>
          <table:table-cell table:style-name="ce38" table:formula="of:=CONCATENATE(&quot;https://www.instagram.com/&quot;;[.$A88];&quot;/&quot;)" office:value-type="string" office:string-value="https://www.instagram.com/Pierre_Paul_J.4/" calcext:value-type="string">
            <text:p>https://www.instagram.com/Pierre_Paul_J.4/</text:p>
          </table:table-cell>
          <table:table-cell table:style-name="ce38" table:formula="of:=CONCATENATE(&quot;https://www.facebook.com/&quot;;[.$A88];&quot;/&quot;)" office:value-type="string" office:string-value="https://www.facebook.com/Pierre_Paul_J.4/" calcext:value-type="string">
            <text:p>https://www.facebook.com/Pierre_Paul_J.4/</text:p>
          </table:table-cell>
          <table:table-cell table:style-name="ce38" table:formula="of:=CONCATENATE(&quot;https://twitter.com/&quot;;[.$A88];&quot;/&quot;)" office:value-type="string" office:string-value="https://twitter.com/Pierre_Paul_J.4/" calcext:value-type="string">
            <text:p>https://twitter.com/Pierre_Paul_J.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_&quot;;IF([.$A$8]&lt;&gt;&quot;&quot;;[.$A$8];[.$A$10]);IF([.$A$8]=&quot;&quot;;&quot;&quot;;&quot;_&quot;);IF([.$A$8]=&quot;&quot;;&quot;&quot;;[.$A$11]);&quot;.&quot;;[.$B$11])" office:value-type="string" office:string-value="P_P_Jacques.4" calcext:value-type="string">
            <text:p>P_P_Jacques.4</text:p>
          </table:table-cell>
          <table:table-cell table:style-name="ce29"/>
          <table:table-cell table:style-name="ce38" table:formula="of:=CONCATENATE(&quot;https://www.instagram.com/&quot;;[.$A89];&quot;/&quot;)" office:value-type="string" office:string-value="https://www.instagram.com/Pierre-Paul-J-4/" calcext:value-type="string">
            <text:p>https://www.instagram.com/Pierre-Paul-J-4/</text:p>
          </table:table-cell>
          <table:table-cell table:style-name="ce38" table:formula="of:=CONCATENATE(&quot;https://www.facebook.com/&quot;;[.$A89];&quot;/&quot;)" office:value-type="string" office:string-value="https://www.facebook.com/Pierre-Paul-J-4/" calcext:value-type="string">
            <text:p>https://www.facebook.com/Pierre-Paul-J-4/</text:p>
          </table:table-cell>
          <table:table-cell table:style-name="ce38" table:formula="of:=CONCATENATE(&quot;https://twitter.com/&quot;;[.$A89];&quot;/&quot;)" office:value-type="string" office:string-value="https://twitter.com/Pierre-Paul-J-4/" calcext:value-type="string">
            <text:p>https://twitter.com/Pierre-Paul-J-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-&quot;;IF([.$A$8]&lt;&gt;&quot;&quot;;[.$A$8];[.$A$10]);IF([.$A$8]=&quot;&quot;;&quot;&quot;;&quot;-&quot;);IF([.$A$8]=&quot;&quot;;&quot;&quot;;[.$A$11]);&quot;-&quot;;[.$B$11])" office:value-type="string" office:string-value="P-P-Jacques-4" calcext:value-type="string">
            <text:p>P-P-Jacques-4</text:p>
          </table:table-cell>
          <table:table-cell table:style-name="ce29"/>
          <table:table-cell table:style-name="ce38" table:formula="of:=CONCATENATE(&quot;https://www.instagram.com/&quot;;[.$A90];&quot;/&quot;)" office:value-type="string" office:string-value="https://www.instagram.com/Pierre-Paul-J_4/" calcext:value-type="string">
            <text:p>https://www.instagram.com/Pierre-Paul-J_4/</text:p>
          </table:table-cell>
          <table:table-cell table:style-name="ce38" table:formula="of:=CONCATENATE(&quot;https://www.facebook.com/&quot;;[.$A90];&quot;/&quot;)" office:value-type="string" office:string-value="https://www.facebook.com/Pierre-Paul-J_4/" calcext:value-type="string">
            <text:p>https://www.facebook.com/Pierre-Paul-J_4/</text:p>
          </table:table-cell>
          <table:table-cell table:style-name="ce38" table:formula="of:=CONCATENATE(&quot;https://twitter.com/&quot;;[.$A90];&quot;/&quot;)" office:value-type="string" office:string-value="https://twitter.com/Pierre-Paul-J_4/" calcext:value-type="string">
            <text:p>https://twitter.com/Pierre-Paul-J_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-&quot;;IF([.$A$8]&lt;&gt;&quot;&quot;;[.$A$8];[.$A$10]);IF([.$A$8]=&quot;&quot;;&quot;&quot;;&quot;-&quot;);IF([.$A$8]=&quot;&quot;;&quot;&quot;;[.$A$11]);&quot;_&quot;;[.$B$11])" office:value-type="string" office:string-value="P-P-Jacques_4" calcext:value-type="string">
            <text:p>P-P-Jacques_4</text:p>
          </table:table-cell>
          <table:table-cell table:style-name="ce29"/>
          <table:table-cell table:style-name="ce38" table:formula="of:=CONCATENATE(&quot;https://www.instagram.com/&quot;;[.$A91];&quot;/&quot;)" office:value-type="string" office:string-value="https://www.instagram.com/Pierre-Paul-J.4/" calcext:value-type="string">
            <text:p>https://www.instagram.com/Pierre-Paul-J.4/</text:p>
          </table:table-cell>
          <table:table-cell table:style-name="ce38" table:formula="of:=CONCATENATE(&quot;https://www.facebook.com/&quot;;[.$A91];&quot;/&quot;)" office:value-type="string" office:string-value="https://www.facebook.com/Pierre-Paul-J.4/" calcext:value-type="string">
            <text:p>https://www.facebook.com/Pierre-Paul-J.4/</text:p>
          </table:table-cell>
          <table:table-cell table:style-name="ce38" table:formula="of:=CONCATENATE(&quot;https://twitter.com/&quot;;[.$A91];&quot;/&quot;)" office:value-type="string" office:string-value="https://twitter.com/Pierre-Paul-J.4/" calcext:value-type="string">
            <text:p>https://twitter.com/Pierre-Paul-J.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-&quot;;IF([.$A$8]&lt;&gt;&quot;&quot;;[.$A$8];[.$A$10]);IF([.$A$8]=&quot;&quot;;&quot;&quot;;&quot;-&quot;);IF([.$A$8]=&quot;&quot;;&quot;&quot;;[.$A$11]);&quot;.&quot;;[.$B$11])" office:value-type="string" office:string-value="P-P-Jacques.4" calcext:value-type="string">
            <text:p>P-P-Jacques.4</text:p>
          </table:table-cell>
          <table:table-cell table:style-name="ce29"/>
          <table:table-cell table:style-name="ce38" table:formula="of:=CONCATENATE(&quot;https://www.instagram.com/&quot;;[.$A92];&quot;/&quot;)" office:value-type="string" office:string-value="https://www.instagram.com/Pierre-Paul.J-4/" calcext:value-type="string">
            <text:p>https://www.instagram.com/Pierre-Paul.J-4/</text:p>
          </table:table-cell>
          <table:table-cell table:style-name="ce38" table:formula="of:=CONCATENATE(&quot;https://www.facebook.com/&quot;;[.$A92];&quot;/&quot;)" office:value-type="string" office:string-value="https://www.facebook.com/Pierre-Paul.J-4/" calcext:value-type="string">
            <text:p>https://www.facebook.com/Pierre-Paul.J-4/</text:p>
          </table:table-cell>
          <table:table-cell table:style-name="ce38" table:formula="of:=CONCATENATE(&quot;https://twitter.com/&quot;;[.$A92];&quot;/&quot;)" office:value-type="string" office:string-value="https://twitter.com/Pierre-Paul.J-4/" calcext:value-type="string">
            <text:p>https://twitter.com/Pierre-Paul.J-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&quot;;IF([.$A$8]&lt;&gt;&quot;&quot;;[.$A$8];[.$A$10]);IF([.$A$8]=&quot;&quot;;&quot;&quot;;&quot;&quot;);IF([.$A$8]=&quot;&quot;;&quot;&quot;;[.$A$11]);&quot;_&quot;;[.$B$11])" office:value-type="string" office:string-value="PPJacques_4" calcext:value-type="string">
            <text:p>PPJacques_4</text:p>
          </table:table-cell>
          <table:table-cell table:style-name="ce29"/>
          <table:table-cell table:style-name="ce38" table:formula="of:=CONCATENATE(&quot;https://www.instagram.com/&quot;;[.$A93];&quot;/&quot;)" office:value-type="string" office:string-value="https://www.instagram.com/Pierre-Paul.J_4/" calcext:value-type="string">
            <text:p>https://www.instagram.com/Pierre-Paul.J_4/</text:p>
          </table:table-cell>
          <table:table-cell table:style-name="ce38" table:formula="of:=CONCATENATE(&quot;https://www.facebook.com/&quot;;[.$A93];&quot;/&quot;)" office:value-type="string" office:string-value="https://www.facebook.com/Pierre-Paul.J_4/" calcext:value-type="string">
            <text:p>https://www.facebook.com/Pierre-Paul.J_4/</text:p>
          </table:table-cell>
          <table:table-cell table:style-name="ce38" table:formula="of:=CONCATENATE(&quot;https://twitter.com/&quot;;[.$A93];&quot;/&quot;)" office:value-type="string" office:string-value="https://twitter.com/Pierre-Paul.J_4/" calcext:value-type="string">
            <text:p>https://twitter.com/Pierre-Paul.J_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&quot;;IF([.$A$8]&lt;&gt;&quot;&quot;;[.$A$8];[.$A$10]);IF([.$A$8]=&quot;&quot;;&quot;&quot;;&quot;&quot;);IF([.$A$8]=&quot;&quot;;&quot;&quot;;[.$A$11]);&quot;-&quot;;[.$B$11])" office:value-type="string" office:string-value="PPJacques-4" calcext:value-type="string">
            <text:p>PPJacques-4</text:p>
          </table:table-cell>
          <table:table-cell table:style-name="ce29"/>
          <table:table-cell table:style-name="ce38" table:formula="of:=CONCATENATE(&quot;https://www.instagram.com/&quot;;[.$A94];&quot;/&quot;)" office:value-type="string" office:string-value="https://www.instagram.com/Pierre-Paul.J.4/" calcext:value-type="string">
            <text:p>https://www.instagram.com/Pierre-Paul.J.4/</text:p>
          </table:table-cell>
          <table:table-cell table:style-name="ce38" table:formula="of:=CONCATENATE(&quot;https://www.facebook.com/&quot;;[.$A94];&quot;/&quot;)" office:value-type="string" office:string-value="https://www.facebook.com/Pierre-Paul.J.4/" calcext:value-type="string">
            <text:p>https://www.facebook.com/Pierre-Paul.J.4/</text:p>
          </table:table-cell>
          <table:table-cell table:style-name="ce38" table:formula="of:=CONCATENATE(&quot;https://twitter.com/&quot;;[.$A94];&quot;/&quot;)" office:value-type="string" office:string-value="https://twitter.com/Pierre-Paul.J.4/" calcext:value-type="string">
            <text:p>https://twitter.com/Pierre-Paul.J.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&quot;;IF([.$A$8]&lt;&gt;&quot;&quot;;[.$A$8];[.$A$10]);IF([.$A$8]=&quot;&quot;;&quot;&quot;;&quot;&quot;);IF([.$A$8]=&quot;&quot;;&quot;&quot;;[.$A$11]);&quot;.&quot;;[.$B$11])" office:value-type="string" office:string-value="PPJacques.4" calcext:value-type="string">
            <text:p>PPJacques.4</text:p>
          </table:table-cell>
          <table:table-cell table:style-name="ce29"/>
          <table:table-cell table:style-name="ce38" table:formula="of:=CONCATENATE(&quot;https://www.instagram.com/&quot;;[.$A95];&quot;/&quot;)" office:value-type="string" office:string-value="https://www.instagram.com/Pierre_Paul.J_4/" calcext:value-type="string">
            <text:p>https://www.instagram.com/Pierre_Paul.J_4/</text:p>
          </table:table-cell>
          <table:table-cell table:style-name="ce38" table:formula="of:=CONCATENATE(&quot;https://www.facebook.com/&quot;;[.$A95];&quot;/&quot;)" office:value-type="string" office:string-value="https://www.facebook.com/Pierre_Paul.J_4/" calcext:value-type="string">
            <text:p>https://www.facebook.com/Pierre_Paul.J_4/</text:p>
          </table:table-cell>
          <table:table-cell table:style-name="ce38" table:formula="of:=CONCATENATE(&quot;https://twitter.com/&quot;;[.$A95];&quot;/&quot;)" office:value-type="string" office:string-value="https://twitter.com/Pierre_Paul.J_4/" calcext:value-type="string">
            <text:p>https://twitter.com/Pierre_Paul.J_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IF([.$A$6]=&quot;&quot;;CONCATENATE([.$A$7];&quot;_&quot;;IF([.$A$9]&lt;&gt;&quot;&quot;;[.$A$9];[.$A$10]);IF([.$A$9]=&quot;&quot;;&quot;&quot;;&quot;_&quot;);IF([.$A$9]=&quot;&quot;;&quot;&quot;;[.$A$10]));CONCATENATE([.$A$6];&quot;_&quot;;[.$A$11]));&quot;_&quot;;[.$B$11])" office:value-type="string" office:string-value="Pierre_Paul_J_4" calcext:value-type="string">
            <text:p>Pierre_Paul_J_4</text:p>
          </table:table-cell>
          <table:table-cell table:style-name="ce29"/>
          <table:table-cell table:style-name="ce38" table:formula="of:=CONCATENATE(&quot;https://www.instagram.com/&quot;;[.$A96];&quot;/&quot;)" office:value-type="string" office:string-value="https://www.instagram.com/Pierre_Paul.J-4/" calcext:value-type="string">
            <text:p>https://www.instagram.com/Pierre_Paul.J-4/</text:p>
          </table:table-cell>
          <table:table-cell table:style-name="ce38" table:formula="of:=CONCATENATE(&quot;https://www.facebook.com/&quot;;[.$A96];&quot;/&quot;)" office:value-type="string" office:string-value="https://www.facebook.com/Pierre_Paul.J-4/" calcext:value-type="string">
            <text:p>https://www.facebook.com/Pierre_Paul.J-4/</text:p>
          </table:table-cell>
          <table:table-cell table:style-name="ce38" table:formula="of:=CONCATENATE(&quot;https://twitter.com/&quot;;[.$A96];&quot;/&quot;)" office:value-type="string" office:string-value="https://twitter.com/Pierre_Paul.J-4/" calcext:value-type="string">
            <text:p>https://twitter.com/Pierre_Paul.J-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IF([.$A$6]=&quot;&quot;;CONCATENATE([.$A$7];&quot;_&quot;;IF([.$A$9]&lt;&gt;&quot;&quot;;[.$A$9];[.$A$10]);IF([.$A$9]=&quot;&quot;;&quot;&quot;;&quot;_&quot;);IF([.$A$9]=&quot;&quot;;&quot;&quot;;[.$A$10]));CONCATENATE([.$A$6];&quot;_&quot;;[.$A$11]));&quot;-&quot;;[.$B$11])" office:value-type="string" office:string-value="Pierre_Paul_J-4" calcext:value-type="string">
            <text:p>Pierre_Paul_J-4</text:p>
          </table:table-cell>
          <table:table-cell table:style-name="ce29"/>
          <table:table-cell table:style-name="ce39" table:formula="of:=CONCATENATE(&quot;https://www.instagram.com/&quot;;[.$A97];&quot;/&quot;)" office:value-type="string" office:string-value="https://www.instagram.com/Pierre_Paul.J.4/" calcext:value-type="string">
            <text:p>https://www.instagram.com/Pierre_Paul.J.4/</text:p>
          </table:table-cell>
          <table:table-cell table:style-name="ce39" table:formula="of:=CONCATENATE(&quot;https://www.facebook.com/&quot;;[.$A97];&quot;/&quot;)" office:value-type="string" office:string-value="https://www.facebook.com/Pierre_Paul.J.4/" calcext:value-type="string">
            <text:p>https://www.facebook.com/Pierre_Paul.J.4/</text:p>
          </table:table-cell>
          <table:table-cell table:style-name="ce39" table:formula="of:=CONCATENATE(&quot;https://twitter.com/&quot;;[.$A97];&quot;/&quot;)" office:value-type="string" office:string-value="https://twitter.com/Pierre_Paul.J.4/" calcext:value-type="string">
            <text:p>https://twitter.com/Pierre_Paul.J.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IF([.$A$6]=&quot;&quot;;CONCATENATE([.$A$7];&quot;_&quot;;IF([.$A$9]&lt;&gt;&quot;&quot;;[.$A$9];[.$A$10]);IF([.$A$9]=&quot;&quot;;&quot;&quot;;&quot;_&quot;);IF([.$A$9]=&quot;&quot;;&quot;&quot;;[.$A$10]));CONCATENATE([.$A$6];&quot;_&quot;;[.$A$11]));&quot;.&quot;;[.$B$11])" office:value-type="string" office:string-value="Pierre_Paul_J.4" calcext:value-type="string">
            <text:p>Pierre_Paul_J.4</text:p>
          </table:table-cell>
          <table:table-cell table:style-name="ce29"/>
          <table:table-cell table:style-name="ce37" table:formula="of:=CONCATENATE(&quot;https://www.instagram.com/&quot;;[.$A98];&quot;/&quot;)" office:value-type="string" office:string-value="https://www.instagram.com/P.P.J.0112/" calcext:value-type="string">
            <text:p>https://www.instagram.com/P.P.J.0112/</text:p>
          </table:table-cell>
          <table:table-cell table:style-name="ce37" table:formula="of:=CONCATENATE(&quot;https://www.facebook.com/&quot;;[.$A98];&quot;/&quot;)" office:value-type="string" office:string-value="https://www.facebook.com/P.P.J.0112/" calcext:value-type="string">
            <text:p>https://www.facebook.com/P.P.J.0112/</text:p>
          </table:table-cell>
          <table:table-cell table:style-name="ce37" table:formula="of:=CONCATENATE(&quot;https://twitter.com/&quot;;[.$A98];&quot;/&quot;)" office:value-type="string" office:string-value="https://twitter.com/P.P.J.0112/" calcext:value-type="string">
            <text:p>https://twitter.com/P.P.J.0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IF([.$A$6]=&quot;&quot;;CONCATENATE([.$A$7];&quot;-&quot;;IF([.$A$9]&lt;&gt;&quot;&quot;;[.$A$9];[.$A$10]);IF([.$A$9]=&quot;&quot;;&quot;&quot;;&quot;-&quot;);IF([.$A$9]=&quot;&quot;;&quot;&quot;;[.$A$10]));CONCATENATE([.$A$6];&quot;-&quot;;[.$A$11]));&quot;-&quot;;[.$B$11])" office:value-type="string" office:string-value="Pierre-Paul-J-4" calcext:value-type="string">
            <text:p>Pierre-Paul-J-4</text:p>
          </table:table-cell>
          <table:table-cell table:style-name="ce29"/>
          <table:table-cell table:style-name="ce38" table:formula="of:=CONCATENATE(&quot;https://www.instagram.com/&quot;;[.$A99];&quot;/&quot;)" office:value-type="string" office:string-value="https://www.instagram.com/P.P.J.0112/" calcext:value-type="string">
            <text:p>https://www.instagram.com/P.P.J.0112/</text:p>
          </table:table-cell>
          <table:table-cell table:style-name="ce38" table:formula="of:=CONCATENATE(&quot;https://www.facebook.com/&quot;;[.$A99];&quot;/&quot;)" office:value-type="string" office:string-value="https://www.facebook.com/P.P.J.0112/" calcext:value-type="string">
            <text:p>https://www.facebook.com/P.P.J.0112/</text:p>
          </table:table-cell>
          <table:table-cell table:style-name="ce38" table:formula="of:=CONCATENATE(&quot;https://twitter.com/&quot;;[.$A99];&quot;/&quot;)" office:value-type="string" office:string-value="https://twitter.com/P.P.J.0112/" calcext:value-type="string">
            <text:p>https://twitter.com/P.P.J.0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IF([.$A$6]=&quot;&quot;;CONCATENATE([.$A$7];&quot;-&quot;;IF([.$A$9]&lt;&gt;&quot;&quot;;[.$A$9];[.$A$10]);IF([.$A$9]=&quot;&quot;;&quot;&quot;;&quot;-&quot;);IF([.$A$9]=&quot;&quot;;&quot;&quot;;[.$A$10]));CONCATENATE([.$A$6];&quot;-&quot;;[.$A$11]));&quot;_&quot;;[.$B$11])" office:value-type="string" office:string-value="Pierre-Paul-J_4" calcext:value-type="string">
            <text:p>Pierre-Paul-J_4</text:p>
          </table:table-cell>
          <table:table-cell table:style-name="ce29"/>
          <table:table-cell table:style-name="ce38" table:formula="of:=CONCATENATE(&quot;https://www.instagram.com/&quot;;[.$A100];&quot;/&quot;)" office:value-type="string" office:string-value="https://www.instagram.com/P.P.J-0112/" calcext:value-type="string">
            <text:p>https://www.instagram.com/P.P.J-0112/</text:p>
          </table:table-cell>
          <table:table-cell table:style-name="ce38" table:formula="of:=CONCATENATE(&quot;https://www.facebook.com/&quot;;[.$A100];&quot;/&quot;)" office:value-type="string" office:string-value="https://www.facebook.com/P.P.J-0112/" calcext:value-type="string">
            <text:p>https://www.facebook.com/P.P.J-0112/</text:p>
          </table:table-cell>
          <table:table-cell table:style-name="ce38" table:formula="of:=CONCATENATE(&quot;https://twitter.com/&quot;;[.$A100];&quot;/&quot;)" office:value-type="string" office:string-value="https://twitter.com/P.P.J-0112/" calcext:value-type="string">
            <text:p>https://twitter.com/P.P.J-0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IF([.$A$6]=&quot;&quot;;CONCATENATE([.$A$7];&quot;-&quot;;IF([.$A$9]&lt;&gt;&quot;&quot;;[.$A$9];[.$A$10]);IF([.$A$9]=&quot;&quot;;&quot;&quot;;&quot;-&quot;);IF([.$A$9]=&quot;&quot;;&quot;&quot;;[.$A$10]));CONCATENATE([.$A$6];&quot;-&quot;;[.$A$11]));&quot;.&quot;;[.$B$11])" office:value-type="string" office:string-value="Pierre-Paul-J.4" calcext:value-type="string">
            <text:p>Pierre-Paul-J.4</text:p>
          </table:table-cell>
          <table:table-cell table:style-name="ce29"/>
          <table:table-cell table:style-name="ce38" table:formula="of:=CONCATENATE(&quot;https://www.instagram.com/&quot;;[.$A101];&quot;/&quot;)" office:value-type="string" office:string-value="https://www.instagram.com/P.P.J_0112/" calcext:value-type="string">
            <text:p>https://www.instagram.com/P.P.J_0112/</text:p>
          </table:table-cell>
          <table:table-cell table:style-name="ce38" table:formula="of:=CONCATENATE(&quot;https://www.facebook.com/&quot;;[.$A101];&quot;/&quot;)" office:value-type="string" office:string-value="https://www.facebook.com/P.P.J_0112/" calcext:value-type="string">
            <text:p>https://www.facebook.com/P.P.J_0112/</text:p>
          </table:table-cell>
          <table:table-cell table:style-name="ce38" table:formula="of:=CONCATENATE(&quot;https://twitter.com/&quot;;[.$A101];&quot;/&quot;)" office:value-type="string" office:string-value="https://twitter.com/P.P.J_0112/" calcext:value-type="string">
            <text:p>https://twitter.com/P.P.J_0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IF([.$A$6]=&quot;&quot;;CONCATENATE([.$A$7];&quot;-&quot;;IF([.$A$9]&lt;&gt;&quot;&quot;;[.$A$9];[.$A$10]);IF([.$A$9]=&quot;&quot;;&quot;&quot;;&quot;.&quot;);IF([.$A$9]=&quot;&quot;;&quot;&quot;;[.$A$10]));CONCATENATE([.$A$6];&quot;-&quot;;[.$A$11]));&quot;-&quot;;[.$B$11])" office:value-type="string" office:string-value="Pierre-Paul.J-4" calcext:value-type="string">
            <text:p>Pierre-Paul.J-4</text:p>
          </table:table-cell>
          <table:table-cell table:style-name="ce29"/>
          <table:table-cell table:style-name="ce38" table:formula="of:=CONCATENATE(&quot;https://www.instagram.com/&quot;;[.$A102];&quot;/&quot;)" office:value-type="string" office:string-value="https://www.instagram.com/P_P_J.0112/" calcext:value-type="string">
            <text:p>https://www.instagram.com/P_P_J.0112/</text:p>
          </table:table-cell>
          <table:table-cell table:style-name="ce38" table:formula="of:=CONCATENATE(&quot;https://www.facebook.com/&quot;;[.$A102];&quot;/&quot;)" office:value-type="string" office:string-value="https://www.facebook.com/P_P_J.0112/" calcext:value-type="string">
            <text:p>https://www.facebook.com/P_P_J.0112/</text:p>
          </table:table-cell>
          <table:table-cell table:style-name="ce38" table:formula="of:=CONCATENATE(&quot;https://twitter.com/&quot;;[.$A102];&quot;/&quot;)" office:value-type="string" office:string-value="https://twitter.com/P_P_J.0112/" calcext:value-type="string">
            <text:p>https://twitter.com/P_P_J.0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IF([.$A$6]=&quot;&quot;;CONCATENATE([.$A$7];&quot;-&quot;;IF([.$A$9]&lt;&gt;&quot;&quot;;[.$A$9];[.$A$10]);IF([.$A$9]=&quot;&quot;;&quot;&quot;;&quot;.&quot;);IF([.$A$9]=&quot;&quot;;&quot;&quot;;[.$A$10]));CONCATENATE([.$A$6];&quot;-&quot;;[.$A$11]));&quot;_&quot;;[.$B$11])" office:value-type="string" office:string-value="Pierre-Paul.J_4" calcext:value-type="string">
            <text:p>Pierre-Paul.J_4</text:p>
          </table:table-cell>
          <table:table-cell table:style-name="ce29"/>
          <table:table-cell table:style-name="ce38" table:formula="of:=CONCATENATE(&quot;https://www.instagram.com/&quot;;[.$A103];&quot;/&quot;)" office:value-type="string" office:string-value="https://www.instagram.com/P_P_J-0112/" calcext:value-type="string">
            <text:p>https://www.instagram.com/P_P_J-0112/</text:p>
          </table:table-cell>
          <table:table-cell table:style-name="ce38" table:formula="of:=CONCATENATE(&quot;https://www.facebook.com/&quot;;[.$A103];&quot;/&quot;)" office:value-type="string" office:string-value="https://www.facebook.com/P_P_J-0112/" calcext:value-type="string">
            <text:p>https://www.facebook.com/P_P_J-0112/</text:p>
          </table:table-cell>
          <table:table-cell table:style-name="ce38" table:formula="of:=CONCATENATE(&quot;https://twitter.com/&quot;;[.$A103];&quot;/&quot;)" office:value-type="string" office:string-value="https://twitter.com/P_P_J-0112/" calcext:value-type="string">
            <text:p>https://twitter.com/P_P_J-0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IF([.$A$6]=&quot;&quot;;CONCATENATE([.$A$7];&quot;-&quot;;IF([.$A$9]&lt;&gt;&quot;&quot;;[.$A$9];[.$A$10]);IF([.$A$9]=&quot;&quot;;&quot;&quot;;&quot;.&quot;);IF([.$A$9]=&quot;&quot;;&quot;&quot;;[.$A$10]));CONCATENATE([.$A$6];&quot;-&quot;;[.$A$11]));&quot;.&quot;;[.$B$11])" office:value-type="string" office:string-value="Pierre-Paul.J.4" calcext:value-type="string">
            <text:p>Pierre-Paul.J.4</text:p>
          </table:table-cell>
          <table:table-cell table:style-name="ce29"/>
          <table:table-cell table:style-name="ce38" table:formula="of:=CONCATENATE(&quot;https://www.instagram.com/&quot;;[.$A104];&quot;/&quot;)" office:value-type="string" office:string-value="https://www.instagram.com/P_P_J_0112/" calcext:value-type="string">
            <text:p>https://www.instagram.com/P_P_J_0112/</text:p>
          </table:table-cell>
          <table:table-cell table:style-name="ce38" table:formula="of:=CONCATENATE(&quot;https://www.facebook.com/&quot;;[.$A104];&quot;/&quot;)" office:value-type="string" office:string-value="https://www.facebook.com/P_P_J_0112/" calcext:value-type="string">
            <text:p>https://www.facebook.com/P_P_J_0112/</text:p>
          </table:table-cell>
          <table:table-cell table:style-name="ce38" table:formula="of:=CONCATENATE(&quot;https://twitter.com/&quot;;[.$A104];&quot;/&quot;)" office:value-type="string" office:string-value="https://twitter.com/P_P_J_0112/" calcext:value-type="string">
            <text:p>https://twitter.com/P_P_J_0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IF([.$A$6]=&quot;&quot;;CONCATENATE([.$A$7];&quot;_&quot;;IF([.$A$9]&lt;&gt;&quot;&quot;;[.$A$9];[.$A$10]);IF([.$A$9]=&quot;&quot;;&quot;&quot;;&quot;.&quot;);IF([.$A$9]=&quot;&quot;;&quot;&quot;;[.$A$10]));CONCATENATE([.$A$6];&quot;-&quot;;[.$A$11]));&quot;_&quot;;[.$B$11])" office:value-type="string" office:string-value="Pierre_Paul.J_4" calcext:value-type="string">
            <text:p>Pierre_Paul.J_4</text:p>
          </table:table-cell>
          <table:table-cell table:style-name="ce29"/>
          <table:table-cell table:style-name="ce38" table:formula="of:=CONCATENATE(&quot;https://www.instagram.com/&quot;;[.$A105];&quot;/&quot;)" office:value-type="string" office:string-value="https://www.instagram.com/P-P-J-0112/" calcext:value-type="string">
            <text:p>https://www.instagram.com/P-P-J-0112/</text:p>
          </table:table-cell>
          <table:table-cell table:style-name="ce38" table:formula="of:=CONCATENATE(&quot;https://www.facebook.com/&quot;;[.$A105];&quot;/&quot;)" office:value-type="string" office:string-value="https://www.facebook.com/P-P-J-0112/" calcext:value-type="string">
            <text:p>https://www.facebook.com/P-P-J-0112/</text:p>
          </table:table-cell>
          <table:table-cell table:style-name="ce38" table:formula="of:=CONCATENATE(&quot;https://twitter.com/&quot;;[.$A105];&quot;/&quot;)" office:value-type="string" office:string-value="https://twitter.com/P-P-J-0112/" calcext:value-type="string">
            <text:p>https://twitter.com/P-P-J-0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IF([.$A$6]=&quot;&quot;;CONCATENATE([.$A$7];&quot;_&quot;;IF([.$A$9]&lt;&gt;&quot;&quot;;[.$A$9];[.$A$10]);IF([.$A$9]=&quot;&quot;;&quot;&quot;;&quot;.&quot;);IF([.$A$9]=&quot;&quot;;&quot;&quot;;[.$A$10]));CONCATENATE([.$A$6];&quot;-&quot;;[.$A$11]));&quot;-&quot;;[.$B$11])" office:value-type="string" office:string-value="Pierre_Paul.J-4" calcext:value-type="string">
            <text:p>Pierre_Paul.J-4</text:p>
          </table:table-cell>
          <table:table-cell table:style-name="ce29"/>
          <table:table-cell table:style-name="ce38" table:formula="of:=CONCATENATE(&quot;https://www.instagram.com/&quot;;[.$A106];&quot;/&quot;)" office:value-type="string" office:string-value="https://www.instagram.com/PPJ_0112/" calcext:value-type="string">
            <text:p>https://www.instagram.com/PPJ_0112/</text:p>
          </table:table-cell>
          <table:table-cell table:style-name="ce38" table:formula="of:=CONCATENATE(&quot;https://www.facebook.com/&quot;;[.$A106];&quot;/&quot;)" office:value-type="string" office:string-value="https://www.facebook.com/PPJ_0112/" calcext:value-type="string">
            <text:p>https://www.facebook.com/PPJ_0112/</text:p>
          </table:table-cell>
          <table:table-cell table:style-name="ce38" table:formula="of:=CONCATENATE(&quot;https://twitter.com/&quot;;[.$A106];&quot;/&quot;)" office:value-type="string" office:string-value="https://twitter.com/PPJ_0112/" calcext:value-type="string">
            <text:p>https://twitter.com/PPJ_0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IF([.$A$6]=&quot;&quot;;CONCATENATE([.$A$7];&quot;_&quot;;IF([.$A$9]&lt;&gt;&quot;&quot;;[.$A$9];[.$A$10]);IF([.$A$9]=&quot;&quot;;&quot;&quot;;&quot;.&quot;);IF([.$A$9]=&quot;&quot;;&quot;&quot;;[.$A$10]));CONCATENATE([.$A$6];&quot;-&quot;;[.$A$11]));&quot;.&quot;;[.$B$11])" office:value-type="string" office:string-value="Pierre_Paul.J.4" calcext:value-type="string">
            <text:p>Pierre_Paul.J.4</text:p>
          </table:table-cell>
          <table:table-cell table:style-name="ce29"/>
          <table:table-cell table:style-name="ce38" table:formula="of:=CONCATENATE(&quot;https://www.instagram.com/&quot;;[.$A107];&quot;/&quot;)" office:value-type="string" office:string-value="https://www.instagram.com/PPJ.0112/" calcext:value-type="string">
            <text:p>https://www.instagram.com/PPJ.0112/</text:p>
          </table:table-cell>
          <table:table-cell table:style-name="ce38" table:formula="of:=CONCATENATE(&quot;https://www.facebook.com/&quot;;[.$A107];&quot;/&quot;)" office:value-type="string" office:string-value="https://www.facebook.com/PPJ.0112/" calcext:value-type="string">
            <text:p>https://www.facebook.com/PPJ.0112/</text:p>
          </table:table-cell>
          <table:table-cell table:style-name="ce38" table:formula="of:=CONCATENATE(&quot;https://twitter.com/&quot;;[.$A107];&quot;/&quot;)" office:value-type="string" office:string-value="https://twitter.com/PPJ.0112/" calcext:value-type="string">
            <text:p>https://twitter.com/PPJ.0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.&quot;;IF([.$A$8]&lt;&gt;&quot;&quot;;[.$A$8];[.$A$10]);IF([.$A$8]=&quot;&quot;;&quot;&quot;;&quot;.&quot;);IF([.$A$8]=&quot;&quot;;&quot;&quot;;[.$A$10]);&quot;.&quot;;[.$B$8];[.$B$9])" office:value-type="string" office:string-value="P.P.J.0112" calcext:value-type="string">
            <text:p>P.P.J.0112</text:p>
          </table:table-cell>
          <table:table-cell table:style-name="ce29"/>
          <table:table-cell table:style-name="ce38" table:formula="of:=CONCATENATE(&quot;https://www.instagram.com/&quot;;[.$A108];&quot;/&quot;)" office:value-type="string" office:string-value="https://www.instagram.com/PPJ-0112/" calcext:value-type="string">
            <text:p>https://www.instagram.com/PPJ-0112/</text:p>
          </table:table-cell>
          <table:table-cell table:style-name="ce38" table:formula="of:=CONCATENATE(&quot;https://www.facebook.com/&quot;;[.$A108];&quot;/&quot;)" office:value-type="string" office:string-value="https://www.facebook.com/PPJ-0112/" calcext:value-type="string">
            <text:p>https://www.facebook.com/PPJ-0112/</text:p>
          </table:table-cell>
          <table:table-cell table:style-name="ce38" table:formula="of:=CONCATENATE(&quot;https://twitter.com/&quot;;[.$A108];&quot;/&quot;)" office:value-type="string" office:string-value="https://twitter.com/PPJ-0112/" calcext:value-type="string">
            <text:p>https://twitter.com/PPJ-0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.&quot;;IF([.$A$8]&lt;&gt;&quot;&quot;;[.$A$8];[.$A$10]);IF([.$A$8]=&quot;&quot;;&quot;&quot;;&quot;.&quot;);IF([.$A$8]=&quot;&quot;;&quot;&quot;;[.$A$10]);&quot;.&quot;;[.$B$8];[.$B$9])" office:value-type="string" office:string-value="P.P.J.0112" calcext:value-type="string">
            <text:p>P.P.J.0112</text:p>
          </table:table-cell>
          <table:table-cell table:style-name="ce29"/>
          <table:table-cell table:style-name="ce38" table:formula="of:=CONCATENATE(&quot;https://www.instagram.com/&quot;;[.$A109];&quot;/&quot;)" office:value-type="string" office:string-value="https://www.instagram.com/P.P.Jacques-0112/" calcext:value-type="string">
            <text:p>https://www.instagram.com/P.P.Jacques-0112/</text:p>
          </table:table-cell>
          <table:table-cell table:style-name="ce38" table:formula="of:=CONCATENATE(&quot;https://www.facebook.com/&quot;;[.$A109];&quot;/&quot;)" office:value-type="string" office:string-value="https://www.facebook.com/P.P.Jacques-0112/" calcext:value-type="string">
            <text:p>https://www.facebook.com/P.P.Jacques-0112/</text:p>
          </table:table-cell>
          <table:table-cell table:style-name="ce38" table:formula="of:=CONCATENATE(&quot;https://twitter.com/&quot;;[.$A109];&quot;/&quot;)" office:value-type="string" office:string-value="https://twitter.com/P.P.Jacques-0112/" calcext:value-type="string">
            <text:p>https://twitter.com/P.P.Jacques-0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.&quot;;IF([.$A$8]&lt;&gt;&quot;&quot;;[.$A$8];[.$A$10]);IF([.$A$8]=&quot;&quot;;&quot;&quot;;&quot;.&quot;);IF([.$A$8]=&quot;&quot;;&quot;&quot;;[.$A$10]);&quot;-&quot;;[.$B$8];[.$B$9])" office:value-type="string" office:string-value="P.P.J-0112" calcext:value-type="string">
            <text:p>P.P.J-0112</text:p>
          </table:table-cell>
          <table:table-cell table:style-name="ce29"/>
          <table:table-cell table:style-name="ce38" table:formula="of:=CONCATENATE(&quot;https://www.instagram.com/&quot;;[.$A110];&quot;/&quot;)" office:value-type="string" office:string-value="https://www.instagram.com/P.P.Jacques_0112/" calcext:value-type="string">
            <text:p>https://www.instagram.com/P.P.Jacques_0112/</text:p>
          </table:table-cell>
          <table:table-cell table:style-name="ce38" table:formula="of:=CONCATENATE(&quot;https://www.facebook.com/&quot;;[.$A110];&quot;/&quot;)" office:value-type="string" office:string-value="https://www.facebook.com/P.P.Jacques_0112/" calcext:value-type="string">
            <text:p>https://www.facebook.com/P.P.Jacques_0112/</text:p>
          </table:table-cell>
          <table:table-cell table:style-name="ce38" table:formula="of:=CONCATENATE(&quot;https://twitter.com/&quot;;[.$A110];&quot;/&quot;)" office:value-type="string" office:string-value="https://twitter.com/P.P.Jacques_0112/" calcext:value-type="string">
            <text:p>https://twitter.com/P.P.Jacques_0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.&quot;;IF([.$A$8]&lt;&gt;&quot;&quot;;[.$A$8];[.$A$10]);IF([.$A$8]=&quot;&quot;;&quot;&quot;;&quot;.&quot;);IF([.$A$8]=&quot;&quot;;&quot;&quot;;[.$A$10]);&quot;_&quot;;[.$B$8];[.$B$9])" office:value-type="string" office:string-value="P.P.J_0112" calcext:value-type="string">
            <text:p>P.P.J_0112</text:p>
          </table:table-cell>
          <table:table-cell table:style-name="ce29"/>
          <table:table-cell table:style-name="ce38" table:formula="of:=CONCATENATE(&quot;https://www.instagram.com/&quot;;[.$A111];&quot;/&quot;)" office:value-type="string" office:string-value="https://www.instagram.com/P.P.Jacques.0112/" calcext:value-type="string">
            <text:p>https://www.instagram.com/P.P.Jacques.0112/</text:p>
          </table:table-cell>
          <table:table-cell table:style-name="ce38" table:formula="of:=CONCATENATE(&quot;https://www.facebook.com/&quot;;[.$A111];&quot;/&quot;)" office:value-type="string" office:string-value="https://www.facebook.com/P.P.Jacques.0112/" calcext:value-type="string">
            <text:p>https://www.facebook.com/P.P.Jacques.0112/</text:p>
          </table:table-cell>
          <table:table-cell table:style-name="ce38" table:formula="of:=CONCATENATE(&quot;https://twitter.com/&quot;;[.$A111];&quot;/&quot;)" office:value-type="string" office:string-value="https://twitter.com/P.P.Jacques.0112/" calcext:value-type="string">
            <text:p>https://twitter.com/P.P.Jacques.0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_&quot;;IF([.$A$8]&lt;&gt;&quot;&quot;;[.$A$8];[.$A$10]);IF([.$A$8]=&quot;&quot;;&quot;&quot;;&quot;_&quot;);IF([.$A$8]=&quot;&quot;;&quot;&quot;;[.$A$10]);&quot;.&quot;;[.$B$8];[.$B$9])" office:value-type="string" office:string-value="P_P_J.0112" calcext:value-type="string">
            <text:p>P_P_J.0112</text:p>
          </table:table-cell>
          <table:table-cell table:style-name="ce29"/>
          <table:table-cell table:style-name="ce38" table:formula="of:=CONCATENATE(&quot;https://www.instagram.com/&quot;;[.$A112];&quot;/&quot;)" office:value-type="string" office:string-value="https://www.instagram.com/P_P_Jacques-0112/" calcext:value-type="string">
            <text:p>https://www.instagram.com/P_P_Jacques-0112/</text:p>
          </table:table-cell>
          <table:table-cell table:style-name="ce38" table:formula="of:=CONCATENATE(&quot;https://www.facebook.com/&quot;;[.$A112];&quot;/&quot;)" office:value-type="string" office:string-value="https://www.facebook.com/P_P_Jacques-0112/" calcext:value-type="string">
            <text:p>https://www.facebook.com/P_P_Jacques-0112/</text:p>
          </table:table-cell>
          <table:table-cell table:style-name="ce38" table:formula="of:=CONCATENATE(&quot;https://twitter.com/&quot;;[.$A112];&quot;/&quot;)" office:value-type="string" office:string-value="https://twitter.com/P_P_Jacques-0112/" calcext:value-type="string">
            <text:p>https://twitter.com/P_P_Jacques-0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_&quot;;IF([.$A$8]&lt;&gt;&quot;&quot;;[.$A$8];[.$A$10]);IF([.$A$8]=&quot;&quot;;&quot;&quot;;&quot;_&quot;);IF([.$A$8]=&quot;&quot;;&quot;&quot;;[.$A$10]);&quot;-&quot;;[.$B$8];[.$B$9])" office:value-type="string" office:string-value="P_P_J-0112" calcext:value-type="string">
            <text:p>P_P_J-0112</text:p>
          </table:table-cell>
          <table:table-cell table:style-name="ce29"/>
          <table:table-cell table:style-name="ce38" table:formula="of:=CONCATENATE(&quot;https://www.instagram.com/&quot;;[.$A113];&quot;/&quot;)" office:value-type="string" office:string-value="https://www.instagram.com/P_P_Jacques_0112/" calcext:value-type="string">
            <text:p>https://www.instagram.com/P_P_Jacques_0112/</text:p>
          </table:table-cell>
          <table:table-cell table:style-name="ce38" table:formula="of:=CONCATENATE(&quot;https://www.facebook.com/&quot;;[.$A113];&quot;/&quot;)" office:value-type="string" office:string-value="https://www.facebook.com/P_P_Jacques_0112/" calcext:value-type="string">
            <text:p>https://www.facebook.com/P_P_Jacques_0112/</text:p>
          </table:table-cell>
          <table:table-cell table:style-name="ce38" table:formula="of:=CONCATENATE(&quot;https://twitter.com/&quot;;[.$A113];&quot;/&quot;)" office:value-type="string" office:string-value="https://twitter.com/P_P_Jacques_0112/" calcext:value-type="string">
            <text:p>https://twitter.com/P_P_Jacques_0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_&quot;;IF([.$A$8]&lt;&gt;&quot;&quot;;[.$A$8];[.$A$10]);IF([.$A$8]=&quot;&quot;;&quot;&quot;;&quot;_&quot;);IF([.$A$8]=&quot;&quot;;&quot;&quot;;[.$A$10]);&quot;_&quot;;[.$B$8];[.$B$9])" office:value-type="string" office:string-value="P_P_J_0112" calcext:value-type="string">
            <text:p>P_P_J_0112</text:p>
          </table:table-cell>
          <table:table-cell table:style-name="ce29"/>
          <table:table-cell table:style-name="ce38" table:formula="of:=CONCATENATE(&quot;https://www.instagram.com/&quot;;[.$A114];&quot;/&quot;)" office:value-type="string" office:string-value="https://www.instagram.com/P_P_Jacques.0112/" calcext:value-type="string">
            <text:p>https://www.instagram.com/P_P_Jacques.0112/</text:p>
          </table:table-cell>
          <table:table-cell table:style-name="ce38" table:formula="of:=CONCATENATE(&quot;https://www.facebook.com/&quot;;[.$A114];&quot;/&quot;)" office:value-type="string" office:string-value="https://www.facebook.com/P_P_Jacques.0112/" calcext:value-type="string">
            <text:p>https://www.facebook.com/P_P_Jacques.0112/</text:p>
          </table:table-cell>
          <table:table-cell table:style-name="ce38" table:formula="of:=CONCATENATE(&quot;https://twitter.com/&quot;;[.$A114];&quot;/&quot;)" office:value-type="string" office:string-value="https://twitter.com/P_P_Jacques.0112/" calcext:value-type="string">
            <text:p>https://twitter.com/P_P_Jacques.0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-&quot;;IF([.$A$8]&lt;&gt;&quot;&quot;;[.$A$8];[.$A$10]);IF([.$A$8]=&quot;&quot;;&quot;&quot;;&quot;-&quot;);IF([.$A$8]=&quot;&quot;;&quot;&quot;;[.$A$10]);&quot;-&quot;;[.$B$8];[.$B$9])" office:value-type="string" office:string-value="P-P-J-0112" calcext:value-type="string">
            <text:p>P-P-J-0112</text:p>
          </table:table-cell>
          <table:table-cell table:style-name="ce12"/>
          <table:table-cell table:style-name="ce38" table:formula="of:=CONCATENATE(&quot;https://www.instagram.com/&quot;;[.$A115];&quot;/&quot;)" office:value-type="string" office:string-value="https://www.instagram.com/P-P-Jacques-0112/" calcext:value-type="string">
            <text:p>https://www.instagram.com/P-P-Jacques-0112/</text:p>
          </table:table-cell>
          <table:table-cell table:style-name="ce38" table:formula="of:=CONCATENATE(&quot;https://www.facebook.com/&quot;;[.$A115];&quot;/&quot;)" office:value-type="string" office:string-value="https://www.facebook.com/P-P-Jacques-0112/" calcext:value-type="string">
            <text:p>https://www.facebook.com/P-P-Jacques-0112/</text:p>
          </table:table-cell>
          <table:table-cell table:style-name="ce38" table:formula="of:=CONCATENATE(&quot;https://twitter.com/&quot;;[.$A115];&quot;/&quot;)" office:value-type="string" office:string-value="https://twitter.com/P-P-Jacques-0112/" calcext:value-type="string">
            <text:p>https://twitter.com/P-P-Jacques-0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&quot;;IF([.$A$8]&lt;&gt;&quot;&quot;;[.$A$8];[.$A$10]);IF([.$A$8]=&quot;&quot;;&quot;&quot;;&quot;&quot;);IF([.$A$8]=&quot;&quot;;&quot;&quot;;[.$A$10]);&quot;_&quot;;[.$B$8];[.$B$9])" office:value-type="string" office:string-value="PPJ_0112" calcext:value-type="string">
            <text:p>PPJ_0112</text:p>
          </table:table-cell>
          <table:table-cell table:style-name="ce12"/>
          <table:table-cell table:style-name="ce38" table:formula="of:=CONCATENATE(&quot;https://www.instagram.com/&quot;;[.$A116];&quot;/&quot;)" office:value-type="string" office:string-value="https://www.instagram.com/P-P-Jacques_0112/" calcext:value-type="string">
            <text:p>https://www.instagram.com/P-P-Jacques_0112/</text:p>
          </table:table-cell>
          <table:table-cell table:style-name="ce38" table:formula="of:=CONCATENATE(&quot;https://www.facebook.com/&quot;;[.$A116];&quot;/&quot;)" office:value-type="string" office:string-value="https://www.facebook.com/P-P-Jacques_0112/" calcext:value-type="string">
            <text:p>https://www.facebook.com/P-P-Jacques_0112/</text:p>
          </table:table-cell>
          <table:table-cell table:style-name="ce38" table:formula="of:=CONCATENATE(&quot;https://twitter.com/&quot;;[.$A116];&quot;/&quot;)" office:value-type="string" office:string-value="https://twitter.com/P-P-Jacques_0112/" calcext:value-type="string">
            <text:p>https://twitter.com/P-P-Jacques_0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&quot;;IF([.$A$8]&lt;&gt;&quot;&quot;;[.$A$8];[.$A$10]);IF([.$A$8]=&quot;&quot;;&quot;&quot;;&quot;&quot;);IF([.$A$8]=&quot;&quot;;&quot;&quot;;[.$A$10]);&quot;.&quot;;[.$B$8];[.$B$9])" office:value-type="string" office:string-value="PPJ.0112" calcext:value-type="string">
            <text:p>PPJ.0112</text:p>
          </table:table-cell>
          <table:table-cell table:style-name="ce12"/>
          <table:table-cell table:style-name="ce38" table:formula="of:=CONCATENATE(&quot;https://www.instagram.com/&quot;;[.$A117];&quot;/&quot;)" office:value-type="string" office:string-value="https://www.instagram.com/P-P-Jacques.0112/" calcext:value-type="string">
            <text:p>https://www.instagram.com/P-P-Jacques.0112/</text:p>
          </table:table-cell>
          <table:table-cell table:style-name="ce38" table:formula="of:=CONCATENATE(&quot;https://www.facebook.com/&quot;;[.$A117];&quot;/&quot;)" office:value-type="string" office:string-value="https://www.facebook.com/P-P-Jacques.0112/" calcext:value-type="string">
            <text:p>https://www.facebook.com/P-P-Jacques.0112/</text:p>
          </table:table-cell>
          <table:table-cell table:style-name="ce38" table:formula="of:=CONCATENATE(&quot;https://twitter.com/&quot;;[.$A117];&quot;/&quot;)" office:value-type="string" office:string-value="https://twitter.com/P-P-Jacques.0112/" calcext:value-type="string">
            <text:p>https://twitter.com/P-P-Jacques.0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&quot;;IF([.$A$8]&lt;&gt;&quot;&quot;;[.$A$8];[.$A$10]);IF([.$A$8]=&quot;&quot;;&quot;&quot;;&quot;&quot;);IF([.$A$8]=&quot;&quot;;&quot;&quot;;[.$A$10]);&quot;-&quot;;[.$B$8];[.$B$9])" office:value-type="string" office:string-value="PPJ-0112" calcext:value-type="string">
            <text:p>PPJ-0112</text:p>
          </table:table-cell>
          <table:table-cell table:style-name="ce12"/>
          <table:table-cell table:style-name="ce38" table:formula="of:=CONCATENATE(&quot;https://www.instagram.com/&quot;;[.$A118];&quot;/&quot;)" office:value-type="string" office:string-value="https://www.instagram.com/PPJacques_0112/" calcext:value-type="string">
            <text:p>https://www.instagram.com/PPJacques_0112/</text:p>
          </table:table-cell>
          <table:table-cell table:style-name="ce38" table:formula="of:=CONCATENATE(&quot;https://www.facebook.com/&quot;;[.$A118];&quot;/&quot;)" office:value-type="string" office:string-value="https://www.facebook.com/PPJacques_0112/" calcext:value-type="string">
            <text:p>https://www.facebook.com/PPJacques_0112/</text:p>
          </table:table-cell>
          <table:table-cell table:style-name="ce38" table:formula="of:=CONCATENATE(&quot;https://twitter.com/&quot;;[.$A118];&quot;/&quot;)" office:value-type="string" office:string-value="https://twitter.com/PPJacques_0112/" calcext:value-type="string">
            <text:p>https://twitter.com/PPJacques_0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.&quot;;IF([.$A$8]&lt;&gt;&quot;&quot;;[.$A$8];[.$A$10]);IF([.$A$8]=&quot;&quot;;&quot;&quot;;&quot;.&quot;);IF([.$A$8]=&quot;&quot;;&quot;&quot;;[.$A$11]);&quot;-&quot;;[.$B$8];[.$B$9])" office:value-type="string" office:string-value="P.P.Jacques-0112" calcext:value-type="string">
            <text:p>P.P.Jacques-0112</text:p>
          </table:table-cell>
          <table:table-cell table:style-name="ce12"/>
          <table:table-cell table:style-name="ce38" table:formula="of:=CONCATENATE(&quot;https://www.instagram.com/&quot;;[.$A119];&quot;/&quot;)" office:value-type="string" office:string-value="https://www.instagram.com/PPJacques-0112/" calcext:value-type="string">
            <text:p>https://www.instagram.com/PPJacques-0112/</text:p>
          </table:table-cell>
          <table:table-cell table:style-name="ce38" table:formula="of:=CONCATENATE(&quot;https://www.facebook.com/&quot;;[.$A119];&quot;/&quot;)" office:value-type="string" office:string-value="https://www.facebook.com/PPJacques-0112/" calcext:value-type="string">
            <text:p>https://www.facebook.com/PPJacques-0112/</text:p>
          </table:table-cell>
          <table:table-cell table:style-name="ce38" table:formula="of:=CONCATENATE(&quot;https://twitter.com/&quot;;[.$A119];&quot;/&quot;)" office:value-type="string" office:string-value="https://twitter.com/PPJacques-0112/" calcext:value-type="string">
            <text:p>https://twitter.com/PPJacques-0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.&quot;;IF([.$A$8]&lt;&gt;&quot;&quot;;[.$A$8];[.$A$10]);IF([.$A$8]=&quot;&quot;;&quot;&quot;;&quot;.&quot;);IF([.$A$8]=&quot;&quot;;&quot;&quot;;[.$A$11]);&quot;_&quot;;[.$B$8];[.$B$9])" office:value-type="string" office:string-value="P.P.Jacques_0112" calcext:value-type="string">
            <text:p>P.P.Jacques_0112</text:p>
          </table:table-cell>
          <table:table-cell table:style-name="ce12"/>
          <table:table-cell table:style-name="ce38" table:formula="of:=CONCATENATE(&quot;https://www.instagram.com/&quot;;[.$A120];&quot;/&quot;)" office:value-type="string" office:string-value="https://www.instagram.com/PPJacques.0112/" calcext:value-type="string">
            <text:p>https://www.instagram.com/PPJacques.0112/</text:p>
          </table:table-cell>
          <table:table-cell table:style-name="ce38" table:formula="of:=CONCATENATE(&quot;https://www.facebook.com/&quot;;[.$A120];&quot;/&quot;)" office:value-type="string" office:string-value="https://www.facebook.com/PPJacques.0112/" calcext:value-type="string">
            <text:p>https://www.facebook.com/PPJacques.0112/</text:p>
          </table:table-cell>
          <table:table-cell table:style-name="ce38" table:formula="of:=CONCATENATE(&quot;https://twitter.com/&quot;;[.$A120];&quot;/&quot;)" office:value-type="string" office:string-value="https://twitter.com/PPJacques.0112/" calcext:value-type="string">
            <text:p>https://twitter.com/PPJacques.0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.&quot;;IF([.$A$8]&lt;&gt;&quot;&quot;;[.$A$8];[.$A$10]);IF([.$A$8]=&quot;&quot;;&quot;&quot;;&quot;.&quot;);IF([.$A$8]=&quot;&quot;;&quot;&quot;;[.$A$11]);&quot;.&quot;;[.$B$8];[.$B$9])" office:value-type="string" office:string-value="P.P.Jacques.0112" calcext:value-type="string">
            <text:p>P.P.Jacques.0112</text:p>
          </table:table-cell>
          <table:table-cell table:style-name="ce12"/>
          <table:table-cell table:style-name="ce38" table:formula="of:=CONCATENATE(&quot;https://www.instagram.com/&quot;;[.$A121];&quot;/&quot;)" office:value-type="string" office:string-value="https://www.instagram.com/Pierre_Paul_J_0112/" calcext:value-type="string">
            <text:p>https://www.instagram.com/Pierre_Paul_J_0112/</text:p>
          </table:table-cell>
          <table:table-cell table:style-name="ce38" table:formula="of:=CONCATENATE(&quot;https://www.facebook.com/&quot;;[.$A121];&quot;/&quot;)" office:value-type="string" office:string-value="https://www.facebook.com/Pierre_Paul_J_0112/" calcext:value-type="string">
            <text:p>https://www.facebook.com/Pierre_Paul_J_0112/</text:p>
          </table:table-cell>
          <table:table-cell table:style-name="ce38" table:formula="of:=CONCATENATE(&quot;https://twitter.com/&quot;;[.$A121];&quot;/&quot;)" office:value-type="string" office:string-value="https://twitter.com/Pierre_Paul_J_0112/" calcext:value-type="string">
            <text:p>https://twitter.com/Pierre_Paul_J_0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_&quot;;IF([.$A$8]&lt;&gt;&quot;&quot;;[.$A$8];[.$A$10]);IF([.$A$8]=&quot;&quot;;&quot;&quot;;&quot;_&quot;);IF([.$A$8]=&quot;&quot;;&quot;&quot;;[.$A$11]);&quot;-&quot;;[.$B$8];[.$B$9])" office:value-type="string" office:string-value="P_P_Jacques-0112" calcext:value-type="string">
            <text:p>P_P_Jacques-0112</text:p>
          </table:table-cell>
          <table:table-cell table:style-name="ce12"/>
          <table:table-cell table:style-name="ce38" table:formula="of:=CONCATENATE(&quot;https://www.instagram.com/&quot;;[.$A122];&quot;/&quot;)" office:value-type="string" office:string-value="https://www.instagram.com/Pierre_Paul_J-0112/" calcext:value-type="string">
            <text:p>https://www.instagram.com/Pierre_Paul_J-0112/</text:p>
          </table:table-cell>
          <table:table-cell table:style-name="ce38" table:formula="of:=CONCATENATE(&quot;https://www.facebook.com/&quot;;[.$A122];&quot;/&quot;)" office:value-type="string" office:string-value="https://www.facebook.com/Pierre_Paul_J-0112/" calcext:value-type="string">
            <text:p>https://www.facebook.com/Pierre_Paul_J-0112/</text:p>
          </table:table-cell>
          <table:table-cell table:style-name="ce38" table:formula="of:=CONCATENATE(&quot;https://twitter.com/&quot;;[.$A122];&quot;/&quot;)" office:value-type="string" office:string-value="https://twitter.com/Pierre_Paul_J-0112/" calcext:value-type="string">
            <text:p>https://twitter.com/Pierre_Paul_J-0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_&quot;;IF([.$A$8]&lt;&gt;&quot;&quot;;[.$A$8];[.$A$10]);IF([.$A$8]=&quot;&quot;;&quot;&quot;;&quot;_&quot;);IF([.$A$8]=&quot;&quot;;&quot;&quot;;[.$A$11]);&quot;_&quot;;[.$B$8];[.$B$9])" office:value-type="string" office:string-value="P_P_Jacques_0112" calcext:value-type="string">
            <text:p>P_P_Jacques_0112</text:p>
          </table:table-cell>
          <table:table-cell table:style-name="ce12"/>
          <table:table-cell table:style-name="ce38" table:formula="of:=CONCATENATE(&quot;https://www.instagram.com/&quot;;[.$A123];&quot;/&quot;)" office:value-type="string" office:string-value="https://www.instagram.com/Pierre_Paul_J.0112/" calcext:value-type="string">
            <text:p>https://www.instagram.com/Pierre_Paul_J.0112/</text:p>
          </table:table-cell>
          <table:table-cell table:style-name="ce38" table:formula="of:=CONCATENATE(&quot;https://www.facebook.com/&quot;;[.$A123];&quot;/&quot;)" office:value-type="string" office:string-value="https://www.facebook.com/Pierre_Paul_J.0112/" calcext:value-type="string">
            <text:p>https://www.facebook.com/Pierre_Paul_J.0112/</text:p>
          </table:table-cell>
          <table:table-cell table:style-name="ce38" table:formula="of:=CONCATENATE(&quot;https://twitter.com/&quot;;[.$A123];&quot;/&quot;)" office:value-type="string" office:string-value="https://twitter.com/Pierre_Paul_J.0112/" calcext:value-type="string">
            <text:p>https://twitter.com/Pierre_Paul_J.0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_&quot;;IF([.$A$8]&lt;&gt;&quot;&quot;;[.$A$8];[.$A$10]);IF([.$A$8]=&quot;&quot;;&quot;&quot;;&quot;_&quot;);IF([.$A$8]=&quot;&quot;;&quot;&quot;;[.$A$11]);&quot;.&quot;;[.$B$8];[.$B$9])" office:value-type="string" office:string-value="P_P_Jacques.0112" calcext:value-type="string">
            <text:p>P_P_Jacques.0112</text:p>
          </table:table-cell>
          <table:table-cell table:style-name="ce12"/>
          <table:table-cell table:style-name="ce38" table:formula="of:=CONCATENATE(&quot;https://www.instagram.com/&quot;;[.$A124];&quot;/&quot;)" office:value-type="string" office:string-value="https://www.instagram.com/Pierre-Paul-J-0112/" calcext:value-type="string">
            <text:p>https://www.instagram.com/Pierre-Paul-J-0112/</text:p>
          </table:table-cell>
          <table:table-cell table:style-name="ce38" table:formula="of:=CONCATENATE(&quot;https://www.facebook.com/&quot;;[.$A124];&quot;/&quot;)" office:value-type="string" office:string-value="https://www.facebook.com/Pierre-Paul-J-0112/" calcext:value-type="string">
            <text:p>https://www.facebook.com/Pierre-Paul-J-0112/</text:p>
          </table:table-cell>
          <table:table-cell table:style-name="ce38" table:formula="of:=CONCATENATE(&quot;https://twitter.com/&quot;;[.$A124];&quot;/&quot;)" office:value-type="string" office:string-value="https://twitter.com/Pierre-Paul-J-0112/" calcext:value-type="string">
            <text:p>https://twitter.com/Pierre-Paul-J-0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-&quot;;IF([.$A$8]&lt;&gt;&quot;&quot;;[.$A$8];[.$A$10]);IF([.$A$8]=&quot;&quot;;&quot;&quot;;&quot;-&quot;);IF([.$A$8]=&quot;&quot;;&quot;&quot;;[.$A$11]);&quot;-&quot;;[.$B$8];[.$B$9])" office:value-type="string" office:string-value="P-P-Jacques-0112" calcext:value-type="string">
            <text:p>P-P-Jacques-0112</text:p>
          </table:table-cell>
          <table:table-cell table:style-name="ce12"/>
          <table:table-cell table:style-name="ce38" table:formula="of:=CONCATENATE(&quot;https://www.instagram.com/&quot;;[.$A125];&quot;/&quot;)" office:value-type="string" office:string-value="https://www.instagram.com/Pierre-Paul-J_0112/" calcext:value-type="string">
            <text:p>https://www.instagram.com/Pierre-Paul-J_0112/</text:p>
          </table:table-cell>
          <table:table-cell table:style-name="ce38" table:formula="of:=CONCATENATE(&quot;https://www.facebook.com/&quot;;[.$A125];&quot;/&quot;)" office:value-type="string" office:string-value="https://www.facebook.com/Pierre-Paul-J_0112/" calcext:value-type="string">
            <text:p>https://www.facebook.com/Pierre-Paul-J_0112/</text:p>
          </table:table-cell>
          <table:table-cell table:style-name="ce38" table:formula="of:=CONCATENATE(&quot;https://twitter.com/&quot;;[.$A125];&quot;/&quot;)" office:value-type="string" office:string-value="https://twitter.com/Pierre-Paul-J_0112/" calcext:value-type="string">
            <text:p>https://twitter.com/Pierre-Paul-J_0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-&quot;;IF([.$A$8]&lt;&gt;&quot;&quot;;[.$A$8];[.$A$10]);IF([.$A$8]=&quot;&quot;;&quot;&quot;;&quot;-&quot;);IF([.$A$8]=&quot;&quot;;&quot;&quot;;[.$A$11]);&quot;_&quot;;[.$B$8];[.$B$9])" office:value-type="string" office:string-value="P-P-Jacques_0112" calcext:value-type="string">
            <text:p>P-P-Jacques_0112</text:p>
          </table:table-cell>
          <table:table-cell table:style-name="ce12"/>
          <table:table-cell table:style-name="ce38" table:formula="of:=CONCATENATE(&quot;https://www.instagram.com/&quot;;[.$A126];&quot;/&quot;)" office:value-type="string" office:string-value="https://www.instagram.com/Pierre-Paul-J.0112/" calcext:value-type="string">
            <text:p>https://www.instagram.com/Pierre-Paul-J.0112/</text:p>
          </table:table-cell>
          <table:table-cell table:style-name="ce38" table:formula="of:=CONCATENATE(&quot;https://www.facebook.com/&quot;;[.$A126];&quot;/&quot;)" office:value-type="string" office:string-value="https://www.facebook.com/Pierre-Paul-J.0112/" calcext:value-type="string">
            <text:p>https://www.facebook.com/Pierre-Paul-J.0112/</text:p>
          </table:table-cell>
          <table:table-cell table:style-name="ce38" table:formula="of:=CONCATENATE(&quot;https://twitter.com/&quot;;[.$A126];&quot;/&quot;)" office:value-type="string" office:string-value="https://twitter.com/Pierre-Paul-J.0112/" calcext:value-type="string">
            <text:p>https://twitter.com/Pierre-Paul-J.0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-&quot;;IF([.$A$8]&lt;&gt;&quot;&quot;;[.$A$8];[.$A$10]);IF([.$A$8]=&quot;&quot;;&quot;&quot;;&quot;-&quot;);IF([.$A$8]=&quot;&quot;;&quot;&quot;;[.$A$11]);&quot;.&quot;;[.$B$8];[.$B$9])" office:value-type="string" office:string-value="P-P-Jacques.0112" calcext:value-type="string">
            <text:p>P-P-Jacques.0112</text:p>
          </table:table-cell>
          <table:table-cell table:style-name="ce12"/>
          <table:table-cell table:style-name="ce38" table:formula="of:=CONCATENATE(&quot;https://www.instagram.com/&quot;;[.$A127];&quot;/&quot;)" office:value-type="string" office:string-value="https://www.instagram.com/Pierre-Paul.J-0112/" calcext:value-type="string">
            <text:p>https://www.instagram.com/Pierre-Paul.J-0112/</text:p>
          </table:table-cell>
          <table:table-cell table:style-name="ce38" table:formula="of:=CONCATENATE(&quot;https://www.facebook.com/&quot;;[.$A127];&quot;/&quot;)" office:value-type="string" office:string-value="https://www.facebook.com/Pierre-Paul.J-0112/" calcext:value-type="string">
            <text:p>https://www.facebook.com/Pierre-Paul.J-0112/</text:p>
          </table:table-cell>
          <table:table-cell table:style-name="ce38" table:formula="of:=CONCATENATE(&quot;https://twitter.com/&quot;;[.$A127];&quot;/&quot;)" office:value-type="string" office:string-value="https://twitter.com/Pierre-Paul.J-0112/" calcext:value-type="string">
            <text:p>https://twitter.com/Pierre-Paul.J-0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&quot;;IF([.$A$8]&lt;&gt;&quot;&quot;;[.$A$8];[.$A$10]);IF([.$A$8]=&quot;&quot;;&quot;&quot;;&quot;&quot;);IF([.$A$8]=&quot;&quot;;&quot;&quot;;[.$A$11]);&quot;_&quot;;[.$B$8];[.$B$9])" office:value-type="string" office:string-value="PPJacques_0112" calcext:value-type="string">
            <text:p>PPJacques_0112</text:p>
          </table:table-cell>
          <table:table-cell table:style-name="ce12"/>
          <table:table-cell table:style-name="ce38" table:formula="of:=CONCATENATE(&quot;https://www.instagram.com/&quot;;[.$A128];&quot;/&quot;)" office:value-type="string" office:string-value="https://www.instagram.com/Pierre-Paul.J_0112/" calcext:value-type="string">
            <text:p>https://www.instagram.com/Pierre-Paul.J_0112/</text:p>
          </table:table-cell>
          <table:table-cell table:style-name="ce38" table:formula="of:=CONCATENATE(&quot;https://www.facebook.com/&quot;;[.$A128];&quot;/&quot;)" office:value-type="string" office:string-value="https://www.facebook.com/Pierre-Paul.J_0112/" calcext:value-type="string">
            <text:p>https://www.facebook.com/Pierre-Paul.J_0112/</text:p>
          </table:table-cell>
          <table:table-cell table:style-name="ce38" table:formula="of:=CONCATENATE(&quot;https://twitter.com/&quot;;[.$A128];&quot;/&quot;)" office:value-type="string" office:string-value="https://twitter.com/Pierre-Paul.J_0112/" calcext:value-type="string">
            <text:p>https://twitter.com/Pierre-Paul.J_0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&quot;;IF([.$A$8]&lt;&gt;&quot;&quot;;[.$A$8];[.$A$10]);IF([.$A$8]=&quot;&quot;;&quot;&quot;;&quot;&quot;);IF([.$A$8]=&quot;&quot;;&quot;&quot;;[.$A$11]);&quot;-&quot;;[.$B$8];[.$B$9])" office:value-type="string" office:string-value="PPJacques-0112" calcext:value-type="string">
            <text:p>PPJacques-0112</text:p>
          </table:table-cell>
          <table:table-cell table:style-name="ce12"/>
          <table:table-cell table:style-name="ce38" table:formula="of:=CONCATENATE(&quot;https://www.instagram.com/&quot;;[.$A129];&quot;/&quot;)" office:value-type="string" office:string-value="https://www.instagram.com/Pierre-Paul.J.0112/" calcext:value-type="string">
            <text:p>https://www.instagram.com/Pierre-Paul.J.0112/</text:p>
          </table:table-cell>
          <table:table-cell table:style-name="ce38" table:formula="of:=CONCATENATE(&quot;https://www.facebook.com/&quot;;[.$A129];&quot;/&quot;)" office:value-type="string" office:string-value="https://www.facebook.com/Pierre-Paul.J.0112/" calcext:value-type="string">
            <text:p>https://www.facebook.com/Pierre-Paul.J.0112/</text:p>
          </table:table-cell>
          <table:table-cell table:style-name="ce38" table:formula="of:=CONCATENATE(&quot;https://twitter.com/&quot;;[.$A129];&quot;/&quot;)" office:value-type="string" office:string-value="https://twitter.com/Pierre-Paul.J.0112/" calcext:value-type="string">
            <text:p>https://twitter.com/Pierre-Paul.J.0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&quot;;IF([.$A$8]&lt;&gt;&quot;&quot;;[.$A$8];[.$A$10]);IF([.$A$8]=&quot;&quot;;&quot;&quot;;&quot;&quot;);IF([.$A$8]=&quot;&quot;;&quot;&quot;;[.$A$11]);&quot;.&quot;;[.$B$8];[.$B$9])" office:value-type="string" office:string-value="PPJacques.0112" calcext:value-type="string">
            <text:p>PPJacques.0112</text:p>
          </table:table-cell>
          <table:table-cell table:style-name="ce12"/>
          <table:table-cell table:style-name="ce38" table:formula="of:=CONCATENATE(&quot;https://www.instagram.com/&quot;;[.$A130];&quot;/&quot;)" office:value-type="string" office:string-value="https://www.instagram.com/Pierre_Paul.J_0112/" calcext:value-type="string">
            <text:p>https://www.instagram.com/Pierre_Paul.J_0112/</text:p>
          </table:table-cell>
          <table:table-cell table:style-name="ce38" table:formula="of:=CONCATENATE(&quot;https://www.facebook.com/&quot;;[.$A130];&quot;/&quot;)" office:value-type="string" office:string-value="https://www.facebook.com/Pierre_Paul.J_0112/" calcext:value-type="string">
            <text:p>https://www.facebook.com/Pierre_Paul.J_0112/</text:p>
          </table:table-cell>
          <table:table-cell table:style-name="ce38" table:formula="of:=CONCATENATE(&quot;https://twitter.com/&quot;;[.$A130];&quot;/&quot;)" office:value-type="string" office:string-value="https://twitter.com/Pierre_Paul.J_0112/" calcext:value-type="string">
            <text:p>https://twitter.com/Pierre_Paul.J_0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IF([.$A$6]=&quot;&quot;;CONCATENATE([.$A$7];&quot;_&quot;;IF([.$A$9]&lt;&gt;&quot;&quot;;[.$A$9];[.$A$10]);IF([.$A$9]=&quot;&quot;;&quot;&quot;;&quot;_&quot;);IF([.$A$9]=&quot;&quot;;&quot;&quot;;[.$A$10]));CONCATENATE([.$A$6];&quot;_&quot;;[.$A$11]));&quot;_&quot;;[.$B$8];[.$B$9])" office:value-type="string" office:string-value="Pierre_Paul_J_0112" calcext:value-type="string">
            <text:p>Pierre_Paul_J_0112</text:p>
          </table:table-cell>
          <table:table-cell table:style-name="ce12"/>
          <table:table-cell table:style-name="ce38" table:formula="of:=CONCATENATE(&quot;https://www.instagram.com/&quot;;[.$A131];&quot;/&quot;)" office:value-type="string" office:string-value="https://www.instagram.com/Pierre_Paul.J-0112/" calcext:value-type="string">
            <text:p>https://www.instagram.com/Pierre_Paul.J-0112/</text:p>
          </table:table-cell>
          <table:table-cell table:style-name="ce38" table:formula="of:=CONCATENATE(&quot;https://www.facebook.com/&quot;;[.$A131];&quot;/&quot;)" office:value-type="string" office:string-value="https://www.facebook.com/Pierre_Paul.J-0112/" calcext:value-type="string">
            <text:p>https://www.facebook.com/Pierre_Paul.J-0112/</text:p>
          </table:table-cell>
          <table:table-cell table:style-name="ce38" table:formula="of:=CONCATENATE(&quot;https://twitter.com/&quot;;[.$A131];&quot;/&quot;)" office:value-type="string" office:string-value="https://twitter.com/Pierre_Paul.J-0112/" calcext:value-type="string">
            <text:p>https://twitter.com/Pierre_Paul.J-0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IF([.$A$6]=&quot;&quot;;CONCATENATE([.$A$7];&quot;_&quot;;IF([.$A$9]&lt;&gt;&quot;&quot;;[.$A$9];[.$A$10]);IF([.$A$9]=&quot;&quot;;&quot;&quot;;&quot;_&quot;);IF([.$A$9]=&quot;&quot;;&quot;&quot;;[.$A$10]));CONCATENATE([.$A$6];&quot;_&quot;;[.$A$11]));&quot;-&quot;;[.$B$8];[.$B$9])" office:value-type="string" office:string-value="Pierre_Paul_J-0112" calcext:value-type="string">
            <text:p>Pierre_Paul_J-0112</text:p>
          </table:table-cell>
          <table:table-cell table:style-name="ce12"/>
          <table:table-cell table:style-name="ce38" table:formula="of:=CONCATENATE(&quot;https://www.instagram.com/&quot;;[.$A132];&quot;/&quot;)" office:value-type="string" office:string-value="https://www.instagram.com/Pierre_Paul.J.0112/" calcext:value-type="string">
            <text:p>https://www.instagram.com/Pierre_Paul.J.0112/</text:p>
          </table:table-cell>
          <table:table-cell table:style-name="ce38" table:formula="of:=CONCATENATE(&quot;https://www.facebook.com/&quot;;[.$A132];&quot;/&quot;)" office:value-type="string" office:string-value="https://www.facebook.com/Pierre_Paul.J.0112/" calcext:value-type="string">
            <text:p>https://www.facebook.com/Pierre_Paul.J.0112/</text:p>
          </table:table-cell>
          <table:table-cell table:style-name="ce38" table:formula="of:=CONCATENATE(&quot;https://twitter.com/&quot;;[.$A132];&quot;/&quot;)" office:value-type="string" office:string-value="https://twitter.com/Pierre_Paul.J.0112/" calcext:value-type="string">
            <text:p>https://twitter.com/Pierre_Paul.J.0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IF([.$A$6]=&quot;&quot;;CONCATENATE([.$A$7];&quot;_&quot;;IF([.$A$9]&lt;&gt;&quot;&quot;;[.$A$9];[.$A$10]);IF([.$A$9]=&quot;&quot;;&quot;&quot;;&quot;_&quot;);IF([.$A$9]=&quot;&quot;;&quot;&quot;;[.$A$10]));CONCATENATE([.$A$6];&quot;_&quot;;[.$A$11]));&quot;.&quot;;[.$B$8];[.$B$9])" office:value-type="string" office:string-value="Pierre_Paul_J.0112" calcext:value-type="string">
            <text:p>Pierre_Paul_J.0112</text:p>
          </table:table-cell>
          <table:table-cell table:style-name="ce12"/>
          <table:table-cell table:style-name="ce38" table:formula="of:=CONCATENATE(&quot;https://www.instagram.com/&quot;;[.$A133];&quot;/&quot;)" office:value-type="string" office:string-value="https://www.instagram.com/P.P.J.112/" calcext:value-type="string">
            <text:p>https://www.instagram.com/P.P.J.112/</text:p>
          </table:table-cell>
          <table:table-cell table:style-name="ce38" table:formula="of:=CONCATENATE(&quot;https://www.facebook.com/&quot;;[.$A133];&quot;/&quot;)" office:value-type="string" office:string-value="https://www.facebook.com/P.P.J.112/" calcext:value-type="string">
            <text:p>https://www.facebook.com/P.P.J.112/</text:p>
          </table:table-cell>
          <table:table-cell table:style-name="ce38" table:formula="of:=CONCATENATE(&quot;https://twitter.com/&quot;;[.$A133];&quot;/&quot;)" office:value-type="string" office:string-value="https://twitter.com/P.P.J.112/" calcext:value-type="string">
            <text:p>https://twitter.com/P.P.J.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IF([.$A$6]=&quot;&quot;;CONCATENATE([.$A$7];&quot;-&quot;;IF([.$A$9]&lt;&gt;&quot;&quot;;[.$A$9];[.$A$10]);IF([.$A$9]=&quot;&quot;;&quot;&quot;;&quot;-&quot;);IF([.$A$9]=&quot;&quot;;&quot;&quot;;[.$A$10]));CONCATENATE([.$A$6];&quot;-&quot;;[.$A$11]));&quot;-&quot;;[.$B$8];[.$B$9])" office:value-type="string" office:string-value="Pierre-Paul-J-0112" calcext:value-type="string">
            <text:p>Pierre-Paul-J-0112</text:p>
          </table:table-cell>
          <table:table-cell table:style-name="ce12"/>
          <table:table-cell table:style-name="ce38" table:formula="of:=CONCATENATE(&quot;https://www.instagram.com/&quot;;[.$A134];&quot;/&quot;)" office:value-type="string" office:string-value="https://www.instagram.com/P.P.J-112/" calcext:value-type="string">
            <text:p>https://www.instagram.com/P.P.J-112/</text:p>
          </table:table-cell>
          <table:table-cell table:style-name="ce38" table:formula="of:=CONCATENATE(&quot;https://www.facebook.com/&quot;;[.$A134];&quot;/&quot;)" office:value-type="string" office:string-value="https://www.facebook.com/P.P.J-112/" calcext:value-type="string">
            <text:p>https://www.facebook.com/P.P.J-112/</text:p>
          </table:table-cell>
          <table:table-cell table:style-name="ce38" table:formula="of:=CONCATENATE(&quot;https://twitter.com/&quot;;[.$A134];&quot;/&quot;)" office:value-type="string" office:string-value="https://twitter.com/P.P.J-112/" calcext:value-type="string">
            <text:p>https://twitter.com/P.P.J-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IF([.$A$6]=&quot;&quot;;CONCATENATE([.$A$7];&quot;-&quot;;IF([.$A$9]&lt;&gt;&quot;&quot;;[.$A$9];[.$A$10]);IF([.$A$9]=&quot;&quot;;&quot;&quot;;&quot;-&quot;);IF([.$A$9]=&quot;&quot;;&quot;&quot;;[.$A$10]));CONCATENATE([.$A$6];&quot;-&quot;;[.$A$11]));&quot;_&quot;;[.$B$8];[.$B$9])" office:value-type="string" office:string-value="Pierre-Paul-J_0112" calcext:value-type="string">
            <text:p>Pierre-Paul-J_0112</text:p>
          </table:table-cell>
          <table:table-cell table:style-name="ce12"/>
          <table:table-cell table:style-name="ce38" table:formula="of:=CONCATENATE(&quot;https://www.instagram.com/&quot;;[.$A135];&quot;/&quot;)" office:value-type="string" office:string-value="https://www.instagram.com/P.P.J_112/" calcext:value-type="string">
            <text:p>https://www.instagram.com/P.P.J_112/</text:p>
          </table:table-cell>
          <table:table-cell table:style-name="ce38" table:formula="of:=CONCATENATE(&quot;https://www.facebook.com/&quot;;[.$A135];&quot;/&quot;)" office:value-type="string" office:string-value="https://www.facebook.com/P.P.J_112/" calcext:value-type="string">
            <text:p>https://www.facebook.com/P.P.J_112/</text:p>
          </table:table-cell>
          <table:table-cell table:style-name="ce38" table:formula="of:=CONCATENATE(&quot;https://twitter.com/&quot;;[.$A135];&quot;/&quot;)" office:value-type="string" office:string-value="https://twitter.com/P.P.J_112/" calcext:value-type="string">
            <text:p>https://twitter.com/P.P.J_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IF([.$A$6]=&quot;&quot;;CONCATENATE([.$A$7];&quot;-&quot;;IF([.$A$9]&lt;&gt;&quot;&quot;;[.$A$9];[.$A$10]);IF([.$A$9]=&quot;&quot;;&quot;&quot;;&quot;-&quot;);IF([.$A$9]=&quot;&quot;;&quot;&quot;;[.$A$10]));CONCATENATE([.$A$6];&quot;-&quot;;[.$A$11]));&quot;.&quot;;[.$B$8];[.$B$9])" office:value-type="string" office:string-value="Pierre-Paul-J.0112" calcext:value-type="string">
            <text:p>Pierre-Paul-J.0112</text:p>
          </table:table-cell>
          <table:table-cell table:style-name="ce12"/>
          <table:table-cell table:style-name="ce38" table:formula="of:=CONCATENATE(&quot;https://www.instagram.com/&quot;;[.$A136];&quot;/&quot;)" office:value-type="string" office:string-value="https://www.instagram.com/P_P_J.112/" calcext:value-type="string">
            <text:p>https://www.instagram.com/P_P_J.112/</text:p>
          </table:table-cell>
          <table:table-cell table:style-name="ce38" table:formula="of:=CONCATENATE(&quot;https://www.facebook.com/&quot;;[.$A136];&quot;/&quot;)" office:value-type="string" office:string-value="https://www.facebook.com/P_P_J.112/" calcext:value-type="string">
            <text:p>https://www.facebook.com/P_P_J.112/</text:p>
          </table:table-cell>
          <table:table-cell table:style-name="ce38" table:formula="of:=CONCATENATE(&quot;https://twitter.com/&quot;;[.$A136];&quot;/&quot;)" office:value-type="string" office:string-value="https://twitter.com/P_P_J.112/" calcext:value-type="string">
            <text:p>https://twitter.com/P_P_J.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IF([.$A$6]=&quot;&quot;;CONCATENATE([.$A$7];&quot;-&quot;;IF([.$A$9]&lt;&gt;&quot;&quot;;[.$A$9];[.$A$10]);IF([.$A$9]=&quot;&quot;;&quot;&quot;;&quot;.&quot;);IF([.$A$9]=&quot;&quot;;&quot;&quot;;[.$A$10]));CONCATENATE([.$A$6];&quot;-&quot;;[.$A$11]));&quot;-&quot;;[.$B$8];[.$B$9])" office:value-type="string" office:string-value="Pierre-Paul.J-0112" calcext:value-type="string">
            <text:p>Pierre-Paul.J-0112</text:p>
          </table:table-cell>
          <table:table-cell table:style-name="ce12"/>
          <table:table-cell table:style-name="ce38" table:formula="of:=CONCATENATE(&quot;https://www.instagram.com/&quot;;[.$A137];&quot;/&quot;)" office:value-type="string" office:string-value="https://www.instagram.com/P_P_J-112/" calcext:value-type="string">
            <text:p>https://www.instagram.com/P_P_J-112/</text:p>
          </table:table-cell>
          <table:table-cell table:style-name="ce38" table:formula="of:=CONCATENATE(&quot;https://www.facebook.com/&quot;;[.$A137];&quot;/&quot;)" office:value-type="string" office:string-value="https://www.facebook.com/P_P_J-112/" calcext:value-type="string">
            <text:p>https://www.facebook.com/P_P_J-112/</text:p>
          </table:table-cell>
          <table:table-cell table:style-name="ce38" table:formula="of:=CONCATENATE(&quot;https://twitter.com/&quot;;[.$A137];&quot;/&quot;)" office:value-type="string" office:string-value="https://twitter.com/P_P_J-112/" calcext:value-type="string">
            <text:p>https://twitter.com/P_P_J-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IF([.$A$6]=&quot;&quot;;CONCATENATE([.$A$7];&quot;-&quot;;IF([.$A$9]&lt;&gt;&quot;&quot;;[.$A$9];[.$A$10]);IF([.$A$9]=&quot;&quot;;&quot;&quot;;&quot;.&quot;);IF([.$A$9]=&quot;&quot;;&quot;&quot;;[.$A$10]));CONCATENATE([.$A$6];&quot;-&quot;;[.$A$11]));&quot;_&quot;;[.$B$8];[.$B$9])" office:value-type="string" office:string-value="Pierre-Paul.J_0112" calcext:value-type="string">
            <text:p>Pierre-Paul.J_0112</text:p>
          </table:table-cell>
          <table:table-cell table:style-name="ce12"/>
          <table:table-cell table:style-name="ce38" table:formula="of:=CONCATENATE(&quot;https://www.instagram.com/&quot;;[.$A138];&quot;/&quot;)" office:value-type="string" office:string-value="https://www.instagram.com/P_P_J_112/" calcext:value-type="string">
            <text:p>https://www.instagram.com/P_P_J_112/</text:p>
          </table:table-cell>
          <table:table-cell table:style-name="ce38" table:formula="of:=CONCATENATE(&quot;https://www.facebook.com/&quot;;[.$A138];&quot;/&quot;)" office:value-type="string" office:string-value="https://www.facebook.com/P_P_J_112/" calcext:value-type="string">
            <text:p>https://www.facebook.com/P_P_J_112/</text:p>
          </table:table-cell>
          <table:table-cell table:style-name="ce38" table:formula="of:=CONCATENATE(&quot;https://twitter.com/&quot;;[.$A138];&quot;/&quot;)" office:value-type="string" office:string-value="https://twitter.com/P_P_J_112/" calcext:value-type="string">
            <text:p>https://twitter.com/P_P_J_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IF([.$A$6]=&quot;&quot;;CONCATENATE([.$A$7];&quot;-&quot;;IF([.$A$9]&lt;&gt;&quot;&quot;;[.$A$9];[.$A$10]);IF([.$A$9]=&quot;&quot;;&quot;&quot;;&quot;.&quot;);IF([.$A$9]=&quot;&quot;;&quot;&quot;;[.$A$10]));CONCATENATE([.$A$6];&quot;-&quot;;[.$A$11]));&quot;.&quot;;[.$B$8];[.$B$9])" office:value-type="string" office:string-value="Pierre-Paul.J.0112" calcext:value-type="string">
            <text:p>Pierre-Paul.J.0112</text:p>
          </table:table-cell>
          <table:table-cell table:style-name="ce12"/>
          <table:table-cell table:style-name="ce38" table:formula="of:=CONCATENATE(&quot;https://www.instagram.com/&quot;;[.$A139];&quot;/&quot;)" office:value-type="string" office:string-value="https://www.instagram.com/P-P-J.112/" calcext:value-type="string">
            <text:p>https://www.instagram.com/P-P-J.112/</text:p>
          </table:table-cell>
          <table:table-cell table:style-name="ce38" table:formula="of:=CONCATENATE(&quot;https://www.facebook.com/&quot;;[.$A139];&quot;/&quot;)" office:value-type="string" office:string-value="https://www.facebook.com/P-P-J.112/" calcext:value-type="string">
            <text:p>https://www.facebook.com/P-P-J.112/</text:p>
          </table:table-cell>
          <table:table-cell table:style-name="ce38" table:formula="of:=CONCATENATE(&quot;https://twitter.com/&quot;;[.$A139];&quot;/&quot;)" office:value-type="string" office:string-value="https://twitter.com/P-P-J.112/" calcext:value-type="string">
            <text:p>https://twitter.com/P-P-J.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IF([.$A$6]=&quot;&quot;;CONCATENATE([.$A$7];&quot;_&quot;;IF([.$A$9]&lt;&gt;&quot;&quot;;[.$A$9];[.$A$10]);IF([.$A$9]=&quot;&quot;;&quot;&quot;;&quot;.&quot;);IF([.$A$9]=&quot;&quot;;&quot;&quot;;[.$A$10]));CONCATENATE([.$A$6];&quot;-&quot;;[.$A$11]));&quot;_&quot;;[.$B$8];[.$B$9])" office:value-type="string" office:string-value="Pierre_Paul.J_0112" calcext:value-type="string">
            <text:p>Pierre_Paul.J_0112</text:p>
          </table:table-cell>
          <table:table-cell table:style-name="ce12"/>
          <table:table-cell table:style-name="ce38" table:formula="of:=CONCATENATE(&quot;https://www.instagram.com/&quot;;[.$A140];&quot;/&quot;)" office:value-type="string" office:string-value="https://www.instagram.com/P-P-J_112/" calcext:value-type="string">
            <text:p>https://www.instagram.com/P-P-J_112/</text:p>
          </table:table-cell>
          <table:table-cell table:style-name="ce38" table:formula="of:=CONCATENATE(&quot;https://www.facebook.com/&quot;;[.$A140];&quot;/&quot;)" office:value-type="string" office:string-value="https://www.facebook.com/P-P-J_112/" calcext:value-type="string">
            <text:p>https://www.facebook.com/P-P-J_112/</text:p>
          </table:table-cell>
          <table:table-cell table:style-name="ce38" table:formula="of:=CONCATENATE(&quot;https://twitter.com/&quot;;[.$A140];&quot;/&quot;)" office:value-type="string" office:string-value="https://twitter.com/P-P-J_112/" calcext:value-type="string">
            <text:p>https://twitter.com/P-P-J_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IF([.$A$6]=&quot;&quot;;CONCATENATE([.$A$7];&quot;_&quot;;IF([.$A$9]&lt;&gt;&quot;&quot;;[.$A$9];[.$A$10]);IF([.$A$9]=&quot;&quot;;&quot;&quot;;&quot;.&quot;);IF([.$A$9]=&quot;&quot;;&quot;&quot;;[.$A$10]));CONCATENATE([.$A$6];&quot;-&quot;;[.$A$11]));&quot;-&quot;;[.$B$8];[.$B$9])" office:value-type="string" office:string-value="Pierre_Paul.J-0112" calcext:value-type="string">
            <text:p>Pierre_Paul.J-0112</text:p>
          </table:table-cell>
          <table:table-cell table:style-name="ce12"/>
          <table:table-cell table:style-name="ce38" table:formula="of:=CONCATENATE(&quot;https://www.instagram.com/&quot;;[.$A141];&quot;/&quot;)" office:value-type="string" office:string-value="https://www.instagram.com/P-P-J-112/" calcext:value-type="string">
            <text:p>https://www.instagram.com/P-P-J-112/</text:p>
          </table:table-cell>
          <table:table-cell table:style-name="ce38" table:formula="of:=CONCATENATE(&quot;https://www.facebook.com/&quot;;[.$A141];&quot;/&quot;)" office:value-type="string" office:string-value="https://www.facebook.com/P-P-J-112/" calcext:value-type="string">
            <text:p>https://www.facebook.com/P-P-J-112/</text:p>
          </table:table-cell>
          <table:table-cell table:style-name="ce38" table:formula="of:=CONCATENATE(&quot;https://twitter.com/&quot;;[.$A141];&quot;/&quot;)" office:value-type="string" office:string-value="https://twitter.com/P-P-J-112/" calcext:value-type="string">
            <text:p>https://twitter.com/P-P-J-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IF([.$A$6]=&quot;&quot;;CONCATENATE([.$A$7];&quot;_&quot;;IF([.$A$9]&lt;&gt;&quot;&quot;;[.$A$9];[.$A$10]);IF([.$A$9]=&quot;&quot;;&quot;&quot;;&quot;.&quot;);IF([.$A$9]=&quot;&quot;;&quot;&quot;;[.$A$10]));CONCATENATE([.$A$6];&quot;-&quot;;[.$A$11]));&quot;.&quot;;[.$B$8];[.$B$9])" office:value-type="string" office:string-value="Pierre_Paul.J.0112" calcext:value-type="string">
            <text:p>Pierre_Paul.J.0112</text:p>
          </table:table-cell>
          <table:table-cell table:style-name="ce12"/>
          <table:table-cell table:style-name="ce38" table:formula="of:=CONCATENATE(&quot;https://www.instagram.com/&quot;;[.$A142];&quot;/&quot;)" office:value-type="string" office:string-value="https://www.instagram.com/PPJ_112/" calcext:value-type="string">
            <text:p>https://www.instagram.com/PPJ_112/</text:p>
          </table:table-cell>
          <table:table-cell table:style-name="ce38" table:formula="of:=CONCATENATE(&quot;https://www.facebook.com/&quot;;[.$A142];&quot;/&quot;)" office:value-type="string" office:string-value="https://www.facebook.com/PPJ_112/" calcext:value-type="string">
            <text:p>https://www.facebook.com/PPJ_112/</text:p>
          </table:table-cell>
          <table:table-cell table:style-name="ce38" table:formula="of:=CONCATENATE(&quot;https://twitter.com/&quot;;[.$A142];&quot;/&quot;)" office:value-type="string" office:string-value="https://twitter.com/PPJ_112/" calcext:value-type="string">
            <text:p>https://twitter.com/PPJ_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.&quot;;IF([.$A$8]&lt;&gt;&quot;&quot;;[.$A$8];[.$A$10]);IF([.$A$8]=&quot;&quot;;&quot;&quot;;&quot;.&quot;);IF([.$A$8]=&quot;&quot;;&quot;&quot;;[.$A$10]);&quot;.&quot;;[.$B$5];[.$B$6])" office:value-type="string" office:string-value="P.P.J.112" calcext:value-type="string">
            <text:p>P.P.J.112</text:p>
          </table:table-cell>
          <table:table-cell table:style-name="ce12"/>
          <table:table-cell table:style-name="ce38" table:formula="of:=CONCATENATE(&quot;https://www.instagram.com/&quot;;[.$A143];&quot;/&quot;)" office:value-type="string" office:string-value="https://www.instagram.com/PPJ.112/" calcext:value-type="string">
            <text:p>https://www.instagram.com/PPJ.112/</text:p>
          </table:table-cell>
          <table:table-cell table:style-name="ce38" table:formula="of:=CONCATENATE(&quot;https://www.facebook.com/&quot;;[.$A143];&quot;/&quot;)" office:value-type="string" office:string-value="https://www.facebook.com/PPJ.112/" calcext:value-type="string">
            <text:p>https://www.facebook.com/PPJ.112/</text:p>
          </table:table-cell>
          <table:table-cell table:style-name="ce38" table:formula="of:=CONCATENATE(&quot;https://twitter.com/&quot;;[.$A143];&quot;/&quot;)" office:value-type="string" office:string-value="https://twitter.com/PPJ.112/" calcext:value-type="string">
            <text:p>https://twitter.com/PPJ.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.&quot;;IF([.$A$8]&lt;&gt;&quot;&quot;;[.$A$8];[.$A$10]);IF([.$A$8]=&quot;&quot;;&quot;&quot;;&quot;.&quot;);IF([.$A$8]=&quot;&quot;;&quot;&quot;;[.$A$10]);&quot;-&quot;;[.$B$5];[.$B$6])" office:value-type="string" office:string-value="P.P.J-112" calcext:value-type="string">
            <text:p>P.P.J-112</text:p>
          </table:table-cell>
          <table:table-cell table:style-name="ce12"/>
          <table:table-cell table:style-name="ce38" table:formula="of:=CONCATENATE(&quot;https://www.instagram.com/&quot;;[.$A144];&quot;/&quot;)" office:value-type="string" office:string-value="https://www.instagram.com/PPJ-112/" calcext:value-type="string">
            <text:p>https://www.instagram.com/PPJ-112/</text:p>
          </table:table-cell>
          <table:table-cell table:style-name="ce38" table:formula="of:=CONCATENATE(&quot;https://www.facebook.com/&quot;;[.$A144];&quot;/&quot;)" office:value-type="string" office:string-value="https://www.facebook.com/PPJ-112/" calcext:value-type="string">
            <text:p>https://www.facebook.com/PPJ-112/</text:p>
          </table:table-cell>
          <table:table-cell table:style-name="ce38" table:formula="of:=CONCATENATE(&quot;https://twitter.com/&quot;;[.$A144];&quot;/&quot;)" office:value-type="string" office:string-value="https://twitter.com/PPJ-112/" calcext:value-type="string">
            <text:p>https://twitter.com/PPJ-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.&quot;;IF([.$A$8]&lt;&gt;&quot;&quot;;[.$A$8];[.$A$10]);IF([.$A$8]=&quot;&quot;;&quot;&quot;;&quot;.&quot;);IF([.$A$8]=&quot;&quot;;&quot;&quot;;[.$A$10]);&quot;_&quot;;[.$B$5];[.$B$6])" office:value-type="string" office:string-value="P.P.J_112" calcext:value-type="string">
            <text:p>P.P.J_112</text:p>
          </table:table-cell>
          <table:table-cell table:style-name="ce12"/>
          <table:table-cell table:style-name="ce38" table:formula="of:=CONCATENATE(&quot;https://www.instagram.com/&quot;;[.$A145];&quot;/&quot;)" office:value-type="string" office:string-value="https://www.instagram.com/P.P.Jacques.112/" calcext:value-type="string">
            <text:p>https://www.instagram.com/P.P.Jacques.112/</text:p>
          </table:table-cell>
          <table:table-cell table:style-name="ce38" table:formula="of:=CONCATENATE(&quot;https://www.facebook.com/&quot;;[.$A145];&quot;/&quot;)" office:value-type="string" office:string-value="https://www.facebook.com/P.P.Jacques.112/" calcext:value-type="string">
            <text:p>https://www.facebook.com/P.P.Jacques.112/</text:p>
          </table:table-cell>
          <table:table-cell table:style-name="ce38" table:formula="of:=CONCATENATE(&quot;https://twitter.com/&quot;;[.$A145];&quot;/&quot;)" office:value-type="string" office:string-value="https://twitter.com/P.P.Jacques.112/" calcext:value-type="string">
            <text:p>https://twitter.com/P.P.Jacques.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_&quot;;IF([.$A$8]&lt;&gt;&quot;&quot;;[.$A$8];[.$A$10]);IF([.$A$8]=&quot;&quot;;&quot;&quot;;&quot;_&quot;);IF([.$A$8]=&quot;&quot;;&quot;&quot;;[.$A$10]);&quot;.&quot;;[.$B$5];[.$B$6])" office:value-type="string" office:string-value="P_P_J.112" calcext:value-type="string">
            <text:p>P_P_J.112</text:p>
          </table:table-cell>
          <table:table-cell table:style-name="ce12"/>
          <table:table-cell table:style-name="ce38" table:formula="of:=CONCATENATE(&quot;https://www.instagram.com/&quot;;[.$A146];&quot;/&quot;)" office:value-type="string" office:string-value="https://www.instagram.com/P.P.Jacques.112/" calcext:value-type="string">
            <text:p>https://www.instagram.com/P.P.Jacques.112/</text:p>
          </table:table-cell>
          <table:table-cell table:style-name="ce38" table:formula="of:=CONCATENATE(&quot;https://www.facebook.com/&quot;;[.$A146];&quot;/&quot;)" office:value-type="string" office:string-value="https://www.facebook.com/P.P.Jacques.112/" calcext:value-type="string">
            <text:p>https://www.facebook.com/P.P.Jacques.112/</text:p>
          </table:table-cell>
          <table:table-cell table:style-name="ce38" table:formula="of:=CONCATENATE(&quot;https://twitter.com/&quot;;[.$A146];&quot;/&quot;)" office:value-type="string" office:string-value="https://twitter.com/P.P.Jacques.112/" calcext:value-type="string">
            <text:p>https://twitter.com/P.P.Jacques.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_&quot;;IF([.$A$8]&lt;&gt;&quot;&quot;;[.$A$8];[.$A$10]);IF([.$A$8]=&quot;&quot;;&quot;&quot;;&quot;_&quot;);IF([.$A$8]=&quot;&quot;;&quot;&quot;;[.$A$10]);&quot;-&quot;;[.$B$5];[.$B$6])" office:value-type="string" office:string-value="P_P_J-112" calcext:value-type="string">
            <text:p>P_P_J-112</text:p>
          </table:table-cell>
          <table:table-cell table:style-name="ce12"/>
          <table:table-cell table:style-name="ce38" table:formula="of:=CONCATENATE(&quot;https://www.instagram.com/&quot;;[.$A147];&quot;/&quot;)" office:value-type="string" office:string-value="https://www.instagram.com/P.P.Jacques.112/" calcext:value-type="string">
            <text:p>https://www.instagram.com/P.P.Jacques.112/</text:p>
          </table:table-cell>
          <table:table-cell table:style-name="ce38" table:formula="of:=CONCATENATE(&quot;https://www.facebook.com/&quot;;[.$A147];&quot;/&quot;)" office:value-type="string" office:string-value="https://www.facebook.com/P.P.Jacques.112/" calcext:value-type="string">
            <text:p>https://www.facebook.com/P.P.Jacques.112/</text:p>
          </table:table-cell>
          <table:table-cell table:style-name="ce38" table:formula="of:=CONCATENATE(&quot;https://twitter.com/&quot;;[.$A147];&quot;/&quot;)" office:value-type="string" office:string-value="https://twitter.com/P.P.Jacques.112/" calcext:value-type="string">
            <text:p>https://twitter.com/P.P.Jacques.112/</text:p>
          </table:table-cell>
          <table:table-cell table:style-name="ce45"/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_&quot;;IF([.$A$8]&lt;&gt;&quot;&quot;;[.$A$8];[.$A$10]);IF([.$A$8]=&quot;&quot;;&quot;&quot;;&quot;_&quot;);IF([.$A$8]=&quot;&quot;;&quot;&quot;;[.$A$10]);&quot;_&quot;;[.$B$5];[.$B$6])" office:value-type="string" office:string-value="P_P_J_112" calcext:value-type="string">
            <text:p>P_P_J_112</text:p>
          </table:table-cell>
          <table:table-cell table:style-name="ce12"/>
          <table:table-cell table:style-name="ce38" table:formula="of:=CONCATENATE(&quot;https://www.instagram.com/&quot;;[.$A148];&quot;/&quot;)" office:value-type="string" office:string-value="https://www.instagram.com/P_P_Jacques-112/" calcext:value-type="string">
            <text:p>https://www.instagram.com/P_P_Jacques-112/</text:p>
          </table:table-cell>
          <table:table-cell table:style-name="ce38" table:formula="of:=CONCATENATE(&quot;https://www.facebook.com/&quot;;[.$A148];&quot;/&quot;)" office:value-type="string" office:string-value="https://www.facebook.com/P_P_Jacques-112/" calcext:value-type="string">
            <text:p>https://www.facebook.com/P_P_Jacques-112/</text:p>
          </table:table-cell>
          <table:table-cell table:style-name="ce38" table:formula="of:=CONCATENATE(&quot;https://twitter.com/&quot;;[.$A148];&quot;/&quot;)" office:value-type="string" office:string-value="https://twitter.com/P_P_Jacques-112/" calcext:value-type="string">
            <text:p>https://twitter.com/P_P_Jacques-112/</text:p>
          </table:table-cell>
          <table:table-cell table:style-name="ce45"/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-&quot;;IF([.$A$8]&lt;&gt;&quot;&quot;;[.$A$8];[.$A$10]);IF([.$A$8]=&quot;&quot;;&quot;&quot;;&quot;-&quot;);IF([.$A$8]=&quot;&quot;;&quot;&quot;;[.$A$10]);&quot;.&quot;;[.$B$5];[.$B$6])" office:value-type="string" office:string-value="P-P-J.112" calcext:value-type="string">
            <text:p>P-P-J.112</text:p>
          </table:table-cell>
          <table:table-cell table:style-name="ce12"/>
          <table:table-cell table:style-name="ce38" table:formula="of:=CONCATENATE(&quot;https://www.instagram.com/&quot;;[.$A149];&quot;/&quot;)" office:value-type="string" office:string-value="https://www.instagram.com/P_P_Jacques_112/" calcext:value-type="string">
            <text:p>https://www.instagram.com/P_P_Jacques_112/</text:p>
          </table:table-cell>
          <table:table-cell table:style-name="ce38" table:formula="of:=CONCATENATE(&quot;https://www.facebook.com/&quot;;[.$A149];&quot;/&quot;)" office:value-type="string" office:string-value="https://www.facebook.com/P_P_Jacques_112/" calcext:value-type="string">
            <text:p>https://www.facebook.com/P_P_Jacques_112/</text:p>
          </table:table-cell>
          <table:table-cell table:style-name="ce38" table:formula="of:=CONCATENATE(&quot;https://twitter.com/&quot;;[.$A149];&quot;/&quot;)" office:value-type="string" office:string-value="https://twitter.com/P_P_Jacques_112/" calcext:value-type="string">
            <text:p>https://twitter.com/P_P_Jacques_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-&quot;;IF([.$A$8]&lt;&gt;&quot;&quot;;[.$A$8];[.$A$10]);IF([.$A$8]=&quot;&quot;;&quot;&quot;;&quot;-&quot;);IF([.$A$8]=&quot;&quot;;&quot;&quot;;[.$A$10]);&quot;_&quot;;[.$B$5];[.$B$6])" office:value-type="string" office:string-value="P-P-J_112" calcext:value-type="string">
            <text:p>P-P-J_112</text:p>
          </table:table-cell>
          <table:table-cell table:style-name="ce12"/>
          <table:table-cell table:style-name="ce38" table:formula="of:=CONCATENATE(&quot;https://www.instagram.com/&quot;;[.$A150];&quot;/&quot;)" office:value-type="string" office:string-value="https://www.instagram.com/P_P_Jacques.112/" calcext:value-type="string">
            <text:p>https://www.instagram.com/P_P_Jacques.112/</text:p>
          </table:table-cell>
          <table:table-cell table:style-name="ce38" table:formula="of:=CONCATENATE(&quot;https://www.facebook.com/&quot;;[.$A150];&quot;/&quot;)" office:value-type="string" office:string-value="https://www.facebook.com/P_P_Jacques.112/" calcext:value-type="string">
            <text:p>https://www.facebook.com/P_P_Jacques.112/</text:p>
          </table:table-cell>
          <table:table-cell table:style-name="ce38" table:formula="of:=CONCATENATE(&quot;https://twitter.com/&quot;;[.$A150];&quot;/&quot;)" office:value-type="string" office:string-value="https://twitter.com/P_P_Jacques.112/" calcext:value-type="string">
            <text:p>https://twitter.com/P_P_Jacques.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-&quot;;IF([.$A$8]&lt;&gt;&quot;&quot;;[.$A$8];[.$A$10]);IF([.$A$8]=&quot;&quot;;&quot;&quot;;&quot;-&quot;);IF([.$A$8]=&quot;&quot;;&quot;&quot;;[.$A$10]);&quot;-&quot;;[.$B$5];[.$B$6])" office:value-type="string" office:string-value="P-P-J-112" calcext:value-type="string">
            <text:p>P-P-J-112</text:p>
          </table:table-cell>
          <table:table-cell table:style-name="ce12"/>
          <table:table-cell table:style-name="ce38" table:formula="of:=CONCATENATE(&quot;https://www.instagram.com/&quot;;[.$A151];&quot;/&quot;)" office:value-type="string" office:string-value="https://www.instagram.com/P-P-Jacques-112/" calcext:value-type="string">
            <text:p>https://www.instagram.com/P-P-Jacques-112/</text:p>
          </table:table-cell>
          <table:table-cell table:style-name="ce38" table:formula="of:=CONCATENATE(&quot;https://www.facebook.com/&quot;;[.$A151];&quot;/&quot;)" office:value-type="string" office:string-value="https://www.facebook.com/P-P-Jacques-112/" calcext:value-type="string">
            <text:p>https://www.facebook.com/P-P-Jacques-112/</text:p>
          </table:table-cell>
          <table:table-cell table:style-name="ce38" table:formula="of:=CONCATENATE(&quot;https://twitter.com/&quot;;[.$A151];&quot;/&quot;)" office:value-type="string" office:string-value="https://twitter.com/P-P-Jacques-112/" calcext:value-type="string">
            <text:p>https://twitter.com/P-P-Jacques-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&quot;;IF([.$A$8]&lt;&gt;&quot;&quot;;[.$A$8];[.$A$10]);IF([.$A$8]=&quot;&quot;;&quot;&quot;;&quot;&quot;);IF([.$A$8]=&quot;&quot;;&quot;&quot;;[.$A$10]);&quot;_&quot;;[.$B$5];[.$B$6])" office:value-type="string" office:string-value="PPJ_112" calcext:value-type="string">
            <text:p>PPJ_112</text:p>
          </table:table-cell>
          <table:table-cell table:style-name="ce12"/>
          <table:table-cell table:style-name="ce38" table:formula="of:=CONCATENATE(&quot;https://www.instagram.com/&quot;;[.$A152];&quot;/&quot;)" office:value-type="string" office:string-value="https://www.instagram.com/P-P-Jacques_112/" calcext:value-type="string">
            <text:p>https://www.instagram.com/P-P-Jacques_112/</text:p>
          </table:table-cell>
          <table:table-cell table:style-name="ce38" table:formula="of:=CONCATENATE(&quot;https://www.facebook.com/&quot;;[.$A152];&quot;/&quot;)" office:value-type="string" office:string-value="https://www.facebook.com/P-P-Jacques_112/" calcext:value-type="string">
            <text:p>https://www.facebook.com/P-P-Jacques_112/</text:p>
          </table:table-cell>
          <table:table-cell table:style-name="ce38" table:formula="of:=CONCATENATE(&quot;https://twitter.com/&quot;;[.$A152];&quot;/&quot;)" office:value-type="string" office:string-value="https://twitter.com/P-P-Jacques_112/" calcext:value-type="string">
            <text:p>https://twitter.com/P-P-Jacques_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&quot;;IF([.$A$8]&lt;&gt;&quot;&quot;;[.$A$8];[.$A$10]);IF([.$A$8]=&quot;&quot;;&quot;&quot;;&quot;&quot;);IF([.$A$8]=&quot;&quot;;&quot;&quot;;[.$A$10]);&quot;.&quot;;[.$B$5];[.$B$6])" office:value-type="string" office:string-value="PPJ.112" calcext:value-type="string">
            <text:p>PPJ.112</text:p>
          </table:table-cell>
          <table:table-cell table:style-name="ce12"/>
          <table:table-cell table:style-name="ce38" table:formula="of:=CONCATENATE(&quot;https://www.instagram.com/&quot;;[.$A153];&quot;/&quot;)" office:value-type="string" office:string-value="https://www.instagram.com/P-P-Jacques.112/" calcext:value-type="string">
            <text:p>https://www.instagram.com/P-P-Jacques.112/</text:p>
          </table:table-cell>
          <table:table-cell table:style-name="ce38" table:formula="of:=CONCATENATE(&quot;https://www.facebook.com/&quot;;[.$A153];&quot;/&quot;)" office:value-type="string" office:string-value="https://www.facebook.com/P-P-Jacques.112/" calcext:value-type="string">
            <text:p>https://www.facebook.com/P-P-Jacques.112/</text:p>
          </table:table-cell>
          <table:table-cell table:style-name="ce38" table:formula="of:=CONCATENATE(&quot;https://twitter.com/&quot;;[.$A153];&quot;/&quot;)" office:value-type="string" office:string-value="https://twitter.com/P-P-Jacques.112/" calcext:value-type="string">
            <text:p>https://twitter.com/P-P-Jacques.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&quot;;IF([.$A$8]&lt;&gt;&quot;&quot;;[.$A$8];[.$A$10]);IF([.$A$8]=&quot;&quot;;&quot;&quot;;&quot;&quot;);IF([.$A$8]=&quot;&quot;;&quot;&quot;;[.$A$10]);&quot;-&quot;;[.$B$5];[.$B$6])" office:value-type="string" office:string-value="PPJ-112" calcext:value-type="string">
            <text:p>PPJ-112</text:p>
          </table:table-cell>
          <table:table-cell table:style-name="ce12"/>
          <table:table-cell table:style-name="ce38" table:formula="of:=CONCATENATE(&quot;https://www.instagram.com/&quot;;[.$A154];&quot;/&quot;)" office:value-type="string" office:string-value="https://www.instagram.com/PPJacques_112/" calcext:value-type="string">
            <text:p>https://www.instagram.com/PPJacques_112/</text:p>
          </table:table-cell>
          <table:table-cell table:style-name="ce38" table:formula="of:=CONCATENATE(&quot;https://www.facebook.com/&quot;;[.$A154];&quot;/&quot;)" office:value-type="string" office:string-value="https://www.facebook.com/PPJacques_112/" calcext:value-type="string">
            <text:p>https://www.facebook.com/PPJacques_112/</text:p>
          </table:table-cell>
          <table:table-cell table:style-name="ce38" table:formula="of:=CONCATENATE(&quot;https://twitter.com/&quot;;[.$A154];&quot;/&quot;)" office:value-type="string" office:string-value="https://twitter.com/PPJacques_112/" calcext:value-type="string">
            <text:p>https://twitter.com/PPJacques_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.&quot;;IF([.$A$8]&lt;&gt;&quot;&quot;;[.$A$8];[.$A$10]);IF([.$A$8]=&quot;&quot;;&quot;&quot;;&quot;.&quot;);IF([.$A$8]=&quot;&quot;;&quot;&quot;;[.$A$11]);&quot;.&quot;;[.$B$5];[.$B$6])" office:value-type="string" office:string-value="P.P.Jacques.112" calcext:value-type="string">
            <text:p>P.P.Jacques.112</text:p>
          </table:table-cell>
          <table:table-cell table:style-name="ce12"/>
          <table:table-cell table:style-name="ce38" table:formula="of:=CONCATENATE(&quot;https://www.instagram.com/&quot;;[.$A155];&quot;/&quot;)" office:value-type="string" office:string-value="https://www.instagram.com/PPJacques-112/" calcext:value-type="string">
            <text:p>https://www.instagram.com/PPJacques-112/</text:p>
          </table:table-cell>
          <table:table-cell table:style-name="ce38" table:formula="of:=CONCATENATE(&quot;https://www.facebook.com/&quot;;[.$A155];&quot;/&quot;)" office:value-type="string" office:string-value="https://www.facebook.com/PPJacques-112/" calcext:value-type="string">
            <text:p>https://www.facebook.com/PPJacques-112/</text:p>
          </table:table-cell>
          <table:table-cell table:style-name="ce38" table:formula="of:=CONCATENATE(&quot;https://twitter.com/&quot;;[.$A155];&quot;/&quot;)" office:value-type="string" office:string-value="https://twitter.com/PPJacques-112/" calcext:value-type="string">
            <text:p>https://twitter.com/PPJacques-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.&quot;;IF([.$A$8]&lt;&gt;&quot;&quot;;[.$A$8];[.$A$10]);IF([.$A$8]=&quot;&quot;;&quot;&quot;;&quot;.&quot;);IF([.$A$8]=&quot;&quot;;&quot;&quot;;[.$A$11]);&quot;.&quot;;[.$B$5];[.$B$6])" office:value-type="string" office:string-value="P.P.Jacques.112" calcext:value-type="string">
            <text:p>P.P.Jacques.112</text:p>
          </table:table-cell>
          <table:table-cell table:style-name="ce12"/>
          <table:table-cell table:style-name="ce38" table:formula="of:=CONCATENATE(&quot;https://www.instagram.com/&quot;;[.$A156];&quot;/&quot;)" office:value-type="string" office:string-value="https://www.instagram.com/PPJacques.112/" calcext:value-type="string">
            <text:p>https://www.instagram.com/PPJacques.112/</text:p>
          </table:table-cell>
          <table:table-cell table:style-name="ce38" table:formula="of:=CONCATENATE(&quot;https://www.facebook.com/&quot;;[.$A156];&quot;/&quot;)" office:value-type="string" office:string-value="https://www.facebook.com/PPJacques.112/" calcext:value-type="string">
            <text:p>https://www.facebook.com/PPJacques.112/</text:p>
          </table:table-cell>
          <table:table-cell table:style-name="ce38" table:formula="of:=CONCATENATE(&quot;https://twitter.com/&quot;;[.$A156];&quot;/&quot;)" office:value-type="string" office:string-value="https://twitter.com/PPJacques.112/" calcext:value-type="string">
            <text:p>https://twitter.com/PPJacques.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.&quot;;IF([.$A$8]&lt;&gt;&quot;&quot;;[.$A$8];[.$A$10]);IF([.$A$8]=&quot;&quot;;&quot;&quot;;&quot;.&quot;);IF([.$A$8]=&quot;&quot;;&quot;&quot;;[.$A$11]);&quot;.&quot;;[.$B$5];[.$B$6])" office:value-type="string" office:string-value="P.P.Jacques.112" calcext:value-type="string">
            <text:p>P.P.Jacques.112</text:p>
          </table:table-cell>
          <table:table-cell table:style-name="ce12"/>
          <table:table-cell table:style-name="ce38" table:formula="of:=CONCATENATE(&quot;https://www.instagram.com/&quot;;[.$A157];&quot;/&quot;)" office:value-type="string" office:string-value="https://www.instagram.com/Pierre_Paul_J_112/" calcext:value-type="string">
            <text:p>https://www.instagram.com/Pierre_Paul_J_112/</text:p>
          </table:table-cell>
          <table:table-cell table:style-name="ce38" table:formula="of:=CONCATENATE(&quot;https://www.facebook.com/&quot;;[.$A157];&quot;/&quot;)" office:value-type="string" office:string-value="https://www.facebook.com/Pierre_Paul_J_112/" calcext:value-type="string">
            <text:p>https://www.facebook.com/Pierre_Paul_J_112/</text:p>
          </table:table-cell>
          <table:table-cell table:style-name="ce38" table:formula="of:=CONCATENATE(&quot;https://twitter.com/&quot;;[.$A157];&quot;/&quot;)" office:value-type="string" office:string-value="https://twitter.com/Pierre_Paul_J_112/" calcext:value-type="string">
            <text:p>https://twitter.com/Pierre_Paul_J_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_&quot;;IF([.$A$8]&lt;&gt;&quot;&quot;;[.$A$8];[.$A$10]);IF([.$A$8]=&quot;&quot;;&quot;&quot;;&quot;_&quot;);IF([.$A$8]=&quot;&quot;;&quot;&quot;;[.$A$11]);&quot;-&quot;;[.$B$5];[.$B$6])" office:value-type="string" office:string-value="P_P_Jacques-112" calcext:value-type="string">
            <text:p>P_P_Jacques-112</text:p>
          </table:table-cell>
          <table:table-cell table:style-name="ce12"/>
          <table:table-cell table:style-name="ce38" table:formula="of:=CONCATENATE(&quot;https://www.instagram.com/&quot;;[.$A158];&quot;/&quot;)" office:value-type="string" office:string-value="https://www.instagram.com/Pierre_Paul_J-112/" calcext:value-type="string">
            <text:p>https://www.instagram.com/Pierre_Paul_J-112/</text:p>
          </table:table-cell>
          <table:table-cell table:style-name="ce38" table:formula="of:=CONCATENATE(&quot;https://www.facebook.com/&quot;;[.$A158];&quot;/&quot;)" office:value-type="string" office:string-value="https://www.facebook.com/Pierre_Paul_J-112/" calcext:value-type="string">
            <text:p>https://www.facebook.com/Pierre_Paul_J-112/</text:p>
          </table:table-cell>
          <table:table-cell table:style-name="ce38" table:formula="of:=CONCATENATE(&quot;https://twitter.com/&quot;;[.$A158];&quot;/&quot;)" office:value-type="string" office:string-value="https://twitter.com/Pierre_Paul_J-112/" calcext:value-type="string">
            <text:p>https://twitter.com/Pierre_Paul_J-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_&quot;;IF([.$A$8]&lt;&gt;&quot;&quot;;[.$A$8];[.$A$10]);IF([.$A$8]=&quot;&quot;;&quot;&quot;;&quot;_&quot;);IF([.$A$8]=&quot;&quot;;&quot;&quot;;[.$A$11]);&quot;_&quot;;[.$B$5];[.$B$6])" office:value-type="string" office:string-value="P_P_Jacques_112" calcext:value-type="string">
            <text:p>P_P_Jacques_112</text:p>
          </table:table-cell>
          <table:table-cell table:style-name="ce12"/>
          <table:table-cell table:style-name="ce38" table:formula="of:=CONCATENATE(&quot;https://www.instagram.com/&quot;;[.$A159];&quot;/&quot;)" office:value-type="string" office:string-value="https://www.instagram.com/Pierre_Paul_J.112/" calcext:value-type="string">
            <text:p>https://www.instagram.com/Pierre_Paul_J.112/</text:p>
          </table:table-cell>
          <table:table-cell table:style-name="ce38" table:formula="of:=CONCATENATE(&quot;https://www.facebook.com/&quot;;[.$A159];&quot;/&quot;)" office:value-type="string" office:string-value="https://www.facebook.com/Pierre_Paul_J.112/" calcext:value-type="string">
            <text:p>https://www.facebook.com/Pierre_Paul_J.112/</text:p>
          </table:table-cell>
          <table:table-cell table:style-name="ce38" table:formula="of:=CONCATENATE(&quot;https://twitter.com/&quot;;[.$A159];&quot;/&quot;)" office:value-type="string" office:string-value="https://twitter.com/Pierre_Paul_J.112/" calcext:value-type="string">
            <text:p>https://twitter.com/Pierre_Paul_J.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_&quot;;IF([.$A$8]&lt;&gt;&quot;&quot;;[.$A$8];[.$A$10]);IF([.$A$8]=&quot;&quot;;&quot;&quot;;&quot;_&quot;);IF([.$A$8]=&quot;&quot;;&quot;&quot;;[.$A$11]);&quot;.&quot;;[.$B$5];[.$B$6])" office:value-type="string" office:string-value="P_P_Jacques.112" calcext:value-type="string">
            <text:p>P_P_Jacques.112</text:p>
          </table:table-cell>
          <table:table-cell table:style-name="ce12"/>
          <table:table-cell table:style-name="ce38" table:formula="of:=CONCATENATE(&quot;https://www.instagram.com/&quot;;[.$A160];&quot;/&quot;)" office:value-type="string" office:string-value="https://www.instagram.com/Pierre-Paul-J-112/" calcext:value-type="string">
            <text:p>https://www.instagram.com/Pierre-Paul-J-112/</text:p>
          </table:table-cell>
          <table:table-cell table:style-name="ce38" table:formula="of:=CONCATENATE(&quot;https://www.facebook.com/&quot;;[.$A160];&quot;/&quot;)" office:value-type="string" office:string-value="https://www.facebook.com/Pierre-Paul-J-112/" calcext:value-type="string">
            <text:p>https://www.facebook.com/Pierre-Paul-J-112/</text:p>
          </table:table-cell>
          <table:table-cell table:style-name="ce38" table:formula="of:=CONCATENATE(&quot;https://twitter.com/&quot;;[.$A160];&quot;/&quot;)" office:value-type="string" office:string-value="https://twitter.com/Pierre-Paul-J-112/" calcext:value-type="string">
            <text:p>https://twitter.com/Pierre-Paul-J-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-&quot;;IF([.$A$8]&lt;&gt;&quot;&quot;;[.$A$8];[.$A$10]);IF([.$A$8]=&quot;&quot;;&quot;&quot;;&quot;-&quot;);IF([.$A$8]=&quot;&quot;;&quot;&quot;;[.$A$11]);&quot;-&quot;;[.$B$5];[.$B$6])" office:value-type="string" office:string-value="P-P-Jacques-112" calcext:value-type="string">
            <text:p>P-P-Jacques-112</text:p>
          </table:table-cell>
          <table:table-cell table:style-name="ce12"/>
          <table:table-cell table:style-name="ce38" table:formula="of:=CONCATENATE(&quot;https://www.instagram.com/&quot;;[.$A161];&quot;/&quot;)" office:value-type="string" office:string-value="https://www.instagram.com/Pierre-Paul-J_112/" calcext:value-type="string">
            <text:p>https://www.instagram.com/Pierre-Paul-J_112/</text:p>
          </table:table-cell>
          <table:table-cell table:style-name="ce38" table:formula="of:=CONCATENATE(&quot;https://www.facebook.com/&quot;;[.$A161];&quot;/&quot;)" office:value-type="string" office:string-value="https://www.facebook.com/Pierre-Paul-J_112/" calcext:value-type="string">
            <text:p>https://www.facebook.com/Pierre-Paul-J_112/</text:p>
          </table:table-cell>
          <table:table-cell table:style-name="ce38" table:formula="of:=CONCATENATE(&quot;https://twitter.com/&quot;;[.$A161];&quot;/&quot;)" office:value-type="string" office:string-value="https://twitter.com/Pierre-Paul-J_112/" calcext:value-type="string">
            <text:p>https://twitter.com/Pierre-Paul-J_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-&quot;;IF([.$A$8]&lt;&gt;&quot;&quot;;[.$A$8];[.$A$10]);IF([.$A$8]=&quot;&quot;;&quot;&quot;;&quot;-&quot;);IF([.$A$8]=&quot;&quot;;&quot;&quot;;[.$A$11]);&quot;_&quot;;[.$B$5];[.$B$6])" office:value-type="string" office:string-value="P-P-Jacques_112" calcext:value-type="string">
            <text:p>P-P-Jacques_112</text:p>
          </table:table-cell>
          <table:table-cell table:style-name="ce12"/>
          <table:table-cell table:style-name="ce38" table:formula="of:=CONCATENATE(&quot;https://www.instagram.com/&quot;;[.$A162];&quot;/&quot;)" office:value-type="string" office:string-value="https://www.instagram.com/Pierre-Paul-J.112/" calcext:value-type="string">
            <text:p>https://www.instagram.com/Pierre-Paul-J.112/</text:p>
          </table:table-cell>
          <table:table-cell table:style-name="ce38" table:formula="of:=CONCATENATE(&quot;https://www.facebook.com/&quot;;[.$A162];&quot;/&quot;)" office:value-type="string" office:string-value="https://www.facebook.com/Pierre-Paul-J.112/" calcext:value-type="string">
            <text:p>https://www.facebook.com/Pierre-Paul-J.112/</text:p>
          </table:table-cell>
          <table:table-cell table:style-name="ce38" table:formula="of:=CONCATENATE(&quot;https://twitter.com/&quot;;[.$A162];&quot;/&quot;)" office:value-type="string" office:string-value="https://twitter.com/Pierre-Paul-J.112/" calcext:value-type="string">
            <text:p>https://twitter.com/Pierre-Paul-J.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-&quot;;IF([.$A$8]&lt;&gt;&quot;&quot;;[.$A$8];[.$A$10]);IF([.$A$8]=&quot;&quot;;&quot;&quot;;&quot;-&quot;);IF([.$A$8]=&quot;&quot;;&quot;&quot;;[.$A$11]);&quot;.&quot;;[.$B$5];[.$B$6])" office:value-type="string" office:string-value="P-P-Jacques.112" calcext:value-type="string">
            <text:p>P-P-Jacques.112</text:p>
          </table:table-cell>
          <table:table-cell table:style-name="ce12"/>
          <table:table-cell table:style-name="ce38" table:formula="of:=CONCATENATE(&quot;https://www.instagram.com/&quot;;[.$A163];&quot;/&quot;)" office:value-type="string" office:string-value="https://www.instagram.com/Pierre-Paul.J-112/" calcext:value-type="string">
            <text:p>https://www.instagram.com/Pierre-Paul.J-112/</text:p>
          </table:table-cell>
          <table:table-cell table:style-name="ce38" table:formula="of:=CONCATENATE(&quot;https://www.facebook.com/&quot;;[.$A163];&quot;/&quot;)" office:value-type="string" office:string-value="https://www.facebook.com/Pierre-Paul.J-112/" calcext:value-type="string">
            <text:p>https://www.facebook.com/Pierre-Paul.J-112/</text:p>
          </table:table-cell>
          <table:table-cell table:style-name="ce38" table:formula="of:=CONCATENATE(&quot;https://twitter.com/&quot;;[.$A163];&quot;/&quot;)" office:value-type="string" office:string-value="https://twitter.com/Pierre-Paul.J-112/" calcext:value-type="string">
            <text:p>https://twitter.com/Pierre-Paul.J-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&quot;;IF([.$A$8]&lt;&gt;&quot;&quot;;[.$A$8];[.$A$10]);IF([.$A$8]=&quot;&quot;;&quot;&quot;;&quot;&quot;);IF([.$A$8]=&quot;&quot;;&quot;&quot;;[.$A$11]);&quot;_&quot;;[.$B$5];[.$B$6])" office:value-type="string" office:string-value="PPJacques_112" calcext:value-type="string">
            <text:p>PPJacques_112</text:p>
          </table:table-cell>
          <table:table-cell table:style-name="ce12"/>
          <table:table-cell table:style-name="ce38" table:formula="of:=CONCATENATE(&quot;https://www.instagram.com/&quot;;[.$A164];&quot;/&quot;)" office:value-type="string" office:string-value="https://www.instagram.com/Pierre-Paul.J_112/" calcext:value-type="string">
            <text:p>https://www.instagram.com/Pierre-Paul.J_112/</text:p>
          </table:table-cell>
          <table:table-cell table:style-name="ce38" table:formula="of:=CONCATENATE(&quot;https://www.facebook.com/&quot;;[.$A164];&quot;/&quot;)" office:value-type="string" office:string-value="https://www.facebook.com/Pierre-Paul.J_112/" calcext:value-type="string">
            <text:p>https://www.facebook.com/Pierre-Paul.J_112/</text:p>
          </table:table-cell>
          <table:table-cell table:style-name="ce38" table:formula="of:=CONCATENATE(&quot;https://twitter.com/&quot;;[.$A164];&quot;/&quot;)" office:value-type="string" office:string-value="https://twitter.com/Pierre-Paul.J_112/" calcext:value-type="string">
            <text:p>https://twitter.com/Pierre-Paul.J_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&quot;;IF([.$A$8]&lt;&gt;&quot;&quot;;[.$A$8];[.$A$10]);IF([.$A$8]=&quot;&quot;;&quot;&quot;;&quot;&quot;);IF([.$A$8]=&quot;&quot;;&quot;&quot;;[.$A$11]);&quot;-&quot;;[.$B$5];[.$B$6])" office:value-type="string" office:string-value="PPJacques-112" calcext:value-type="string">
            <text:p>PPJacques-112</text:p>
          </table:table-cell>
          <table:table-cell table:style-name="ce12"/>
          <table:table-cell table:style-name="ce38" table:formula="of:=CONCATENATE(&quot;https://www.instagram.com/&quot;;[.$A165];&quot;/&quot;)" office:value-type="string" office:string-value="https://www.instagram.com/Pierre-Paul.J.112/" calcext:value-type="string">
            <text:p>https://www.instagram.com/Pierre-Paul.J.112/</text:p>
          </table:table-cell>
          <table:table-cell table:style-name="ce38" table:formula="of:=CONCATENATE(&quot;https://www.facebook.com/&quot;;[.$A165];&quot;/&quot;)" office:value-type="string" office:string-value="https://www.facebook.com/Pierre-Paul.J.112/" calcext:value-type="string">
            <text:p>https://www.facebook.com/Pierre-Paul.J.112/</text:p>
          </table:table-cell>
          <table:table-cell table:style-name="ce38" table:formula="of:=CONCATENATE(&quot;https://twitter.com/&quot;;[.$A165];&quot;/&quot;)" office:value-type="string" office:string-value="https://twitter.com/Pierre-Paul.J.112/" calcext:value-type="string">
            <text:p>https://twitter.com/Pierre-Paul.J.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5];&quot;&quot;;IF([.$A$8]&lt;&gt;&quot;&quot;;[.$A$8];[.$A$10]);IF([.$A$8]=&quot;&quot;;&quot;&quot;;&quot;&quot;);IF([.$A$8]=&quot;&quot;;&quot;&quot;;[.$A$11]);&quot;.&quot;;[.$B$5];[.$B$6])" office:value-type="string" office:string-value="PPJacques.112" calcext:value-type="string">
            <text:p>PPJacques.112</text:p>
          </table:table-cell>
          <table:table-cell table:style-name="ce12"/>
          <table:table-cell table:style-name="ce38" table:formula="of:=CONCATENATE(&quot;https://www.instagram.com/&quot;;[.$A166];&quot;/&quot;)" office:value-type="string" office:string-value="https://www.instagram.com/Pierre_Paul.J_112/" calcext:value-type="string">
            <text:p>https://www.instagram.com/Pierre_Paul.J_112/</text:p>
          </table:table-cell>
          <table:table-cell table:style-name="ce38" table:formula="of:=CONCATENATE(&quot;https://www.facebook.com/&quot;;[.$A166];&quot;/&quot;)" office:value-type="string" office:string-value="https://www.facebook.com/Pierre_Paul.J_112/" calcext:value-type="string">
            <text:p>https://www.facebook.com/Pierre_Paul.J_112/</text:p>
          </table:table-cell>
          <table:table-cell table:style-name="ce38" table:formula="of:=CONCATENATE(&quot;https://twitter.com/&quot;;[.$A166];&quot;/&quot;)" office:value-type="string" office:string-value="https://twitter.com/Pierre_Paul.J_112/" calcext:value-type="string">
            <text:p>https://twitter.com/Pierre_Paul.J_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IF([.$A$6]=&quot;&quot;;CONCATENATE([.$A$7];&quot;_&quot;;IF([.$A$9]&lt;&gt;&quot;&quot;;[.$A$9];[.$A$10]);IF([.$A$9]=&quot;&quot;;&quot;&quot;;&quot;_&quot;);IF([.$A$9]=&quot;&quot;;&quot;&quot;;[.$A$10]));CONCATENATE([.$A$6];&quot;_&quot;;[.$A$11]));&quot;_&quot;;[.$B$5];[.$B$6])" office:value-type="string" office:string-value="Pierre_Paul_J_112" calcext:value-type="string">
            <text:p>Pierre_Paul_J_112</text:p>
          </table:table-cell>
          <table:table-cell table:style-name="ce12"/>
          <table:table-cell table:style-name="ce38" table:formula="of:=CONCATENATE(&quot;https://www.instagram.com/&quot;;[.$A167];&quot;/&quot;)" office:value-type="string" office:string-value="https://www.instagram.com/Pierre_Paul.J-112/" calcext:value-type="string">
            <text:p>https://www.instagram.com/Pierre_Paul.J-112/</text:p>
          </table:table-cell>
          <table:table-cell table:style-name="ce38" table:formula="of:=CONCATENATE(&quot;https://www.facebook.com/&quot;;[.$A167];&quot;/&quot;)" office:value-type="string" office:string-value="https://www.facebook.com/Pierre_Paul.J-112/" calcext:value-type="string">
            <text:p>https://www.facebook.com/Pierre_Paul.J-112/</text:p>
          </table:table-cell>
          <table:table-cell table:style-name="ce38" table:formula="of:=CONCATENATE(&quot;https://twitter.com/&quot;;[.$A167];&quot;/&quot;)" office:value-type="string" office:string-value="https://twitter.com/Pierre_Paul.J-112/" calcext:value-type="string">
            <text:p>https://twitter.com/Pierre_Paul.J-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IF([.$A$6]=&quot;&quot;;CONCATENATE([.$A$7];&quot;_&quot;;IF([.$A$9]&lt;&gt;&quot;&quot;;[.$A$9];[.$A$10]);IF([.$A$9]=&quot;&quot;;&quot;&quot;;&quot;_&quot;);IF([.$A$9]=&quot;&quot;;&quot;&quot;;[.$A$10]));CONCATENATE([.$A$6];&quot;_&quot;;[.$A$11]));&quot;-&quot;;[.$B$5];[.$B$6])" office:value-type="string" office:string-value="Pierre_Paul_J-112" calcext:value-type="string">
            <text:p>Pierre_Paul_J-112</text:p>
          </table:table-cell>
          <table:table-cell table:style-name="ce12"/>
          <table:table-cell table:style-name="ce39" table:formula="of:=CONCATENATE(&quot;https://www.instagram.com/&quot;;[.$A168];&quot;/&quot;)" office:value-type="string" office:string-value="https://www.instagram.com/Pierre_Paul.J.112/" calcext:value-type="string">
            <text:p>https://www.instagram.com/Pierre_Paul.J.112/</text:p>
          </table:table-cell>
          <table:table-cell table:style-name="ce39" table:formula="of:=CONCATENATE(&quot;https://www.facebook.com/&quot;;[.$A168];&quot;/&quot;)" office:value-type="string" office:string-value="https://www.facebook.com/Pierre_Paul.J.112/" calcext:value-type="string">
            <text:p>https://www.facebook.com/Pierre_Paul.J.112/</text:p>
          </table:table-cell>
          <table:table-cell table:style-name="ce39" table:formula="of:=CONCATENATE(&quot;https://twitter.com/&quot;;[.$A168];&quot;/&quot;)" office:value-type="string" office:string-value="https://twitter.com/Pierre_Paul.J.112/" calcext:value-type="string">
            <text:p>https://twitter.com/Pierre_Paul.J.112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IF([.$A$6]=&quot;&quot;;CONCATENATE([.$A$7];&quot;_&quot;;IF([.$A$9]&lt;&gt;&quot;&quot;;[.$A$9];[.$A$10]);IF([.$A$9]=&quot;&quot;;&quot;&quot;;&quot;_&quot;);IF([.$A$9]=&quot;&quot;;&quot;&quot;;[.$A$10]));CONCATENATE([.$A$6];&quot;_&quot;;[.$A$11]));&quot;.&quot;;[.$B$5];[.$B$6])" office:value-type="string" office:string-value="Pierre_Paul_J.112" calcext:value-type="string">
            <text:p>Pierre_Paul_J.112</text:p>
          </table:table-cell>
          <table:table-cell table:style-name="ce12"/>
          <table:table-cell table:style-name="ce37" table:formula="of:=CONCATENATE(&quot;https://www.instagram.com/&quot;;[.$A169];&quot;/&quot;)" office:value-type="string" office:string-value="https://www.instagram.com/Prr-Pl-Jcqs/" calcext:value-type="string">
            <text:p>https://www.instagram.com/Prr-Pl-Jcqs/</text:p>
          </table:table-cell>
          <table:table-cell table:style-name="ce37" table:formula="of:=CONCATENATE(&quot;https://www.facebook.com/&quot;;[.$A169];&quot;/&quot;)" office:value-type="string" office:string-value="https://www.facebook.com/Prr-Pl-Jcqs/" calcext:value-type="string">
            <text:p>https://www.facebook.com/Prr-Pl-Jcqs/</text:p>
          </table:table-cell>
          <table:table-cell table:style-name="ce37" table:formula="of:=CONCATENATE(&quot;https://twitter.com/&quot;;[.$A169];&quot;/&quot;)" office:value-type="string" office:string-value="https://twitter.com/Prr-Pl-Jcqs/" calcext:value-type="string">
            <text:p>https://twitter.com/Prr-Pl-Jcqs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IF([.$A$6]=&quot;&quot;;CONCATENATE([.$A$7];&quot;-&quot;;IF([.$A$9]&lt;&gt;&quot;&quot;;[.$A$9];[.$A$10]);IF([.$A$9]=&quot;&quot;;&quot;&quot;;&quot;-&quot;);IF([.$A$9]=&quot;&quot;;&quot;&quot;;[.$A$10]));CONCATENATE([.$A$6];&quot;-&quot;;[.$A$11]));&quot;-&quot;;[.$B$5];[.$B$6])" office:value-type="string" office:string-value="Pierre-Paul-J-112" calcext:value-type="string">
            <text:p>Pierre-Paul-J-112</text:p>
          </table:table-cell>
          <table:table-cell table:style-name="ce12"/>
          <table:table-cell table:style-name="ce38" table:formula="of:=CONCATENATE(&quot;https://www.instagram.com/&quot;;[.$A170];&quot;/&quot;)" office:value-type="string" office:string-value="https://www.instagram.com/Prr-Pl_Jcqs/" calcext:value-type="string">
            <text:p>https://www.instagram.com/Prr-Pl_Jcqs/</text:p>
          </table:table-cell>
          <table:table-cell table:style-name="ce38" table:formula="of:=CONCATENATE(&quot;https://www.facebook.com/&quot;;[.$A170];&quot;/&quot;)" office:value-type="string" office:string-value="https://www.facebook.com/Prr-Pl_Jcqs/" calcext:value-type="string">
            <text:p>https://www.facebook.com/Prr-Pl_Jcqs/</text:p>
          </table:table-cell>
          <table:table-cell table:style-name="ce38" table:formula="of:=CONCATENATE(&quot;https://twitter.com/&quot;;[.$A170];&quot;/&quot;)" office:value-type="string" office:string-value="https://twitter.com/Prr-Pl_Jcqs/" calcext:value-type="string">
            <text:p>https://twitter.com/Prr-Pl_Jcqs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IF([.$A$6]=&quot;&quot;;CONCATENATE([.$A$7];&quot;-&quot;;IF([.$A$9]&lt;&gt;&quot;&quot;;[.$A$9];[.$A$10]);IF([.$A$9]=&quot;&quot;;&quot;&quot;;&quot;-&quot;);IF([.$A$9]=&quot;&quot;;&quot;&quot;;[.$A$10]));CONCATENATE([.$A$6];&quot;-&quot;;[.$A$11]));&quot;_&quot;;[.$B$5];[.$B$6])" office:value-type="string" office:string-value="Pierre-Paul-J_112" calcext:value-type="string">
            <text:p>Pierre-Paul-J_112</text:p>
          </table:table-cell>
          <table:table-cell table:style-name="ce12"/>
          <table:table-cell table:style-name="ce38" table:formula="of:=CONCATENATE(&quot;https://www.instagram.com/&quot;;[.$A171];&quot;/&quot;)" office:value-type="string" office:string-value="https://www.instagram.com/Prr-Pl.Jcqs/" calcext:value-type="string">
            <text:p>https://www.instagram.com/Prr-Pl.Jcqs/</text:p>
          </table:table-cell>
          <table:table-cell table:style-name="ce38" table:formula="of:=CONCATENATE(&quot;https://www.facebook.com/&quot;;[.$A171];&quot;/&quot;)" office:value-type="string" office:string-value="https://www.facebook.com/Prr-Pl.Jcqs/" calcext:value-type="string">
            <text:p>https://www.facebook.com/Prr-Pl.Jcqs/</text:p>
          </table:table-cell>
          <table:table-cell table:style-name="ce38" table:formula="of:=CONCATENATE(&quot;https://twitter.com/&quot;;[.$A171];&quot;/&quot;)" office:value-type="string" office:string-value="https://twitter.com/Prr-Pl.Jcqs/" calcext:value-type="string">
            <text:p>https://twitter.com/Prr-Pl.Jcqs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IF([.$A$6]=&quot;&quot;;CONCATENATE([.$A$7];&quot;-&quot;;IF([.$A$9]&lt;&gt;&quot;&quot;;[.$A$9];[.$A$10]);IF([.$A$9]=&quot;&quot;;&quot;&quot;;&quot;-&quot;);IF([.$A$9]=&quot;&quot;;&quot;&quot;;[.$A$10]));CONCATENATE([.$A$6];&quot;-&quot;;[.$A$11]));&quot;.&quot;;[.$B$5];[.$B$6])" office:value-type="string" office:string-value="Pierre-Paul-J.112" calcext:value-type="string">
            <text:p>Pierre-Paul-J.112</text:p>
          </table:table-cell>
          <table:table-cell table:style-name="ce12"/>
          <table:table-cell table:style-name="ce38" table:formula="of:=CONCATENATE(&quot;https://www.instagram.com/&quot;;[.$A172];&quot;/&quot;)" office:value-type="string" office:string-value="https://www.instagram.com/Prr-Pl-Jacques/" calcext:value-type="string">
            <text:p>https://www.instagram.com/Prr-Pl-Jacques/</text:p>
          </table:table-cell>
          <table:table-cell table:style-name="ce38" table:formula="of:=CONCATENATE(&quot;https://www.facebook.com/&quot;;[.$A172];&quot;/&quot;)" office:value-type="string" office:string-value="https://www.facebook.com/Prr-Pl-Jacques/" calcext:value-type="string">
            <text:p>https://www.facebook.com/Prr-Pl-Jacques/</text:p>
          </table:table-cell>
          <table:table-cell table:style-name="ce38" table:formula="of:=CONCATENATE(&quot;https://twitter.com/&quot;;[.$A172];&quot;/&quot;)" office:value-type="string" office:string-value="https://twitter.com/Prr-Pl-Jacques/" calcext:value-type="string">
            <text:p>https://twitter.com/Prr-Pl-Jacques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IF([.$A$6]=&quot;&quot;;CONCATENATE([.$A$7];&quot;-&quot;;IF([.$A$9]&lt;&gt;&quot;&quot;;[.$A$9];[.$A$10]);IF([.$A$9]=&quot;&quot;;&quot;&quot;;&quot;.&quot;);IF([.$A$9]=&quot;&quot;;&quot;&quot;;[.$A$10]));CONCATENATE([.$A$6];&quot;-&quot;;[.$A$11]));&quot;-&quot;;[.$B$5];[.$B$6])" office:value-type="string" office:string-value="Pierre-Paul.J-112" calcext:value-type="string">
            <text:p>Pierre-Paul.J-112</text:p>
          </table:table-cell>
          <table:table-cell table:style-name="ce12"/>
          <table:table-cell table:style-name="ce38" table:formula="of:=CONCATENATE(&quot;https://www.instagram.com/&quot;;[.$A173];&quot;/&quot;)" office:value-type="string" office:string-value="https://www.instagram.com/Prr-Pl_Jacques/" calcext:value-type="string">
            <text:p>https://www.instagram.com/Prr-Pl_Jacques/</text:p>
          </table:table-cell>
          <table:table-cell table:style-name="ce38" table:formula="of:=CONCATENATE(&quot;https://www.facebook.com/&quot;;[.$A173];&quot;/&quot;)" office:value-type="string" office:string-value="https://www.facebook.com/Prr-Pl_Jacques/" calcext:value-type="string">
            <text:p>https://www.facebook.com/Prr-Pl_Jacques/</text:p>
          </table:table-cell>
          <table:table-cell table:style-name="ce38" table:formula="of:=CONCATENATE(&quot;https://twitter.com/&quot;;[.$A173];&quot;/&quot;)" office:value-type="string" office:string-value="https://twitter.com/Prr-Pl_Jacques/" calcext:value-type="string">
            <text:p>https://twitter.com/Prr-Pl_Jacques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IF([.$A$6]=&quot;&quot;;CONCATENATE([.$A$7];&quot;-&quot;;IF([.$A$9]&lt;&gt;&quot;&quot;;[.$A$9];[.$A$10]);IF([.$A$9]=&quot;&quot;;&quot;&quot;;&quot;.&quot;);IF([.$A$9]=&quot;&quot;;&quot;&quot;;[.$A$10]));CONCATENATE([.$A$6];&quot;-&quot;;[.$A$11]));&quot;_&quot;;[.$B$5];[.$B$6])" office:value-type="string" office:string-value="Pierre-Paul.J_112" calcext:value-type="string">
            <text:p>Pierre-Paul.J_112</text:p>
          </table:table-cell>
          <table:table-cell table:style-name="ce12"/>
          <table:table-cell table:style-name="ce38" table:formula="of:=CONCATENATE(&quot;https://www.instagram.com/&quot;;[.$A174];&quot;/&quot;)" office:value-type="string" office:string-value="https://www.instagram.com/Prr-Pl.Jacques/" calcext:value-type="string">
            <text:p>https://www.instagram.com/Prr-Pl.Jacques/</text:p>
          </table:table-cell>
          <table:table-cell table:style-name="ce38" table:formula="of:=CONCATENATE(&quot;https://www.facebook.com/&quot;;[.$A174];&quot;/&quot;)" office:value-type="string" office:string-value="https://www.facebook.com/Prr-Pl.Jacques/" calcext:value-type="string">
            <text:p>https://www.facebook.com/Prr-Pl.Jacques/</text:p>
          </table:table-cell>
          <table:table-cell table:style-name="ce38" table:formula="of:=CONCATENATE(&quot;https://twitter.com/&quot;;[.$A174];&quot;/&quot;)" office:value-type="string" office:string-value="https://twitter.com/Prr-Pl.Jacques/" calcext:value-type="string">
            <text:p>https://twitter.com/Prr-Pl.Jacques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IF([.$A$6]=&quot;&quot;;CONCATENATE([.$A$7];&quot;-&quot;;IF([.$A$9]&lt;&gt;&quot;&quot;;[.$A$9];[.$A$10]);IF([.$A$9]=&quot;&quot;;&quot;&quot;;&quot;.&quot;);IF([.$A$9]=&quot;&quot;;&quot;&quot;;[.$A$10]));CONCATENATE([.$A$6];&quot;-&quot;;[.$A$11]));&quot;.&quot;;[.$B$5];[.$B$6])" office:value-type="string" office:string-value="Pierre-Paul.J.112" calcext:value-type="string">
            <text:p>Pierre-Paul.J.112</text:p>
          </table:table-cell>
          <table:table-cell table:style-name="ce12"/>
          <table:table-cell table:style-name="ce38" table:formula="of:=CONCATENATE(&quot;https://www.instagram.com/&quot;;[.$A175];&quot;/&quot;)" office:value-type="string" office:string-value="https://www.instagram.com/Pierre-Paul.Jcqs/" calcext:value-type="string">
            <text:p>https://www.instagram.com/Pierre-Paul.Jcqs/</text:p>
          </table:table-cell>
          <table:table-cell table:style-name="ce38" table:formula="of:=CONCATENATE(&quot;https://www.facebook.com/&quot;;[.$A175];&quot;/&quot;)" office:value-type="string" office:string-value="https://www.facebook.com/Pierre-Paul.Jcqs/" calcext:value-type="string">
            <text:p>https://www.facebook.com/Pierre-Paul.Jcqs/</text:p>
          </table:table-cell>
          <table:table-cell table:style-name="ce38" table:formula="of:=CONCATENATE(&quot;https://twitter.com/&quot;;[.$A175];&quot;/&quot;)" office:value-type="string" office:string-value="https://twitter.com/Pierre-Paul.Jcqs/" calcext:value-type="string">
            <text:p>https://twitter.com/Pierre-Paul.Jcqs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IF([.$A$6]=&quot;&quot;;CONCATENATE([.$A$7];&quot;_&quot;;IF([.$A$9]&lt;&gt;&quot;&quot;;[.$A$9];[.$A$10]);IF([.$A$9]=&quot;&quot;;&quot;&quot;;&quot;.&quot;);IF([.$A$9]=&quot;&quot;;&quot;&quot;;[.$A$10]));CONCATENATE([.$A$6];&quot;-&quot;;[.$A$11]));&quot;_&quot;;[.$B$5];[.$B$6])" office:value-type="string" office:string-value="Pierre_Paul.J_112" calcext:value-type="string">
            <text:p>Pierre_Paul.J_112</text:p>
          </table:table-cell>
          <table:table-cell table:style-name="ce12"/>
          <table:table-cell table:style-name="ce38" table:formula="of:=CONCATENATE(&quot;https://www.instagram.com/&quot;;[.$A176];&quot;/&quot;)" office:value-type="string" office:string-value="https://www.instagram.com/Pierre-Paul_Jcqs/" calcext:value-type="string">
            <text:p>https://www.instagram.com/Pierre-Paul_Jcqs/</text:p>
          </table:table-cell>
          <table:table-cell table:style-name="ce38" table:formula="of:=CONCATENATE(&quot;https://www.facebook.com/&quot;;[.$A176];&quot;/&quot;)" office:value-type="string" office:string-value="https://www.facebook.com/Pierre-Paul_Jcqs/" calcext:value-type="string">
            <text:p>https://www.facebook.com/Pierre-Paul_Jcqs/</text:p>
          </table:table-cell>
          <table:table-cell table:style-name="ce38" table:formula="of:=CONCATENATE(&quot;https://twitter.com/&quot;;[.$A176];&quot;/&quot;)" office:value-type="string" office:string-value="https://twitter.com/Pierre-Paul_Jcqs/" calcext:value-type="string">
            <text:p>https://twitter.com/Pierre-Paul_Jcqs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IF([.$A$6]=&quot;&quot;;CONCATENATE([.$A$7];&quot;_&quot;;IF([.$A$9]&lt;&gt;&quot;&quot;;[.$A$9];[.$A$10]);IF([.$A$9]=&quot;&quot;;&quot;&quot;;&quot;.&quot;);IF([.$A$9]=&quot;&quot;;&quot;&quot;;[.$A$10]));CONCATENATE([.$A$6];&quot;-&quot;;[.$A$11]));&quot;-&quot;;[.$B$5];[.$B$6])" office:value-type="string" office:string-value="Pierre_Paul.J-112" calcext:value-type="string">
            <text:p>Pierre_Paul.J-112</text:p>
          </table:table-cell>
          <table:table-cell table:style-name="ce12"/>
          <table:table-cell table:style-name="ce38" table:formula="of:=CONCATENATE(&quot;https://www.instagram.com/&quot;;[.$A177];&quot;/&quot;)" office:value-type="string" office:string-value="https://www.instagram.com/Pierre-Paul-Jcqs/" calcext:value-type="string">
            <text:p>https://www.instagram.com/Pierre-Paul-Jcqs/</text:p>
          </table:table-cell>
          <table:table-cell table:style-name="ce38" table:formula="of:=CONCATENATE(&quot;https://www.facebook.com/&quot;;[.$A177];&quot;/&quot;)" office:value-type="string" office:string-value="https://www.facebook.com/Pierre-Paul-Jcqs/" calcext:value-type="string">
            <text:p>https://www.facebook.com/Pierre-Paul-Jcqs/</text:p>
          </table:table-cell>
          <table:table-cell table:style-name="ce38" table:formula="of:=CONCATENATE(&quot;https://twitter.com/&quot;;[.$A177];&quot;/&quot;)" office:value-type="string" office:string-value="https://twitter.com/Pierre-Paul-Jcqs/" calcext:value-type="string">
            <text:p>https://twitter.com/Pierre-Paul-Jcqs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IF([.$A$6]=&quot;&quot;;CONCATENATE([.$A$7];&quot;_&quot;;IF([.$A$9]&lt;&gt;&quot;&quot;;[.$A$9];[.$A$10]);IF([.$A$9]=&quot;&quot;;&quot;&quot;;&quot;.&quot;);IF([.$A$9]=&quot;&quot;;&quot;&quot;;[.$A$10]));CONCATENATE([.$A$6];&quot;-&quot;;[.$A$11]));&quot;.&quot;;[.$B$5];[.$B$6])" office:value-type="string" office:string-value="Pierre_Paul.J.112" calcext:value-type="string">
            <text:p>Pierre_Paul.J.112</text:p>
          </table:table-cell>
          <table:table-cell table:style-name="ce12"/>
          <table:table-cell table:style-name="ce38" table:formula="of:=CONCATENATE(&quot;https://www.instagram.com/&quot;;[.$A178];&quot;/&quot;)" office:value-type="string" office:string-value="https://www.instagram.com/Prr-Pl-Jcqs_94/" calcext:value-type="string">
            <text:p>https://www.instagram.com/Prr-Pl-Jcqs_94/</text:p>
          </table:table-cell>
          <table:table-cell table:style-name="ce38" table:formula="of:=CONCATENATE(&quot;https://www.facebook.com/&quot;;[.$A178];&quot;/&quot;)" office:value-type="string" office:string-value="https://www.facebook.com/Prr-Pl-Jcqs_94/" calcext:value-type="string">
            <text:p>https://www.facebook.com/Prr-Pl-Jcqs_94/</text:p>
          </table:table-cell>
          <table:table-cell table:style-name="ce38" table:formula="of:=CONCATENATE(&quot;https://twitter.com/&quot;;[.$A178];&quot;/&quot;)" office:value-type="string" office:string-value="https://twitter.com/Prr-Pl-Jcqs_94/" calcext:value-type="string">
            <text:p>https://twitter.com/Prr-Pl-Jcqs_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13];&quot;-&quot;;[.$A$14])" office:value-type="string" office:string-value="Prr-Pl-Jcqs" calcext:value-type="string">
            <text:p>Prr-Pl-Jcqs</text:p>
          </table:table-cell>
          <table:table-cell table:style-name="ce12"/>
          <table:table-cell table:style-name="ce38" table:formula="of:=CONCATENATE(&quot;https://www.instagram.com/&quot;;[.$A179];&quot;/&quot;)" office:value-type="string" office:string-value="https://www.instagram.com/Prr-Pl_Jcqs_94/" calcext:value-type="string">
            <text:p>https://www.instagram.com/Prr-Pl_Jcqs_94/</text:p>
          </table:table-cell>
          <table:table-cell table:style-name="ce38" table:formula="of:=CONCATENATE(&quot;https://www.facebook.com/&quot;;[.$A179];&quot;/&quot;)" office:value-type="string" office:string-value="https://www.facebook.com/Prr-Pl_Jcqs_94/" calcext:value-type="string">
            <text:p>https://www.facebook.com/Prr-Pl_Jcqs_94/</text:p>
          </table:table-cell>
          <table:table-cell table:style-name="ce38" table:formula="of:=CONCATENATE(&quot;https://twitter.com/&quot;;[.$A179];&quot;/&quot;)" office:value-type="string" office:string-value="https://twitter.com/Prr-Pl_Jcqs_94/" calcext:value-type="string">
            <text:p>https://twitter.com/Prr-Pl_Jcqs_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13];&quot;_&quot;;[.$A$14])" office:value-type="string" office:string-value="Prr-Pl_Jcqs" calcext:value-type="string">
            <text:p>Prr-Pl_Jcqs</text:p>
          </table:table-cell>
          <table:table-cell table:style-name="ce12"/>
          <table:table-cell table:style-name="ce38" table:formula="of:=CONCATENATE(&quot;https://www.instagram.com/&quot;;[.$A180];&quot;/&quot;)" office:value-type="string" office:string-value="https://www.instagram.com/Prr-Pl.Jcqs_94/" calcext:value-type="string">
            <text:p>https://www.instagram.com/Prr-Pl.Jcqs_94/</text:p>
          </table:table-cell>
          <table:table-cell table:style-name="ce38" table:formula="of:=CONCATENATE(&quot;https://www.facebook.com/&quot;;[.$A180];&quot;/&quot;)" office:value-type="string" office:string-value="https://www.facebook.com/Prr-Pl.Jcqs_94/" calcext:value-type="string">
            <text:p>https://www.facebook.com/Prr-Pl.Jcqs_94/</text:p>
          </table:table-cell>
          <table:table-cell table:style-name="ce38" table:formula="of:=CONCATENATE(&quot;https://twitter.com/&quot;;[.$A180];&quot;/&quot;)" office:value-type="string" office:string-value="https://twitter.com/Prr-Pl.Jcqs_94/" calcext:value-type="string">
            <text:p>https://twitter.com/Prr-Pl.Jcqs_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13];&quot;.&quot;;[.$A$14])" office:value-type="string" office:string-value="Prr-Pl.Jcqs" calcext:value-type="string">
            <text:p>Prr-Pl.Jcqs</text:p>
          </table:table-cell>
          <table:table-cell table:style-name="ce12"/>
          <table:table-cell table:style-name="ce38" table:formula="of:=CONCATENATE(&quot;https://www.instagram.com/&quot;;[.$A181];&quot;/&quot;)" office:value-type="string" office:string-value="https://www.instagram.com/Prr-Pl-Jacques_94/" calcext:value-type="string">
            <text:p>https://www.instagram.com/Prr-Pl-Jacques_94/</text:p>
          </table:table-cell>
          <table:table-cell table:style-name="ce38" table:formula="of:=CONCATENATE(&quot;https://www.facebook.com/&quot;;[.$A181];&quot;/&quot;)" office:value-type="string" office:string-value="https://www.facebook.com/Prr-Pl-Jacques_94/" calcext:value-type="string">
            <text:p>https://www.facebook.com/Prr-Pl-Jacques_94/</text:p>
          </table:table-cell>
          <table:table-cell table:style-name="ce38" table:formula="of:=CONCATENATE(&quot;https://twitter.com/&quot;;[.$A181];&quot;/&quot;)" office:value-type="string" office:string-value="https://twitter.com/Prr-Pl-Jacques_94/" calcext:value-type="string">
            <text:p>https://twitter.com/Prr-Pl-Jacques_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13];&quot;-&quot;;[.$A$11])" office:value-type="string" office:string-value="Prr-Pl-Jacques" calcext:value-type="string">
            <text:p>Prr-Pl-Jacques</text:p>
          </table:table-cell>
          <table:table-cell table:style-name="ce12"/>
          <table:table-cell table:style-name="ce38" table:formula="of:=CONCATENATE(&quot;https://www.instagram.com/&quot;;[.$A182];&quot;/&quot;)" office:value-type="string" office:string-value="https://www.instagram.com/Prr-Pl_Jacques_94/" calcext:value-type="string">
            <text:p>https://www.instagram.com/Prr-Pl_Jacques_94/</text:p>
          </table:table-cell>
          <table:table-cell table:style-name="ce38" table:formula="of:=CONCATENATE(&quot;https://www.facebook.com/&quot;;[.$A182];&quot;/&quot;)" office:value-type="string" office:string-value="https://www.facebook.com/Prr-Pl_Jacques_94/" calcext:value-type="string">
            <text:p>https://www.facebook.com/Prr-Pl_Jacques_94/</text:p>
          </table:table-cell>
          <table:table-cell table:style-name="ce38" table:formula="of:=CONCATENATE(&quot;https://twitter.com/&quot;;[.$A182];&quot;/&quot;)" office:value-type="string" office:string-value="https://twitter.com/Prr-Pl_Jacques_94/" calcext:value-type="string">
            <text:p>https://twitter.com/Prr-Pl_Jacques_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13];&quot;_&quot;;[.$A$11])" office:value-type="string" office:string-value="Prr-Pl_Jacques" calcext:value-type="string">
            <text:p>Prr-Pl_Jacques</text:p>
          </table:table-cell>
          <table:table-cell table:style-name="ce12"/>
          <table:table-cell table:style-name="ce38" table:formula="of:=CONCATENATE(&quot;https://www.instagram.com/&quot;;[.$A183];&quot;/&quot;)" office:value-type="string" office:string-value="https://www.instagram.com/Prr-Pl.Jacques_94/" calcext:value-type="string">
            <text:p>https://www.instagram.com/Prr-Pl.Jacques_94/</text:p>
          </table:table-cell>
          <table:table-cell table:style-name="ce38" table:formula="of:=CONCATENATE(&quot;https://www.facebook.com/&quot;;[.$A183];&quot;/&quot;)" office:value-type="string" office:string-value="https://www.facebook.com/Prr-Pl.Jacques_94/" calcext:value-type="string">
            <text:p>https://www.facebook.com/Prr-Pl.Jacques_94/</text:p>
          </table:table-cell>
          <table:table-cell table:style-name="ce38" table:formula="of:=CONCATENATE(&quot;https://twitter.com/&quot;;[.$A183];&quot;/&quot;)" office:value-type="string" office:string-value="https://twitter.com/Prr-Pl.Jacques_94/" calcext:value-type="string">
            <text:p>https://twitter.com/Prr-Pl.Jacques_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$13];&quot;.&quot;;[.$A$11])" office:value-type="string" office:string-value="Prr-Pl.Jacques" calcext:value-type="string">
            <text:p>Prr-Pl.Jacques</text:p>
          </table:table-cell>
          <table:table-cell table:style-name="ce12"/>
          <table:table-cell table:style-name="ce38" table:formula="of:=CONCATENATE(&quot;https://www.instagram.com/&quot;;[.$A184];&quot;/&quot;)" office:value-type="string" office:string-value="https://www.instagram.com/Pierre-Paul.Jcqs_94/" calcext:value-type="string">
            <text:p>https://www.instagram.com/Pierre-Paul.Jcqs_94/</text:p>
          </table:table-cell>
          <table:table-cell table:style-name="ce38" table:formula="of:=CONCATENATE(&quot;https://www.facebook.com/&quot;;[.$A184];&quot;/&quot;)" office:value-type="string" office:string-value="https://www.facebook.com/Pierre-Paul.Jcqs_94/" calcext:value-type="string">
            <text:p>https://www.facebook.com/Pierre-Paul.Jcqs_94/</text:p>
          </table:table-cell>
          <table:table-cell table:style-name="ce38" table:formula="of:=CONCATENATE(&quot;https://twitter.com/&quot;;[.$A184];&quot;/&quot;)" office:value-type="string" office:string-value="https://twitter.com/Pierre-Paul.Jcqs_94/" calcext:value-type="string">
            <text:p>https://twitter.com/Pierre-Paul.Jcqs_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C$2];&quot;.&quot;;[.$A$14])" office:value-type="string" office:string-value="Pierre-Paul.Jcqs" calcext:value-type="string">
            <text:p>Pierre-Paul.Jcqs</text:p>
          </table:table-cell>
          <table:table-cell table:style-name="ce12"/>
          <table:table-cell table:style-name="ce38" table:formula="of:=CONCATENATE(&quot;https://www.instagram.com/&quot;;[.$A185];&quot;/&quot;)" office:value-type="string" office:string-value="https://www.instagram.com/Pierre-Paul_Jcqs_94/" calcext:value-type="string">
            <text:p>https://www.instagram.com/Pierre-Paul_Jcqs_94/</text:p>
          </table:table-cell>
          <table:table-cell table:style-name="ce38" table:formula="of:=CONCATENATE(&quot;https://www.facebook.com/&quot;;[.$A185];&quot;/&quot;)" office:value-type="string" office:string-value="https://www.facebook.com/Pierre-Paul_Jcqs_94/" calcext:value-type="string">
            <text:p>https://www.facebook.com/Pierre-Paul_Jcqs_94/</text:p>
          </table:table-cell>
          <table:table-cell table:style-name="ce38" table:formula="of:=CONCATENATE(&quot;https://twitter.com/&quot;;[.$A185];&quot;/&quot;)" office:value-type="string" office:string-value="https://twitter.com/Pierre-Paul_Jcqs_94/" calcext:value-type="string">
            <text:p>https://twitter.com/Pierre-Paul_Jcqs_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C$2];&quot;_&quot;;[.$A$14])" office:value-type="string" office:string-value="Pierre-Paul_Jcqs" calcext:value-type="string">
            <text:p>Pierre-Paul_Jcqs</text:p>
          </table:table-cell>
          <table:table-cell table:style-name="ce12"/>
          <table:table-cell table:style-name="ce38" table:formula="of:=CONCATENATE(&quot;https://www.instagram.com/&quot;;[.$A186];&quot;/&quot;)" office:value-type="string" office:string-value="https://www.instagram.com/Pierre-Paul-Jcqs_94/" calcext:value-type="string">
            <text:p>https://www.instagram.com/Pierre-Paul-Jcqs_94/</text:p>
          </table:table-cell>
          <table:table-cell table:style-name="ce38" table:formula="of:=CONCATENATE(&quot;https://www.facebook.com/&quot;;[.$A186];&quot;/&quot;)" office:value-type="string" office:string-value="https://www.facebook.com/Pierre-Paul-Jcqs_94/" calcext:value-type="string">
            <text:p>https://www.facebook.com/Pierre-Paul-Jcqs_94/</text:p>
          </table:table-cell>
          <table:table-cell table:style-name="ce38" table:formula="of:=CONCATENATE(&quot;https://twitter.com/&quot;;[.$A186];&quot;/&quot;)" office:value-type="string" office:string-value="https://twitter.com/Pierre-Paul-Jcqs_94/" calcext:value-type="string">
            <text:p>https://twitter.com/Pierre-Paul-Jcqs_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C$2];&quot;-&quot;;[.$A$14])" office:value-type="string" office:string-value="Pierre-Paul-Jcqs" calcext:value-type="string">
            <text:p>Pierre-Paul-Jcqs</text:p>
          </table:table-cell>
          <table:table-cell table:style-name="ce12"/>
          <table:table-cell table:style-name="ce38" table:formula="of:=CONCATENATE(&quot;https://www.instagram.com/&quot;;[.$A187];&quot;/&quot;)" office:value-type="string" office:string-value="https://www.instagram.com/Prr-Pl-Jcqs-94/" calcext:value-type="string">
            <text:p>https://www.instagram.com/Prr-Pl-Jcqs-94/</text:p>
          </table:table-cell>
          <table:table-cell table:style-name="ce38" table:formula="of:=CONCATENATE(&quot;https://www.facebook.com/&quot;;[.$A187];&quot;/&quot;)" office:value-type="string" office:string-value="https://www.facebook.com/Prr-Pl-Jcqs-94/" calcext:value-type="string">
            <text:p>https://www.facebook.com/Prr-Pl-Jcqs-94/</text:p>
          </table:table-cell>
          <table:table-cell table:style-name="ce38" table:formula="of:=CONCATENATE(&quot;https://twitter.com/&quot;;[.$A187];&quot;/&quot;)" office:value-type="string" office:string-value="https://twitter.com/Prr-Pl-Jcqs-94/" calcext:value-type="string">
            <text:p>https://twitter.com/Prr-Pl-Jcqs-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169];&quot;_&quot;;[.$B$10])" office:value-type="string" office:string-value="Prr-Pl-Jcqs_94" calcext:value-type="string">
            <text:p>Prr-Pl-Jcqs_94</text:p>
          </table:table-cell>
          <table:table-cell table:style-name="ce12"/>
          <table:table-cell table:style-name="ce38" table:formula="of:=CONCATENATE(&quot;https://www.instagram.com/&quot;;[.$A188];&quot;/&quot;)" office:value-type="string" office:string-value="https://www.instagram.com/Prr-Pl_Jcqs-94/" calcext:value-type="string">
            <text:p>https://www.instagram.com/Prr-Pl_Jcqs-94/</text:p>
          </table:table-cell>
          <table:table-cell table:style-name="ce38" table:formula="of:=CONCATENATE(&quot;https://www.facebook.com/&quot;;[.$A188];&quot;/&quot;)" office:value-type="string" office:string-value="https://www.facebook.com/Prr-Pl_Jcqs-94/" calcext:value-type="string">
            <text:p>https://www.facebook.com/Prr-Pl_Jcqs-94/</text:p>
          </table:table-cell>
          <table:table-cell table:style-name="ce38" table:formula="of:=CONCATENATE(&quot;https://twitter.com/&quot;;[.$A188];&quot;/&quot;)" office:value-type="string" office:string-value="https://twitter.com/Prr-Pl_Jcqs-94/" calcext:value-type="string">
            <text:p>https://twitter.com/Prr-Pl_Jcqs-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170];&quot;_&quot;;[.$B$10])" office:value-type="string" office:string-value="Prr-Pl_Jcqs_94" calcext:value-type="string">
            <text:p>Prr-Pl_Jcqs_94</text:p>
          </table:table-cell>
          <table:table-cell table:style-name="ce12"/>
          <table:table-cell table:style-name="ce38" table:formula="of:=CONCATENATE(&quot;https://www.instagram.com/&quot;;[.$A189];&quot;/&quot;)" office:value-type="string" office:string-value="https://www.instagram.com/Prr-Pl.Jcqs-94/" calcext:value-type="string">
            <text:p>https://www.instagram.com/Prr-Pl.Jcqs-94/</text:p>
          </table:table-cell>
          <table:table-cell table:style-name="ce38" table:formula="of:=CONCATENATE(&quot;https://www.facebook.com/&quot;;[.$A189];&quot;/&quot;)" office:value-type="string" office:string-value="https://www.facebook.com/Prr-Pl.Jcqs-94/" calcext:value-type="string">
            <text:p>https://www.facebook.com/Prr-Pl.Jcqs-94/</text:p>
          </table:table-cell>
          <table:table-cell table:style-name="ce38" table:formula="of:=CONCATENATE(&quot;https://twitter.com/&quot;;[.$A189];&quot;/&quot;)" office:value-type="string" office:string-value="https://twitter.com/Prr-Pl.Jcqs-94/" calcext:value-type="string">
            <text:p>https://twitter.com/Prr-Pl.Jcqs-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171];&quot;_&quot;;[.$B$10])" office:value-type="string" office:string-value="Prr-Pl.Jcqs_94" calcext:value-type="string">
            <text:p>Prr-Pl.Jcqs_94</text:p>
          </table:table-cell>
          <table:table-cell table:style-name="ce12"/>
          <table:table-cell table:style-name="ce38" table:formula="of:=CONCATENATE(&quot;https://www.instagram.com/&quot;;[.$A190];&quot;/&quot;)" office:value-type="string" office:string-value="https://www.instagram.com/Prr-Pl-Jacques-94/" calcext:value-type="string">
            <text:p>https://www.instagram.com/Prr-Pl-Jacques-94/</text:p>
          </table:table-cell>
          <table:table-cell table:style-name="ce38" table:formula="of:=CONCATENATE(&quot;https://www.facebook.com/&quot;;[.$A190];&quot;/&quot;)" office:value-type="string" office:string-value="https://www.facebook.com/Prr-Pl-Jacques-94/" calcext:value-type="string">
            <text:p>https://www.facebook.com/Prr-Pl-Jacques-94/</text:p>
          </table:table-cell>
          <table:table-cell table:style-name="ce38" table:formula="of:=CONCATENATE(&quot;https://twitter.com/&quot;;[.$A190];&quot;/&quot;)" office:value-type="string" office:string-value="https://twitter.com/Prr-Pl-Jacques-94/" calcext:value-type="string">
            <text:p>https://twitter.com/Prr-Pl-Jacques-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172];&quot;_&quot;;[.$B$10])" office:value-type="string" office:string-value="Prr-Pl-Jacques_94" calcext:value-type="string">
            <text:p>Prr-Pl-Jacques_94</text:p>
          </table:table-cell>
          <table:table-cell table:style-name="ce12"/>
          <table:table-cell table:style-name="ce38" table:formula="of:=CONCATENATE(&quot;https://www.instagram.com/&quot;;[.$A191];&quot;/&quot;)" office:value-type="string" office:string-value="https://www.instagram.com/Prr-Pl_Jacques-94/" calcext:value-type="string">
            <text:p>https://www.instagram.com/Prr-Pl_Jacques-94/</text:p>
          </table:table-cell>
          <table:table-cell table:style-name="ce38" table:formula="of:=CONCATENATE(&quot;https://www.facebook.com/&quot;;[.$A191];&quot;/&quot;)" office:value-type="string" office:string-value="https://www.facebook.com/Prr-Pl_Jacques-94/" calcext:value-type="string">
            <text:p>https://www.facebook.com/Prr-Pl_Jacques-94/</text:p>
          </table:table-cell>
          <table:table-cell table:style-name="ce38" table:formula="of:=CONCATENATE(&quot;https://twitter.com/&quot;;[.$A191];&quot;/&quot;)" office:value-type="string" office:string-value="https://twitter.com/Prr-Pl_Jacques-94/" calcext:value-type="string">
            <text:p>https://twitter.com/Prr-Pl_Jacques-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173];&quot;_&quot;;[.$B$10])" office:value-type="string" office:string-value="Prr-Pl_Jacques_94" calcext:value-type="string">
            <text:p>Prr-Pl_Jacques_94</text:p>
          </table:table-cell>
          <table:table-cell table:style-name="ce12"/>
          <table:table-cell table:style-name="ce38" table:formula="of:=CONCATENATE(&quot;https://www.instagram.com/&quot;;[.$A192];&quot;/&quot;)" office:value-type="string" office:string-value="https://www.instagram.com/Prr-Pl.Jacques-94/" calcext:value-type="string">
            <text:p>https://www.instagram.com/Prr-Pl.Jacques-94/</text:p>
          </table:table-cell>
          <table:table-cell table:style-name="ce38" table:formula="of:=CONCATENATE(&quot;https://www.facebook.com/&quot;;[.$A192];&quot;/&quot;)" office:value-type="string" office:string-value="https://www.facebook.com/Prr-Pl.Jacques-94/" calcext:value-type="string">
            <text:p>https://www.facebook.com/Prr-Pl.Jacques-94/</text:p>
          </table:table-cell>
          <table:table-cell table:style-name="ce38" table:formula="of:=CONCATENATE(&quot;https://twitter.com/&quot;;[.$A192];&quot;/&quot;)" office:value-type="string" office:string-value="https://twitter.com/Prr-Pl.Jacques-94/" calcext:value-type="string">
            <text:p>https://twitter.com/Prr-Pl.Jacques-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174];&quot;_&quot;;[.$B$10])" office:value-type="string" office:string-value="Prr-Pl.Jacques_94" calcext:value-type="string">
            <text:p>Prr-Pl.Jacques_94</text:p>
          </table:table-cell>
          <table:table-cell table:style-name="ce12"/>
          <table:table-cell table:style-name="ce38" table:formula="of:=CONCATENATE(&quot;https://www.instagram.com/&quot;;[.$A193];&quot;/&quot;)" office:value-type="string" office:string-value="https://www.instagram.com/Pierre-Paul.Jcqs-94/" calcext:value-type="string">
            <text:p>https://www.instagram.com/Pierre-Paul.Jcqs-94/</text:p>
          </table:table-cell>
          <table:table-cell table:style-name="ce38" table:formula="of:=CONCATENATE(&quot;https://www.facebook.com/&quot;;[.$A193];&quot;/&quot;)" office:value-type="string" office:string-value="https://www.facebook.com/Pierre-Paul.Jcqs-94/" calcext:value-type="string">
            <text:p>https://www.facebook.com/Pierre-Paul.Jcqs-94/</text:p>
          </table:table-cell>
          <table:table-cell table:style-name="ce38" table:formula="of:=CONCATENATE(&quot;https://twitter.com/&quot;;[.$A193];&quot;/&quot;)" office:value-type="string" office:string-value="https://twitter.com/Pierre-Paul.Jcqs-94/" calcext:value-type="string">
            <text:p>https://twitter.com/Pierre-Paul.Jcqs-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175];&quot;_&quot;;[.$B$10])" office:value-type="string" office:string-value="Pierre-Paul.Jcqs_94" calcext:value-type="string">
            <text:p>Pierre-Paul.Jcqs_94</text:p>
          </table:table-cell>
          <table:table-cell table:style-name="ce12"/>
          <table:table-cell table:style-name="ce38" table:formula="of:=CONCATENATE(&quot;https://www.instagram.com/&quot;;[.$A194];&quot;/&quot;)" office:value-type="string" office:string-value="https://www.instagram.com/Pierre-Paul_Jcqs-94/" calcext:value-type="string">
            <text:p>https://www.instagram.com/Pierre-Paul_Jcqs-94/</text:p>
          </table:table-cell>
          <table:table-cell table:style-name="ce38" table:formula="of:=CONCATENATE(&quot;https://www.facebook.com/&quot;;[.$A194];&quot;/&quot;)" office:value-type="string" office:string-value="https://www.facebook.com/Pierre-Paul_Jcqs-94/" calcext:value-type="string">
            <text:p>https://www.facebook.com/Pierre-Paul_Jcqs-94/</text:p>
          </table:table-cell>
          <table:table-cell table:style-name="ce38" table:formula="of:=CONCATENATE(&quot;https://twitter.com/&quot;;[.$A194];&quot;/&quot;)" office:value-type="string" office:string-value="https://twitter.com/Pierre-Paul_Jcqs-94/" calcext:value-type="string">
            <text:p>https://twitter.com/Pierre-Paul_Jcqs-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176];&quot;_&quot;;[.$B$10])" office:value-type="string" office:string-value="Pierre-Paul_Jcqs_94" calcext:value-type="string">
            <text:p>Pierre-Paul_Jcqs_94</text:p>
          </table:table-cell>
          <table:table-cell/>
          <table:table-cell table:style-name="ce38" table:formula="of:=CONCATENATE(&quot;https://www.instagram.com/&quot;;[.$A195];&quot;/&quot;)" office:value-type="string" office:string-value="https://www.instagram.com/Pierre-Paul-Jcqs-94/" calcext:value-type="string">
            <text:p>https://www.instagram.com/Pierre-Paul-Jcqs-94/</text:p>
          </table:table-cell>
          <table:table-cell table:style-name="ce38" table:formula="of:=CONCATENATE(&quot;https://www.facebook.com/&quot;;[.$A195];&quot;/&quot;)" office:value-type="string" office:string-value="https://www.facebook.com/Pierre-Paul-Jcqs-94/" calcext:value-type="string">
            <text:p>https://www.facebook.com/Pierre-Paul-Jcqs-94/</text:p>
          </table:table-cell>
          <table:table-cell table:style-name="ce38" table:formula="of:=CONCATENATE(&quot;https://twitter.com/&quot;;[.$A195];&quot;/&quot;)" office:value-type="string" office:string-value="https://twitter.com/Pierre-Paul-Jcqs-94/" calcext:value-type="string">
            <text:p>https://twitter.com/Pierre-Paul-Jcqs-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177];&quot;_&quot;;[.$B$10])" office:value-type="string" office:string-value="Pierre-Paul-Jcqs_94" calcext:value-type="string">
            <text:p>Pierre-Paul-Jcqs_94</text:p>
          </table:table-cell>
          <table:table-cell/>
          <table:table-cell table:style-name="ce38" table:formula="of:=CONCATENATE(&quot;https://www.instagram.com/&quot;;[.$A196];&quot;/&quot;)" office:value-type="string" office:string-value="https://www.instagram.com/Prr-Pl-Jcqs.94/" calcext:value-type="string">
            <text:p>https://www.instagram.com/Prr-Pl-Jcqs.94/</text:p>
          </table:table-cell>
          <table:table-cell table:style-name="ce38" table:formula="of:=CONCATENATE(&quot;https://www.facebook.com/&quot;;[.$A196];&quot;/&quot;)" office:value-type="string" office:string-value="https://www.facebook.com/Prr-Pl-Jcqs.94/" calcext:value-type="string">
            <text:p>https://www.facebook.com/Prr-Pl-Jcqs.94/</text:p>
          </table:table-cell>
          <table:table-cell table:style-name="ce38" table:formula="of:=CONCATENATE(&quot;https://twitter.com/&quot;;[.$A196];&quot;/&quot;)" office:value-type="string" office:string-value="https://twitter.com/Prr-Pl-Jcqs.94/" calcext:value-type="string">
            <text:p>https://twitter.com/Prr-Pl-Jcqs.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169];&quot;-&quot;;[.$B$10])" office:value-type="string" office:string-value="Prr-Pl-Jcqs-94" calcext:value-type="string">
            <text:p>Prr-Pl-Jcqs-94</text:p>
          </table:table-cell>
          <table:table-cell table:style-name="ce12"/>
          <table:table-cell table:style-name="ce38" table:formula="of:=CONCATENATE(&quot;https://www.instagram.com/&quot;;[.$A197];&quot;/&quot;)" office:value-type="string" office:string-value="https://www.instagram.com/Prr-Pl_Jcqs.94/" calcext:value-type="string">
            <text:p>https://www.instagram.com/Prr-Pl_Jcqs.94/</text:p>
          </table:table-cell>
          <table:table-cell table:style-name="ce38" table:formula="of:=CONCATENATE(&quot;https://www.facebook.com/&quot;;[.$A197];&quot;/&quot;)" office:value-type="string" office:string-value="https://www.facebook.com/Prr-Pl_Jcqs.94/" calcext:value-type="string">
            <text:p>https://www.facebook.com/Prr-Pl_Jcqs.94/</text:p>
          </table:table-cell>
          <table:table-cell table:style-name="ce38" table:formula="of:=CONCATENATE(&quot;https://twitter.com/&quot;;[.$A197];&quot;/&quot;)" office:value-type="string" office:string-value="https://twitter.com/Prr-Pl_Jcqs.94/" calcext:value-type="string">
            <text:p>https://twitter.com/Prr-Pl_Jcqs.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170];&quot;-&quot;;[.$B$10])" office:value-type="string" office:string-value="Prr-Pl_Jcqs-94" calcext:value-type="string">
            <text:p>Prr-Pl_Jcqs-94</text:p>
          </table:table-cell>
          <table:table-cell table:style-name="ce12"/>
          <table:table-cell table:style-name="ce38" table:formula="of:=CONCATENATE(&quot;https://www.instagram.com/&quot;;[.$A198];&quot;/&quot;)" office:value-type="string" office:string-value="https://www.instagram.com/Prr-Pl.Jcqs.94/" calcext:value-type="string">
            <text:p>https://www.instagram.com/Prr-Pl.Jcqs.94/</text:p>
          </table:table-cell>
          <table:table-cell table:style-name="ce38" table:formula="of:=CONCATENATE(&quot;https://www.facebook.com/&quot;;[.$A198];&quot;/&quot;)" office:value-type="string" office:string-value="https://www.facebook.com/Prr-Pl.Jcqs.94/" calcext:value-type="string">
            <text:p>https://www.facebook.com/Prr-Pl.Jcqs.94/</text:p>
          </table:table-cell>
          <table:table-cell table:style-name="ce38" table:formula="of:=CONCATENATE(&quot;https://twitter.com/&quot;;[.$A198];&quot;/&quot;)" office:value-type="string" office:string-value="https://twitter.com/Prr-Pl.Jcqs.94/" calcext:value-type="string">
            <text:p>https://twitter.com/Prr-Pl.Jcqs.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171];&quot;-&quot;;[.$B$10])" office:value-type="string" office:string-value="Prr-Pl.Jcqs-94" calcext:value-type="string">
            <text:p>Prr-Pl.Jcqs-94</text:p>
          </table:table-cell>
          <table:table-cell table:style-name="ce12"/>
          <table:table-cell table:style-name="ce38" table:formula="of:=CONCATENATE(&quot;https://www.instagram.com/&quot;;[.$A199];&quot;/&quot;)" office:value-type="string" office:string-value="https://www.instagram.com/Prr-Pl-Jacques.94/" calcext:value-type="string">
            <text:p>https://www.instagram.com/Prr-Pl-Jacques.94/</text:p>
          </table:table-cell>
          <table:table-cell table:style-name="ce38" table:formula="of:=CONCATENATE(&quot;https://www.facebook.com/&quot;;[.$A199];&quot;/&quot;)" office:value-type="string" office:string-value="https://www.facebook.com/Prr-Pl-Jacques.94/" calcext:value-type="string">
            <text:p>https://www.facebook.com/Prr-Pl-Jacques.94/</text:p>
          </table:table-cell>
          <table:table-cell table:style-name="ce38" table:formula="of:=CONCATENATE(&quot;https://twitter.com/&quot;;[.$A199];&quot;/&quot;)" office:value-type="string" office:string-value="https://twitter.com/Prr-Pl-Jacques.94/" calcext:value-type="string">
            <text:p>https://twitter.com/Prr-Pl-Jacques.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172];&quot;-&quot;;[.$B$10])" office:value-type="string" office:string-value="Prr-Pl-Jacques-94" calcext:value-type="string">
            <text:p>Prr-Pl-Jacques-94</text:p>
          </table:table-cell>
          <table:table-cell table:style-name="ce12"/>
          <table:table-cell table:style-name="ce38" table:formula="of:=CONCATENATE(&quot;https://www.instagram.com/&quot;;[.$A200];&quot;/&quot;)" office:value-type="string" office:string-value="https://www.instagram.com/Prr-Pl_Jacques.94/" calcext:value-type="string">
            <text:p>https://www.instagram.com/Prr-Pl_Jacques.94/</text:p>
          </table:table-cell>
          <table:table-cell table:style-name="ce38" table:formula="of:=CONCATENATE(&quot;https://www.facebook.com/&quot;;[.$A200];&quot;/&quot;)" office:value-type="string" office:string-value="https://www.facebook.com/Prr-Pl_Jacques.94/" calcext:value-type="string">
            <text:p>https://www.facebook.com/Prr-Pl_Jacques.94/</text:p>
          </table:table-cell>
          <table:table-cell table:style-name="ce38" table:formula="of:=CONCATENATE(&quot;https://twitter.com/&quot;;[.$A200];&quot;/&quot;)" office:value-type="string" office:string-value="https://twitter.com/Prr-Pl_Jacques.94/" calcext:value-type="string">
            <text:p>https://twitter.com/Prr-Pl_Jacques.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173];&quot;-&quot;;[.$B$10])" office:value-type="string" office:string-value="Prr-Pl_Jacques-94" calcext:value-type="string">
            <text:p>Prr-Pl_Jacques-94</text:p>
          </table:table-cell>
          <table:table-cell/>
          <table:table-cell table:style-name="ce38" table:formula="of:=CONCATENATE(&quot;https://www.instagram.com/&quot;;[.$A201];&quot;/&quot;)" office:value-type="string" office:string-value="https://www.instagram.com/Prr-Pl.Jacques.94/" calcext:value-type="string">
            <text:p>https://www.instagram.com/Prr-Pl.Jacques.94/</text:p>
          </table:table-cell>
          <table:table-cell table:style-name="ce38" table:formula="of:=CONCATENATE(&quot;https://www.facebook.com/&quot;;[.$A201];&quot;/&quot;)" office:value-type="string" office:string-value="https://www.facebook.com/Prr-Pl.Jacques.94/" calcext:value-type="string">
            <text:p>https://www.facebook.com/Prr-Pl.Jacques.94/</text:p>
          </table:table-cell>
          <table:table-cell table:style-name="ce38" table:formula="of:=CONCATENATE(&quot;https://twitter.com/&quot;;[.$A201];&quot;/&quot;)" office:value-type="string" office:string-value="https://twitter.com/Prr-Pl.Jacques.94/" calcext:value-type="string">
            <text:p>https://twitter.com/Prr-Pl.Jacques.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174];&quot;-&quot;;[.$B$10])" office:value-type="string" office:string-value="Prr-Pl.Jacques-94" calcext:value-type="string">
            <text:p>Prr-Pl.Jacques-94</text:p>
          </table:table-cell>
          <table:table-cell/>
          <table:table-cell table:style-name="ce38" table:formula="of:=CONCATENATE(&quot;https://www.instagram.com/&quot;;[.$A202];&quot;/&quot;)" office:value-type="string" office:string-value="https://www.instagram.com/Pierre-Paul.Jcqs.94/" calcext:value-type="string">
            <text:p>https://www.instagram.com/Pierre-Paul.Jcqs.94/</text:p>
          </table:table-cell>
          <table:table-cell table:style-name="ce38" table:formula="of:=CONCATENATE(&quot;https://www.facebook.com/&quot;;[.$A202];&quot;/&quot;)" office:value-type="string" office:string-value="https://www.facebook.com/Pierre-Paul.Jcqs.94/" calcext:value-type="string">
            <text:p>https://www.facebook.com/Pierre-Paul.Jcqs.94/</text:p>
          </table:table-cell>
          <table:table-cell table:style-name="ce38" table:formula="of:=CONCATENATE(&quot;https://twitter.com/&quot;;[.$A202];&quot;/&quot;)" office:value-type="string" office:string-value="https://twitter.com/Pierre-Paul.Jcqs.94/" calcext:value-type="string">
            <text:p>https://twitter.com/Pierre-Paul.Jcqs.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175];&quot;-&quot;;[.$B$10])" office:value-type="string" office:string-value="Pierre-Paul.Jcqs-94" calcext:value-type="string">
            <text:p>Pierre-Paul.Jcqs-94</text:p>
          </table:table-cell>
          <table:table-cell/>
          <table:table-cell table:style-name="ce38" table:formula="of:=CONCATENATE(&quot;https://www.instagram.com/&quot;;[.$A203];&quot;/&quot;)" office:value-type="string" office:string-value="https://www.instagram.com/Pierre-Paul_Jcqs.94/" calcext:value-type="string">
            <text:p>https://www.instagram.com/Pierre-Paul_Jcqs.94/</text:p>
          </table:table-cell>
          <table:table-cell table:style-name="ce38" table:formula="of:=CONCATENATE(&quot;https://www.facebook.com/&quot;;[.$A203];&quot;/&quot;)" office:value-type="string" office:string-value="https://www.facebook.com/Pierre-Paul_Jcqs.94/" calcext:value-type="string">
            <text:p>https://www.facebook.com/Pierre-Paul_Jcqs.94/</text:p>
          </table:table-cell>
          <table:table-cell table:style-name="ce38" table:formula="of:=CONCATENATE(&quot;https://twitter.com/&quot;;[.$A203];&quot;/&quot;)" office:value-type="string" office:string-value="https://twitter.com/Pierre-Paul_Jcqs.94/" calcext:value-type="string">
            <text:p>https://twitter.com/Pierre-Paul_Jcqs.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176];&quot;-&quot;;[.$B$10])" office:value-type="string" office:string-value="Pierre-Paul_Jcqs-94" calcext:value-type="string">
            <text:p>Pierre-Paul_Jcqs-94</text:p>
          </table:table-cell>
          <table:table-cell/>
          <table:table-cell table:style-name="ce38" table:formula="of:=CONCATENATE(&quot;https://www.instagram.com/&quot;;[.$A204];&quot;/&quot;)" office:value-type="string" office:string-value="https://www.instagram.com/Pierre-Paul-Jcqs.94/" calcext:value-type="string">
            <text:p>https://www.instagram.com/Pierre-Paul-Jcqs.94/</text:p>
          </table:table-cell>
          <table:table-cell table:style-name="ce38" table:formula="of:=CONCATENATE(&quot;https://www.facebook.com/&quot;;[.$A204];&quot;/&quot;)" office:value-type="string" office:string-value="https://www.facebook.com/Pierre-Paul-Jcqs.94/" calcext:value-type="string">
            <text:p>https://www.facebook.com/Pierre-Paul-Jcqs.94/</text:p>
          </table:table-cell>
          <table:table-cell table:style-name="ce38" table:formula="of:=CONCATENATE(&quot;https://twitter.com/&quot;;[.$A204];&quot;/&quot;)" office:value-type="string" office:string-value="https://twitter.com/Pierre-Paul-Jcqs.94/" calcext:value-type="string">
            <text:p>https://twitter.com/Pierre-Paul-Jcqs.9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177];&quot;-&quot;;[.$B$10])" office:value-type="string" office:string-value="Pierre-Paul-Jcqs-94" calcext:value-type="string">
            <text:p>Pierre-Paul-Jcqs-94</text:p>
          </table:table-cell>
          <table:table-cell/>
          <table:table-cell table:style-name="ce38" table:formula="of:=CONCATENATE(&quot;https://www.instagram.com/&quot;;[.$A205];&quot;/&quot;)" office:value-type="string" office:string-value="https://www.instagram.com/Prr-Pl-Jcqs_4/" calcext:value-type="string">
            <text:p>https://www.instagram.com/Prr-Pl-Jcqs_4/</text:p>
          </table:table-cell>
          <table:table-cell table:style-name="ce38" table:formula="of:=CONCATENATE(&quot;https://www.facebook.com/&quot;;[.$A205];&quot;/&quot;)" office:value-type="string" office:string-value="https://www.facebook.com/Prr-Pl-Jcqs_4/" calcext:value-type="string">
            <text:p>https://www.facebook.com/Prr-Pl-Jcqs_4/</text:p>
          </table:table-cell>
          <table:table-cell table:style-name="ce38" table:formula="of:=CONCATENATE(&quot;https://twitter.com/&quot;;[.$A205];&quot;/&quot;)" office:value-type="string" office:string-value="https://twitter.com/Prr-Pl-Jcqs_4/" calcext:value-type="string">
            <text:p>https://twitter.com/Prr-Pl-Jcqs_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169];&quot;.&quot;;[.$B$10])" office:value-type="string" office:string-value="Prr-Pl-Jcqs.94" calcext:value-type="string">
            <text:p>Prr-Pl-Jcqs.94</text:p>
          </table:table-cell>
          <table:table-cell/>
          <table:table-cell table:style-name="ce38" table:formula="of:=CONCATENATE(&quot;https://www.instagram.com/&quot;;[.$A206];&quot;/&quot;)" office:value-type="string" office:string-value="https://www.instagram.com/Prr-Pl_Jcqs_4/" calcext:value-type="string">
            <text:p>https://www.instagram.com/Prr-Pl_Jcqs_4/</text:p>
          </table:table-cell>
          <table:table-cell table:style-name="ce38" table:formula="of:=CONCATENATE(&quot;https://www.facebook.com/&quot;;[.$A206];&quot;/&quot;)" office:value-type="string" office:string-value="https://www.facebook.com/Prr-Pl_Jcqs_4/" calcext:value-type="string">
            <text:p>https://www.facebook.com/Prr-Pl_Jcqs_4/</text:p>
          </table:table-cell>
          <table:table-cell table:style-name="ce38" table:formula="of:=CONCATENATE(&quot;https://twitter.com/&quot;;[.$A206];&quot;/&quot;)" office:value-type="string" office:string-value="https://twitter.com/Prr-Pl_Jcqs_4/" calcext:value-type="string">
            <text:p>https://twitter.com/Prr-Pl_Jcqs_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170];&quot;.&quot;;[.$B$10])" office:value-type="string" office:string-value="Prr-Pl_Jcqs.94" calcext:value-type="string">
            <text:p>Prr-Pl_Jcqs.94</text:p>
          </table:table-cell>
          <table:table-cell/>
          <table:table-cell table:style-name="ce38" table:formula="of:=CONCATENATE(&quot;https://www.instagram.com/&quot;;[.$A207];&quot;/&quot;)" office:value-type="string" office:string-value="https://www.instagram.com/Prr-Pl.Jcqs_4/" calcext:value-type="string">
            <text:p>https://www.instagram.com/Prr-Pl.Jcqs_4/</text:p>
          </table:table-cell>
          <table:table-cell table:style-name="ce38" table:formula="of:=CONCATENATE(&quot;https://www.facebook.com/&quot;;[.$A207];&quot;/&quot;)" office:value-type="string" office:string-value="https://www.facebook.com/Prr-Pl.Jcqs_4/" calcext:value-type="string">
            <text:p>https://www.facebook.com/Prr-Pl.Jcqs_4/</text:p>
          </table:table-cell>
          <table:table-cell table:style-name="ce38" table:formula="of:=CONCATENATE(&quot;https://twitter.com/&quot;;[.$A207];&quot;/&quot;)" office:value-type="string" office:string-value="https://twitter.com/Prr-Pl.Jcqs_4/" calcext:value-type="string">
            <text:p>https://twitter.com/Prr-Pl.Jcqs_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171];&quot;.&quot;;[.$B$10])" office:value-type="string" office:string-value="Prr-Pl.Jcqs.94" calcext:value-type="string">
            <text:p>Prr-Pl.Jcqs.94</text:p>
          </table:table-cell>
          <table:table-cell/>
          <table:table-cell table:style-name="ce38" table:formula="of:=CONCATENATE(&quot;https://www.instagram.com/&quot;;[.$A208];&quot;/&quot;)" office:value-type="string" office:string-value="https://www.instagram.com/Prr-Pl-Jacques_4/" calcext:value-type="string">
            <text:p>https://www.instagram.com/Prr-Pl-Jacques_4/</text:p>
          </table:table-cell>
          <table:table-cell table:style-name="ce38" table:formula="of:=CONCATENATE(&quot;https://www.facebook.com/&quot;;[.$A208];&quot;/&quot;)" office:value-type="string" office:string-value="https://www.facebook.com/Prr-Pl-Jacques_4/" calcext:value-type="string">
            <text:p>https://www.facebook.com/Prr-Pl-Jacques_4/</text:p>
          </table:table-cell>
          <table:table-cell table:style-name="ce38" table:formula="of:=CONCATENATE(&quot;https://twitter.com/&quot;;[.$A208];&quot;/&quot;)" office:value-type="string" office:string-value="https://twitter.com/Prr-Pl-Jacques_4/" calcext:value-type="string">
            <text:p>https://twitter.com/Prr-Pl-Jacques_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172];&quot;.&quot;;[.$B$10])" office:value-type="string" office:string-value="Prr-Pl-Jacques.94" calcext:value-type="string">
            <text:p>Prr-Pl-Jacques.94</text:p>
          </table:table-cell>
          <table:table-cell/>
          <table:table-cell table:style-name="ce38" table:formula="of:=CONCATENATE(&quot;https://www.instagram.com/&quot;;[.$A209];&quot;/&quot;)" office:value-type="string" office:string-value="https://www.instagram.com/Prr-Pl_Jacques_4/" calcext:value-type="string">
            <text:p>https://www.instagram.com/Prr-Pl_Jacques_4/</text:p>
          </table:table-cell>
          <table:table-cell table:style-name="ce38" table:formula="of:=CONCATENATE(&quot;https://www.facebook.com/&quot;;[.$A209];&quot;/&quot;)" office:value-type="string" office:string-value="https://www.facebook.com/Prr-Pl_Jacques_4/" calcext:value-type="string">
            <text:p>https://www.facebook.com/Prr-Pl_Jacques_4/</text:p>
          </table:table-cell>
          <table:table-cell table:style-name="ce38" table:formula="of:=CONCATENATE(&quot;https://twitter.com/&quot;;[.$A209];&quot;/&quot;)" office:value-type="string" office:string-value="https://twitter.com/Prr-Pl_Jacques_4/" calcext:value-type="string">
            <text:p>https://twitter.com/Prr-Pl_Jacques_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173];&quot;.&quot;;[.$B$10])" office:value-type="string" office:string-value="Prr-Pl_Jacques.94" calcext:value-type="string">
            <text:p>Prr-Pl_Jacques.94</text:p>
          </table:table-cell>
          <table:table-cell/>
          <table:table-cell table:style-name="ce38" table:formula="of:=CONCATENATE(&quot;https://www.instagram.com/&quot;;[.$A210];&quot;/&quot;)" office:value-type="string" office:string-value="https://www.instagram.com/Prr-Pl.Jacques_4/" calcext:value-type="string">
            <text:p>https://www.instagram.com/Prr-Pl.Jacques_4/</text:p>
          </table:table-cell>
          <table:table-cell table:style-name="ce38" table:formula="of:=CONCATENATE(&quot;https://www.facebook.com/&quot;;[.$A210];&quot;/&quot;)" office:value-type="string" office:string-value="https://www.facebook.com/Prr-Pl.Jacques_4/" calcext:value-type="string">
            <text:p>https://www.facebook.com/Prr-Pl.Jacques_4/</text:p>
          </table:table-cell>
          <table:table-cell table:style-name="ce38" table:formula="of:=CONCATENATE(&quot;https://twitter.com/&quot;;[.$A210];&quot;/&quot;)" office:value-type="string" office:string-value="https://twitter.com/Prr-Pl.Jacques_4/" calcext:value-type="string">
            <text:p>https://twitter.com/Prr-Pl.Jacques_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174];&quot;.&quot;;[.$B$10])" office:value-type="string" office:string-value="Prr-Pl.Jacques.94" calcext:value-type="string">
            <text:p>Prr-Pl.Jacques.94</text:p>
          </table:table-cell>
          <table:table-cell/>
          <table:table-cell table:style-name="ce38" table:formula="of:=CONCATENATE(&quot;https://www.instagram.com/&quot;;[.$A211];&quot;/&quot;)" office:value-type="string" office:string-value="https://www.instagram.com/Pierre-Paul.Jcqs_4/" calcext:value-type="string">
            <text:p>https://www.instagram.com/Pierre-Paul.Jcqs_4/</text:p>
          </table:table-cell>
          <table:table-cell table:style-name="ce38" table:formula="of:=CONCATENATE(&quot;https://www.facebook.com/&quot;;[.$A211];&quot;/&quot;)" office:value-type="string" office:string-value="https://www.facebook.com/Pierre-Paul.Jcqs_4/" calcext:value-type="string">
            <text:p>https://www.facebook.com/Pierre-Paul.Jcqs_4/</text:p>
          </table:table-cell>
          <table:table-cell table:style-name="ce38" table:formula="of:=CONCATENATE(&quot;https://twitter.com/&quot;;[.$A211];&quot;/&quot;)" office:value-type="string" office:string-value="https://twitter.com/Pierre-Paul.Jcqs_4/" calcext:value-type="string">
            <text:p>https://twitter.com/Pierre-Paul.Jcqs_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175];&quot;.&quot;;[.$B$10])" office:value-type="string" office:string-value="Pierre-Paul.Jcqs.94" calcext:value-type="string">
            <text:p>Pierre-Paul.Jcqs.94</text:p>
          </table:table-cell>
          <table:table-cell/>
          <table:table-cell table:style-name="ce38" table:formula="of:=CONCATENATE(&quot;https://www.instagram.com/&quot;;[.$A212];&quot;/&quot;)" office:value-type="string" office:string-value="https://www.instagram.com/Pierre-Paul_Jcqs_4/" calcext:value-type="string">
            <text:p>https://www.instagram.com/Pierre-Paul_Jcqs_4/</text:p>
          </table:table-cell>
          <table:table-cell table:style-name="ce38" table:formula="of:=CONCATENATE(&quot;https://www.facebook.com/&quot;;[.$A212];&quot;/&quot;)" office:value-type="string" office:string-value="https://www.facebook.com/Pierre-Paul_Jcqs_4/" calcext:value-type="string">
            <text:p>https://www.facebook.com/Pierre-Paul_Jcqs_4/</text:p>
          </table:table-cell>
          <table:table-cell table:style-name="ce38" table:formula="of:=CONCATENATE(&quot;https://twitter.com/&quot;;[.$A212];&quot;/&quot;)" office:value-type="string" office:string-value="https://twitter.com/Pierre-Paul_Jcqs_4/" calcext:value-type="string">
            <text:p>https://twitter.com/Pierre-Paul_Jcqs_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176];&quot;.&quot;;[.$B$10])" office:value-type="string" office:string-value="Pierre-Paul_Jcqs.94" calcext:value-type="string">
            <text:p>Pierre-Paul_Jcqs.94</text:p>
          </table:table-cell>
          <table:table-cell/>
          <table:table-cell table:style-name="ce38" table:formula="of:=CONCATENATE(&quot;https://www.instagram.com/&quot;;[.$A213];&quot;/&quot;)" office:value-type="string" office:string-value="https://www.instagram.com/Pierre-Paul-Jcqs_4/" calcext:value-type="string">
            <text:p>https://www.instagram.com/Pierre-Paul-Jcqs_4/</text:p>
          </table:table-cell>
          <table:table-cell table:style-name="ce38" table:formula="of:=CONCATENATE(&quot;https://www.facebook.com/&quot;;[.$A213];&quot;/&quot;)" office:value-type="string" office:string-value="https://www.facebook.com/Pierre-Paul-Jcqs_4/" calcext:value-type="string">
            <text:p>https://www.facebook.com/Pierre-Paul-Jcqs_4/</text:p>
          </table:table-cell>
          <table:table-cell table:style-name="ce38" table:formula="of:=CONCATENATE(&quot;https://twitter.com/&quot;;[.$A213];&quot;/&quot;)" office:value-type="string" office:string-value="https://twitter.com/Pierre-Paul-Jcqs_4/" calcext:value-type="string">
            <text:p>https://twitter.com/Pierre-Paul-Jcqs_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177];&quot;.&quot;;[.$B$10])" office:value-type="string" office:string-value="Pierre-Paul-Jcqs.94" calcext:value-type="string">
            <text:p>Pierre-Paul-Jcqs.94</text:p>
          </table:table-cell>
          <table:table-cell/>
          <table:table-cell table:style-name="ce38" table:formula="of:=CONCATENATE(&quot;https://www.instagram.com/&quot;;[.$A214];&quot;/&quot;)" office:value-type="string" office:string-value="https://www.instagram.com/Prr-Pl-Jcqs-4/" calcext:value-type="string">
            <text:p>https://www.instagram.com/Prr-Pl-Jcqs-4/</text:p>
          </table:table-cell>
          <table:table-cell table:style-name="ce38" table:formula="of:=CONCATENATE(&quot;https://www.facebook.com/&quot;;[.$A214];&quot;/&quot;)" office:value-type="string" office:string-value="https://www.facebook.com/Prr-Pl-Jcqs-4/" calcext:value-type="string">
            <text:p>https://www.facebook.com/Prr-Pl-Jcqs-4/</text:p>
          </table:table-cell>
          <table:table-cell table:style-name="ce38" table:formula="of:=CONCATENATE(&quot;https://twitter.com/&quot;;[.$A214];&quot;/&quot;)" office:value-type="string" office:string-value="https://twitter.com/Prr-Pl-Jcqs-4/" calcext:value-type="string">
            <text:p>https://twitter.com/Prr-Pl-Jcqs-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169];&quot;_&quot;;[.$B$11])" office:value-type="string" office:string-value="Prr-Pl-Jcqs_4" calcext:value-type="string">
            <text:p>Prr-Pl-Jcqs_4</text:p>
          </table:table-cell>
          <table:table-cell table:style-name="ce12"/>
          <table:table-cell table:style-name="ce38" table:formula="of:=CONCATENATE(&quot;https://www.instagram.com/&quot;;[.$A215];&quot;/&quot;)" office:value-type="string" office:string-value="https://www.instagram.com/Prr-Pl_Jcqs-4/" calcext:value-type="string">
            <text:p>https://www.instagram.com/Prr-Pl_Jcqs-4/</text:p>
          </table:table-cell>
          <table:table-cell table:style-name="ce38" table:formula="of:=CONCATENATE(&quot;https://www.facebook.com/&quot;;[.$A215];&quot;/&quot;)" office:value-type="string" office:string-value="https://www.facebook.com/Prr-Pl_Jcqs-4/" calcext:value-type="string">
            <text:p>https://www.facebook.com/Prr-Pl_Jcqs-4/</text:p>
          </table:table-cell>
          <table:table-cell table:style-name="ce38" table:formula="of:=CONCATENATE(&quot;https://twitter.com/&quot;;[.$A215];&quot;/&quot;)" office:value-type="string" office:string-value="https://twitter.com/Prr-Pl_Jcqs-4/" calcext:value-type="string">
            <text:p>https://twitter.com/Prr-Pl_Jcqs-4/</text:p>
          </table:table-cell>
          <table:table-cell table:style-name="ce45" office:value-type="string" calcext:value-type="string">
            <text:p><text:s/>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2" table:formula="of:=CONCATENATE([.$A170];&quot;_&quot;;[.$B$11])" office:value-type="string" office:string-value="Prr-Pl_Jcqs_4" calcext:value-type="string">
            <text:p>Prr-Pl_Jcqs_4</text:p>
          </table:table-cell>
          <table:table-cell table:style-name="ce12"/>
          <table:table-cell table:style-name="ce38" table:formula="of:=CONCATENATE(&quot;https://www.instagram.com/&quot;;[.$A216];&quot;/&quot;)" office:value-type="string" office:string-value="https://www.instagram.com/Prr-Pl.Jcqs-4/" calcext:value-type="string">
            <text:p>https://www.instagram.com/Prr-Pl.Jcqs-4/</text:p>
          </table:table-cell>
          <table:table-cell table:style-name="ce38" table:formula="of:=CONCATENATE(&quot;https://www.facebook.com/&quot;;[.$A216];&quot;/&quot;)" office:value-type="string" office:string-value="https://www.facebook.com/Prr-Pl.Jcqs-4/" calcext:value-type="string">
            <text:p>https://www.facebook.com/Prr-Pl.Jcqs-4/</text:p>
          </table:table-cell>
          <table:table-cell table:style-name="ce38" table:formula="of:=CONCATENATE(&quot;https://twitter.com/&quot;;[.$A216];&quot;/&quot;)" office:value-type="string" office:string-value="https://twitter.com/Prr-Pl.Jcqs-4/" calcext:value-type="string">
            <text:p>https://twitter.com/Prr-Pl.Jcqs-4/</text:p>
          </table:table-cell>
          <table:table-cell table:number-columns-repeated="4"/>
        </table:table-row>
        <table:table-row table:style-name="ro1">
          <table:table-cell table:style-name="ce2" table:formula="of:=CONCATENATE([.$A171];&quot;_&quot;;[.$B$11])" office:value-type="string" office:string-value="Prr-Pl.Jcqs_4" calcext:value-type="string">
            <text:p>Prr-Pl.Jcqs_4</text:p>
          </table:table-cell>
          <table:table-cell table:style-name="ce12"/>
          <table:table-cell table:style-name="ce38" table:formula="of:=CONCATENATE(&quot;https://www.instagram.com/&quot;;[.$A217];&quot;/&quot;)" office:value-type="string" office:string-value="https://www.instagram.com/Prr-Pl-Jacques-4/" calcext:value-type="string">
            <text:p>https://www.instagram.com/Prr-Pl-Jacques-4/</text:p>
          </table:table-cell>
          <table:table-cell table:style-name="ce38" table:formula="of:=CONCATENATE(&quot;https://www.facebook.com/&quot;;[.$A217];&quot;/&quot;)" office:value-type="string" office:string-value="https://www.facebook.com/Prr-Pl-Jacques-4/" calcext:value-type="string">
            <text:p>https://www.facebook.com/Prr-Pl-Jacques-4/</text:p>
          </table:table-cell>
          <table:table-cell table:style-name="ce38" table:formula="of:=CONCATENATE(&quot;https://twitter.com/&quot;;[.$A217];&quot;/&quot;)" office:value-type="string" office:string-value="https://twitter.com/Prr-Pl-Jacques-4/" calcext:value-type="string">
            <text:p>https://twitter.com/Prr-Pl-Jacques-4/</text:p>
          </table:table-cell>
          <table:table-cell table:number-columns-repeated="4"/>
        </table:table-row>
        <table:table-row table:style-name="ro1">
          <table:table-cell table:style-name="ce2" table:formula="of:=CONCATENATE([.$A172];&quot;_&quot;;[.$B$11])" office:value-type="string" office:string-value="Prr-Pl-Jacques_4" calcext:value-type="string">
            <text:p>Prr-Pl-Jacques_4</text:p>
          </table:table-cell>
          <table:table-cell table:style-name="ce12"/>
          <table:table-cell table:style-name="ce38" table:formula="of:=CONCATENATE(&quot;https://www.instagram.com/&quot;;[.$A218];&quot;/&quot;)" office:value-type="string" office:string-value="https://www.instagram.com/Prr-Pl_Jacques-4/" calcext:value-type="string">
            <text:p>https://www.instagram.com/Prr-Pl_Jacques-4/</text:p>
          </table:table-cell>
          <table:table-cell table:style-name="ce38" table:formula="of:=CONCATENATE(&quot;https://www.facebook.com/&quot;;[.$A218];&quot;/&quot;)" office:value-type="string" office:string-value="https://www.facebook.com/Prr-Pl_Jacques-4/" calcext:value-type="string">
            <text:p>https://www.facebook.com/Prr-Pl_Jacques-4/</text:p>
          </table:table-cell>
          <table:table-cell table:style-name="ce38" table:formula="of:=CONCATENATE(&quot;https://twitter.com/&quot;;[.$A218];&quot;/&quot;)" office:value-type="string" office:string-value="https://twitter.com/Prr-Pl_Jacques-4/" calcext:value-type="string">
            <text:p>https://twitter.com/Prr-Pl_Jacques-4/</text:p>
          </table:table-cell>
          <table:table-cell table:number-columns-repeated="4"/>
        </table:table-row>
        <table:table-row table:style-name="ro1">
          <table:table-cell table:style-name="ce2" table:formula="of:=CONCATENATE([.$A173];&quot;_&quot;;[.$B$11])" office:value-type="string" office:string-value="Prr-Pl_Jacques_4" calcext:value-type="string">
            <text:p>Prr-Pl_Jacques_4</text:p>
          </table:table-cell>
          <table:table-cell table:style-name="ce12"/>
          <table:table-cell table:style-name="ce38" table:formula="of:=CONCATENATE(&quot;https://www.instagram.com/&quot;;[.$A219];&quot;/&quot;)" office:value-type="string" office:string-value="https://www.instagram.com/Prr-Pl.Jacques-4/" calcext:value-type="string">
            <text:p>https://www.instagram.com/Prr-Pl.Jacques-4/</text:p>
          </table:table-cell>
          <table:table-cell table:style-name="ce38" table:formula="of:=CONCATENATE(&quot;https://www.facebook.com/&quot;;[.$A219];&quot;/&quot;)" office:value-type="string" office:string-value="https://www.facebook.com/Prr-Pl.Jacques-4/" calcext:value-type="string">
            <text:p>https://www.facebook.com/Prr-Pl.Jacques-4/</text:p>
          </table:table-cell>
          <table:table-cell table:style-name="ce38" table:formula="of:=CONCATENATE(&quot;https://twitter.com/&quot;;[.$A219];&quot;/&quot;)" office:value-type="string" office:string-value="https://twitter.com/Prr-Pl.Jacques-4/" calcext:value-type="string">
            <text:p>https://twitter.com/Prr-Pl.Jacques-4/</text:p>
          </table:table-cell>
          <table:table-cell table:number-columns-repeated="4"/>
        </table:table-row>
        <table:table-row table:style-name="ro1">
          <table:table-cell table:style-name="ce2" table:formula="of:=CONCATENATE([.$A174];&quot;_&quot;;[.$B$11])" office:value-type="string" office:string-value="Prr-Pl.Jacques_4" calcext:value-type="string">
            <text:p>Prr-Pl.Jacques_4</text:p>
          </table:table-cell>
          <table:table-cell table:style-name="ce12"/>
          <table:table-cell table:style-name="ce38" table:formula="of:=CONCATENATE(&quot;https://www.instagram.com/&quot;;[.$A220];&quot;/&quot;)" office:value-type="string" office:string-value="https://www.instagram.com/Pierre-Paul.Jcqs-4/" calcext:value-type="string">
            <text:p>https://www.instagram.com/Pierre-Paul.Jcqs-4/</text:p>
          </table:table-cell>
          <table:table-cell table:style-name="ce38" table:formula="of:=CONCATENATE(&quot;https://www.facebook.com/&quot;;[.$A220];&quot;/&quot;)" office:value-type="string" office:string-value="https://www.facebook.com/Pierre-Paul.Jcqs-4/" calcext:value-type="string">
            <text:p>https://www.facebook.com/Pierre-Paul.Jcqs-4/</text:p>
          </table:table-cell>
          <table:table-cell table:style-name="ce38" table:formula="of:=CONCATENATE(&quot;https://twitter.com/&quot;;[.$A220];&quot;/&quot;)" office:value-type="string" office:string-value="https://twitter.com/Pierre-Paul.Jcqs-4/" calcext:value-type="string">
            <text:p>https://twitter.com/Pierre-Paul.Jcqs-4/</text:p>
          </table:table-cell>
          <table:table-cell table:number-columns-repeated="4"/>
        </table:table-row>
        <table:table-row table:style-name="ro1">
          <table:table-cell table:style-name="ce2" table:formula="of:=CONCATENATE([.$A175];&quot;_&quot;;[.$B$11])" office:value-type="string" office:string-value="Pierre-Paul.Jcqs_4" calcext:value-type="string">
            <text:p>Pierre-Paul.Jcqs_4</text:p>
          </table:table-cell>
          <table:table-cell table:style-name="ce12"/>
          <table:table-cell table:style-name="ce38" table:formula="of:=CONCATENATE(&quot;https://www.instagram.com/&quot;;[.$A221];&quot;/&quot;)" office:value-type="string" office:string-value="https://www.instagram.com/Pierre-Paul_Jcqs-4/" calcext:value-type="string">
            <text:p>https://www.instagram.com/Pierre-Paul_Jcqs-4/</text:p>
          </table:table-cell>
          <table:table-cell table:style-name="ce38" table:formula="of:=CONCATENATE(&quot;https://www.facebook.com/&quot;;[.$A221];&quot;/&quot;)" office:value-type="string" office:string-value="https://www.facebook.com/Pierre-Paul_Jcqs-4/" calcext:value-type="string">
            <text:p>https://www.facebook.com/Pierre-Paul_Jcqs-4/</text:p>
          </table:table-cell>
          <table:table-cell table:style-name="ce38" table:formula="of:=CONCATENATE(&quot;https://twitter.com/&quot;;[.$A221];&quot;/&quot;)" office:value-type="string" office:string-value="https://twitter.com/Pierre-Paul_Jcqs-4/" calcext:value-type="string">
            <text:p>https://twitter.com/Pierre-Paul_Jcqs-4/</text:p>
          </table:table-cell>
          <table:table-cell table:number-columns-repeated="4"/>
        </table:table-row>
        <table:table-row table:style-name="ro1">
          <table:table-cell table:style-name="ce2" table:formula="of:=CONCATENATE([.$A176];&quot;_&quot;;[.$B$11])" office:value-type="string" office:string-value="Pierre-Paul_Jcqs_4" calcext:value-type="string">
            <text:p>Pierre-Paul_Jcqs_4</text:p>
          </table:table-cell>
          <table:table-cell table:style-name="ce12"/>
          <table:table-cell table:style-name="ce38" table:formula="of:=CONCATENATE(&quot;https://www.instagram.com/&quot;;[.$A222];&quot;/&quot;)" office:value-type="string" office:string-value="https://www.instagram.com/Pierre-Paul-Jcqs-4/" calcext:value-type="string">
            <text:p>https://www.instagram.com/Pierre-Paul-Jcqs-4/</text:p>
          </table:table-cell>
          <table:table-cell table:style-name="ce38" table:formula="of:=CONCATENATE(&quot;https://www.facebook.com/&quot;;[.$A222];&quot;/&quot;)" office:value-type="string" office:string-value="https://www.facebook.com/Pierre-Paul-Jcqs-4/" calcext:value-type="string">
            <text:p>https://www.facebook.com/Pierre-Paul-Jcqs-4/</text:p>
          </table:table-cell>
          <table:table-cell table:style-name="ce38" table:formula="of:=CONCATENATE(&quot;https://twitter.com/&quot;;[.$A222];&quot;/&quot;)" office:value-type="string" office:string-value="https://twitter.com/Pierre-Paul-Jcqs-4/" calcext:value-type="string">
            <text:p>https://twitter.com/Pierre-Paul-Jcqs-4/</text:p>
          </table:table-cell>
          <table:table-cell table:number-columns-repeated="4"/>
        </table:table-row>
        <table:table-row table:style-name="ro1">
          <table:table-cell table:style-name="ce2" table:formula="of:=CONCATENATE([.$A177];&quot;_&quot;;[.$B$11])" office:value-type="string" office:string-value="Pierre-Paul-Jcqs_4" calcext:value-type="string">
            <text:p>Pierre-Paul-Jcqs_4</text:p>
          </table:table-cell>
          <table:table-cell table:style-name="ce12"/>
          <table:table-cell table:style-name="ce38" table:formula="of:=CONCATENATE(&quot;https://www.instagram.com/&quot;;[.$A223];&quot;/&quot;)" office:value-type="string" office:string-value="https://www.instagram.com/Prr-Pl-Jcqs.4/" calcext:value-type="string">
            <text:p>https://www.instagram.com/Prr-Pl-Jcqs.4/</text:p>
          </table:table-cell>
          <table:table-cell table:style-name="ce38" table:formula="of:=CONCATENATE(&quot;https://www.facebook.com/&quot;;[.$A223];&quot;/&quot;)" office:value-type="string" office:string-value="https://www.facebook.com/Prr-Pl-Jcqs.4/" calcext:value-type="string">
            <text:p>https://www.facebook.com/Prr-Pl-Jcqs.4/</text:p>
          </table:table-cell>
          <table:table-cell table:style-name="ce38" table:formula="of:=CONCATENATE(&quot;https://twitter.com/&quot;;[.$A223];&quot;/&quot;)" office:value-type="string" office:string-value="https://twitter.com/Prr-Pl-Jcqs.4/" calcext:value-type="string">
            <text:p>https://twitter.com/Prr-Pl-Jcqs.4/</text:p>
          </table:table-cell>
          <table:table-cell table:number-columns-repeated="4"/>
        </table:table-row>
        <table:table-row table:style-name="ro1">
          <table:table-cell table:style-name="ce2" table:formula="of:=CONCATENATE([.$A169];&quot;-&quot;;[.$B$11])" office:value-type="string" office:string-value="Prr-Pl-Jcqs-4" calcext:value-type="string">
            <text:p>Prr-Pl-Jcqs-4</text:p>
          </table:table-cell>
          <table:table-cell table:style-name="ce12"/>
          <table:table-cell table:style-name="ce38" table:formula="of:=CONCATENATE(&quot;https://www.instagram.com/&quot;;[.$A224];&quot;/&quot;)" office:value-type="string" office:string-value="https://www.instagram.com/Prr-Pl_Jcqs.4/" calcext:value-type="string">
            <text:p>https://www.instagram.com/Prr-Pl_Jcqs.4/</text:p>
          </table:table-cell>
          <table:table-cell table:style-name="ce38" table:formula="of:=CONCATENATE(&quot;https://www.facebook.com/&quot;;[.$A224];&quot;/&quot;)" office:value-type="string" office:string-value="https://www.facebook.com/Prr-Pl_Jcqs.4/" calcext:value-type="string">
            <text:p>https://www.facebook.com/Prr-Pl_Jcqs.4/</text:p>
          </table:table-cell>
          <table:table-cell table:style-name="ce38" table:formula="of:=CONCATENATE(&quot;https://twitter.com/&quot;;[.$A224];&quot;/&quot;)" office:value-type="string" office:string-value="https://twitter.com/Prr-Pl_Jcqs.4/" calcext:value-type="string">
            <text:p>https://twitter.com/Prr-Pl_Jcqs.4/</text:p>
          </table:table-cell>
          <table:table-cell table:number-columns-repeated="4"/>
        </table:table-row>
        <table:table-row table:style-name="ro1">
          <table:table-cell table:style-name="ce2" table:formula="of:=CONCATENATE([.$A170];&quot;-&quot;;[.$B$11])" office:value-type="string" office:string-value="Prr-Pl_Jcqs-4" calcext:value-type="string">
            <text:p>Prr-Pl_Jcqs-4</text:p>
          </table:table-cell>
          <table:table-cell table:style-name="ce12"/>
          <table:table-cell table:style-name="ce38" table:formula="of:=CONCATENATE(&quot;https://www.instagram.com/&quot;;[.$A225];&quot;/&quot;)" office:value-type="string" office:string-value="https://www.instagram.com/Prr-Pl.Jcqs.4/" calcext:value-type="string">
            <text:p>https://www.instagram.com/Prr-Pl.Jcqs.4/</text:p>
          </table:table-cell>
          <table:table-cell table:style-name="ce38" table:formula="of:=CONCATENATE(&quot;https://www.facebook.com/&quot;;[.$A225];&quot;/&quot;)" office:value-type="string" office:string-value="https://www.facebook.com/Prr-Pl.Jcqs.4/" calcext:value-type="string">
            <text:p>https://www.facebook.com/Prr-Pl.Jcqs.4/</text:p>
          </table:table-cell>
          <table:table-cell table:style-name="ce38" table:formula="of:=CONCATENATE(&quot;https://twitter.com/&quot;;[.$A225];&quot;/&quot;)" office:value-type="string" office:string-value="https://twitter.com/Prr-Pl.Jcqs.4/" calcext:value-type="string">
            <text:p>https://twitter.com/Prr-Pl.Jcqs.4/</text:p>
          </table:table-cell>
          <table:table-cell table:style-name="ce45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2" table:formula="of:=CONCATENATE([.$A171];&quot;-&quot;;[.$B$11])" office:value-type="string" office:string-value="Prr-Pl.Jcqs-4" calcext:value-type="string">
            <text:p>Prr-Pl.Jcqs-4</text:p>
          </table:table-cell>
          <table:table-cell table:style-name="ce12"/>
          <table:table-cell table:style-name="ce38" table:formula="of:=CONCATENATE(&quot;https://www.instagram.com/&quot;;[.$A226];&quot;/&quot;)" office:value-type="string" office:string-value="https://www.instagram.com/Prr-Pl-Jacques.4/" calcext:value-type="string">
            <text:p>https://www.instagram.com/Prr-Pl-Jacques.4/</text:p>
          </table:table-cell>
          <table:table-cell table:style-name="ce38" table:formula="of:=CONCATENATE(&quot;https://www.facebook.com/&quot;;[.$A226];&quot;/&quot;)" office:value-type="string" office:string-value="https://www.facebook.com/Prr-Pl-Jacques.4/" calcext:value-type="string">
            <text:p>https://www.facebook.com/Prr-Pl-Jacques.4/</text:p>
          </table:table-cell>
          <table:table-cell table:style-name="ce38" table:formula="of:=CONCATENATE(&quot;https://twitter.com/&quot;;[.$A226];&quot;/&quot;)" office:value-type="string" office:string-value="https://twitter.com/Prr-Pl-Jacques.4/" calcext:value-type="string">
            <text:p>https://twitter.com/Prr-Pl-Jacques.4/</text:p>
          </table:table-cell>
          <table:table-cell table:number-columns-repeated="4"/>
        </table:table-row>
        <table:table-row table:style-name="ro1">
          <table:table-cell table:style-name="ce2" table:formula="of:=CONCATENATE([.$A172];&quot;-&quot;;[.$B$11])" office:value-type="string" office:string-value="Prr-Pl-Jacques-4" calcext:value-type="string">
            <text:p>Prr-Pl-Jacques-4</text:p>
          </table:table-cell>
          <table:table-cell/>
          <table:table-cell table:style-name="ce38" table:formula="of:=CONCATENATE(&quot;https://www.instagram.com/&quot;;[.$A227];&quot;/&quot;)" office:value-type="string" office:string-value="https://www.instagram.com/Prr-Pl_Jacques.4/" calcext:value-type="string">
            <text:p>https://www.instagram.com/Prr-Pl_Jacques.4/</text:p>
          </table:table-cell>
          <table:table-cell table:style-name="ce38" table:formula="of:=CONCATENATE(&quot;https://www.facebook.com/&quot;;[.$A227];&quot;/&quot;)" office:value-type="string" office:string-value="https://www.facebook.com/Prr-Pl_Jacques.4/" calcext:value-type="string">
            <text:p>https://www.facebook.com/Prr-Pl_Jacques.4/</text:p>
          </table:table-cell>
          <table:table-cell table:style-name="ce38" table:formula="of:=CONCATENATE(&quot;https://twitter.com/&quot;;[.$A227];&quot;/&quot;)" office:value-type="string" office:string-value="https://twitter.com/Prr-Pl_Jacques.4/" calcext:value-type="string">
            <text:p>https://twitter.com/Prr-Pl_Jacques.4/</text:p>
          </table:table-cell>
          <table:table-cell table:number-columns-repeated="4"/>
        </table:table-row>
        <table:table-row table:style-name="ro1">
          <table:table-cell table:style-name="ce2" table:formula="of:=CONCATENATE([.$A173];&quot;-&quot;;[.$B$11])" office:value-type="string" office:string-value="Prr-Pl_Jacques-4" calcext:value-type="string">
            <text:p>Prr-Pl_Jacques-4</text:p>
          </table:table-cell>
          <table:table-cell/>
          <table:table-cell table:style-name="ce38" table:formula="of:=CONCATENATE(&quot;https://www.instagram.com/&quot;;[.$A228];&quot;/&quot;)" office:value-type="string" office:string-value="https://www.instagram.com/Prr-Pl.Jacques.4/" calcext:value-type="string">
            <text:p>https://www.instagram.com/Prr-Pl.Jacques.4/</text:p>
          </table:table-cell>
          <table:table-cell table:style-name="ce38" table:formula="of:=CONCATENATE(&quot;https://www.facebook.com/&quot;;[.$A228];&quot;/&quot;)" office:value-type="string" office:string-value="https://www.facebook.com/Prr-Pl.Jacques.4/" calcext:value-type="string">
            <text:p>https://www.facebook.com/Prr-Pl.Jacques.4/</text:p>
          </table:table-cell>
          <table:table-cell table:style-name="ce38" table:formula="of:=CONCATENATE(&quot;https://twitter.com/&quot;;[.$A228];&quot;/&quot;)" office:value-type="string" office:string-value="https://twitter.com/Prr-Pl.Jacques.4/" calcext:value-type="string">
            <text:p>https://twitter.com/Prr-Pl.Jacques.4/</text:p>
          </table:table-cell>
          <table:table-cell table:number-columns-repeated="4"/>
        </table:table-row>
        <table:table-row table:style-name="ro1">
          <table:table-cell table:style-name="ce2" table:formula="of:=CONCATENATE([.$A174];&quot;-&quot;;[.$B$11])" office:value-type="string" office:string-value="Prr-Pl.Jacques-4" calcext:value-type="string">
            <text:p>Prr-Pl.Jacques-4</text:p>
          </table:table-cell>
          <table:table-cell/>
          <table:table-cell table:style-name="ce38" table:formula="of:=CONCATENATE(&quot;https://www.instagram.com/&quot;;[.$A229];&quot;/&quot;)" office:value-type="string" office:string-value="https://www.instagram.com/Pierre-Paul.Jcqs.4/" calcext:value-type="string">
            <text:p>https://www.instagram.com/Pierre-Paul.Jcqs.4/</text:p>
          </table:table-cell>
          <table:table-cell table:style-name="ce38" table:formula="of:=CONCATENATE(&quot;https://www.facebook.com/&quot;;[.$A229];&quot;/&quot;)" office:value-type="string" office:string-value="https://www.facebook.com/Pierre-Paul.Jcqs.4/" calcext:value-type="string">
            <text:p>https://www.facebook.com/Pierre-Paul.Jcqs.4/</text:p>
          </table:table-cell>
          <table:table-cell table:style-name="ce38" table:formula="of:=CONCATENATE(&quot;https://twitter.com/&quot;;[.$A229];&quot;/&quot;)" office:value-type="string" office:string-value="https://twitter.com/Pierre-Paul.Jcqs.4/" calcext:value-type="string">
            <text:p>https://twitter.com/Pierre-Paul.Jcqs.4/</text:p>
          </table:table-cell>
          <table:table-cell table:number-columns-repeated="4"/>
        </table:table-row>
        <table:table-row table:style-name="ro1">
          <table:table-cell table:style-name="ce2" table:formula="of:=CONCATENATE([.$A175];&quot;-&quot;;[.$B$11])" office:value-type="string" office:string-value="Pierre-Paul.Jcqs-4" calcext:value-type="string">
            <text:p>Pierre-Paul.Jcqs-4</text:p>
          </table:table-cell>
          <table:table-cell/>
          <table:table-cell table:style-name="ce38" table:formula="of:=CONCATENATE(&quot;https://www.instagram.com/&quot;;[.$A230];&quot;/&quot;)" office:value-type="string" office:string-value="https://www.instagram.com/Pierre-Paul_Jcqs.4/" calcext:value-type="string">
            <text:p>https://www.instagram.com/Pierre-Paul_Jcqs.4/</text:p>
          </table:table-cell>
          <table:table-cell table:style-name="ce38" table:formula="of:=CONCATENATE(&quot;https://www.facebook.com/&quot;;[.$A230];&quot;/&quot;)" office:value-type="string" office:string-value="https://www.facebook.com/Pierre-Paul_Jcqs.4/" calcext:value-type="string">
            <text:p>https://www.facebook.com/Pierre-Paul_Jcqs.4/</text:p>
          </table:table-cell>
          <table:table-cell table:style-name="ce38" table:formula="of:=CONCATENATE(&quot;https://twitter.com/&quot;;[.$A230];&quot;/&quot;)" office:value-type="string" office:string-value="https://twitter.com/Pierre-Paul_Jcqs.4/" calcext:value-type="string">
            <text:p>https://twitter.com/Pierre-Paul_Jcqs.4/</text:p>
          </table:table-cell>
          <table:table-cell table:number-columns-repeated="4"/>
        </table:table-row>
        <table:table-row table:style-name="ro1">
          <table:table-cell table:style-name="ce2" table:formula="of:=CONCATENATE([.$A176];&quot;-&quot;;[.$B$11])" office:value-type="string" office:string-value="Pierre-Paul_Jcqs-4" calcext:value-type="string">
            <text:p>Pierre-Paul_Jcqs-4</text:p>
          </table:table-cell>
          <table:table-cell/>
          <table:table-cell table:style-name="ce38" table:formula="of:=CONCATENATE(&quot;https://www.instagram.com/&quot;;[.$A231];&quot;/&quot;)" office:value-type="string" office:string-value="https://www.instagram.com/Pierre-Paul-Jcqs.4/" calcext:value-type="string">
            <text:p>https://www.instagram.com/Pierre-Paul-Jcqs.4/</text:p>
          </table:table-cell>
          <table:table-cell table:style-name="ce38" table:formula="of:=CONCATENATE(&quot;https://www.facebook.com/&quot;;[.$A231];&quot;/&quot;)" office:value-type="string" office:string-value="https://www.facebook.com/Pierre-Paul-Jcqs.4/" calcext:value-type="string">
            <text:p>https://www.facebook.com/Pierre-Paul-Jcqs.4/</text:p>
          </table:table-cell>
          <table:table-cell table:style-name="ce38" table:formula="of:=CONCATENATE(&quot;https://twitter.com/&quot;;[.$A231];&quot;/&quot;)" office:value-type="string" office:string-value="https://twitter.com/Pierre-Paul-Jcqs.4/" calcext:value-type="string">
            <text:p>https://twitter.com/Pierre-Paul-Jcqs.4/</text:p>
          </table:table-cell>
          <table:table-cell table:number-columns-repeated="4"/>
        </table:table-row>
        <table:table-row table:style-name="ro1">
          <table:table-cell table:style-name="ce2" table:formula="of:=CONCATENATE([.$A177];&quot;-&quot;;[.$B$11])" office:value-type="string" office:string-value="Pierre-Paul-Jcqs-4" calcext:value-type="string">
            <text:p>Pierre-Paul-Jcqs-4</text:p>
          </table:table-cell>
          <table:table-cell/>
          <table:table-cell table:style-name="ce38" table:formula="of:=CONCATENATE(&quot;https://www.instagram.com/&quot;;[.$A232];&quot;/&quot;)" office:value-type="string" office:string-value="https://www.instagram.com/Prr-Pl-Jcqs-112/" calcext:value-type="string">
            <text:p>https://www.instagram.com/Prr-Pl-Jcqs-112/</text:p>
          </table:table-cell>
          <table:table-cell table:style-name="ce38" table:formula="of:=CONCATENATE(&quot;https://www.facebook.com/&quot;;[.$A232];&quot;/&quot;)" office:value-type="string" office:string-value="https://www.facebook.com/Prr-Pl-Jcqs-112/" calcext:value-type="string">
            <text:p>https://www.facebook.com/Prr-Pl-Jcqs-112/</text:p>
          </table:table-cell>
          <table:table-cell table:style-name="ce38" table:formula="of:=CONCATENATE(&quot;https://twitter.com/&quot;;[.$A232];&quot;/&quot;)" office:value-type="string" office:string-value="https://twitter.com/Prr-Pl-Jcqs-112/" calcext:value-type="string">
            <text:p>https://twitter.com/Prr-Pl-Jcqs-112/</text:p>
          </table:table-cell>
          <table:table-cell table:number-columns-repeated="4"/>
        </table:table-row>
        <table:table-row table:style-name="ro1">
          <table:table-cell table:style-name="ce2" table:formula="of:=CONCATENATE([.$A169];&quot;.&quot;;[.$B$11])" office:value-type="string" office:string-value="Prr-Pl-Jcqs.4" calcext:value-type="string">
            <text:p>Prr-Pl-Jcqs.4</text:p>
          </table:table-cell>
          <table:table-cell/>
          <table:table-cell table:style-name="ce38" table:formula="of:=CONCATENATE(&quot;https://www.instagram.com/&quot;;[.$A233];&quot;/&quot;)" office:value-type="string" office:string-value="https://www.instagram.com/Prr-Pl_Jcqs-112/" calcext:value-type="string">
            <text:p>https://www.instagram.com/Prr-Pl_Jcqs-112/</text:p>
          </table:table-cell>
          <table:table-cell table:style-name="ce38" table:formula="of:=CONCATENATE(&quot;https://www.facebook.com/&quot;;[.$A233];&quot;/&quot;)" office:value-type="string" office:string-value="https://www.facebook.com/Prr-Pl_Jcqs-112/" calcext:value-type="string">
            <text:p>https://www.facebook.com/Prr-Pl_Jcqs-112/</text:p>
          </table:table-cell>
          <table:table-cell table:style-name="ce38" table:formula="of:=CONCATENATE(&quot;https://twitter.com/&quot;;[.$A233];&quot;/&quot;)" office:value-type="string" office:string-value="https://twitter.com/Prr-Pl_Jcqs-112/" calcext:value-type="string">
            <text:p>https://twitter.com/Prr-Pl_Jcqs-112/</text:p>
          </table:table-cell>
          <table:table-cell table:number-columns-repeated="4"/>
        </table:table-row>
        <table:table-row table:style-name="ro1">
          <table:table-cell table:style-name="ce2" table:formula="of:=CONCATENATE([.$A170];&quot;.&quot;;[.$B$11])" office:value-type="string" office:string-value="Prr-Pl_Jcqs.4" calcext:value-type="string">
            <text:p>Prr-Pl_Jcqs.4</text:p>
          </table:table-cell>
          <table:table-cell/>
          <table:table-cell table:style-name="ce38" table:formula="of:=CONCATENATE(&quot;https://www.instagram.com/&quot;;[.$A234];&quot;/&quot;)" office:value-type="string" office:string-value="https://www.instagram.com/Prr-Pl.Jcqs-112/" calcext:value-type="string">
            <text:p>https://www.instagram.com/Prr-Pl.Jcqs-112/</text:p>
          </table:table-cell>
          <table:table-cell table:style-name="ce38" table:formula="of:=CONCATENATE(&quot;https://www.facebook.com/&quot;;[.$A234];&quot;/&quot;)" office:value-type="string" office:string-value="https://www.facebook.com/Prr-Pl.Jcqs-112/" calcext:value-type="string">
            <text:p>https://www.facebook.com/Prr-Pl.Jcqs-112/</text:p>
          </table:table-cell>
          <table:table-cell table:style-name="ce38" table:formula="of:=CONCATENATE(&quot;https://twitter.com/&quot;;[.$A234];&quot;/&quot;)" office:value-type="string" office:string-value="https://twitter.com/Prr-Pl.Jcqs-112/" calcext:value-type="string">
            <text:p>https://twitter.com/Prr-Pl.Jcqs-112/</text:p>
          </table:table-cell>
          <table:table-cell table:number-columns-repeated="4"/>
        </table:table-row>
        <table:table-row table:style-name="ro1">
          <table:table-cell table:style-name="ce2" table:formula="of:=CONCATENATE([.$A171];&quot;.&quot;;[.$B$11])" office:value-type="string" office:string-value="Prr-Pl.Jcqs.4" calcext:value-type="string">
            <text:p>Prr-Pl.Jcqs.4</text:p>
          </table:table-cell>
          <table:table-cell/>
          <table:table-cell table:style-name="ce38" table:formula="of:=CONCATENATE(&quot;https://www.instagram.com/&quot;;[.$A235];&quot;/&quot;)" office:value-type="string" office:string-value="https://www.instagram.com/Prr-Pl-Jacques-112/" calcext:value-type="string">
            <text:p>https://www.instagram.com/Prr-Pl-Jacques-112/</text:p>
          </table:table-cell>
          <table:table-cell table:style-name="ce38" table:formula="of:=CONCATENATE(&quot;https://www.facebook.com/&quot;;[.$A235];&quot;/&quot;)" office:value-type="string" office:string-value="https://www.facebook.com/Prr-Pl-Jacques-112/" calcext:value-type="string">
            <text:p>https://www.facebook.com/Prr-Pl-Jacques-112/</text:p>
          </table:table-cell>
          <table:table-cell table:style-name="ce38" table:formula="of:=CONCATENATE(&quot;https://twitter.com/&quot;;[.$A235];&quot;/&quot;)" office:value-type="string" office:string-value="https://twitter.com/Prr-Pl-Jacques-112/" calcext:value-type="string">
            <text:p>https://twitter.com/Prr-Pl-Jacques-112/</text:p>
          </table:table-cell>
          <table:table-cell table:number-columns-repeated="4"/>
        </table:table-row>
        <table:table-row table:style-name="ro1">
          <table:table-cell table:style-name="ce2" table:formula="of:=CONCATENATE([.$A172];&quot;.&quot;;[.$B$11])" office:value-type="string" office:string-value="Prr-Pl-Jacques.4" calcext:value-type="string">
            <text:p>Prr-Pl-Jacques.4</text:p>
          </table:table-cell>
          <table:table-cell/>
          <table:table-cell table:style-name="ce38" table:formula="of:=CONCATENATE(&quot;https://www.instagram.com/&quot;;[.$A236];&quot;/&quot;)" office:value-type="string" office:string-value="https://www.instagram.com/Prr-Pl_Jacques-112/" calcext:value-type="string">
            <text:p>https://www.instagram.com/Prr-Pl_Jacques-112/</text:p>
          </table:table-cell>
          <table:table-cell table:style-name="ce38" table:formula="of:=CONCATENATE(&quot;https://www.facebook.com/&quot;;[.$A236];&quot;/&quot;)" office:value-type="string" office:string-value="https://www.facebook.com/Prr-Pl_Jacques-112/" calcext:value-type="string">
            <text:p>https://www.facebook.com/Prr-Pl_Jacques-112/</text:p>
          </table:table-cell>
          <table:table-cell table:style-name="ce38" table:formula="of:=CONCATENATE(&quot;https://twitter.com/&quot;;[.$A236];&quot;/&quot;)" office:value-type="string" office:string-value="https://twitter.com/Prr-Pl_Jacques-112/" calcext:value-type="string">
            <text:p>https://twitter.com/Prr-Pl_Jacques-112/</text:p>
          </table:table-cell>
          <table:table-cell table:number-columns-repeated="4"/>
        </table:table-row>
        <table:table-row table:style-name="ro1">
          <table:table-cell table:style-name="ce2" table:formula="of:=CONCATENATE([.$A173];&quot;.&quot;;[.$B$11])" office:value-type="string" office:string-value="Prr-Pl_Jacques.4" calcext:value-type="string">
            <text:p>Prr-Pl_Jacques.4</text:p>
          </table:table-cell>
          <table:table-cell/>
          <table:table-cell table:style-name="ce38" table:formula="of:=CONCATENATE(&quot;https://www.instagram.com/&quot;;[.$A237];&quot;/&quot;)" office:value-type="string" office:string-value="https://www.instagram.com/Prr-Pl.Jacques-112/" calcext:value-type="string">
            <text:p>https://www.instagram.com/Prr-Pl.Jacques-112/</text:p>
          </table:table-cell>
          <table:table-cell table:style-name="ce38" table:formula="of:=CONCATENATE(&quot;https://www.facebook.com/&quot;;[.$A237];&quot;/&quot;)" office:value-type="string" office:string-value="https://www.facebook.com/Prr-Pl.Jacques-112/" calcext:value-type="string">
            <text:p>https://www.facebook.com/Prr-Pl.Jacques-112/</text:p>
          </table:table-cell>
          <table:table-cell table:style-name="ce38" table:formula="of:=CONCATENATE(&quot;https://twitter.com/&quot;;[.$A237];&quot;/&quot;)" office:value-type="string" office:string-value="https://twitter.com/Prr-Pl.Jacques-112/" calcext:value-type="string">
            <text:p>https://twitter.com/Prr-Pl.Jacques-112/</text:p>
          </table:table-cell>
          <table:table-cell table:number-columns-repeated="4"/>
        </table:table-row>
        <table:table-row table:style-name="ro1">
          <table:table-cell table:style-name="ce2" table:formula="of:=CONCATENATE([.$A174];&quot;.&quot;;[.$B$11])" office:value-type="string" office:string-value="Prr-Pl.Jacques.4" calcext:value-type="string">
            <text:p>Prr-Pl.Jacques.4</text:p>
          </table:table-cell>
          <table:table-cell/>
          <table:table-cell table:style-name="ce38" table:formula="of:=CONCATENATE(&quot;https://www.instagram.com/&quot;;[.$A238];&quot;/&quot;)" office:value-type="string" office:string-value="https://www.instagram.com/Pierre-Paul.Jcqs-112/" calcext:value-type="string">
            <text:p>https://www.instagram.com/Pierre-Paul.Jcqs-112/</text:p>
          </table:table-cell>
          <table:table-cell table:style-name="ce38" table:formula="of:=CONCATENATE(&quot;https://www.facebook.com/&quot;;[.$A238];&quot;/&quot;)" office:value-type="string" office:string-value="https://www.facebook.com/Pierre-Paul.Jcqs-112/" calcext:value-type="string">
            <text:p>https://www.facebook.com/Pierre-Paul.Jcqs-112/</text:p>
          </table:table-cell>
          <table:table-cell table:style-name="ce38" table:formula="of:=CONCATENATE(&quot;https://twitter.com/&quot;;[.$A238];&quot;/&quot;)" office:value-type="string" office:string-value="https://twitter.com/Pierre-Paul.Jcqs-112/" calcext:value-type="string">
            <text:p>https://twitter.com/Pierre-Paul.Jcqs-112/</text:p>
          </table:table-cell>
          <table:table-cell table:number-columns-repeated="4"/>
        </table:table-row>
        <table:table-row table:style-name="ro1">
          <table:table-cell table:style-name="ce2" table:formula="of:=CONCATENATE([.$A175];&quot;.&quot;;[.$B$11])" office:value-type="string" office:string-value="Pierre-Paul.Jcqs.4" calcext:value-type="string">
            <text:p>Pierre-Paul.Jcqs.4</text:p>
          </table:table-cell>
          <table:table-cell/>
          <table:table-cell table:style-name="ce38" table:formula="of:=CONCATENATE(&quot;https://www.instagram.com/&quot;;[.$A239];&quot;/&quot;)" office:value-type="string" office:string-value="https://www.instagram.com/Pierre-Paul_Jcqs-112/" calcext:value-type="string">
            <text:p>https://www.instagram.com/Pierre-Paul_Jcqs-112/</text:p>
          </table:table-cell>
          <table:table-cell table:style-name="ce38" table:formula="of:=CONCATENATE(&quot;https://www.facebook.com/&quot;;[.$A239];&quot;/&quot;)" office:value-type="string" office:string-value="https://www.facebook.com/Pierre-Paul_Jcqs-112/" calcext:value-type="string">
            <text:p>https://www.facebook.com/Pierre-Paul_Jcqs-112/</text:p>
          </table:table-cell>
          <table:table-cell table:style-name="ce38" table:formula="of:=CONCATENATE(&quot;https://twitter.com/&quot;;[.$A239];&quot;/&quot;)" office:value-type="string" office:string-value="https://twitter.com/Pierre-Paul_Jcqs-112/" calcext:value-type="string">
            <text:p>https://twitter.com/Pierre-Paul_Jcqs-112/</text:p>
          </table:table-cell>
          <table:table-cell table:number-columns-repeated="4"/>
        </table:table-row>
        <table:table-row table:style-name="ro1">
          <table:table-cell table:style-name="ce2" table:formula="of:=CONCATENATE([.$A176];&quot;.&quot;;[.$B$11])" office:value-type="string" office:string-value="Pierre-Paul_Jcqs.4" calcext:value-type="string">
            <text:p>Pierre-Paul_Jcqs.4</text:p>
          </table:table-cell>
          <table:table-cell/>
          <table:table-cell table:style-name="ce38" table:formula="of:=CONCATENATE(&quot;https://www.instagram.com/&quot;;[.$A240];&quot;/&quot;)" office:value-type="string" office:string-value="https://www.instagram.com/Pierre-Paul-Jcqs-112/" calcext:value-type="string">
            <text:p>https://www.instagram.com/Pierre-Paul-Jcqs-112/</text:p>
          </table:table-cell>
          <table:table-cell table:style-name="ce38" table:formula="of:=CONCATENATE(&quot;https://www.facebook.com/&quot;;[.$A240];&quot;/&quot;)" office:value-type="string" office:string-value="https://www.facebook.com/Pierre-Paul-Jcqs-112/" calcext:value-type="string">
            <text:p>https://www.facebook.com/Pierre-Paul-Jcqs-112/</text:p>
          </table:table-cell>
          <table:table-cell table:style-name="ce38" table:formula="of:=CONCATENATE(&quot;https://twitter.com/&quot;;[.$A240];&quot;/&quot;)" office:value-type="string" office:string-value="https://twitter.com/Pierre-Paul-Jcqs-112/" calcext:value-type="string">
            <text:p>https://twitter.com/Pierre-Paul-Jcqs-112/</text:p>
          </table:table-cell>
          <table:table-cell table:number-columns-repeated="4"/>
        </table:table-row>
        <table:table-row table:style-name="ro1">
          <table:table-cell table:style-name="ce2" table:formula="of:=CONCATENATE([.$A177];&quot;.&quot;;[.$B$11])" office:value-type="string" office:string-value="Pierre-Paul-Jcqs.4" calcext:value-type="string">
            <text:p>Pierre-Paul-Jcqs.4</text:p>
          </table:table-cell>
          <table:table-cell/>
          <table:table-cell table:style-name="ce38" table:formula="of:=CONCATENATE(&quot;https://www.instagram.com/&quot;;[.$A241];&quot;/&quot;)" office:value-type="string" office:string-value="https://www.instagram.com/Prr-Pl-Jcqs_112/" calcext:value-type="string">
            <text:p>https://www.instagram.com/Prr-Pl-Jcqs_112/</text:p>
          </table:table-cell>
          <table:table-cell table:style-name="ce38" table:formula="of:=CONCATENATE(&quot;https://www.facebook.com/&quot;;[.$A241];&quot;/&quot;)" office:value-type="string" office:string-value="https://www.facebook.com/Prr-Pl-Jcqs_112/" calcext:value-type="string">
            <text:p>https://www.facebook.com/Prr-Pl-Jcqs_112/</text:p>
          </table:table-cell>
          <table:table-cell table:style-name="ce38" table:formula="of:=CONCATENATE(&quot;https://twitter.com/&quot;;[.$A241];&quot;/&quot;)" office:value-type="string" office:string-value="https://twitter.com/Prr-Pl-Jcqs_112/" calcext:value-type="string">
            <text:p>https://twitter.com/Prr-Pl-Jcqs_112/</text:p>
          </table:table-cell>
          <table:table-cell table:number-columns-repeated="4"/>
        </table:table-row>
        <table:table-row table:style-name="ro1">
          <table:table-cell table:style-name="ce2" table:formula="of:=CONCATENATE([.$A169];&quot;-&quot;;[.$B$5];[.$B$6])" office:value-type="string" office:string-value="Prr-Pl-Jcqs-112" calcext:value-type="string">
            <text:p>Prr-Pl-Jcqs-112</text:p>
          </table:table-cell>
          <table:table-cell/>
          <table:table-cell table:style-name="ce38" table:formula="of:=CONCATENATE(&quot;https://www.instagram.com/&quot;;[.$A242];&quot;/&quot;)" office:value-type="string" office:string-value="https://www.instagram.com/Prr-Pl_Jcqs_112/" calcext:value-type="string">
            <text:p>https://www.instagram.com/Prr-Pl_Jcqs_112/</text:p>
          </table:table-cell>
          <table:table-cell table:style-name="ce38" table:formula="of:=CONCATENATE(&quot;https://www.facebook.com/&quot;;[.$A242];&quot;/&quot;)" office:value-type="string" office:string-value="https://www.facebook.com/Prr-Pl_Jcqs_112/" calcext:value-type="string">
            <text:p>https://www.facebook.com/Prr-Pl_Jcqs_112/</text:p>
          </table:table-cell>
          <table:table-cell table:style-name="ce38" table:formula="of:=CONCATENATE(&quot;https://twitter.com/&quot;;[.$A242];&quot;/&quot;)" office:value-type="string" office:string-value="https://twitter.com/Prr-Pl_Jcqs_112/" calcext:value-type="string">
            <text:p>https://twitter.com/Prr-Pl_Jcqs_112/</text:p>
          </table:table-cell>
          <table:table-cell table:number-columns-repeated="4"/>
        </table:table-row>
        <table:table-row table:style-name="ro1">
          <table:table-cell table:style-name="ce2" table:formula="of:=CONCATENATE([.$A170];&quot;-&quot;;[.$B$5];[.$B$6])" office:value-type="string" office:string-value="Prr-Pl_Jcqs-112" calcext:value-type="string">
            <text:p>Prr-Pl_Jcqs-112</text:p>
          </table:table-cell>
          <table:table-cell/>
          <table:table-cell table:style-name="ce38" table:formula="of:=CONCATENATE(&quot;https://www.instagram.com/&quot;;[.$A243];&quot;/&quot;)" office:value-type="string" office:string-value="https://www.instagram.com/Prr-Pl.Jcqs_112/" calcext:value-type="string">
            <text:p>https://www.instagram.com/Prr-Pl.Jcqs_112/</text:p>
          </table:table-cell>
          <table:table-cell table:style-name="ce38" table:formula="of:=CONCATENATE(&quot;https://www.facebook.com/&quot;;[.$A243];&quot;/&quot;)" office:value-type="string" office:string-value="https://www.facebook.com/Prr-Pl.Jcqs_112/" calcext:value-type="string">
            <text:p>https://www.facebook.com/Prr-Pl.Jcqs_112/</text:p>
          </table:table-cell>
          <table:table-cell table:style-name="ce38" table:formula="of:=CONCATENATE(&quot;https://twitter.com/&quot;;[.$A243];&quot;/&quot;)" office:value-type="string" office:string-value="https://twitter.com/Prr-Pl.Jcqs_112/" calcext:value-type="string">
            <text:p>https://twitter.com/Prr-Pl.Jcqs_112/</text:p>
          </table:table-cell>
          <table:table-cell table:number-columns-repeated="4"/>
        </table:table-row>
        <table:table-row table:style-name="ro1">
          <table:table-cell table:style-name="ce2" table:formula="of:=CONCATENATE([.$A171];&quot;-&quot;;[.$B$5];[.$B$6])" office:value-type="string" office:string-value="Prr-Pl.Jcqs-112" calcext:value-type="string">
            <text:p>Prr-Pl.Jcqs-112</text:p>
          </table:table-cell>
          <table:table-cell/>
          <table:table-cell table:style-name="ce38" table:formula="of:=CONCATENATE(&quot;https://www.instagram.com/&quot;;[.$A244];&quot;/&quot;)" office:value-type="string" office:string-value="https://www.instagram.com/Prr-Pl-Jacques_112/" calcext:value-type="string">
            <text:p>https://www.instagram.com/Prr-Pl-Jacques_112/</text:p>
          </table:table-cell>
          <table:table-cell table:style-name="ce38" table:formula="of:=CONCATENATE(&quot;https://www.facebook.com/&quot;;[.$A244];&quot;/&quot;)" office:value-type="string" office:string-value="https://www.facebook.com/Prr-Pl-Jacques_112/" calcext:value-type="string">
            <text:p>https://www.facebook.com/Prr-Pl-Jacques_112/</text:p>
          </table:table-cell>
          <table:table-cell table:style-name="ce38" table:formula="of:=CONCATENATE(&quot;https://twitter.com/&quot;;[.$A244];&quot;/&quot;)" office:value-type="string" office:string-value="https://twitter.com/Prr-Pl-Jacques_112/" calcext:value-type="string">
            <text:p>https://twitter.com/Prr-Pl-Jacques_112/</text:p>
          </table:table-cell>
          <table:table-cell table:number-columns-repeated="4"/>
        </table:table-row>
        <table:table-row table:style-name="ro1">
          <table:table-cell table:style-name="ce2" table:formula="of:=CONCATENATE([.$A172];&quot;-&quot;;[.$B$5];[.$B$6])" office:value-type="string" office:string-value="Prr-Pl-Jacques-112" calcext:value-type="string">
            <text:p>Prr-Pl-Jacques-112</text:p>
          </table:table-cell>
          <table:table-cell/>
          <table:table-cell table:style-name="ce38" table:formula="of:=CONCATENATE(&quot;https://www.instagram.com/&quot;;[.$A245];&quot;/&quot;)" office:value-type="string" office:string-value="https://www.instagram.com/Prr-Pl_Jacques_112/" calcext:value-type="string">
            <text:p>https://www.instagram.com/Prr-Pl_Jacques_112/</text:p>
          </table:table-cell>
          <table:table-cell table:style-name="ce38" table:formula="of:=CONCATENATE(&quot;https://www.facebook.com/&quot;;[.$A245];&quot;/&quot;)" office:value-type="string" office:string-value="https://www.facebook.com/Prr-Pl_Jacques_112/" calcext:value-type="string">
            <text:p>https://www.facebook.com/Prr-Pl_Jacques_112/</text:p>
          </table:table-cell>
          <table:table-cell table:style-name="ce38" table:formula="of:=CONCATENATE(&quot;https://twitter.com/&quot;;[.$A245];&quot;/&quot;)" office:value-type="string" office:string-value="https://twitter.com/Prr-Pl_Jacques_112/" calcext:value-type="string">
            <text:p>https://twitter.com/Prr-Pl_Jacques_112/</text:p>
          </table:table-cell>
          <table:table-cell table:number-columns-repeated="4"/>
        </table:table-row>
        <table:table-row table:style-name="ro1">
          <table:table-cell table:style-name="ce2" table:formula="of:=CONCATENATE([.$A173];&quot;-&quot;;[.$B$5];[.$B$6])" office:value-type="string" office:string-value="Prr-Pl_Jacques-112" calcext:value-type="string">
            <text:p>Prr-Pl_Jacques-112</text:p>
          </table:table-cell>
          <table:table-cell/>
          <table:table-cell table:style-name="ce38" table:formula="of:=CONCATENATE(&quot;https://www.instagram.com/&quot;;[.$A246];&quot;/&quot;)" office:value-type="string" office:string-value="https://www.instagram.com/Prr-Pl.Jacques_112/" calcext:value-type="string">
            <text:p>https://www.instagram.com/Prr-Pl.Jacques_112/</text:p>
          </table:table-cell>
          <table:table-cell table:style-name="ce38" table:formula="of:=CONCATENATE(&quot;https://www.facebook.com/&quot;;[.$A246];&quot;/&quot;)" office:value-type="string" office:string-value="https://www.facebook.com/Prr-Pl.Jacques_112/" calcext:value-type="string">
            <text:p>https://www.facebook.com/Prr-Pl.Jacques_112/</text:p>
          </table:table-cell>
          <table:table-cell table:style-name="ce38" table:formula="of:=CONCATENATE(&quot;https://twitter.com/&quot;;[.$A246];&quot;/&quot;)" office:value-type="string" office:string-value="https://twitter.com/Prr-Pl.Jacques_112/" calcext:value-type="string">
            <text:p>https://twitter.com/Prr-Pl.Jacques_112/</text:p>
          </table:table-cell>
          <table:table-cell table:number-columns-repeated="4"/>
        </table:table-row>
        <table:table-row table:style-name="ro1">
          <table:table-cell table:style-name="ce2" table:formula="of:=CONCATENATE([.$A174];&quot;-&quot;;[.$B$5];[.$B$6])" office:value-type="string" office:string-value="Prr-Pl.Jacques-112" calcext:value-type="string">
            <text:p>Prr-Pl.Jacques-112</text:p>
          </table:table-cell>
          <table:table-cell/>
          <table:table-cell table:style-name="ce38" table:formula="of:=CONCATENATE(&quot;https://www.instagram.com/&quot;;[.$A247];&quot;/&quot;)" office:value-type="string" office:string-value="https://www.instagram.com/Pierre-Paul.Jcqs_112/" calcext:value-type="string">
            <text:p>https://www.instagram.com/Pierre-Paul.Jcqs_112/</text:p>
          </table:table-cell>
          <table:table-cell table:style-name="ce38" table:formula="of:=CONCATENATE(&quot;https://www.facebook.com/&quot;;[.$A247];&quot;/&quot;)" office:value-type="string" office:string-value="https://www.facebook.com/Pierre-Paul.Jcqs_112/" calcext:value-type="string">
            <text:p>https://www.facebook.com/Pierre-Paul.Jcqs_112/</text:p>
          </table:table-cell>
          <table:table-cell table:style-name="ce38" table:formula="of:=CONCATENATE(&quot;https://twitter.com/&quot;;[.$A247];&quot;/&quot;)" office:value-type="string" office:string-value="https://twitter.com/Pierre-Paul.Jcqs_112/" calcext:value-type="string">
            <text:p>https://twitter.com/Pierre-Paul.Jcqs_112/</text:p>
          </table:table-cell>
          <table:table-cell table:number-columns-repeated="4"/>
        </table:table-row>
        <table:table-row table:style-name="ro1">
          <table:table-cell table:style-name="ce2" table:formula="of:=CONCATENATE([.$A175];&quot;-&quot;;[.$B$5];[.$B$6])" office:value-type="string" office:string-value="Pierre-Paul.Jcqs-112" calcext:value-type="string">
            <text:p>Pierre-Paul.Jcqs-112</text:p>
          </table:table-cell>
          <table:table-cell/>
          <table:table-cell table:style-name="ce38" table:formula="of:=CONCATENATE(&quot;https://www.instagram.com/&quot;;[.$A248];&quot;/&quot;)" office:value-type="string" office:string-value="https://www.instagram.com/Pierre-Paul_Jcqs_112/" calcext:value-type="string">
            <text:p>https://www.instagram.com/Pierre-Paul_Jcqs_112/</text:p>
          </table:table-cell>
          <table:table-cell table:style-name="ce38" table:formula="of:=CONCATENATE(&quot;https://www.facebook.com/&quot;;[.$A248];&quot;/&quot;)" office:value-type="string" office:string-value="https://www.facebook.com/Pierre-Paul_Jcqs_112/" calcext:value-type="string">
            <text:p>https://www.facebook.com/Pierre-Paul_Jcqs_112/</text:p>
          </table:table-cell>
          <table:table-cell table:style-name="ce38" table:formula="of:=CONCATENATE(&quot;https://twitter.com/&quot;;[.$A248];&quot;/&quot;)" office:value-type="string" office:string-value="https://twitter.com/Pierre-Paul_Jcqs_112/" calcext:value-type="string">
            <text:p>https://twitter.com/Pierre-Paul_Jcqs_112/</text:p>
          </table:table-cell>
          <table:table-cell table:number-columns-repeated="4"/>
        </table:table-row>
        <table:table-row table:style-name="ro1">
          <table:table-cell table:style-name="ce2" table:formula="of:=CONCATENATE([.$A176];&quot;-&quot;;[.$B$5];[.$B$6])" office:value-type="string" office:string-value="Pierre-Paul_Jcqs-112" calcext:value-type="string">
            <text:p>Pierre-Paul_Jcqs-112</text:p>
          </table:table-cell>
          <table:table-cell/>
          <table:table-cell table:style-name="ce38" table:formula="of:=CONCATENATE(&quot;https://www.instagram.com/&quot;;[.$A249];&quot;/&quot;)" office:value-type="string" office:string-value="https://www.instagram.com/Pierre-Paul-Jcqs_112/" calcext:value-type="string">
            <text:p>https://www.instagram.com/Pierre-Paul-Jcqs_112/</text:p>
          </table:table-cell>
          <table:table-cell table:style-name="ce38" table:formula="of:=CONCATENATE(&quot;https://www.facebook.com/&quot;;[.$A249];&quot;/&quot;)" office:value-type="string" office:string-value="https://www.facebook.com/Pierre-Paul-Jcqs_112/" calcext:value-type="string">
            <text:p>https://www.facebook.com/Pierre-Paul-Jcqs_112/</text:p>
          </table:table-cell>
          <table:table-cell table:style-name="ce38" table:formula="of:=CONCATENATE(&quot;https://twitter.com/&quot;;[.$A249];&quot;/&quot;)" office:value-type="string" office:string-value="https://twitter.com/Pierre-Paul-Jcqs_112/" calcext:value-type="string">
            <text:p>https://twitter.com/Pierre-Paul-Jcqs_112/</text:p>
          </table:table-cell>
          <table:table-cell table:number-columns-repeated="4"/>
        </table:table-row>
        <table:table-row table:style-name="ro1">
          <table:table-cell table:style-name="ce2" table:formula="of:=CONCATENATE([.$A177];&quot;-&quot;;[.$B$5];[.$B$6])" office:value-type="string" office:string-value="Pierre-Paul-Jcqs-112" calcext:value-type="string">
            <text:p>Pierre-Paul-Jcqs-112</text:p>
          </table:table-cell>
          <table:table-cell/>
          <table:table-cell table:style-name="ce38" table:formula="of:=CONCATENATE(&quot;https://www.instagram.com/&quot;;[.$A250];&quot;/&quot;)" office:value-type="string" office:string-value="https://www.instagram.com/Prr-Pl-Jcqs.112/" calcext:value-type="string">
            <text:p>https://www.instagram.com/Prr-Pl-Jcqs.112/</text:p>
          </table:table-cell>
          <table:table-cell table:style-name="ce38" table:formula="of:=CONCATENATE(&quot;https://www.facebook.com/&quot;;[.$A250];&quot;/&quot;)" office:value-type="string" office:string-value="https://www.facebook.com/Prr-Pl-Jcqs.112/" calcext:value-type="string">
            <text:p>https://www.facebook.com/Prr-Pl-Jcqs.112/</text:p>
          </table:table-cell>
          <table:table-cell table:style-name="ce38" table:formula="of:=CONCATENATE(&quot;https://twitter.com/&quot;;[.$A250];&quot;/&quot;)" office:value-type="string" office:string-value="https://twitter.com/Prr-Pl-Jcqs.112/" calcext:value-type="string">
            <text:p>https://twitter.com/Prr-Pl-Jcqs.112/</text:p>
          </table:table-cell>
          <table:table-cell table:number-columns-repeated="4"/>
        </table:table-row>
        <table:table-row table:style-name="ro1">
          <table:table-cell table:style-name="ce2" table:formula="of:=CONCATENATE([.$A169];&quot;_&quot;;[.$B$5];[.$B$6])" office:value-type="string" office:string-value="Prr-Pl-Jcqs_112" calcext:value-type="string">
            <text:p>Prr-Pl-Jcqs_112</text:p>
          </table:table-cell>
          <table:table-cell/>
          <table:table-cell table:style-name="ce38" table:formula="of:=CONCATENATE(&quot;https://www.instagram.com/&quot;;[.$A251];&quot;/&quot;)" office:value-type="string" office:string-value="https://www.instagram.com/Prr-Pl_Jcqs.112/" calcext:value-type="string">
            <text:p>https://www.instagram.com/Prr-Pl_Jcqs.112/</text:p>
          </table:table-cell>
          <table:table-cell table:style-name="ce38" table:formula="of:=CONCATENATE(&quot;https://www.facebook.com/&quot;;[.$A251];&quot;/&quot;)" office:value-type="string" office:string-value="https://www.facebook.com/Prr-Pl_Jcqs.112/" calcext:value-type="string">
            <text:p>https://www.facebook.com/Prr-Pl_Jcqs.112/</text:p>
          </table:table-cell>
          <table:table-cell table:style-name="ce38" table:formula="of:=CONCATENATE(&quot;https://twitter.com/&quot;;[.$A251];&quot;/&quot;)" office:value-type="string" office:string-value="https://twitter.com/Prr-Pl_Jcqs.112/" calcext:value-type="string">
            <text:p>https://twitter.com/Prr-Pl_Jcqs.112/</text:p>
          </table:table-cell>
          <table:table-cell table:number-columns-repeated="4"/>
        </table:table-row>
        <table:table-row table:style-name="ro1">
          <table:table-cell table:style-name="ce2" table:formula="of:=CONCATENATE([.$A170];&quot;_&quot;;[.$B$5];[.$B$6])" office:value-type="string" office:string-value="Prr-Pl_Jcqs_112" calcext:value-type="string">
            <text:p>Prr-Pl_Jcqs_112</text:p>
          </table:table-cell>
          <table:table-cell/>
          <table:table-cell table:style-name="ce38" table:formula="of:=CONCATENATE(&quot;https://www.instagram.com/&quot;;[.$A252];&quot;/&quot;)" office:value-type="string" office:string-value="https://www.instagram.com/Prr-Pl.Jcqs.112/" calcext:value-type="string">
            <text:p>https://www.instagram.com/Prr-Pl.Jcqs.112/</text:p>
          </table:table-cell>
          <table:table-cell table:style-name="ce38" table:formula="of:=CONCATENATE(&quot;https://www.facebook.com/&quot;;[.$A252];&quot;/&quot;)" office:value-type="string" office:string-value="https://www.facebook.com/Prr-Pl.Jcqs.112/" calcext:value-type="string">
            <text:p>https://www.facebook.com/Prr-Pl.Jcqs.112/</text:p>
          </table:table-cell>
          <table:table-cell table:style-name="ce38" table:formula="of:=CONCATENATE(&quot;https://twitter.com/&quot;;[.$A252];&quot;/&quot;)" office:value-type="string" office:string-value="https://twitter.com/Prr-Pl.Jcqs.112/" calcext:value-type="string">
            <text:p>https://twitter.com/Prr-Pl.Jcqs.112/</text:p>
          </table:table-cell>
          <table:table-cell table:number-columns-repeated="4"/>
        </table:table-row>
        <table:table-row table:style-name="ro1">
          <table:table-cell table:style-name="ce2" table:formula="of:=CONCATENATE([.$A171];&quot;_&quot;;[.$B$5];[.$B$6])" office:value-type="string" office:string-value="Prr-Pl.Jcqs_112" calcext:value-type="string">
            <text:p>Prr-Pl.Jcqs_112</text:p>
          </table:table-cell>
          <table:table-cell/>
          <table:table-cell table:style-name="ce38" table:formula="of:=CONCATENATE(&quot;https://www.instagram.com/&quot;;[.$A253];&quot;/&quot;)" office:value-type="string" office:string-value="https://www.instagram.com/Prr-Pl-Jacques.112/" calcext:value-type="string">
            <text:p>https://www.instagram.com/Prr-Pl-Jacques.112/</text:p>
          </table:table-cell>
          <table:table-cell table:style-name="ce38" table:formula="of:=CONCATENATE(&quot;https://www.facebook.com/&quot;;[.$A253];&quot;/&quot;)" office:value-type="string" office:string-value="https://www.facebook.com/Prr-Pl-Jacques.112/" calcext:value-type="string">
            <text:p>https://www.facebook.com/Prr-Pl-Jacques.112/</text:p>
          </table:table-cell>
          <table:table-cell table:style-name="ce38" table:formula="of:=CONCATENATE(&quot;https://twitter.com/&quot;;[.$A253];&quot;/&quot;)" office:value-type="string" office:string-value="https://twitter.com/Prr-Pl-Jacques.112/" calcext:value-type="string">
            <text:p>https://twitter.com/Prr-Pl-Jacques.112/</text:p>
          </table:table-cell>
          <table:table-cell table:number-columns-repeated="4"/>
        </table:table-row>
        <table:table-row table:style-name="ro1">
          <table:table-cell table:style-name="ce2" table:formula="of:=CONCATENATE([.$A172];&quot;_&quot;;[.$B$5];[.$B$6])" office:value-type="string" office:string-value="Prr-Pl-Jacques_112" calcext:value-type="string">
            <text:p>Prr-Pl-Jacques_112</text:p>
          </table:table-cell>
          <table:table-cell/>
          <table:table-cell table:style-name="ce38" table:formula="of:=CONCATENATE(&quot;https://www.instagram.com/&quot;;[.$A254];&quot;/&quot;)" office:value-type="string" office:string-value="https://www.instagram.com/Prr-Pl_Jacques.112/" calcext:value-type="string">
            <text:p>https://www.instagram.com/Prr-Pl_Jacques.112/</text:p>
          </table:table-cell>
          <table:table-cell table:style-name="ce38" table:formula="of:=CONCATENATE(&quot;https://www.facebook.com/&quot;;[.$A254];&quot;/&quot;)" office:value-type="string" office:string-value="https://www.facebook.com/Prr-Pl_Jacques.112/" calcext:value-type="string">
            <text:p>https://www.facebook.com/Prr-Pl_Jacques.112/</text:p>
          </table:table-cell>
          <table:table-cell table:style-name="ce38" table:formula="of:=CONCATENATE(&quot;https://twitter.com/&quot;;[.$A254];&quot;/&quot;)" office:value-type="string" office:string-value="https://twitter.com/Prr-Pl_Jacques.112/" calcext:value-type="string">
            <text:p>https://twitter.com/Prr-Pl_Jacques.112/</text:p>
          </table:table-cell>
          <table:table-cell table:number-columns-repeated="4"/>
        </table:table-row>
        <table:table-row table:style-name="ro1">
          <table:table-cell table:style-name="ce2" table:formula="of:=CONCATENATE([.$A173];&quot;_&quot;;[.$B$5];[.$B$6])" office:value-type="string" office:string-value="Prr-Pl_Jacques_112" calcext:value-type="string">
            <text:p>Prr-Pl_Jacques_112</text:p>
          </table:table-cell>
          <table:table-cell/>
          <table:table-cell table:style-name="ce38" table:formula="of:=CONCATENATE(&quot;https://www.instagram.com/&quot;;[.$A255];&quot;/&quot;)" office:value-type="string" office:string-value="https://www.instagram.com/Prr-Pl.Jacques.112/" calcext:value-type="string">
            <text:p>https://www.instagram.com/Prr-Pl.Jacques.112/</text:p>
          </table:table-cell>
          <table:table-cell table:style-name="ce38" table:formula="of:=CONCATENATE(&quot;https://www.facebook.com/&quot;;[.$A255];&quot;/&quot;)" office:value-type="string" office:string-value="https://www.facebook.com/Prr-Pl.Jacques.112/" calcext:value-type="string">
            <text:p>https://www.facebook.com/Prr-Pl.Jacques.112/</text:p>
          </table:table-cell>
          <table:table-cell table:style-name="ce38" table:formula="of:=CONCATENATE(&quot;https://twitter.com/&quot;;[.$A255];&quot;/&quot;)" office:value-type="string" office:string-value="https://twitter.com/Prr-Pl.Jacques.112/" calcext:value-type="string">
            <text:p>https://twitter.com/Prr-Pl.Jacques.112/</text:p>
          </table:table-cell>
          <table:table-cell table:number-columns-repeated="4"/>
        </table:table-row>
        <table:table-row table:style-name="ro1">
          <table:table-cell table:style-name="ce2" table:formula="of:=CONCATENATE([.$A174];&quot;_&quot;;[.$B$5];[.$B$6])" office:value-type="string" office:string-value="Prr-Pl.Jacques_112" calcext:value-type="string">
            <text:p>Prr-Pl.Jacques_112</text:p>
          </table:table-cell>
          <table:table-cell/>
          <table:table-cell table:style-name="ce38" table:formula="of:=CONCATENATE(&quot;https://www.instagram.com/&quot;;[.$A256];&quot;/&quot;)" office:value-type="string" office:string-value="https://www.instagram.com/Pierre-Paul.Jcqs.112/" calcext:value-type="string">
            <text:p>https://www.instagram.com/Pierre-Paul.Jcqs.112/</text:p>
          </table:table-cell>
          <table:table-cell table:style-name="ce38" table:formula="of:=CONCATENATE(&quot;https://www.facebook.com/&quot;;[.$A256];&quot;/&quot;)" office:value-type="string" office:string-value="https://www.facebook.com/Pierre-Paul.Jcqs.112/" calcext:value-type="string">
            <text:p>https://www.facebook.com/Pierre-Paul.Jcqs.112/</text:p>
          </table:table-cell>
          <table:table-cell table:style-name="ce38" table:formula="of:=CONCATENATE(&quot;https://twitter.com/&quot;;[.$A256];&quot;/&quot;)" office:value-type="string" office:string-value="https://twitter.com/Pierre-Paul.Jcqs.112/" calcext:value-type="string">
            <text:p>https://twitter.com/Pierre-Paul.Jcqs.112/</text:p>
          </table:table-cell>
          <table:table-cell table:number-columns-repeated="4"/>
        </table:table-row>
        <table:table-row table:style-name="ro1">
          <table:table-cell table:style-name="ce2" table:formula="of:=CONCATENATE([.$A175];&quot;_&quot;;[.$B$5];[.$B$6])" office:value-type="string" office:string-value="Pierre-Paul.Jcqs_112" calcext:value-type="string">
            <text:p>Pierre-Paul.Jcqs_112</text:p>
          </table:table-cell>
          <table:table-cell/>
          <table:table-cell table:style-name="ce38" table:formula="of:=CONCATENATE(&quot;https://www.instagram.com/&quot;;[.$A257];&quot;/&quot;)" office:value-type="string" office:string-value="https://www.instagram.com/Pierre-Paul_Jcqs.112/" calcext:value-type="string">
            <text:p>https://www.instagram.com/Pierre-Paul_Jcqs.112/</text:p>
          </table:table-cell>
          <table:table-cell table:style-name="ce38" table:formula="of:=CONCATENATE(&quot;https://www.facebook.com/&quot;;[.$A257];&quot;/&quot;)" office:value-type="string" office:string-value="https://www.facebook.com/Pierre-Paul_Jcqs.112/" calcext:value-type="string">
            <text:p>https://www.facebook.com/Pierre-Paul_Jcqs.112/</text:p>
          </table:table-cell>
          <table:table-cell table:style-name="ce38" table:formula="of:=CONCATENATE(&quot;https://twitter.com/&quot;;[.$A257];&quot;/&quot;)" office:value-type="string" office:string-value="https://twitter.com/Pierre-Paul_Jcqs.112/" calcext:value-type="string">
            <text:p>https://twitter.com/Pierre-Paul_Jcqs.112/</text:p>
          </table:table-cell>
          <table:table-cell table:number-columns-repeated="4"/>
        </table:table-row>
        <table:table-row table:style-name="ro1">
          <table:table-cell table:style-name="ce2" table:formula="of:=CONCATENATE([.$A176];&quot;_&quot;;[.$B$5];[.$B$6])" office:value-type="string" office:string-value="Pierre-Paul_Jcqs_112" calcext:value-type="string">
            <text:p>Pierre-Paul_Jcqs_112</text:p>
          </table:table-cell>
          <table:table-cell/>
          <table:table-cell table:style-name="ce39" table:formula="of:=CONCATENATE(&quot;https://www.instagram.com/&quot;;[.$A258];&quot;/&quot;)" office:value-type="string" office:string-value="https://www.instagram.com/Pierre-Paul-Jcqs.112/" calcext:value-type="string">
            <text:p>https://www.instagram.com/Pierre-Paul-Jcqs.112/</text:p>
          </table:table-cell>
          <table:table-cell table:style-name="ce39" table:formula="of:=CONCATENATE(&quot;https://www.facebook.com/&quot;;[.$A258];&quot;/&quot;)" office:value-type="string" office:string-value="https://www.facebook.com/Pierre-Paul-Jcqs.112/" calcext:value-type="string">
            <text:p>https://www.facebook.com/Pierre-Paul-Jcqs.112/</text:p>
          </table:table-cell>
          <table:table-cell table:style-name="ce39" table:formula="of:=CONCATENATE(&quot;https://twitter.com/&quot;;[.$A258];&quot;/&quot;)" office:value-type="string" office:string-value="https://twitter.com/Pierre-Paul-Jcqs.112/" calcext:value-type="string">
            <text:p>https://twitter.com/Pierre-Paul-Jcqs.112/</text:p>
          </table:table-cell>
          <table:table-cell table:number-columns-repeated="4"/>
        </table:table-row>
        <table:table-row table:style-name="ro1">
          <table:table-cell table:style-name="ce2" table:formula="of:=CONCATENATE([.$A177];&quot;_&quot;;[.$B$5];[.$B$6])" office:value-type="string" office:string-value="Pierre-Paul-Jcqs_112" calcext:value-type="string">
            <text:p>Pierre-Paul-Jcqs_112</text:p>
          </table:table-cell>
          <table:table-cell/>
          <table:table-cell table:style-name="ce37" table:formula="of:=CONCATENATE(&quot;https://www.instagram.com/&quot;;[.$A259];&quot;/&quot;)" office:value-type="string" office:string-value="https://www.instagram.com/Pierrotdu311/" calcext:value-type="string">
            <text:p>https://www.instagram.com/Pierrotdu311/</text:p>
          </table:table-cell>
          <table:table-cell table:style-name="ce37" table:formula="of:=CONCATENATE(&quot;https://www.facebook.com/&quot;;[.$A259];&quot;/&quot;)" office:value-type="string" office:string-value="https://www.facebook.com/Pierrotdu311/" calcext:value-type="string">
            <text:p>https://www.facebook.com/Pierrotdu311/</text:p>
          </table:table-cell>
          <table:table-cell table:style-name="ce37" table:formula="of:=CONCATENATE(&quot;https://twitter.com/&quot;;[.$A259];&quot;/&quot;)" office:value-type="string" office:string-value="https://twitter.com/Pierrotdu311/" calcext:value-type="string">
            <text:p>https://twitter.com/Pierrotdu311/</text:p>
          </table:table-cell>
          <table:table-cell table:number-columns-repeated="4"/>
        </table:table-row>
        <table:table-row table:style-name="ro1">
          <table:table-cell table:style-name="ce2" table:formula="of:=CONCATENATE([.$A169];&quot;.&quot;;[.$B$5];[.$B$6])" office:value-type="string" office:string-value="Prr-Pl-Jcqs.112" calcext:value-type="string">
            <text:p>Prr-Pl-Jcqs.112</text:p>
          </table:table-cell>
          <table:table-cell/>
          <table:table-cell table:style-name="ce38" table:formula="of:=CONCATENATE(&quot;https://www.instagram.com/&quot;;[.$A260];&quot;/&quot;)" office:value-type="string" office:string-value="https://www.instagram.com/Pierrot-du-311/" calcext:value-type="string">
            <text:p>https://www.instagram.com/Pierrot-du-311/</text:p>
          </table:table-cell>
          <table:table-cell table:style-name="ce38" table:formula="of:=CONCATENATE(&quot;https://www.facebook.com/&quot;;[.$A260];&quot;/&quot;)" office:value-type="string" office:string-value="https://www.facebook.com/Pierrot-du-311/" calcext:value-type="string">
            <text:p>https://www.facebook.com/Pierrot-du-311/</text:p>
          </table:table-cell>
          <table:table-cell table:style-name="ce38" table:formula="of:=CONCATENATE(&quot;https://twitter.com/&quot;;[.$A260];&quot;/&quot;)" office:value-type="string" office:string-value="https://twitter.com/Pierrot-du-311/" calcext:value-type="string">
            <text:p>https://twitter.com/Pierrot-du-311/</text:p>
          </table:table-cell>
          <table:table-cell table:number-columns-repeated="4"/>
        </table:table-row>
        <table:table-row table:style-name="ro1">
          <table:table-cell table:style-name="ce2" table:formula="of:=CONCATENATE([.$A170];&quot;.&quot;;[.$B$5];[.$B$6])" office:value-type="string" office:string-value="Prr-Pl_Jcqs.112" calcext:value-type="string">
            <text:p>Prr-Pl_Jcqs.112</text:p>
          </table:table-cell>
          <table:table-cell/>
          <table:table-cell table:style-name="ce38" table:formula="of:=CONCATENATE(&quot;https://www.instagram.com/&quot;;[.$A261];&quot;/&quot;)" office:value-type="string" office:string-value="https://www.instagram.com/Pierrot_du_311/" calcext:value-type="string">
            <text:p>https://www.instagram.com/Pierrot_du_311/</text:p>
          </table:table-cell>
          <table:table-cell table:style-name="ce38" table:formula="of:=CONCATENATE(&quot;https://www.facebook.com/&quot;;[.$A261];&quot;/&quot;)" office:value-type="string" office:string-value="https://www.facebook.com/Pierrot_du_311/" calcext:value-type="string">
            <text:p>https://www.facebook.com/Pierrot_du_311/</text:p>
          </table:table-cell>
          <table:table-cell table:style-name="ce38" table:formula="of:=CONCATENATE(&quot;https://twitter.com/&quot;;[.$A261];&quot;/&quot;)" office:value-type="string" office:string-value="https://twitter.com/Pierrot_du_311/" calcext:value-type="string">
            <text:p>https://twitter.com/Pierrot_du_311/</text:p>
          </table:table-cell>
          <table:table-cell table:number-columns-repeated="4"/>
        </table:table-row>
        <table:table-row table:style-name="ro1">
          <table:table-cell table:style-name="ce2" table:formula="of:=CONCATENATE([.$A171];&quot;.&quot;;[.$B$5];[.$B$6])" office:value-type="string" office:string-value="Prr-Pl.Jcqs.112" calcext:value-type="string">
            <text:p>Prr-Pl.Jcqs.112</text:p>
          </table:table-cell>
          <table:table-cell/>
          <table:table-cell table:style-name="ce38" table:formula="of:=CONCATENATE(&quot;https://www.instagram.com/&quot;;[.$A262];&quot;/&quot;)" office:value-type="string" office:string-value="https://www.instagram.com/Pierrot.du.311/" calcext:value-type="string">
            <text:p>https://www.instagram.com/Pierrot.du.311/</text:p>
          </table:table-cell>
          <table:table-cell table:style-name="ce38" table:formula="of:=CONCATENATE(&quot;https://www.facebook.com/&quot;;[.$A262];&quot;/&quot;)" office:value-type="string" office:string-value="https://www.facebook.com/Pierrot.du.311/" calcext:value-type="string">
            <text:p>https://www.facebook.com/Pierrot.du.311/</text:p>
          </table:table-cell>
          <table:table-cell table:style-name="ce38" table:formula="of:=CONCATENATE(&quot;https://twitter.com/&quot;;[.$A262];&quot;/&quot;)" office:value-type="string" office:string-value="https://twitter.com/Pierrot.du.311/" calcext:value-type="string">
            <text:p>https://twitter.com/Pierrot.du.311/</text:p>
          </table:table-cell>
          <table:table-cell table:number-columns-repeated="4"/>
        </table:table-row>
        <table:table-row table:style-name="ro1">
          <table:table-cell table:style-name="ce2" table:formula="of:=CONCATENATE([.$A172];&quot;.&quot;;[.$B$5];[.$B$6])" office:value-type="string" office:string-value="Prr-Pl-Jacques.112" calcext:value-type="string">
            <text:p>Prr-Pl-Jacques.112</text:p>
          </table:table-cell>
          <table:table-cell/>
          <table:table-cell table:style-name="ce38" table:formula="of:=CONCATENATE(&quot;https://www.instagram.com/&quot;;[.$A263];&quot;/&quot;)" office:value-type="string" office:string-value="https://www.instagram.com/Pierrotdu311-94/" calcext:value-type="string">
            <text:p>https://www.instagram.com/Pierrotdu311-94/</text:p>
          </table:table-cell>
          <table:table-cell table:style-name="ce38" table:formula="of:=CONCATENATE(&quot;https://www.facebook.com/&quot;;[.$A263];&quot;/&quot;)" office:value-type="string" office:string-value="https://www.facebook.com/Pierrotdu311-94/" calcext:value-type="string">
            <text:p>https://www.facebook.com/Pierrotdu311-94/</text:p>
          </table:table-cell>
          <table:table-cell table:style-name="ce38" table:formula="of:=CONCATENATE(&quot;https://twitter.com/&quot;;[.$A263];&quot;/&quot;)" office:value-type="string" office:string-value="https://twitter.com/Pierrotdu311-94/" calcext:value-type="string">
            <text:p>https://twitter.com/Pierrotdu311-94/</text:p>
          </table:table-cell>
          <table:table-cell table:number-columns-repeated="4"/>
        </table:table-row>
        <table:table-row table:style-name="ro1">
          <table:table-cell table:style-name="ce2" table:formula="of:=CONCATENATE([.$A173];&quot;.&quot;;[.$B$5];[.$B$6])" office:value-type="string" office:string-value="Prr-Pl_Jacques.112" calcext:value-type="string">
            <text:p>Prr-Pl_Jacques.112</text:p>
          </table:table-cell>
          <table:table-cell/>
          <table:table-cell table:style-name="ce38" table:formula="of:=CONCATENATE(&quot;https://www.instagram.com/&quot;;[.$A264];&quot;/&quot;)" office:value-type="string" office:string-value="https://www.instagram.com/Pierrotdu311.94/" calcext:value-type="string">
            <text:p>https://www.instagram.com/Pierrotdu311.94/</text:p>
          </table:table-cell>
          <table:table-cell table:style-name="ce38" table:formula="of:=CONCATENATE(&quot;https://www.facebook.com/&quot;;[.$A264];&quot;/&quot;)" office:value-type="string" office:string-value="https://www.facebook.com/Pierrotdu311.94/" calcext:value-type="string">
            <text:p>https://www.facebook.com/Pierrotdu311.94/</text:p>
          </table:table-cell>
          <table:table-cell table:style-name="ce38" table:formula="of:=CONCATENATE(&quot;https://twitter.com/&quot;;[.$A264];&quot;/&quot;)" office:value-type="string" office:string-value="https://twitter.com/Pierrotdu311.94/" calcext:value-type="string">
            <text:p>https://twitter.com/Pierrotdu311.94/</text:p>
          </table:table-cell>
          <table:table-cell table:number-columns-repeated="4"/>
        </table:table-row>
        <table:table-row table:style-name="ro1">
          <table:table-cell table:style-name="ce2" table:formula="of:=CONCATENATE([.$A174];&quot;.&quot;;[.$B$5];[.$B$6])" office:value-type="string" office:string-value="Prr-Pl.Jacques.112" calcext:value-type="string">
            <text:p>Prr-Pl.Jacques.112</text:p>
          </table:table-cell>
          <table:table-cell/>
          <table:table-cell table:style-name="ce38" table:formula="of:=CONCATENATE(&quot;https://www.instagram.com/&quot;;[.$A265];&quot;/&quot;)" office:value-type="string" office:string-value="https://www.instagram.com/Pierrotdu311_94/" calcext:value-type="string">
            <text:p>https://www.instagram.com/Pierrotdu311_94/</text:p>
          </table:table-cell>
          <table:table-cell table:style-name="ce38" table:formula="of:=CONCATENATE(&quot;https://www.facebook.com/&quot;;[.$A265];&quot;/&quot;)" office:value-type="string" office:string-value="https://www.facebook.com/Pierrotdu311_94/" calcext:value-type="string">
            <text:p>https://www.facebook.com/Pierrotdu311_94/</text:p>
          </table:table-cell>
          <table:table-cell table:style-name="ce38" table:formula="of:=CONCATENATE(&quot;https://twitter.com/&quot;;[.$A265];&quot;/&quot;)" office:value-type="string" office:string-value="https://twitter.com/Pierrotdu311_94/" calcext:value-type="string">
            <text:p>https://twitter.com/Pierrotdu311_94/</text:p>
          </table:table-cell>
          <table:table-cell table:number-columns-repeated="4"/>
        </table:table-row>
        <table:table-row table:style-name="ro1">
          <table:table-cell table:style-name="ce2" table:formula="of:=CONCATENATE([.$A175];&quot;.&quot;;[.$B$5];[.$B$6])" office:value-type="string" office:string-value="Pierre-Paul.Jcqs.112" calcext:value-type="string">
            <text:p>Pierre-Paul.Jcqs.112</text:p>
          </table:table-cell>
          <table:table-cell/>
          <table:table-cell table:style-name="ce38" table:formula="of:=CONCATENATE(&quot;https://www.instagram.com/&quot;;[.$A266];&quot;/&quot;)" office:value-type="string" office:string-value="https://www.instagram.com/Pierrotdu31194/" calcext:value-type="string">
            <text:p>https://www.instagram.com/Pierrotdu31194/</text:p>
          </table:table-cell>
          <table:table-cell table:style-name="ce38" table:formula="of:=CONCATENATE(&quot;https://www.facebook.com/&quot;;[.$A266];&quot;/&quot;)" office:value-type="string" office:string-value="https://www.facebook.com/Pierrotdu31194/" calcext:value-type="string">
            <text:p>https://www.facebook.com/Pierrotdu31194/</text:p>
          </table:table-cell>
          <table:table-cell table:style-name="ce38" table:formula="of:=CONCATENATE(&quot;https://twitter.com/&quot;;[.$A266];&quot;/&quot;)" office:value-type="string" office:string-value="https://twitter.com/Pierrotdu31194/" calcext:value-type="string">
            <text:p>https://twitter.com/Pierrotdu31194/</text:p>
          </table:table-cell>
          <table:table-cell table:number-columns-repeated="4"/>
        </table:table-row>
        <table:table-row table:style-name="ro1">
          <table:table-cell table:style-name="ce2" table:formula="of:=CONCATENATE([.$A176];&quot;.&quot;;[.$B$5];[.$B$6])" office:value-type="string" office:string-value="Pierre-Paul_Jcqs.112" calcext:value-type="string">
            <text:p>Pierre-Paul_Jcqs.112</text:p>
          </table:table-cell>
          <table:table-cell/>
          <table:table-cell table:style-name="ce38" table:formula="of:=CONCATENATE(&quot;https://www.instagram.com/&quot;;[.$A267];&quot;/&quot;)" office:value-type="string" office:string-value="https://www.instagram.com/Pierrotdu311-4/" calcext:value-type="string">
            <text:p>https://www.instagram.com/Pierrotdu311-4/</text:p>
          </table:table-cell>
          <table:table-cell table:style-name="ce38" table:formula="of:=CONCATENATE(&quot;https://www.facebook.com/&quot;;[.$A267];&quot;/&quot;)" office:value-type="string" office:string-value="https://www.facebook.com/Pierrotdu311-4/" calcext:value-type="string">
            <text:p>https://www.facebook.com/Pierrotdu311-4/</text:p>
          </table:table-cell>
          <table:table-cell table:style-name="ce38" table:formula="of:=CONCATENATE(&quot;https://twitter.com/&quot;;[.$A267];&quot;/&quot;)" office:value-type="string" office:string-value="https://twitter.com/Pierrotdu311-4/" calcext:value-type="string">
            <text:p>https://twitter.com/Pierrotdu311-4/</text:p>
          </table:table-cell>
          <table:table-cell table:number-columns-repeated="4"/>
        </table:table-row>
        <table:table-row table:style-name="ro1">
          <table:table-cell table:style-name="ce2" table:formula="of:=CONCATENATE([.$A177];&quot;.&quot;;[.$B$5];[.$B$6])" office:value-type="string" office:string-value="Pierre-Paul-Jcqs.112" calcext:value-type="string">
            <text:p>Pierre-Paul-Jcqs.112</text:p>
          </table:table-cell>
          <table:table-cell/>
          <table:table-cell table:style-name="ce38" table:formula="of:=CONCATENATE(&quot;https://www.instagram.com/&quot;;[.$A268];&quot;/&quot;)" office:value-type="string" office:string-value="https://www.instagram.com/Pierrotdu311.4/" calcext:value-type="string">
            <text:p>https://www.instagram.com/Pierrotdu311.4/</text:p>
          </table:table-cell>
          <table:table-cell table:style-name="ce38" table:formula="of:=CONCATENATE(&quot;https://www.facebook.com/&quot;;[.$A268];&quot;/&quot;)" office:value-type="string" office:string-value="https://www.facebook.com/Pierrotdu311.4/" calcext:value-type="string">
            <text:p>https://www.facebook.com/Pierrotdu311.4/</text:p>
          </table:table-cell>
          <table:table-cell table:style-name="ce38" table:formula="of:=CONCATENATE(&quot;https://twitter.com/&quot;;[.$A268];&quot;/&quot;)" office:value-type="string" office:string-value="https://twitter.com/Pierrotdu311.4/" calcext:value-type="string">
            <text:p>https://twitter.com/Pierrotdu311.4/</text:p>
          </table:table-cell>
          <table:table-cell table:number-columns-repeated="4"/>
        </table:table-row>
        <table:table-row table:style-name="ro1">
          <table:table-cell table:style-name="ce12" table:formula="of:=SUBSTITUTE([.$F$2];&quot; &quot;;&quot;&quot;)" office:value-type="string" office:string-value="Pierrotdu311" calcext:value-type="string">
            <text:p>Pierrotdu311</text:p>
          </table:table-cell>
          <table:table-cell/>
          <table:table-cell table:style-name="ce38" table:formula="of:=CONCATENATE(&quot;https://www.instagram.com/&quot;;[.$A269];&quot;/&quot;)" office:value-type="string" office:string-value="https://www.instagram.com/Pierrotdu311_4/" calcext:value-type="string">
            <text:p>https://www.instagram.com/Pierrotdu311_4/</text:p>
          </table:table-cell>
          <table:table-cell table:style-name="ce38" table:formula="of:=CONCATENATE(&quot;https://www.facebook.com/&quot;;[.$A269];&quot;/&quot;)" office:value-type="string" office:string-value="https://www.facebook.com/Pierrotdu311_4/" calcext:value-type="string">
            <text:p>https://www.facebook.com/Pierrotdu311_4/</text:p>
          </table:table-cell>
          <table:table-cell table:style-name="ce38" table:formula="of:=CONCATENATE(&quot;https://twitter.com/&quot;;[.$A269];&quot;/&quot;)" office:value-type="string" office:string-value="https://twitter.com/Pierrotdu311_4/" calcext:value-type="string">
            <text:p>https://twitter.com/Pierrotdu311_4/</text:p>
          </table:table-cell>
          <table:table-cell table:number-columns-repeated="4"/>
        </table:table-row>
        <table:table-row table:style-name="ro1">
          <table:table-cell table:style-name="ce12" table:formula="of:=SUBSTITUTE([.$F$2];&quot; &quot;;&quot;-&quot;)" office:value-type="string" office:string-value="Pierrot-du-311" calcext:value-type="string">
            <text:p>Pierrot-du-311</text:p>
          </table:table-cell>
          <table:table-cell/>
          <table:table-cell table:style-name="ce38" table:formula="of:=CONCATENATE(&quot;https://www.instagram.com/&quot;;[.$A270];&quot;/&quot;)" office:value-type="string" office:string-value="https://www.instagram.com/Pierrotdu3114/" calcext:value-type="string">
            <text:p>https://www.instagram.com/Pierrotdu3114/</text:p>
          </table:table-cell>
          <table:table-cell table:style-name="ce38" table:formula="of:=CONCATENATE(&quot;https://www.facebook.com/&quot;;[.$A270];&quot;/&quot;)" office:value-type="string" office:string-value="https://www.facebook.com/Pierrotdu3114/" calcext:value-type="string">
            <text:p>https://www.facebook.com/Pierrotdu3114/</text:p>
          </table:table-cell>
          <table:table-cell table:style-name="ce38" table:formula="of:=CONCATENATE(&quot;https://twitter.com/&quot;;[.$A270];&quot;/&quot;)" office:value-type="string" office:string-value="https://twitter.com/Pierrotdu3114/" calcext:value-type="string">
            <text:p>https://twitter.com/Pierrotdu3114/</text:p>
          </table:table-cell>
          <table:table-cell table:number-columns-repeated="4"/>
        </table:table-row>
        <table:table-row table:style-name="ro1">
          <table:table-cell table:style-name="ce12" table:formula="of:=SUBSTITUTE([.$F$2];&quot; &quot;;&quot;_&quot;)" office:value-type="string" office:string-value="Pierrot_du_311" calcext:value-type="string">
            <text:p>Pierrot_du_311</text:p>
          </table:table-cell>
          <table:table-cell/>
          <table:table-cell table:style-name="ce38" table:formula="of:=CONCATENATE(&quot;https://www.instagram.com/&quot;;[.$A271];&quot;/&quot;)" office:value-type="string" office:string-value="https://www.instagram.com/Pierrotdu311-0112/" calcext:value-type="string">
            <text:p>https://www.instagram.com/Pierrotdu311-0112/</text:p>
          </table:table-cell>
          <table:table-cell table:style-name="ce38" table:formula="of:=CONCATENATE(&quot;https://www.facebook.com/&quot;;[.$A271];&quot;/&quot;)" office:value-type="string" office:string-value="https://www.facebook.com/Pierrotdu311-0112/" calcext:value-type="string">
            <text:p>https://www.facebook.com/Pierrotdu311-0112/</text:p>
          </table:table-cell>
          <table:table-cell table:style-name="ce38" table:formula="of:=CONCATENATE(&quot;https://twitter.com/&quot;;[.$A271];&quot;/&quot;)" office:value-type="string" office:string-value="https://twitter.com/Pierrotdu311-0112/" calcext:value-type="string">
            <text:p>https://twitter.com/Pierrotdu311-0112/</text:p>
          </table:table-cell>
          <table:table-cell table:number-columns-repeated="4"/>
        </table:table-row>
        <table:table-row table:style-name="ro1">
          <table:table-cell table:style-name="ce12" table:formula="of:=SUBSTITUTE([.$F$2];&quot; &quot;;&quot;.&quot;)" office:value-type="string" office:string-value="Pierrot.du.311" calcext:value-type="string">
            <text:p>Pierrot.du.311</text:p>
          </table:table-cell>
          <table:table-cell/>
          <table:table-cell table:style-name="ce38" table:formula="of:=CONCATENATE(&quot;https://www.instagram.com/&quot;;[.$A272];&quot;/&quot;)" office:value-type="string" office:string-value="https://www.instagram.com/Pierrotdu311.0112/" calcext:value-type="string">
            <text:p>https://www.instagram.com/Pierrotdu311.0112/</text:p>
          </table:table-cell>
          <table:table-cell table:style-name="ce38" table:formula="of:=CONCATENATE(&quot;https://www.facebook.com/&quot;;[.$A272];&quot;/&quot;)" office:value-type="string" office:string-value="https://www.facebook.com/Pierrotdu311.0112/" calcext:value-type="string">
            <text:p>https://www.facebook.com/Pierrotdu311.0112/</text:p>
          </table:table-cell>
          <table:table-cell table:style-name="ce38" table:formula="of:=CONCATENATE(&quot;https://twitter.com/&quot;;[.$A272];&quot;/&quot;)" office:value-type="string" office:string-value="https://twitter.com/Pierrotdu311.0112/" calcext:value-type="string">
            <text:p>https://twitter.com/Pierrotdu311.0112/</text:p>
          </table:table-cell>
          <table:table-cell table:number-columns-repeated="4"/>
        </table:table-row>
        <table:table-row table:style-name="ro1">
          <table:table-cell table:style-name="ce29" table:formula="of:=CONCATENATE([.$A$259];&quot;-&quot;;[.$B$10])" office:value-type="string" office:string-value="Pierrotdu311-94" calcext:value-type="string">
            <text:p>Pierrotdu311-94</text:p>
          </table:table-cell>
          <table:table-cell/>
          <table:table-cell table:style-name="ce38" table:formula="of:=CONCATENATE(&quot;https://www.instagram.com/&quot;;[.$A273];&quot;/&quot;)" office:value-type="string" office:string-value="https://www.instagram.com/Pierrotdu311_0112/" calcext:value-type="string">
            <text:p>https://www.instagram.com/Pierrotdu311_0112/</text:p>
          </table:table-cell>
          <table:table-cell table:style-name="ce38" table:formula="of:=CONCATENATE(&quot;https://www.facebook.com/&quot;;[.$A273];&quot;/&quot;)" office:value-type="string" office:string-value="https://www.facebook.com/Pierrotdu311_0112/" calcext:value-type="string">
            <text:p>https://www.facebook.com/Pierrotdu311_0112/</text:p>
          </table:table-cell>
          <table:table-cell table:style-name="ce38" table:formula="of:=CONCATENATE(&quot;https://twitter.com/&quot;;[.$A273];&quot;/&quot;)" office:value-type="string" office:string-value="https://twitter.com/Pierrotdu311_0112/" calcext:value-type="string">
            <text:p>https://twitter.com/Pierrotdu311_0112/</text:p>
          </table:table-cell>
          <table:table-cell table:number-columns-repeated="4"/>
        </table:table-row>
        <table:table-row table:style-name="ro1">
          <table:table-cell table:style-name="ce29" table:formula="of:=CONCATENATE([.$A$259];&quot;.&quot;;[.$B$10])" office:value-type="string" office:string-value="Pierrotdu311.94" calcext:value-type="string">
            <text:p>Pierrotdu311.94</text:p>
          </table:table-cell>
          <table:table-cell/>
          <table:table-cell table:style-name="ce38" table:formula="of:=CONCATENATE(&quot;https://www.instagram.com/&quot;;[.$A274];&quot;/&quot;)" office:value-type="string" office:string-value="https://www.instagram.com/Pierrotdu3110112/" calcext:value-type="string">
            <text:p>https://www.instagram.com/Pierrotdu3110112/</text:p>
          </table:table-cell>
          <table:table-cell table:style-name="ce38" table:formula="of:=CONCATENATE(&quot;https://www.facebook.com/&quot;;[.$A274];&quot;/&quot;)" office:value-type="string" office:string-value="https://www.facebook.com/Pierrotdu3110112/" calcext:value-type="string">
            <text:p>https://www.facebook.com/Pierrotdu3110112/</text:p>
          </table:table-cell>
          <table:table-cell table:style-name="ce38" table:formula="of:=CONCATENATE(&quot;https://twitter.com/&quot;;[.$A274];&quot;/&quot;)" office:value-type="string" office:string-value="https://twitter.com/Pierrotdu3110112/" calcext:value-type="string">
            <text:p>https://twitter.com/Pierrotdu3110112/</text:p>
          </table:table-cell>
          <table:table-cell table:number-columns-repeated="4"/>
        </table:table-row>
        <table:table-row table:style-name="ro1">
          <table:table-cell table:style-name="ce2" table:formula="of:=CONCATENATE([.$A$259];&quot;_&quot;;[.$B$10])" office:value-type="string" office:string-value="Pierrotdu311_94" calcext:value-type="string">
            <text:p>Pierrotdu311_94</text:p>
          </table:table-cell>
          <table:table-cell/>
          <table:table-cell table:style-name="ce38" table:formula="of:=CONCATENATE(&quot;https://www.instagram.com/&quot;;[.$A275];&quot;/&quot;)" office:value-type="string" office:string-value="https://www.instagram.com/Pierrotdu311-112/" calcext:value-type="string">
            <text:p>https://www.instagram.com/Pierrotdu311-112/</text:p>
          </table:table-cell>
          <table:table-cell table:style-name="ce38" table:formula="of:=CONCATENATE(&quot;https://www.facebook.com/&quot;;[.$A275];&quot;/&quot;)" office:value-type="string" office:string-value="https://www.facebook.com/Pierrotdu311-112/" calcext:value-type="string">
            <text:p>https://www.facebook.com/Pierrotdu311-112/</text:p>
          </table:table-cell>
          <table:table-cell table:style-name="ce38" table:formula="of:=CONCATENATE(&quot;https://twitter.com/&quot;;[.$A275];&quot;/&quot;)" office:value-type="string" office:string-value="https://twitter.com/Pierrotdu311-112/" calcext:value-type="string">
            <text:p>https://twitter.com/Pierrotdu311-112/</text:p>
          </table:table-cell>
          <table:table-cell table:number-columns-repeated="4"/>
        </table:table-row>
        <table:table-row table:style-name="ro1">
          <table:table-cell table:style-name="ce2" table:formula="of:=CONCATENATE([.$A$259];[.$B$10])" office:value-type="string" office:string-value="Pierrotdu31194" calcext:value-type="string">
            <text:p>Pierrotdu31194</text:p>
          </table:table-cell>
          <table:table-cell/>
          <table:table-cell table:style-name="ce38" table:formula="of:=CONCATENATE(&quot;https://www.instagram.com/&quot;;[.$A276];&quot;/&quot;)" office:value-type="string" office:string-value="https://www.instagram.com/Pierrotdu311.112/" calcext:value-type="string">
            <text:p>https://www.instagram.com/Pierrotdu311.112/</text:p>
          </table:table-cell>
          <table:table-cell table:style-name="ce38" table:formula="of:=CONCATENATE(&quot;https://www.facebook.com/&quot;;[.$A276];&quot;/&quot;)" office:value-type="string" office:string-value="https://www.facebook.com/Pierrotdu311.112/" calcext:value-type="string">
            <text:p>https://www.facebook.com/Pierrotdu311.112/</text:p>
          </table:table-cell>
          <table:table-cell table:style-name="ce38" table:formula="of:=CONCATENATE(&quot;https://twitter.com/&quot;;[.$A276];&quot;/&quot;)" office:value-type="string" office:string-value="https://twitter.com/Pierrotdu311.112/" calcext:value-type="string">
            <text:p>https://twitter.com/Pierrotdu311.112/</text:p>
          </table:table-cell>
          <table:table-cell table:number-columns-repeated="4"/>
        </table:table-row>
        <table:table-row table:style-name="ro1">
          <table:table-cell table:style-name="ce2" table:formula="of:=CONCATENATE([.$A$259];&quot;-&quot;;[.$B$11])" office:value-type="string" office:string-value="Pierrotdu311-4" calcext:value-type="string">
            <text:p>Pierrotdu311-4</text:p>
          </table:table-cell>
          <table:table-cell/>
          <table:table-cell table:style-name="ce38" table:formula="of:=CONCATENATE(&quot;https://www.instagram.com/&quot;;[.$A277];&quot;/&quot;)" office:value-type="string" office:string-value="https://www.instagram.com/Pierrotdu311_112/" calcext:value-type="string">
            <text:p>https://www.instagram.com/Pierrotdu311_112/</text:p>
          </table:table-cell>
          <table:table-cell table:style-name="ce38" table:formula="of:=CONCATENATE(&quot;https://www.facebook.com/&quot;;[.$A277];&quot;/&quot;)" office:value-type="string" office:string-value="https://www.facebook.com/Pierrotdu311_112/" calcext:value-type="string">
            <text:p>https://www.facebook.com/Pierrotdu311_112/</text:p>
          </table:table-cell>
          <table:table-cell table:style-name="ce38" table:formula="of:=CONCATENATE(&quot;https://twitter.com/&quot;;[.$A277];&quot;/&quot;)" office:value-type="string" office:string-value="https://twitter.com/Pierrotdu311_112/" calcext:value-type="string">
            <text:p>https://twitter.com/Pierrotdu311_112/</text:p>
          </table:table-cell>
          <table:table-cell table:number-columns-repeated="4"/>
        </table:table-row>
        <table:table-row table:style-name="ro1">
          <table:table-cell table:style-name="ce2" table:formula="of:=CONCATENATE([.$A$259];&quot;.&quot;;[.$B$11])" office:value-type="string" office:string-value="Pierrotdu311.4" calcext:value-type="string">
            <text:p>Pierrotdu311.4</text:p>
          </table:table-cell>
          <table:table-cell/>
          <table:table-cell table:style-name="ce38" table:formula="of:=CONCATENATE(&quot;https://www.instagram.com/&quot;;[.$A278];&quot;/&quot;)" office:value-type="string" office:string-value="https://www.instagram.com/Pierrotdu311112/" calcext:value-type="string">
            <text:p>https://www.instagram.com/Pierrotdu311112/</text:p>
          </table:table-cell>
          <table:table-cell table:style-name="ce38" table:formula="of:=CONCATENATE(&quot;https://www.facebook.com/&quot;;[.$A278];&quot;/&quot;)" office:value-type="string" office:string-value="https://www.facebook.com/Pierrotdu311112/" calcext:value-type="string">
            <text:p>https://www.facebook.com/Pierrotdu311112/</text:p>
          </table:table-cell>
          <table:table-cell table:style-name="ce38" table:formula="of:=CONCATENATE(&quot;https://twitter.com/&quot;;[.$A278];&quot;/&quot;)" office:value-type="string" office:string-value="https://twitter.com/Pierrotdu311112/" calcext:value-type="string">
            <text:p>https://twitter.com/Pierrotdu311112/</text:p>
          </table:table-cell>
          <table:table-cell table:number-columns-repeated="4"/>
        </table:table-row>
        <table:table-row table:style-name="ro1">
          <table:table-cell table:style-name="ce2" table:formula="of:=CONCATENATE([.$A$259];&quot;_&quot;;[.$B$11])" office:value-type="string" office:string-value="Pierrotdu311_4" calcext:value-type="string">
            <text:p>Pierrotdu311_4</text:p>
          </table:table-cell>
          <table:table-cell/>
          <table:table-cell table:style-name="ce38" table:formula="of:=CONCATENATE(&quot;https://www.instagram.com/&quot;;[.$A279];&quot;/&quot;)" office:value-type="string" office:string-value="https://www.instagram.com/Pierrot-du-311_94/" calcext:value-type="string">
            <text:p>https://www.instagram.com/Pierrot-du-311_94/</text:p>
          </table:table-cell>
          <table:table-cell table:style-name="ce38" table:formula="of:=CONCATENATE(&quot;https://www.facebook.com/&quot;;[.$A279];&quot;/&quot;)" office:value-type="string" office:string-value="https://www.facebook.com/Pierrot-du-311_94/" calcext:value-type="string">
            <text:p>https://www.facebook.com/Pierrot-du-311_94/</text:p>
          </table:table-cell>
          <table:table-cell table:style-name="ce38" table:formula="of:=CONCATENATE(&quot;https://twitter.com/&quot;;[.$A279];&quot;/&quot;)" office:value-type="string" office:string-value="https://twitter.com/Pierrot-du-311_94/" calcext:value-type="string">
            <text:p>https://twitter.com/Pierrot-du-311_94/</text:p>
          </table:table-cell>
          <table:table-cell table:number-columns-repeated="4"/>
        </table:table-row>
        <table:table-row table:style-name="ro1">
          <table:table-cell table:style-name="ce2" table:formula="of:=CONCATENATE([.$A$259];[.$B$11])" office:value-type="string" office:string-value="Pierrotdu3114" calcext:value-type="string">
            <text:p>Pierrotdu3114</text:p>
          </table:table-cell>
          <table:table-cell/>
          <table:table-cell table:style-name="ce38" table:formula="of:=CONCATENATE(&quot;https://www.instagram.com/&quot;;[.$A280];&quot;/&quot;)" office:value-type="string" office:string-value="https://www.instagram.com/Pierrot-du-31194/" calcext:value-type="string">
            <text:p>https://www.instagram.com/Pierrot-du-31194/</text:p>
          </table:table-cell>
          <table:table-cell table:style-name="ce38" table:formula="of:=CONCATENATE(&quot;https://www.facebook.com/&quot;;[.$A280];&quot;/&quot;)" office:value-type="string" office:string-value="https://www.facebook.com/Pierrot-du-31194/" calcext:value-type="string">
            <text:p>https://www.facebook.com/Pierrot-du-31194/</text:p>
          </table:table-cell>
          <table:table-cell table:style-name="ce38" table:formula="of:=CONCATENATE(&quot;https://twitter.com/&quot;;[.$A280];&quot;/&quot;)" office:value-type="string" office:string-value="https://twitter.com/Pierrot-du-31194/" calcext:value-type="string">
            <text:p>https://twitter.com/Pierrot-du-31194/</text:p>
          </table:table-cell>
          <table:table-cell table:number-columns-repeated="4"/>
        </table:table-row>
        <table:table-row table:style-name="ro1">
          <table:table-cell table:style-name="ce2" table:formula="of:=CONCATENATE([.$A$259];&quot;-&quot;;[.$B$8];[.$B$9])" office:value-type="string" office:string-value="Pierrotdu311-0112" calcext:value-type="string">
            <text:p>Pierrotdu311-0112</text:p>
          </table:table-cell>
          <table:table-cell/>
          <table:table-cell table:style-name="ce38" table:formula="of:=CONCATENATE(&quot;https://www.instagram.com/&quot;;[.$A281];&quot;/&quot;)" office:value-type="string" office:string-value="https://www.instagram.com/Pierrot-du-311-4/" calcext:value-type="string">
            <text:p>https://www.instagram.com/Pierrot-du-311-4/</text:p>
          </table:table-cell>
          <table:table-cell table:style-name="ce38" table:formula="of:=CONCATENATE(&quot;https://www.facebook.com/&quot;;[.$A281];&quot;/&quot;)" office:value-type="string" office:string-value="https://www.facebook.com/Pierrot-du-311-4/" calcext:value-type="string">
            <text:p>https://www.facebook.com/Pierrot-du-311-4/</text:p>
          </table:table-cell>
          <table:table-cell table:style-name="ce38" table:formula="of:=CONCATENATE(&quot;https://twitter.com/&quot;;[.$A281];&quot;/&quot;)" office:value-type="string" office:string-value="https://twitter.com/Pierrot-du-311-4/" calcext:value-type="string">
            <text:p>https://twitter.com/Pierrot-du-311-4/</text:p>
          </table:table-cell>
          <table:table-cell table:number-columns-repeated="4"/>
        </table:table-row>
        <table:table-row table:style-name="ro1">
          <table:table-cell table:style-name="ce2" table:formula="of:=CONCATENATE([.$A$259];&quot;.&quot;;[.$B$8];[.$B$9])" office:value-type="string" office:string-value="Pierrotdu311.0112" calcext:value-type="string">
            <text:p>Pierrotdu311.0112</text:p>
          </table:table-cell>
          <table:table-cell/>
          <table:table-cell table:style-name="ce38" table:formula="of:=CONCATENATE(&quot;https://www.instagram.com/&quot;;[.$A282];&quot;/&quot;)" office:value-type="string" office:string-value="https://www.instagram.com/Pierrot-du-311.4/" calcext:value-type="string">
            <text:p>https://www.instagram.com/Pierrot-du-311.4/</text:p>
          </table:table-cell>
          <table:table-cell table:style-name="ce38" table:formula="of:=CONCATENATE(&quot;https://www.facebook.com/&quot;;[.$A282];&quot;/&quot;)" office:value-type="string" office:string-value="https://www.facebook.com/Pierrot-du-311.4/" calcext:value-type="string">
            <text:p>https://www.facebook.com/Pierrot-du-311.4/</text:p>
          </table:table-cell>
          <table:table-cell table:style-name="ce38" table:formula="of:=CONCATENATE(&quot;https://twitter.com/&quot;;[.$A282];&quot;/&quot;)" office:value-type="string" office:string-value="https://twitter.com/Pierrot-du-311.4/" calcext:value-type="string">
            <text:p>https://twitter.com/Pierrot-du-311.4/</text:p>
          </table:table-cell>
          <table:table-cell table:number-columns-repeated="4"/>
        </table:table-row>
        <table:table-row table:style-name="ro1">
          <table:table-cell table:style-name="ce2" table:formula="of:=CONCATENATE([.$A$259];&quot;_&quot;;[.$B$8];[.$B$9])" office:value-type="string" office:string-value="Pierrotdu311_0112" calcext:value-type="string">
            <text:p>Pierrotdu311_0112</text:p>
          </table:table-cell>
          <table:table-cell/>
          <table:table-cell table:style-name="ce38" table:formula="of:=CONCATENATE(&quot;https://www.instagram.com/&quot;;[.$A283];&quot;/&quot;)" office:value-type="string" office:string-value="https://www.instagram.com/Pierrot-du-311_4/" calcext:value-type="string">
            <text:p>https://www.instagram.com/Pierrot-du-311_4/</text:p>
          </table:table-cell>
          <table:table-cell table:style-name="ce38" table:formula="of:=CONCATENATE(&quot;https://www.facebook.com/&quot;;[.$A283];&quot;/&quot;)" office:value-type="string" office:string-value="https://www.facebook.com/Pierrot-du-311_4/" calcext:value-type="string">
            <text:p>https://www.facebook.com/Pierrot-du-311_4/</text:p>
          </table:table-cell>
          <table:table-cell table:style-name="ce38" table:formula="of:=CONCATENATE(&quot;https://twitter.com/&quot;;[.$A283];&quot;/&quot;)" office:value-type="string" office:string-value="https://twitter.com/Pierrot-du-311_4/" calcext:value-type="string">
            <text:p>https://twitter.com/Pierrot-du-311_4/</text:p>
          </table:table-cell>
          <table:table-cell table:number-columns-repeated="4"/>
        </table:table-row>
        <table:table-row table:style-name="ro1">
          <table:table-cell table:style-name="ce2" table:formula="of:=CONCATENATE([.$A$259];[.$B$8];[.$B$9])" office:value-type="string" office:string-value="Pierrotdu3110112" calcext:value-type="string">
            <text:p>Pierrotdu3110112</text:p>
          </table:table-cell>
          <table:table-cell/>
          <table:table-cell table:style-name="ce38" table:formula="of:=CONCATENATE(&quot;https://www.instagram.com/&quot;;[.$A284];&quot;/&quot;)" office:value-type="string" office:string-value="https://www.instagram.com/Pierrot-du-3114/" calcext:value-type="string">
            <text:p>https://www.instagram.com/Pierrot-du-3114/</text:p>
          </table:table-cell>
          <table:table-cell table:style-name="ce38" table:formula="of:=CONCATENATE(&quot;https://www.facebook.com/&quot;;[.$A284];&quot;/&quot;)" office:value-type="string" office:string-value="https://www.facebook.com/Pierrot-du-3114/" calcext:value-type="string">
            <text:p>https://www.facebook.com/Pierrot-du-3114/</text:p>
          </table:table-cell>
          <table:table-cell table:style-name="ce38" table:formula="of:=CONCATENATE(&quot;https://twitter.com/&quot;;[.$A284];&quot;/&quot;)" office:value-type="string" office:string-value="https://twitter.com/Pierrot-du-3114/" calcext:value-type="string">
            <text:p>https://twitter.com/Pierrot-du-3114/</text:p>
          </table:table-cell>
          <table:table-cell table:number-columns-repeated="4"/>
        </table:table-row>
        <table:table-row table:style-name="ro1">
          <table:table-cell table:style-name="ce2" table:formula="of:=CONCATENATE([.$A$259];&quot;-&quot;;[.$B$5];[.$B$6])" office:value-type="string" office:string-value="Pierrotdu311-112" calcext:value-type="string">
            <text:p>Pierrotdu311-112</text:p>
          </table:table-cell>
          <table:table-cell/>
          <table:table-cell table:style-name="ce38" table:formula="of:=CONCATENATE(&quot;https://www.instagram.com/&quot;;[.$A285];&quot;/&quot;)" office:value-type="string" office:string-value="https://www.instagram.com/Pierrot-du-311-0112/" calcext:value-type="string">
            <text:p>https://www.instagram.com/Pierrot-du-311-0112/</text:p>
          </table:table-cell>
          <table:table-cell table:style-name="ce38" table:formula="of:=CONCATENATE(&quot;https://www.facebook.com/&quot;;[.$A285];&quot;/&quot;)" office:value-type="string" office:string-value="https://www.facebook.com/Pierrot-du-311-0112/" calcext:value-type="string">
            <text:p>https://www.facebook.com/Pierrot-du-311-0112/</text:p>
          </table:table-cell>
          <table:table-cell table:style-name="ce38" table:formula="of:=CONCATENATE(&quot;https://twitter.com/&quot;;[.$A285];&quot;/&quot;)" office:value-type="string" office:string-value="https://twitter.com/Pierrot-du-311-0112/" calcext:value-type="string">
            <text:p>https://twitter.com/Pierrot-du-311-0112/</text:p>
          </table:table-cell>
          <table:table-cell table:number-columns-repeated="4"/>
        </table:table-row>
        <table:table-row table:style-name="ro1">
          <table:table-cell table:style-name="ce2" table:formula="of:=CONCATENATE([.$A$259];&quot;.&quot;;[.$B$5];[.$B$6])" office:value-type="string" office:string-value="Pierrotdu311.112" calcext:value-type="string">
            <text:p>Pierrotdu311.112</text:p>
          </table:table-cell>
          <table:table-cell/>
          <table:table-cell table:style-name="ce38" table:formula="of:=CONCATENATE(&quot;https://www.instagram.com/&quot;;[.$A286];&quot;/&quot;)" office:value-type="string" office:string-value="https://www.instagram.com/Pierrot-du-311.0112/" calcext:value-type="string">
            <text:p>https://www.instagram.com/Pierrot-du-311.0112/</text:p>
          </table:table-cell>
          <table:table-cell table:style-name="ce38" table:formula="of:=CONCATENATE(&quot;https://www.facebook.com/&quot;;[.$A286];&quot;/&quot;)" office:value-type="string" office:string-value="https://www.facebook.com/Pierrot-du-311.0112/" calcext:value-type="string">
            <text:p>https://www.facebook.com/Pierrot-du-311.0112/</text:p>
          </table:table-cell>
          <table:table-cell table:style-name="ce38" table:formula="of:=CONCATENATE(&quot;https://twitter.com/&quot;;[.$A286];&quot;/&quot;)" office:value-type="string" office:string-value="https://twitter.com/Pierrot-du-311.0112/" calcext:value-type="string">
            <text:p>https://twitter.com/Pierrot-du-311.0112/</text:p>
          </table:table-cell>
          <table:table-cell table:number-columns-repeated="4"/>
        </table:table-row>
        <table:table-row table:style-name="ro1">
          <table:table-cell table:style-name="ce2" table:formula="of:=CONCATENATE([.$A$259];&quot;_&quot;;[.$B$5];[.$B$6])" office:value-type="string" office:string-value="Pierrotdu311_112" calcext:value-type="string">
            <text:p>Pierrotdu311_112</text:p>
          </table:table-cell>
          <table:table-cell/>
          <table:table-cell table:style-name="ce38" table:formula="of:=CONCATENATE(&quot;https://www.instagram.com/&quot;;[.$A287];&quot;/&quot;)" office:value-type="string" office:string-value="https://www.instagram.com/Pierrot-du-311_0112/" calcext:value-type="string">
            <text:p>https://www.instagram.com/Pierrot-du-311_0112/</text:p>
          </table:table-cell>
          <table:table-cell table:style-name="ce38" table:formula="of:=CONCATENATE(&quot;https://www.facebook.com/&quot;;[.$A287];&quot;/&quot;)" office:value-type="string" office:string-value="https://www.facebook.com/Pierrot-du-311_0112/" calcext:value-type="string">
            <text:p>https://www.facebook.com/Pierrot-du-311_0112/</text:p>
          </table:table-cell>
          <table:table-cell table:style-name="ce38" table:formula="of:=CONCATENATE(&quot;https://twitter.com/&quot;;[.$A287];&quot;/&quot;)" office:value-type="string" office:string-value="https://twitter.com/Pierrot-du-311_0112/" calcext:value-type="string">
            <text:p>https://twitter.com/Pierrot-du-311_0112/</text:p>
          </table:table-cell>
          <table:table-cell table:number-columns-repeated="4"/>
        </table:table-row>
        <table:table-row table:style-name="ro1">
          <table:table-cell table:style-name="ce2" table:formula="of:=CONCATENATE([.$A$259];[.$B$5];[.$B$6])" office:value-type="string" office:string-value="Pierrotdu311112" calcext:value-type="string">
            <text:p>Pierrotdu311112</text:p>
          </table:table-cell>
          <table:table-cell/>
          <table:table-cell table:style-name="ce38" table:formula="of:=CONCATENATE(&quot;https://www.instagram.com/&quot;;[.$A288];&quot;/&quot;)" office:value-type="string" office:string-value="https://www.instagram.com/Pierrot-du-3110112/" calcext:value-type="string">
            <text:p>https://www.instagram.com/Pierrot-du-3110112/</text:p>
          </table:table-cell>
          <table:table-cell table:style-name="ce38" table:formula="of:=CONCATENATE(&quot;https://www.facebook.com/&quot;;[.$A288];&quot;/&quot;)" office:value-type="string" office:string-value="https://www.facebook.com/Pierrot-du-3110112/" calcext:value-type="string">
            <text:p>https://www.facebook.com/Pierrot-du-3110112/</text:p>
          </table:table-cell>
          <table:table-cell table:style-name="ce38" table:formula="of:=CONCATENATE(&quot;https://twitter.com/&quot;;[.$A288];&quot;/&quot;)" office:value-type="string" office:string-value="https://twitter.com/Pierrot-du-3110112/" calcext:value-type="string">
            <text:p>https://twitter.com/Pierrot-du-3110112/</text:p>
          </table:table-cell>
          <table:table-cell table:number-columns-repeated="4"/>
        </table:table-row>
        <table:table-row table:style-name="ro1">
          <table:table-cell table:style-name="ce2" table:formula="of:=CONCATENATE([.$A$260];&quot;_&quot;;[.$B$10])" office:value-type="string" office:string-value="Pierrot-du-311_94" calcext:value-type="string">
            <text:p>Pierrot-du-311_94</text:p>
          </table:table-cell>
          <table:table-cell/>
          <table:table-cell table:style-name="ce38" table:formula="of:=CONCATENATE(&quot;https://www.instagram.com/&quot;;[.$A289];&quot;/&quot;)" office:value-type="string" office:string-value="https://www.instagram.com/Pierrot-du-311-112/" calcext:value-type="string">
            <text:p>https://www.instagram.com/Pierrot-du-311-112/</text:p>
          </table:table-cell>
          <table:table-cell table:style-name="ce38" table:formula="of:=CONCATENATE(&quot;https://www.facebook.com/&quot;;[.$A289];&quot;/&quot;)" office:value-type="string" office:string-value="https://www.facebook.com/Pierrot-du-311-112/" calcext:value-type="string">
            <text:p>https://www.facebook.com/Pierrot-du-311-112/</text:p>
          </table:table-cell>
          <table:table-cell table:style-name="ce38" table:formula="of:=CONCATENATE(&quot;https://twitter.com/&quot;;[.$A289];&quot;/&quot;)" office:value-type="string" office:string-value="https://twitter.com/Pierrot-du-311-112/" calcext:value-type="string">
            <text:p>https://twitter.com/Pierrot-du-311-112/</text:p>
          </table:table-cell>
          <table:table-cell table:number-columns-repeated="4"/>
        </table:table-row>
        <table:table-row table:style-name="ro1">
          <table:table-cell table:style-name="ce2" table:formula="of:=CONCATENATE([.$A$260];[.$B$10])" office:value-type="string" office:string-value="Pierrot-du-31194" calcext:value-type="string">
            <text:p>Pierrot-du-31194</text:p>
          </table:table-cell>
          <table:table-cell/>
          <table:table-cell table:style-name="ce38" table:formula="of:=CONCATENATE(&quot;https://www.instagram.com/&quot;;[.$A290];&quot;/&quot;)" office:value-type="string" office:string-value="https://www.instagram.com/Pierrot-du-311.112/" calcext:value-type="string">
            <text:p>https://www.instagram.com/Pierrot-du-311.112/</text:p>
          </table:table-cell>
          <table:table-cell table:style-name="ce38" table:formula="of:=CONCATENATE(&quot;https://www.facebook.com/&quot;;[.$A290];&quot;/&quot;)" office:value-type="string" office:string-value="https://www.facebook.com/Pierrot-du-311.112/" calcext:value-type="string">
            <text:p>https://www.facebook.com/Pierrot-du-311.112/</text:p>
          </table:table-cell>
          <table:table-cell table:style-name="ce38" table:formula="of:=CONCATENATE(&quot;https://twitter.com/&quot;;[.$A290];&quot;/&quot;)" office:value-type="string" office:string-value="https://twitter.com/Pierrot-du-311.112/" calcext:value-type="string">
            <text:p>https://twitter.com/Pierrot-du-311.112/</text:p>
          </table:table-cell>
          <table:table-cell table:number-columns-repeated="4"/>
        </table:table-row>
        <table:table-row table:style-name="ro1">
          <table:table-cell table:style-name="ce2" table:formula="of:=CONCATENATE([.$A$260];&quot;-&quot;;[.$B$11])" office:value-type="string" office:string-value="Pierrot-du-311-4" calcext:value-type="string">
            <text:p>Pierrot-du-311-4</text:p>
          </table:table-cell>
          <table:table-cell/>
          <table:table-cell table:style-name="ce38" table:formula="of:=CONCATENATE(&quot;https://www.instagram.com/&quot;;[.$A291];&quot;/&quot;)" office:value-type="string" office:string-value="https://www.instagram.com/Pierrot-du-311_112/" calcext:value-type="string">
            <text:p>https://www.instagram.com/Pierrot-du-311_112/</text:p>
          </table:table-cell>
          <table:table-cell table:style-name="ce38" table:formula="of:=CONCATENATE(&quot;https://www.facebook.com/&quot;;[.$A291];&quot;/&quot;)" office:value-type="string" office:string-value="https://www.facebook.com/Pierrot-du-311_112/" calcext:value-type="string">
            <text:p>https://www.facebook.com/Pierrot-du-311_112/</text:p>
          </table:table-cell>
          <table:table-cell table:style-name="ce38" table:formula="of:=CONCATENATE(&quot;https://twitter.com/&quot;;[.$A291];&quot;/&quot;)" office:value-type="string" office:string-value="https://twitter.com/Pierrot-du-311_112/" calcext:value-type="string">
            <text:p>https://twitter.com/Pierrot-du-311_112/</text:p>
          </table:table-cell>
          <table:table-cell table:number-columns-repeated="4"/>
        </table:table-row>
        <table:table-row table:style-name="ro1">
          <table:table-cell table:style-name="ce2" table:formula="of:=CONCATENATE([.$A$260];&quot;.&quot;;[.$B$11])" office:value-type="string" office:string-value="Pierrot-du-311.4" calcext:value-type="string">
            <text:p>Pierrot-du-311.4</text:p>
          </table:table-cell>
          <table:table-cell/>
          <table:table-cell table:style-name="ce38" table:formula="of:=CONCATENATE(&quot;https://www.instagram.com/&quot;;[.$A292];&quot;/&quot;)" office:value-type="string" office:string-value="https://www.instagram.com/Pierrot-du-311112/" calcext:value-type="string">
            <text:p>https://www.instagram.com/Pierrot-du-311112/</text:p>
          </table:table-cell>
          <table:table-cell table:style-name="ce38" table:formula="of:=CONCATENATE(&quot;https://www.facebook.com/&quot;;[.$A292];&quot;/&quot;)" office:value-type="string" office:string-value="https://www.facebook.com/Pierrot-du-311112/" calcext:value-type="string">
            <text:p>https://www.facebook.com/Pierrot-du-311112/</text:p>
          </table:table-cell>
          <table:table-cell table:style-name="ce38" table:formula="of:=CONCATENATE(&quot;https://twitter.com/&quot;;[.$A292];&quot;/&quot;)" office:value-type="string" office:string-value="https://twitter.com/Pierrot-du-311112/" calcext:value-type="string">
            <text:p>https://twitter.com/Pierrot-du-311112/</text:p>
          </table:table-cell>
          <table:table-cell table:number-columns-repeated="4"/>
        </table:table-row>
        <table:table-row table:style-name="ro1">
          <table:table-cell table:style-name="ce2" table:formula="of:=CONCATENATE([.$A$260];&quot;_&quot;;[.$B$11])" office:value-type="string" office:string-value="Pierrot-du-311_4" calcext:value-type="string">
            <text:p>Pierrot-du-311_4</text:p>
          </table:table-cell>
          <table:table-cell/>
          <table:table-cell table:style-name="ce38" table:formula="of:=CONCATENATE(&quot;https://www.instagram.com/&quot;;[.$A293];&quot;/&quot;)" office:value-type="string" office:string-value="https://www.instagram.com/Pierrot_du_311_94/" calcext:value-type="string">
            <text:p>https://www.instagram.com/Pierrot_du_311_94/</text:p>
          </table:table-cell>
          <table:table-cell table:style-name="ce38" table:formula="of:=CONCATENATE(&quot;https://www.facebook.com/&quot;;[.$A293];&quot;/&quot;)" office:value-type="string" office:string-value="https://www.facebook.com/Pierrot_du_311_94/" calcext:value-type="string">
            <text:p>https://www.facebook.com/Pierrot_du_311_94/</text:p>
          </table:table-cell>
          <table:table-cell table:style-name="ce38" table:formula="of:=CONCATENATE(&quot;https://twitter.com/&quot;;[.$A293];&quot;/&quot;)" office:value-type="string" office:string-value="https://twitter.com/Pierrot_du_311_94/" calcext:value-type="string">
            <text:p>https://twitter.com/Pierrot_du_311_94/</text:p>
          </table:table-cell>
          <table:table-cell table:number-columns-repeated="4"/>
        </table:table-row>
        <table:table-row table:style-name="ro1">
          <table:table-cell table:style-name="ce2" table:formula="of:=CONCATENATE([.$A$260];[.$B$11])" office:value-type="string" office:string-value="Pierrot-du-3114" calcext:value-type="string">
            <text:p>Pierrot-du-3114</text:p>
          </table:table-cell>
          <table:table-cell/>
          <table:table-cell table:style-name="ce38" table:formula="of:=CONCATENATE(&quot;https://www.instagram.com/&quot;;[.$A294];&quot;/&quot;)" office:value-type="string" office:string-value="https://www.instagram.com/Pierrot_du_31194/" calcext:value-type="string">
            <text:p>https://www.instagram.com/Pierrot_du_31194/</text:p>
          </table:table-cell>
          <table:table-cell table:style-name="ce38" table:formula="of:=CONCATENATE(&quot;https://www.facebook.com/&quot;;[.$A294];&quot;/&quot;)" office:value-type="string" office:string-value="https://www.facebook.com/Pierrot_du_31194/" calcext:value-type="string">
            <text:p>https://www.facebook.com/Pierrot_du_31194/</text:p>
          </table:table-cell>
          <table:table-cell table:style-name="ce38" table:formula="of:=CONCATENATE(&quot;https://twitter.com/&quot;;[.$A294];&quot;/&quot;)" office:value-type="string" office:string-value="https://twitter.com/Pierrot_du_31194/" calcext:value-type="string">
            <text:p>https://twitter.com/Pierrot_du_31194/</text:p>
          </table:table-cell>
          <table:table-cell table:number-columns-repeated="4"/>
        </table:table-row>
        <table:table-row table:style-name="ro1">
          <table:table-cell table:style-name="ce2" table:formula="of:=CONCATENATE([.$A$260];&quot;-&quot;;[.$B$8];[.$B$9])" office:value-type="string" office:string-value="Pierrot-du-311-0112" calcext:value-type="string">
            <text:p>Pierrot-du-311-0112</text:p>
          </table:table-cell>
          <table:table-cell/>
          <table:table-cell table:style-name="ce38" table:formula="of:=CONCATENATE(&quot;https://www.instagram.com/&quot;;[.$A295];&quot;/&quot;)" office:value-type="string" office:string-value="https://www.instagram.com/Pierrot_du_311-4/" calcext:value-type="string">
            <text:p>https://www.instagram.com/Pierrot_du_311-4/</text:p>
          </table:table-cell>
          <table:table-cell table:style-name="ce38" table:formula="of:=CONCATENATE(&quot;https://www.facebook.com/&quot;;[.$A295];&quot;/&quot;)" office:value-type="string" office:string-value="https://www.facebook.com/Pierrot_du_311-4/" calcext:value-type="string">
            <text:p>https://www.facebook.com/Pierrot_du_311-4/</text:p>
          </table:table-cell>
          <table:table-cell table:style-name="ce38" table:formula="of:=CONCATENATE(&quot;https://twitter.com/&quot;;[.$A295];&quot;/&quot;)" office:value-type="string" office:string-value="https://twitter.com/Pierrot_du_311-4/" calcext:value-type="string">
            <text:p>https://twitter.com/Pierrot_du_311-4/</text:p>
          </table:table-cell>
          <table:table-cell table:number-columns-repeated="4"/>
        </table:table-row>
        <table:table-row table:style-name="ro1">
          <table:table-cell table:style-name="ce2" table:formula="of:=CONCATENATE([.$A$260];&quot;.&quot;;[.$B$8];[.$B$9])" office:value-type="string" office:string-value="Pierrot-du-311.0112" calcext:value-type="string">
            <text:p>Pierrot-du-311.0112</text:p>
          </table:table-cell>
          <table:table-cell/>
          <table:table-cell table:style-name="ce38" table:formula="of:=CONCATENATE(&quot;https://www.instagram.com/&quot;;[.$A296];&quot;/&quot;)" office:value-type="string" office:string-value="https://www.instagram.com/Pierrot_du_311.4/" calcext:value-type="string">
            <text:p>https://www.instagram.com/Pierrot_du_311.4/</text:p>
          </table:table-cell>
          <table:table-cell table:style-name="ce38" table:formula="of:=CONCATENATE(&quot;https://www.facebook.com/&quot;;[.$A296];&quot;/&quot;)" office:value-type="string" office:string-value="https://www.facebook.com/Pierrot_du_311.4/" calcext:value-type="string">
            <text:p>https://www.facebook.com/Pierrot_du_311.4/</text:p>
          </table:table-cell>
          <table:table-cell table:style-name="ce38" table:formula="of:=CONCATENATE(&quot;https://twitter.com/&quot;;[.$A296];&quot;/&quot;)" office:value-type="string" office:string-value="https://twitter.com/Pierrot_du_311.4/" calcext:value-type="string">
            <text:p>https://twitter.com/Pierrot_du_311.4/</text:p>
          </table:table-cell>
          <table:table-cell table:number-columns-repeated="4"/>
        </table:table-row>
        <table:table-row table:style-name="ro1">
          <table:table-cell table:style-name="ce2" table:formula="of:=CONCATENATE([.$A$260];&quot;_&quot;;[.$B$8];[.$B$9])" office:value-type="string" office:string-value="Pierrot-du-311_0112" calcext:value-type="string">
            <text:p>Pierrot-du-311_0112</text:p>
          </table:table-cell>
          <table:table-cell/>
          <table:table-cell table:style-name="ce38" table:formula="of:=CONCATENATE(&quot;https://www.instagram.com/&quot;;[.$A297];&quot;/&quot;)" office:value-type="string" office:string-value="https://www.instagram.com/Pierrot_du_311_4/" calcext:value-type="string">
            <text:p>https://www.instagram.com/Pierrot_du_311_4/</text:p>
          </table:table-cell>
          <table:table-cell table:style-name="ce38" table:formula="of:=CONCATENATE(&quot;https://www.facebook.com/&quot;;[.$A297];&quot;/&quot;)" office:value-type="string" office:string-value="https://www.facebook.com/Pierrot_du_311_4/" calcext:value-type="string">
            <text:p>https://www.facebook.com/Pierrot_du_311_4/</text:p>
          </table:table-cell>
          <table:table-cell table:style-name="ce38" table:formula="of:=CONCATENATE(&quot;https://twitter.com/&quot;;[.$A297];&quot;/&quot;)" office:value-type="string" office:string-value="https://twitter.com/Pierrot_du_311_4/" calcext:value-type="string">
            <text:p>https://twitter.com/Pierrot_du_311_4/</text:p>
          </table:table-cell>
          <table:table-cell table:number-columns-repeated="4"/>
        </table:table-row>
        <table:table-row table:style-name="ro1">
          <table:table-cell table:style-name="ce2" table:formula="of:=CONCATENATE([.$A$260];[.$B$8];[.$B$9])" office:value-type="string" office:string-value="Pierrot-du-3110112" calcext:value-type="string">
            <text:p>Pierrot-du-3110112</text:p>
          </table:table-cell>
          <table:table-cell/>
          <table:table-cell table:style-name="ce38" table:formula="of:=CONCATENATE(&quot;https://www.instagram.com/&quot;;[.$A298];&quot;/&quot;)" office:value-type="string" office:string-value="https://www.instagram.com/Pierrot_du_3114/" calcext:value-type="string">
            <text:p>https://www.instagram.com/Pierrot_du_3114/</text:p>
          </table:table-cell>
          <table:table-cell table:style-name="ce38" table:formula="of:=CONCATENATE(&quot;https://www.facebook.com/&quot;;[.$A298];&quot;/&quot;)" office:value-type="string" office:string-value="https://www.facebook.com/Pierrot_du_3114/" calcext:value-type="string">
            <text:p>https://www.facebook.com/Pierrot_du_3114/</text:p>
          </table:table-cell>
          <table:table-cell table:style-name="ce38" table:formula="of:=CONCATENATE(&quot;https://twitter.com/&quot;;[.$A298];&quot;/&quot;)" office:value-type="string" office:string-value="https://twitter.com/Pierrot_du_3114/" calcext:value-type="string">
            <text:p>https://twitter.com/Pierrot_du_3114/</text:p>
          </table:table-cell>
          <table:table-cell table:number-columns-repeated="4"/>
        </table:table-row>
        <table:table-row table:style-name="ro1">
          <table:table-cell table:style-name="ce2" table:formula="of:=CONCATENATE([.$A$260];&quot;-&quot;;[.$B$5];[.$B$6])" office:value-type="string" office:string-value="Pierrot-du-311-112" calcext:value-type="string">
            <text:p>Pierrot-du-311-112</text:p>
          </table:table-cell>
          <table:table-cell/>
          <table:table-cell table:style-name="ce38" table:formula="of:=CONCATENATE(&quot;https://www.instagram.com/&quot;;[.$A299];&quot;/&quot;)" office:value-type="string" office:string-value="https://www.instagram.com/Pierrot_du_311-0112/" calcext:value-type="string">
            <text:p>https://www.instagram.com/Pierrot_du_311-0112/</text:p>
          </table:table-cell>
          <table:table-cell table:style-name="ce38" table:formula="of:=CONCATENATE(&quot;https://www.facebook.com/&quot;;[.$A299];&quot;/&quot;)" office:value-type="string" office:string-value="https://www.facebook.com/Pierrot_du_311-0112/" calcext:value-type="string">
            <text:p>https://www.facebook.com/Pierrot_du_311-0112/</text:p>
          </table:table-cell>
          <table:table-cell table:style-name="ce38" table:formula="of:=CONCATENATE(&quot;https://twitter.com/&quot;;[.$A299];&quot;/&quot;)" office:value-type="string" office:string-value="https://twitter.com/Pierrot_du_311-0112/" calcext:value-type="string">
            <text:p>https://twitter.com/Pierrot_du_311-0112/</text:p>
          </table:table-cell>
          <table:table-cell table:number-columns-repeated="4"/>
        </table:table-row>
        <table:table-row table:style-name="ro1">
          <table:table-cell table:style-name="ce2" table:formula="of:=CONCATENATE([.$A$260];&quot;.&quot;;[.$B$5];[.$B$6])" office:value-type="string" office:string-value="Pierrot-du-311.112" calcext:value-type="string">
            <text:p>Pierrot-du-311.112</text:p>
          </table:table-cell>
          <table:table-cell/>
          <table:table-cell table:style-name="ce38" table:formula="of:=CONCATENATE(&quot;https://www.instagram.com/&quot;;[.$A300];&quot;/&quot;)" office:value-type="string" office:string-value="https://www.instagram.com/Pierrot_du_311.0112/" calcext:value-type="string">
            <text:p>https://www.instagram.com/Pierrot_du_311.0112/</text:p>
          </table:table-cell>
          <table:table-cell table:style-name="ce38" table:formula="of:=CONCATENATE(&quot;https://www.facebook.com/&quot;;[.$A300];&quot;/&quot;)" office:value-type="string" office:string-value="https://www.facebook.com/Pierrot_du_311.0112/" calcext:value-type="string">
            <text:p>https://www.facebook.com/Pierrot_du_311.0112/</text:p>
          </table:table-cell>
          <table:table-cell table:style-name="ce38" table:formula="of:=CONCATENATE(&quot;https://twitter.com/&quot;;[.$A300];&quot;/&quot;)" office:value-type="string" office:string-value="https://twitter.com/Pierrot_du_311.0112/" calcext:value-type="string">
            <text:p>https://twitter.com/Pierrot_du_311.0112/</text:p>
          </table:table-cell>
          <table:table-cell table:number-columns-repeated="4"/>
        </table:table-row>
        <table:table-row table:style-name="ro1">
          <table:table-cell table:style-name="ce2" table:formula="of:=CONCATENATE([.$A$260];&quot;_&quot;;[.$B$5];[.$B$6])" office:value-type="string" office:string-value="Pierrot-du-311_112" calcext:value-type="string">
            <text:p>Pierrot-du-311_112</text:p>
          </table:table-cell>
          <table:table-cell/>
          <table:table-cell table:style-name="ce38" table:formula="of:=CONCATENATE(&quot;https://www.instagram.com/&quot;;[.$A301];&quot;/&quot;)" office:value-type="string" office:string-value="https://www.instagram.com/Pierrot_du_311_0112/" calcext:value-type="string">
            <text:p>https://www.instagram.com/Pierrot_du_311_0112/</text:p>
          </table:table-cell>
          <table:table-cell table:style-name="ce38" table:formula="of:=CONCATENATE(&quot;https://www.facebook.com/&quot;;[.$A301];&quot;/&quot;)" office:value-type="string" office:string-value="https://www.facebook.com/Pierrot_du_311_0112/" calcext:value-type="string">
            <text:p>https://www.facebook.com/Pierrot_du_311_0112/</text:p>
          </table:table-cell>
          <table:table-cell table:style-name="ce38" table:formula="of:=CONCATENATE(&quot;https://twitter.com/&quot;;[.$A301];&quot;/&quot;)" office:value-type="string" office:string-value="https://twitter.com/Pierrot_du_311_0112/" calcext:value-type="string">
            <text:p>https://twitter.com/Pierrot_du_311_0112/</text:p>
          </table:table-cell>
          <table:table-cell table:number-columns-repeated="4"/>
        </table:table-row>
        <table:table-row table:style-name="ro1">
          <table:table-cell table:style-name="ce2" table:formula="of:=CONCATENATE([.$A$260];[.$B$5];[.$B$6])" office:value-type="string" office:string-value="Pierrot-du-311112" calcext:value-type="string">
            <text:p>Pierrot-du-311112</text:p>
          </table:table-cell>
          <table:table-cell/>
          <table:table-cell table:style-name="ce38" table:formula="of:=CONCATENATE(&quot;https://www.instagram.com/&quot;;[.$A302];&quot;/&quot;)" office:value-type="string" office:string-value="https://www.instagram.com/Pierrot_du_3110112/" calcext:value-type="string">
            <text:p>https://www.instagram.com/Pierrot_du_3110112/</text:p>
          </table:table-cell>
          <table:table-cell table:style-name="ce38" table:formula="of:=CONCATENATE(&quot;https://www.facebook.com/&quot;;[.$A302];&quot;/&quot;)" office:value-type="string" office:string-value="https://www.facebook.com/Pierrot_du_3110112/" calcext:value-type="string">
            <text:p>https://www.facebook.com/Pierrot_du_3110112/</text:p>
          </table:table-cell>
          <table:table-cell table:style-name="ce38" table:formula="of:=CONCATENATE(&quot;https://twitter.com/&quot;;[.$A302];&quot;/&quot;)" office:value-type="string" office:string-value="https://twitter.com/Pierrot_du_3110112/" calcext:value-type="string">
            <text:p>https://twitter.com/Pierrot_du_3110112/</text:p>
          </table:table-cell>
          <table:table-cell table:number-columns-repeated="4"/>
        </table:table-row>
        <table:table-row table:style-name="ro1">
          <table:table-cell table:style-name="ce2" table:formula="of:=CONCATENATE([.$A$261];&quot;_&quot;;[.$B$10])" office:value-type="string" office:string-value="Pierrot_du_311_94" calcext:value-type="string">
            <text:p>Pierrot_du_311_94</text:p>
          </table:table-cell>
          <table:table-cell/>
          <table:table-cell table:style-name="ce38" table:formula="of:=CONCATENATE(&quot;https://www.instagram.com/&quot;;[.$A303];&quot;/&quot;)" office:value-type="string" office:string-value="https://www.instagram.com/Pierrot_du_311-112/" calcext:value-type="string">
            <text:p>https://www.instagram.com/Pierrot_du_311-112/</text:p>
          </table:table-cell>
          <table:table-cell table:style-name="ce38" table:formula="of:=CONCATENATE(&quot;https://www.facebook.com/&quot;;[.$A303];&quot;/&quot;)" office:value-type="string" office:string-value="https://www.facebook.com/Pierrot_du_311-112/" calcext:value-type="string">
            <text:p>https://www.facebook.com/Pierrot_du_311-112/</text:p>
          </table:table-cell>
          <table:table-cell table:style-name="ce38" table:formula="of:=CONCATENATE(&quot;https://twitter.com/&quot;;[.$A303];&quot;/&quot;)" office:value-type="string" office:string-value="https://twitter.com/Pierrot_du_311-112/" calcext:value-type="string">
            <text:p>https://twitter.com/Pierrot_du_311-112/</text:p>
          </table:table-cell>
          <table:table-cell table:number-columns-repeated="4"/>
        </table:table-row>
        <table:table-row table:style-name="ro1">
          <table:table-cell table:style-name="ce2" table:formula="of:=CONCATENATE([.$A$261];[.$B$10])" office:value-type="string" office:string-value="Pierrot_du_31194" calcext:value-type="string">
            <text:p>Pierrot_du_31194</text:p>
          </table:table-cell>
          <table:table-cell/>
          <table:table-cell table:style-name="ce38" table:formula="of:=CONCATENATE(&quot;https://www.instagram.com/&quot;;[.$A304];&quot;/&quot;)" office:value-type="string" office:string-value="https://www.instagram.com/Pierrot_du_311.112/" calcext:value-type="string">
            <text:p>https://www.instagram.com/Pierrot_du_311.112/</text:p>
          </table:table-cell>
          <table:table-cell table:style-name="ce38" table:formula="of:=CONCATENATE(&quot;https://www.facebook.com/&quot;;[.$A304];&quot;/&quot;)" office:value-type="string" office:string-value="https://www.facebook.com/Pierrot_du_311.112/" calcext:value-type="string">
            <text:p>https://www.facebook.com/Pierrot_du_311.112/</text:p>
          </table:table-cell>
          <table:table-cell table:style-name="ce38" table:formula="of:=CONCATENATE(&quot;https://twitter.com/&quot;;[.$A304];&quot;/&quot;)" office:value-type="string" office:string-value="https://twitter.com/Pierrot_du_311.112/" calcext:value-type="string">
            <text:p>https://twitter.com/Pierrot_du_311.112/</text:p>
          </table:table-cell>
          <table:table-cell table:number-columns-repeated="4"/>
        </table:table-row>
        <table:table-row table:style-name="ro1">
          <table:table-cell table:style-name="ce2" table:formula="of:=CONCATENATE([.$A$261];&quot;-&quot;;[.$B$11])" office:value-type="string" office:string-value="Pierrot_du_311-4" calcext:value-type="string">
            <text:p>Pierrot_du_311-4</text:p>
          </table:table-cell>
          <table:table-cell/>
          <table:table-cell table:style-name="ce38" table:formula="of:=CONCATENATE(&quot;https://www.instagram.com/&quot;;[.$A305];&quot;/&quot;)" office:value-type="string" office:string-value="https://www.instagram.com/Pierrot_du_311_112/" calcext:value-type="string">
            <text:p>https://www.instagram.com/Pierrot_du_311_112/</text:p>
          </table:table-cell>
          <table:table-cell table:style-name="ce38" table:formula="of:=CONCATENATE(&quot;https://www.facebook.com/&quot;;[.$A305];&quot;/&quot;)" office:value-type="string" office:string-value="https://www.facebook.com/Pierrot_du_311_112/" calcext:value-type="string">
            <text:p>https://www.facebook.com/Pierrot_du_311_112/</text:p>
          </table:table-cell>
          <table:table-cell table:style-name="ce38" table:formula="of:=CONCATENATE(&quot;https://twitter.com/&quot;;[.$A305];&quot;/&quot;)" office:value-type="string" office:string-value="https://twitter.com/Pierrot_du_311_112/" calcext:value-type="string">
            <text:p>https://twitter.com/Pierrot_du_311_112/</text:p>
          </table:table-cell>
          <table:table-cell table:number-columns-repeated="4"/>
        </table:table-row>
        <table:table-row table:style-name="ro1">
          <table:table-cell table:style-name="ce2" table:formula="of:=CONCATENATE([.$A$261];&quot;.&quot;;[.$B$11])" office:value-type="string" office:string-value="Pierrot_du_311.4" calcext:value-type="string">
            <text:p>Pierrot_du_311.4</text:p>
          </table:table-cell>
          <table:table-cell/>
          <table:table-cell table:style-name="ce38" table:formula="of:=CONCATENATE(&quot;https://www.instagram.com/&quot;;[.$A306];&quot;/&quot;)" office:value-type="string" office:string-value="https://www.instagram.com/Pierrot_du_311112/" calcext:value-type="string">
            <text:p>https://www.instagram.com/Pierrot_du_311112/</text:p>
          </table:table-cell>
          <table:table-cell table:style-name="ce38" table:formula="of:=CONCATENATE(&quot;https://www.facebook.com/&quot;;[.$A306];&quot;/&quot;)" office:value-type="string" office:string-value="https://www.facebook.com/Pierrot_du_311112/" calcext:value-type="string">
            <text:p>https://www.facebook.com/Pierrot_du_311112/</text:p>
          </table:table-cell>
          <table:table-cell table:style-name="ce38" table:formula="of:=CONCATENATE(&quot;https://twitter.com/&quot;;[.$A306];&quot;/&quot;)" office:value-type="string" office:string-value="https://twitter.com/Pierrot_du_311112/" calcext:value-type="string">
            <text:p>https://twitter.com/Pierrot_du_311112/</text:p>
          </table:table-cell>
          <table:table-cell table:number-columns-repeated="4"/>
        </table:table-row>
        <table:table-row table:style-name="ro1">
          <table:table-cell table:style-name="ce2" table:formula="of:=CONCATENATE([.$A$261];&quot;_&quot;;[.$B$11])" office:value-type="string" office:string-value="Pierrot_du_311_4" calcext:value-type="string">
            <text:p>Pierrot_du_311_4</text:p>
          </table:table-cell>
          <table:table-cell/>
          <table:table-cell table:style-name="ce38" table:formula="of:=CONCATENATE(&quot;https://www.instagram.com/&quot;;[.$A307];&quot;/&quot;)" office:value-type="string" office:string-value="https://www.instagram.com/Pierrot.du.311_94/" calcext:value-type="string">
            <text:p>https://www.instagram.com/Pierrot.du.311_94/</text:p>
          </table:table-cell>
          <table:table-cell table:style-name="ce38" table:formula="of:=CONCATENATE(&quot;https://www.facebook.com/&quot;;[.$A307];&quot;/&quot;)" office:value-type="string" office:string-value="https://www.facebook.com/Pierrot.du.311_94/" calcext:value-type="string">
            <text:p>https://www.facebook.com/Pierrot.du.311_94/</text:p>
          </table:table-cell>
          <table:table-cell table:style-name="ce38" table:formula="of:=CONCATENATE(&quot;https://twitter.com/&quot;;[.$A307];&quot;/&quot;)" office:value-type="string" office:string-value="https://twitter.com/Pierrot.du.311_94/" calcext:value-type="string">
            <text:p>https://twitter.com/Pierrot.du.311_94/</text:p>
          </table:table-cell>
          <table:table-cell table:number-columns-repeated="4"/>
        </table:table-row>
        <table:table-row table:style-name="ro1">
          <table:table-cell table:style-name="ce2" table:formula="of:=CONCATENATE([.$A$261];[.$B$11])" office:value-type="string" office:string-value="Pierrot_du_3114" calcext:value-type="string">
            <text:p>Pierrot_du_3114</text:p>
          </table:table-cell>
          <table:table-cell/>
          <table:table-cell table:style-name="ce38" table:formula="of:=CONCATENATE(&quot;https://www.instagram.com/&quot;;[.$A308];&quot;/&quot;)" office:value-type="string" office:string-value="https://www.instagram.com/Pierrot.du.31194/" calcext:value-type="string">
            <text:p>https://www.instagram.com/Pierrot.du.31194/</text:p>
          </table:table-cell>
          <table:table-cell table:style-name="ce38" table:formula="of:=CONCATENATE(&quot;https://www.facebook.com/&quot;;[.$A308];&quot;/&quot;)" office:value-type="string" office:string-value="https://www.facebook.com/Pierrot.du.31194/" calcext:value-type="string">
            <text:p>https://www.facebook.com/Pierrot.du.31194/</text:p>
          </table:table-cell>
          <table:table-cell table:style-name="ce38" table:formula="of:=CONCATENATE(&quot;https://twitter.com/&quot;;[.$A308];&quot;/&quot;)" office:value-type="string" office:string-value="https://twitter.com/Pierrot.du.31194/" calcext:value-type="string">
            <text:p>https://twitter.com/Pierrot.du.31194/</text:p>
          </table:table-cell>
          <table:table-cell table:number-columns-repeated="4"/>
        </table:table-row>
        <table:table-row table:style-name="ro1">
          <table:table-cell table:style-name="ce2" table:formula="of:=CONCATENATE([.$A$261];&quot;-&quot;;[.$B$8];[.$B$9])" office:value-type="string" office:string-value="Pierrot_du_311-0112" calcext:value-type="string">
            <text:p>Pierrot_du_311-0112</text:p>
          </table:table-cell>
          <table:table-cell/>
          <table:table-cell table:style-name="ce38" table:formula="of:=CONCATENATE(&quot;https://www.instagram.com/&quot;;[.$A309];&quot;/&quot;)" office:value-type="string" office:string-value="https://www.instagram.com/Pierrot.du.311-4/" calcext:value-type="string">
            <text:p>https://www.instagram.com/Pierrot.du.311-4/</text:p>
          </table:table-cell>
          <table:table-cell table:style-name="ce38" table:formula="of:=CONCATENATE(&quot;https://www.facebook.com/&quot;;[.$A309];&quot;/&quot;)" office:value-type="string" office:string-value="https://www.facebook.com/Pierrot.du.311-4/" calcext:value-type="string">
            <text:p>https://www.facebook.com/Pierrot.du.311-4/</text:p>
          </table:table-cell>
          <table:table-cell table:style-name="ce38" table:formula="of:=CONCATENATE(&quot;https://twitter.com/&quot;;[.$A309];&quot;/&quot;)" office:value-type="string" office:string-value="https://twitter.com/Pierrot.du.311-4/" calcext:value-type="string">
            <text:p>https://twitter.com/Pierrot.du.311-4/</text:p>
          </table:table-cell>
          <table:table-cell table:number-columns-repeated="4"/>
        </table:table-row>
        <table:table-row table:style-name="ro1">
          <table:table-cell table:style-name="ce2" table:formula="of:=CONCATENATE([.$A$261];&quot;.&quot;;[.$B$8];[.$B$9])" office:value-type="string" office:string-value="Pierrot_du_311.0112" calcext:value-type="string">
            <text:p>Pierrot_du_311.0112</text:p>
          </table:table-cell>
          <table:table-cell/>
          <table:table-cell table:style-name="ce38" table:formula="of:=CONCATENATE(&quot;https://www.instagram.com/&quot;;[.$A310];&quot;/&quot;)" office:value-type="string" office:string-value="https://www.instagram.com/Pierrot.du.311.4/" calcext:value-type="string">
            <text:p>https://www.instagram.com/Pierrot.du.311.4/</text:p>
          </table:table-cell>
          <table:table-cell table:style-name="ce38" table:formula="of:=CONCATENATE(&quot;https://www.facebook.com/&quot;;[.$A310];&quot;/&quot;)" office:value-type="string" office:string-value="https://www.facebook.com/Pierrot.du.311.4/" calcext:value-type="string">
            <text:p>https://www.facebook.com/Pierrot.du.311.4/</text:p>
          </table:table-cell>
          <table:table-cell table:style-name="ce38" table:formula="of:=CONCATENATE(&quot;https://twitter.com/&quot;;[.$A310];&quot;/&quot;)" office:value-type="string" office:string-value="https://twitter.com/Pierrot.du.311.4/" calcext:value-type="string">
            <text:p>https://twitter.com/Pierrot.du.311.4/</text:p>
          </table:table-cell>
          <table:table-cell table:number-columns-repeated="4"/>
        </table:table-row>
        <table:table-row table:style-name="ro1">
          <table:table-cell table:style-name="ce2" table:formula="of:=CONCATENATE([.$A$261];&quot;_&quot;;[.$B$8];[.$B$9])" office:value-type="string" office:string-value="Pierrot_du_311_0112" calcext:value-type="string">
            <text:p>Pierrot_du_311_0112</text:p>
          </table:table-cell>
          <table:table-cell/>
          <table:table-cell table:style-name="ce38" table:formula="of:=CONCATENATE(&quot;https://www.instagram.com/&quot;;[.$A311];&quot;/&quot;)" office:value-type="string" office:string-value="https://www.instagram.com/Pierrot.du.311_4/" calcext:value-type="string">
            <text:p>https://www.instagram.com/Pierrot.du.311_4/</text:p>
          </table:table-cell>
          <table:table-cell table:style-name="ce38" table:formula="of:=CONCATENATE(&quot;https://www.facebook.com/&quot;;[.$A311];&quot;/&quot;)" office:value-type="string" office:string-value="https://www.facebook.com/Pierrot.du.311_4/" calcext:value-type="string">
            <text:p>https://www.facebook.com/Pierrot.du.311_4/</text:p>
          </table:table-cell>
          <table:table-cell table:style-name="ce38" table:formula="of:=CONCATENATE(&quot;https://twitter.com/&quot;;[.$A311];&quot;/&quot;)" office:value-type="string" office:string-value="https://twitter.com/Pierrot.du.311_4/" calcext:value-type="string">
            <text:p>https://twitter.com/Pierrot.du.311_4/</text:p>
          </table:table-cell>
          <table:table-cell table:number-columns-repeated="4"/>
        </table:table-row>
        <table:table-row table:style-name="ro1">
          <table:table-cell table:style-name="ce2" table:formula="of:=CONCATENATE([.$A$261];[.$B$8];[.$B$9])" office:value-type="string" office:string-value="Pierrot_du_3110112" calcext:value-type="string">
            <text:p>Pierrot_du_3110112</text:p>
          </table:table-cell>
          <table:table-cell/>
          <table:table-cell table:style-name="ce38" table:formula="of:=CONCATENATE(&quot;https://www.instagram.com/&quot;;[.$A312];&quot;/&quot;)" office:value-type="string" office:string-value="https://www.instagram.com/Pierrot.du.3114/" calcext:value-type="string">
            <text:p>https://www.instagram.com/Pierrot.du.3114/</text:p>
          </table:table-cell>
          <table:table-cell table:style-name="ce38" table:formula="of:=CONCATENATE(&quot;https://www.facebook.com/&quot;;[.$A312];&quot;/&quot;)" office:value-type="string" office:string-value="https://www.facebook.com/Pierrot.du.3114/" calcext:value-type="string">
            <text:p>https://www.facebook.com/Pierrot.du.3114/</text:p>
          </table:table-cell>
          <table:table-cell table:style-name="ce38" table:formula="of:=CONCATENATE(&quot;https://twitter.com/&quot;;[.$A312];&quot;/&quot;)" office:value-type="string" office:string-value="https://twitter.com/Pierrot.du.3114/" calcext:value-type="string">
            <text:p>https://twitter.com/Pierrot.du.3114/</text:p>
          </table:table-cell>
          <table:table-cell table:number-columns-repeated="4"/>
        </table:table-row>
        <table:table-row table:style-name="ro1">
          <table:table-cell table:style-name="ce2" table:formula="of:=CONCATENATE([.$A$261];&quot;-&quot;;[.$B$5];[.$B$6])" office:value-type="string" office:string-value="Pierrot_du_311-112" calcext:value-type="string">
            <text:p>Pierrot_du_311-112</text:p>
          </table:table-cell>
          <table:table-cell/>
          <table:table-cell table:style-name="ce38" table:formula="of:=CONCATENATE(&quot;https://www.instagram.com/&quot;;[.$A313];&quot;/&quot;)" office:value-type="string" office:string-value="https://www.instagram.com/Pierrot.du.311-0112/" calcext:value-type="string">
            <text:p>https://www.instagram.com/Pierrot.du.311-0112/</text:p>
          </table:table-cell>
          <table:table-cell table:style-name="ce38" table:formula="of:=CONCATENATE(&quot;https://www.facebook.com/&quot;;[.$A313];&quot;/&quot;)" office:value-type="string" office:string-value="https://www.facebook.com/Pierrot.du.311-0112/" calcext:value-type="string">
            <text:p>https://www.facebook.com/Pierrot.du.311-0112/</text:p>
          </table:table-cell>
          <table:table-cell table:style-name="ce38" table:formula="of:=CONCATENATE(&quot;https://twitter.com/&quot;;[.$A313];&quot;/&quot;)" office:value-type="string" office:string-value="https://twitter.com/Pierrot.du.311-0112/" calcext:value-type="string">
            <text:p>https://twitter.com/Pierrot.du.311-0112/</text:p>
          </table:table-cell>
          <table:table-cell table:number-columns-repeated="4"/>
        </table:table-row>
        <table:table-row table:style-name="ro1">
          <table:table-cell table:style-name="ce2" table:formula="of:=CONCATENATE([.$A$261];&quot;.&quot;;[.$B$5];[.$B$6])" office:value-type="string" office:string-value="Pierrot_du_311.112" calcext:value-type="string">
            <text:p>Pierrot_du_311.112</text:p>
          </table:table-cell>
          <table:table-cell/>
          <table:table-cell table:style-name="ce38" table:formula="of:=CONCATENATE(&quot;https://www.instagram.com/&quot;;[.$A314];&quot;/&quot;)" office:value-type="string" office:string-value="https://www.instagram.com/Pierrot.du.311.0112/" calcext:value-type="string">
            <text:p>https://www.instagram.com/Pierrot.du.311.0112/</text:p>
          </table:table-cell>
          <table:table-cell table:style-name="ce38" table:formula="of:=CONCATENATE(&quot;https://www.facebook.com/&quot;;[.$A314];&quot;/&quot;)" office:value-type="string" office:string-value="https://www.facebook.com/Pierrot.du.311.0112/" calcext:value-type="string">
            <text:p>https://www.facebook.com/Pierrot.du.311.0112/</text:p>
          </table:table-cell>
          <table:table-cell table:style-name="ce38" table:formula="of:=CONCATENATE(&quot;https://twitter.com/&quot;;[.$A314];&quot;/&quot;)" office:value-type="string" office:string-value="https://twitter.com/Pierrot.du.311.0112/" calcext:value-type="string">
            <text:p>https://twitter.com/Pierrot.du.311.0112/</text:p>
          </table:table-cell>
          <table:table-cell table:number-columns-repeated="4"/>
        </table:table-row>
        <table:table-row table:style-name="ro1">
          <table:table-cell table:style-name="ce2" table:formula="of:=CONCATENATE([.$A$261];&quot;_&quot;;[.$B$5];[.$B$6])" office:value-type="string" office:string-value="Pierrot_du_311_112" calcext:value-type="string">
            <text:p>Pierrot_du_311_112</text:p>
          </table:table-cell>
          <table:table-cell/>
          <table:table-cell table:style-name="ce38" table:formula="of:=CONCATENATE(&quot;https://www.instagram.com/&quot;;[.$A315];&quot;/&quot;)" office:value-type="string" office:string-value="https://www.instagram.com/Pierrot.du.311_0112/" calcext:value-type="string">
            <text:p>https://www.instagram.com/Pierrot.du.311_0112/</text:p>
          </table:table-cell>
          <table:table-cell table:style-name="ce38" table:formula="of:=CONCATENATE(&quot;https://www.facebook.com/&quot;;[.$A315];&quot;/&quot;)" office:value-type="string" office:string-value="https://www.facebook.com/Pierrot.du.311_0112/" calcext:value-type="string">
            <text:p>https://www.facebook.com/Pierrot.du.311_0112/</text:p>
          </table:table-cell>
          <table:table-cell table:style-name="ce38" table:formula="of:=CONCATENATE(&quot;https://twitter.com/&quot;;[.$A315];&quot;/&quot;)" office:value-type="string" office:string-value="https://twitter.com/Pierrot.du.311_0112/" calcext:value-type="string">
            <text:p>https://twitter.com/Pierrot.du.311_0112/</text:p>
          </table:table-cell>
          <table:table-cell table:number-columns-repeated="4"/>
        </table:table-row>
        <table:table-row table:style-name="ro1">
          <table:table-cell table:style-name="ce2" table:formula="of:=CONCATENATE([.$A$261];[.$B$5];[.$B$6])" office:value-type="string" office:string-value="Pierrot_du_311112" calcext:value-type="string">
            <text:p>Pierrot_du_311112</text:p>
          </table:table-cell>
          <table:table-cell/>
          <table:table-cell table:style-name="ce38" table:formula="of:=CONCATENATE(&quot;https://www.instagram.com/&quot;;[.$A316];&quot;/&quot;)" office:value-type="string" office:string-value="https://www.instagram.com/Pierrot.du.3110112/" calcext:value-type="string">
            <text:p>https://www.instagram.com/Pierrot.du.3110112/</text:p>
          </table:table-cell>
          <table:table-cell table:style-name="ce38" table:formula="of:=CONCATENATE(&quot;https://www.facebook.com/&quot;;[.$A316];&quot;/&quot;)" office:value-type="string" office:string-value="https://www.facebook.com/Pierrot.du.3110112/" calcext:value-type="string">
            <text:p>https://www.facebook.com/Pierrot.du.3110112/</text:p>
          </table:table-cell>
          <table:table-cell table:style-name="ce38" table:formula="of:=CONCATENATE(&quot;https://twitter.com/&quot;;[.$A316];&quot;/&quot;)" office:value-type="string" office:string-value="https://twitter.com/Pierrot.du.3110112/" calcext:value-type="string">
            <text:p>https://twitter.com/Pierrot.du.3110112/</text:p>
          </table:table-cell>
          <table:table-cell table:number-columns-repeated="4"/>
        </table:table-row>
        <table:table-row table:style-name="ro1">
          <table:table-cell table:style-name="ce2" table:formula="of:=CONCATENATE([.$A$262];&quot;_&quot;;[.$B$10])" office:value-type="string" office:string-value="Pierrot.du.311_94" calcext:value-type="string">
            <text:p>Pierrot.du.311_94</text:p>
          </table:table-cell>
          <table:table-cell/>
          <table:table-cell table:style-name="ce38" table:formula="of:=CONCATENATE(&quot;https://www.instagram.com/&quot;;[.$A317];&quot;/&quot;)" office:value-type="string" office:string-value="https://www.instagram.com/Pierrot.du.311-112/" calcext:value-type="string">
            <text:p>https://www.instagram.com/Pierrot.du.311-112/</text:p>
          </table:table-cell>
          <table:table-cell table:style-name="ce38" table:formula="of:=CONCATENATE(&quot;https://www.facebook.com/&quot;;[.$A317];&quot;/&quot;)" office:value-type="string" office:string-value="https://www.facebook.com/Pierrot.du.311-112/" calcext:value-type="string">
            <text:p>https://www.facebook.com/Pierrot.du.311-112/</text:p>
          </table:table-cell>
          <table:table-cell table:style-name="ce38" table:formula="of:=CONCATENATE(&quot;https://twitter.com/&quot;;[.$A317];&quot;/&quot;)" office:value-type="string" office:string-value="https://twitter.com/Pierrot.du.311-112/" calcext:value-type="string">
            <text:p>https://twitter.com/Pierrot.du.311-112/</text:p>
          </table:table-cell>
          <table:table-cell table:number-columns-repeated="4"/>
        </table:table-row>
        <table:table-row table:style-name="ro1">
          <table:table-cell table:style-name="ce2" table:formula="of:=CONCATENATE([.$A$262];[.$B$10])" office:value-type="string" office:string-value="Pierrot.du.31194" calcext:value-type="string">
            <text:p>Pierrot.du.31194</text:p>
          </table:table-cell>
          <table:table-cell/>
          <table:table-cell table:style-name="ce38" table:formula="of:=CONCATENATE(&quot;https://www.instagram.com/&quot;;[.$A318];&quot;/&quot;)" office:value-type="string" office:string-value="https://www.instagram.com/Pierrot.du.311.112/" calcext:value-type="string">
            <text:p>https://www.instagram.com/Pierrot.du.311.112/</text:p>
          </table:table-cell>
          <table:table-cell table:style-name="ce38" table:formula="of:=CONCATENATE(&quot;https://www.facebook.com/&quot;;[.$A318];&quot;/&quot;)" office:value-type="string" office:string-value="https://www.facebook.com/Pierrot.du.311.112/" calcext:value-type="string">
            <text:p>https://www.facebook.com/Pierrot.du.311.112/</text:p>
          </table:table-cell>
          <table:table-cell table:style-name="ce38" table:formula="of:=CONCATENATE(&quot;https://twitter.com/&quot;;[.$A318];&quot;/&quot;)" office:value-type="string" office:string-value="https://twitter.com/Pierrot.du.311.112/" calcext:value-type="string">
            <text:p>https://twitter.com/Pierrot.du.311.112/</text:p>
          </table:table-cell>
          <table:table-cell table:number-columns-repeated="4"/>
        </table:table-row>
        <table:table-row table:style-name="ro1">
          <table:table-cell table:style-name="ce2" table:formula="of:=CONCATENATE([.$A$262];&quot;-&quot;;[.$B$11])" office:value-type="string" office:string-value="Pierrot.du.311-4" calcext:value-type="string">
            <text:p>Pierrot.du.311-4</text:p>
          </table:table-cell>
          <table:table-cell/>
          <table:table-cell table:style-name="ce38" table:formula="of:=CONCATENATE(&quot;https://www.instagram.com/&quot;;[.$A319];&quot;/&quot;)" office:value-type="string" office:string-value="https://www.instagram.com/Pierrot.du.311_112/" calcext:value-type="string">
            <text:p>https://www.instagram.com/Pierrot.du.311_112/</text:p>
          </table:table-cell>
          <table:table-cell table:style-name="ce38" table:formula="of:=CONCATENATE(&quot;https://www.facebook.com/&quot;;[.$A319];&quot;/&quot;)" office:value-type="string" office:string-value="https://www.facebook.com/Pierrot.du.311_112/" calcext:value-type="string">
            <text:p>https://www.facebook.com/Pierrot.du.311_112/</text:p>
          </table:table-cell>
          <table:table-cell table:style-name="ce38" table:formula="of:=CONCATENATE(&quot;https://twitter.com/&quot;;[.$A319];&quot;/&quot;)" office:value-type="string" office:string-value="https://twitter.com/Pierrot.du.311_112/" calcext:value-type="string">
            <text:p>https://twitter.com/Pierrot.du.311_112/</text:p>
          </table:table-cell>
          <table:table-cell table:number-columns-repeated="4"/>
        </table:table-row>
        <table:table-row table:style-name="ro1">
          <table:table-cell table:style-name="ce2" table:formula="of:=CONCATENATE([.$A$262];&quot;.&quot;;[.$B$11])" office:value-type="string" office:string-value="Pierrot.du.311.4" calcext:value-type="string">
            <text:p>Pierrot.du.311.4</text:p>
          </table:table-cell>
          <table:table-cell/>
          <table:table-cell table:style-name="ce39" table:formula="of:=CONCATENATE(&quot;https://www.instagram.com/&quot;;[.$A320];&quot;/&quot;)" office:value-type="string" office:string-value="https://www.instagram.com/Pierrot.du.311112/" calcext:value-type="string">
            <text:p>https://www.instagram.com/Pierrot.du.311112/</text:p>
          </table:table-cell>
          <table:table-cell table:style-name="ce39" table:formula="of:=CONCATENATE(&quot;https://www.facebook.com/&quot;;[.$A320];&quot;/&quot;)" office:value-type="string" office:string-value="https://www.facebook.com/Pierrot.du.311112/" calcext:value-type="string">
            <text:p>https://www.facebook.com/Pierrot.du.311112/</text:p>
          </table:table-cell>
          <table:table-cell table:style-name="ce39" table:formula="of:=CONCATENATE(&quot;https://twitter.com/&quot;;[.$A320];&quot;/&quot;)" office:value-type="string" office:string-value="https://twitter.com/Pierrot.du.311112/" calcext:value-type="string">
            <text:p>https://twitter.com/Pierrot.du.311112/</text:p>
          </table:table-cell>
          <table:table-cell table:number-columns-repeated="4"/>
        </table:table-row>
        <table:table-row table:style-name="ro1">
          <table:table-cell table:style-name="ce2" table:formula="of:=CONCATENATE([.$A$262];&quot;_&quot;;[.$B$11])" office:value-type="string" office:string-value="Pierrot.du.311_4" calcext:value-type="string">
            <text:p>Pierrot.du.311_4</text:p>
          </table:table-cell>
          <table:table-cell table:number-columns-repeated="8"/>
        </table:table-row>
        <table:table-row table:style-name="ro1">
          <table:table-cell table:style-name="ce2" table:formula="of:=CONCATENATE([.$A$262];[.$B$11])" office:value-type="string" office:string-value="Pierrot.du.3114" calcext:value-type="string">
            <text:p>Pierrot.du.3114</text:p>
          </table:table-cell>
          <table:table-cell table:number-columns-repeated="8"/>
        </table:table-row>
        <table:table-row table:style-name="ro1">
          <table:table-cell table:style-name="ce2" table:formula="of:=CONCATENATE([.$A$262];&quot;-&quot;;[.$B$8];[.$B$9])" office:value-type="string" office:string-value="Pierrot.du.311-0112" calcext:value-type="string">
            <text:p>Pierrot.du.311-0112</text:p>
          </table:table-cell>
          <table:table-cell table:number-columns-repeated="8"/>
        </table:table-row>
        <table:table-row table:style-name="ro1">
          <table:table-cell table:style-name="ce2" table:formula="of:=CONCATENATE([.$A$262];&quot;.&quot;;[.$B$8];[.$B$9])" office:value-type="string" office:string-value="Pierrot.du.311.0112" calcext:value-type="string">
            <text:p>Pierrot.du.311.0112</text:p>
          </table:table-cell>
          <table:table-cell table:number-columns-repeated="8"/>
        </table:table-row>
        <table:table-row table:style-name="ro1">
          <table:table-cell table:style-name="ce2" table:formula="of:=CONCATENATE([.$A$262];&quot;_&quot;;[.$B$8];[.$B$9])" office:value-type="string" office:string-value="Pierrot.du.311_0112" calcext:value-type="string">
            <text:p>Pierrot.du.311_0112</text:p>
          </table:table-cell>
          <table:table-cell table:number-columns-repeated="8"/>
        </table:table-row>
        <table:table-row table:style-name="ro1">
          <table:table-cell table:style-name="ce2" table:formula="of:=CONCATENATE([.$A$262];[.$B$8];[.$B$9])" office:value-type="string" office:string-value="Pierrot.du.3110112" calcext:value-type="string">
            <text:p>Pierrot.du.3110112</text:p>
          </table:table-cell>
          <table:table-cell table:number-columns-repeated="8"/>
        </table:table-row>
        <table:table-row table:style-name="ro1">
          <table:table-cell table:style-name="ce2" table:formula="of:=CONCATENATE([.$A$262];&quot;-&quot;;[.$B$5];[.$B$6])" office:value-type="string" office:string-value="Pierrot.du.311-112" calcext:value-type="string">
            <text:p>Pierrot.du.311-112</text:p>
          </table:table-cell>
          <table:table-cell table:number-columns-repeated="8"/>
        </table:table-row>
        <table:table-row table:style-name="ro1">
          <table:table-cell table:style-name="ce2" table:formula="of:=CONCATENATE([.$A$262];&quot;.&quot;;[.$B$5];[.$B$6])" office:value-type="string" office:string-value="Pierrot.du.311.112" calcext:value-type="string">
            <text:p>Pierrot.du.311.112</text:p>
          </table:table-cell>
          <table:table-cell table:number-columns-repeated="8"/>
        </table:table-row>
        <table:table-row table:style-name="ro1">
          <table:table-cell table:style-name="ce2" table:formula="of:=CONCATENATE([.$A$262];&quot;_&quot;;[.$B$5];[.$B$6])" office:value-type="string" office:string-value="Pierrot.du.311_112" calcext:value-type="string">
            <text:p>Pierrot.du.311_112</text:p>
          </table:table-cell>
          <table:table-cell table:number-columns-repeated="8"/>
        </table:table-row>
        <table:table-row table:style-name="ro1">
          <table:table-cell table:style-name="ce2" table:formula="of:=CONCATENATE([.$A$262];[.$B$5];[.$B$6])" office:value-type="string" office:string-value="Pierrot.du.311112" calcext:value-type="string">
            <text:p>Pierrot.du.311112</text:p>
          </table:table-cell>
          <table:table-cell table:number-columns-repeated="8"/>
        </table:table-row>
        <table:table-row table:style-name="ro1" table:number-rows-repeated="8">
          <table:table-cell table:number-columns-repeated="9"/>
        </table:table-row>
        <table:table-row table:style-name="ro1" table:number-rows-repeated="104824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'Pseudo-Finder'.A1:'Pseudo-Finder'.D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 Thin" svg:font-family="'Montserrat Thin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7P2" style:volatile="true">
      <number:text> </number:text>
      <number:fill-character> </number:fill-character>
      <number:text>-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number:date-style style:name="N10131" number:language="fr" number:country="FR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9:43:12.820000000</meta:creation-date>
    <dc:date>2023-04-11T20:03:46.970489839</dc:date>
    <meta:editing-duration>PT12H41M23S</meta:editing-duration>
    <meta:editing-cycles>33</meta:editing-cycles>
    <meta:generator>LibreOffice/7.5.2.2$Linux_X86_64 LibreOffice_project/53bb9681a964705cf672590721dbc85eb4d0c3a2</meta:generator>
    <meta:document-statistic meta:table-count="1" meta:cell-count="1459" meta:object-count="0"/>
  </office:meta>
</office:document-meta>
</file>